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9.9pt"/>
    </style:style>
    <style:style style:name="co6" style:family="table-column">
      <style:table-column-properties fo:break-before="auto" style:column-width="11.91pt"/>
    </style:style>
    <style:style style:name="co7" style:family="table-column">
      <style:table-column-properties fo:break-before="auto" style:column-width="69.1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12_1044_98c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/>
          <table:table-cell office:value-type="string" calcext:value-type="string">
            <text:p><text:s/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2 10:44:17</text:p>
          </table:table-cell>
          <table:table-cell office:value-type="float" office:value="25.87801" calcext:value-type="float">
            <text:p>25.87801</text:p>
          </table:table-cell>
          <table:table-cell office:value-type="float" office:value="0.628641323" calcext:value-type="float">
            <text:p>0.628641323</text:p>
          </table:table-cell>
          <table:table-cell office:value-type="float" office:value="0.587822865" calcext:value-type="float">
            <text:p>0.587822865</text:p>
          </table:table-cell>
          <table:table-cell office:value-type="float" office:value="0.663665612" calcext:value-type="float">
            <text:p>0.663665612</text:p>
          </table:table-cell>
          <table:table-cell/>
          <table:table-cell office:value-type="float" office:value="0.005135959" calcext:value-type="float">
            <text:p>0.005135959</text:p>
          </table:table-cell>
          <table:table-cell office:value-type="float" office:value="0.004802474" calcext:value-type="float">
            <text:p>0.004802474</text:p>
          </table:table-cell>
          <table:table-cell office:value-type="float" office:value="0.005422105" calcext:value-type="float">
            <text:p>0.005422105</text:p>
          </table:table-cell>
          <table:table-cell/>
          <table:table-cell office:value-type="float" office:value="-0.004759875" calcext:value-type="float">
            <text:p>-0.004759875</text:p>
          </table:table-cell>
          <table:table-cell office:value-type="float" office:value="-0.005093359" calcext:value-type="float">
            <text:p>-0.005093359</text:p>
          </table:table-cell>
          <table:table-cell office:value-type="float" office:value="-0.004473729" calcext:value-type="float">
            <text:p>-0.004473729</text:p>
          </table:table-cell>
          <table:table-cell/>
          <table:table-cell office:value-type="float" office:value="25.760618897" calcext:value-type="float">
            <text:p>25.760618897</text:p>
          </table:table-cell>
          <table:table-cell office:value-type="float" office:value="25.752393882" calcext:value-type="float">
            <text:p>25.752393882</text:p>
          </table:table-cell>
          <table:table-cell office:value-type="float" office:value="25.767676326" calcext:value-type="float">
            <text:p>25.767676326</text:p>
          </table:table-cell>
          <table:table-cell/>
          <table:table-cell office:value-type="float" office:value="-0.12066423" calcext:value-type="float">
            <text:p>-0.12066423</text:p>
          </table:table-cell>
          <table:table-cell office:value-type="float" office:value="-0.129118807" calcext:value-type="float">
            <text:p>-0.129118807</text:p>
          </table:table-cell>
          <table:table-cell office:value-type="float" office:value="-0.113409846" calcext:value-type="float">
            <text:p>-0.1134098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2 10:44:19</text:p>
          </table:table-cell>
          <table:table-cell office:value-type="float" office:value="25.89317" calcext:value-type="float">
            <text:p>25.89317</text:p>
          </table:table-cell>
          <table:table-cell office:value-type="float" office:value="0.661221821" calcext:value-type="float">
            <text:p>0.661221821</text:p>
          </table:table-cell>
          <table:table-cell office:value-type="float" office:value="0.613367631" calcext:value-type="float">
            <text:p>0.613367631</text:p>
          </table:table-cell>
          <table:table-cell office:value-type="float" office:value="0.599494648" calcext:value-type="float">
            <text:p>0.599494648</text:p>
          </table:table-cell>
          <table:table-cell/>
          <table:table-cell office:value-type="float" office:value="0.005402139" calcext:value-type="float">
            <text:p>0.005402139</text:p>
          </table:table-cell>
          <table:table-cell office:value-type="float" office:value="0.005011173" calcext:value-type="float">
            <text:p>0.005011173</text:p>
          </table:table-cell>
          <table:table-cell office:value-type="float" office:value="0.004897832" calcext:value-type="float">
            <text:p>0.004897832</text:p>
          </table:table-cell>
          <table:table-cell/>
          <table:table-cell office:value-type="float" office:value="-0.004493694" calcext:value-type="float">
            <text:p>-0.004493694</text:p>
          </table:table-cell>
          <table:table-cell office:value-type="float" office:value="-0.00488466" calcext:value-type="float">
            <text:p>-0.00488466</text:p>
          </table:table-cell>
          <table:table-cell office:value-type="float" office:value="-0.004998001" calcext:value-type="float">
            <text:p>-0.004998001</text:p>
          </table:table-cell>
          <table:table-cell/>
          <table:table-cell office:value-type="float" office:value="25.782347564" calcext:value-type="float">
            <text:p>25.782347564</text:p>
          </table:table-cell>
          <table:table-cell office:value-type="float" office:value="25.772705011" calcext:value-type="float">
            <text:p>25.772705011</text:p>
          </table:table-cell>
          <table:table-cell office:value-type="float" office:value="25.769909609" calcext:value-type="float">
            <text:p>25.769909609</text:p>
          </table:table-cell>
          <table:table-cell/>
          <table:table-cell office:value-type="float" office:value="-0.113916013" calcext:value-type="float">
            <text:p>-0.113916013</text:p>
          </table:table-cell>
          <table:table-cell office:value-type="float" office:value="-0.123827804" calcext:value-type="float">
            <text:p>-0.123827804</text:p>
          </table:table-cell>
          <table:table-cell office:value-type="float" office:value="-0.126701265" calcext:value-type="float">
            <text:p>-0.1267012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2 10:44:20</text:p>
          </table:table-cell>
          <table:table-cell office:value-type="float" office:value="25.88306" calcext:value-type="float">
            <text:p>25.88306</text:p>
          </table:table-cell>
          <table:table-cell office:value-type="float" office:value="0.68026968" calcext:value-type="float">
            <text:p>0.68026968</text:p>
          </table:table-cell>
          <table:table-cell office:value-type="float" office:value="0.598512363" calcext:value-type="float">
            <text:p>0.598512363</text:p>
          </table:table-cell>
          <table:table-cell office:value-type="float" office:value="0.592794489" calcext:value-type="float">
            <text:p>0.592794489</text:p>
          </table:table-cell>
          <table:table-cell/>
          <table:table-cell office:value-type="float" office:value="0.005557759" calcext:value-type="float">
            <text:p>0.005557759</text:p>
          </table:table-cell>
          <table:table-cell office:value-type="float" office:value="0.004889807" calcext:value-type="float">
            <text:p>0.004889807</text:p>
          </table:table-cell>
          <table:table-cell office:value-type="float" office:value="0.004843092" calcext:value-type="float">
            <text:p>0.004843092</text:p>
          </table:table-cell>
          <table:table-cell/>
          <table:table-cell office:value-type="float" office:value="-0.004338075" calcext:value-type="float">
            <text:p>-0.004338075</text:p>
          </table:table-cell>
          <table:table-cell office:value-type="float" office:value="-0.005006026" calcext:value-type="float">
            <text:p>-0.005006026</text:p>
          </table:table-cell>
          <table:table-cell office:value-type="float" office:value="-0.005052741" calcext:value-type="float">
            <text:p>-0.005052741</text:p>
          </table:table-cell>
          <table:table-cell/>
          <table:table-cell office:value-type="float" office:value="25.776076584" calcext:value-type="float">
            <text:p>25.776076584</text:p>
          </table:table-cell>
          <table:table-cell office:value-type="float" office:value="25.759602457" calcext:value-type="float">
            <text:p>25.759602457</text:p>
          </table:table-cell>
          <table:table-cell office:value-type="float" office:value="25.758450294" calcext:value-type="float">
            <text:p>25.758450294</text:p>
          </table:table-cell>
          <table:table-cell/>
          <table:table-cell office:value-type="float" office:value="-0.109970762" calcext:value-type="float">
            <text:p>-0.109970762</text:p>
          </table:table-cell>
          <table:table-cell office:value-type="float" office:value="-0.126904722" calcext:value-type="float">
            <text:p>-0.126904722</text:p>
          </table:table-cell>
          <table:table-cell office:value-type="float" office:value="-0.128089048" calcext:value-type="float">
            <text:p>-0.1280890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2 10:44:22</text:p>
          </table:table-cell>
          <table:table-cell office:value-type="float" office:value="25.89317" calcext:value-type="float">
            <text:p>25.89317</text:p>
          </table:table-cell>
          <table:table-cell office:value-type="float" office:value="0.62027581" calcext:value-type="float">
            <text:p>0.62027581</text:p>
          </table:table-cell>
          <table:table-cell office:value-type="float" office:value="0.649240094" calcext:value-type="float">
            <text:p>0.649240094</text:p>
          </table:table-cell>
          <table:table-cell office:value-type="float" office:value="0.622743442" calcext:value-type="float">
            <text:p>0.622743442</text:p>
          </table:table-cell>
          <table:table-cell/>
          <table:table-cell office:value-type="float" office:value="0.005067613" calcext:value-type="float">
            <text:p>0.005067613</text:p>
          </table:table-cell>
          <table:table-cell office:value-type="float" office:value="0.005304249" calcext:value-type="float">
            <text:p>0.005304249</text:p>
          </table:table-cell>
          <table:table-cell office:value-type="float" office:value="0.005087773" calcext:value-type="float">
            <text:p>0.005087773</text:p>
          </table:table-cell>
          <table:table-cell/>
          <table:table-cell office:value-type="float" office:value="-0.004828221" calcext:value-type="float">
            <text:p>-0.004828221</text:p>
          </table:table-cell>
          <table:table-cell office:value-type="float" office:value="-0.004591584" calcext:value-type="float">
            <text:p>-0.004591584</text:p>
          </table:table-cell>
          <table:table-cell office:value-type="float" office:value="-0.00480806" calcext:value-type="float">
            <text:p>-0.00480806</text:p>
          </table:table-cell>
          <table:table-cell/>
          <table:table-cell office:value-type="float" office:value="25.774097005" calcext:value-type="float">
            <text:p>25.774097005</text:p>
          </table:table-cell>
          <table:table-cell office:value-type="float" office:value="25.77993327" calcext:value-type="float">
            <text:p>25.77993327</text:p>
          </table:table-cell>
          <table:table-cell office:value-type="float" office:value="25.774594231" calcext:value-type="float">
            <text:p>25.774594231</text:p>
          </table:table-cell>
          <table:table-cell/>
          <table:table-cell office:value-type="float" office:value="-0.122396941" calcext:value-type="float">
            <text:p>-0.122396941</text:p>
          </table:table-cell>
          <table:table-cell office:value-type="float" office:value="-0.116397715" calcext:value-type="float">
            <text:p>-0.116397715</text:p>
          </table:table-cell>
          <table:table-cell office:value-type="float" office:value="-0.121885831" calcext:value-type="float">
            <text:p>-0.1218858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2 10:44:23</text:p>
          </table:table-cell>
          <table:table-cell office:value-type="float" office:value="25.89317" calcext:value-type="float">
            <text:p>25.89317</text:p>
          </table:table-cell>
          <table:table-cell office:value-type="float" office:value="0.676717839" calcext:value-type="float">
            <text:p>0.676717839</text:p>
          </table:table-cell>
          <table:table-cell office:value-type="float" office:value="0.606693698" calcext:value-type="float">
            <text:p>0.606693698</text:p>
          </table:table-cell>
          <table:table-cell office:value-type="float" office:value="0.598578524" calcext:value-type="float">
            <text:p>0.598578524</text:p>
          </table:table-cell>
          <table:table-cell/>
          <table:table-cell office:value-type="float" office:value="0.005528741" calcext:value-type="float">
            <text:p>0.005528741</text:p>
          </table:table-cell>
          <table:table-cell office:value-type="float" office:value="0.004956648" calcext:value-type="float">
            <text:p>0.004956648</text:p>
          </table:table-cell>
          <table:table-cell office:value-type="float" office:value="0.004890347" calcext:value-type="float">
            <text:p>0.004890347</text:p>
          </table:table-cell>
          <table:table-cell/>
          <table:table-cell office:value-type="float" office:value="-0.004367093" calcext:value-type="float">
            <text:p>-0.004367093</text:p>
          </table:table-cell>
          <table:table-cell office:value-type="float" office:value="-0.004939185" calcext:value-type="float">
            <text:p>-0.004939185</text:p>
          </table:table-cell>
          <table:table-cell office:value-type="float" office:value="-0.005005486" calcext:value-type="float">
            <text:p>-0.005005486</text:p>
          </table:table-cell>
          <table:table-cell/>
          <table:table-cell office:value-type="float" office:value="25.785469972" calcext:value-type="float">
            <text:p>25.785469972</text:p>
          </table:table-cell>
          <table:table-cell office:value-type="float" office:value="25.771360217" calcext:value-type="float">
            <text:p>25.771360217</text:p>
          </table:table-cell>
          <table:table-cell office:value-type="float" office:value="25.76972501" calcext:value-type="float">
            <text:p>25.76972501</text:p>
          </table:table-cell>
          <table:table-cell/>
          <table:table-cell office:value-type="float" office:value="-0.110706429" calcext:value-type="float">
            <text:p>-0.110706429</text:p>
          </table:table-cell>
          <table:table-cell office:value-type="float" office:value="-0.12521015" calcext:value-type="float">
            <text:p>-0.12521015</text:p>
          </table:table-cell>
          <table:table-cell office:value-type="float" office:value="-0.126891019" calcext:value-type="float">
            <text:p>-0.126891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2 10:44:24</text:p>
          </table:table-cell>
          <table:table-cell office:value-type="float" office:value="25.89317" calcext:value-type="float">
            <text:p>25.89317</text:p>
          </table:table-cell>
          <table:table-cell office:value-type="float" office:value="0.691548072" calcext:value-type="float">
            <text:p>0.691548072</text:p>
          </table:table-cell>
          <table:table-cell office:value-type="float" office:value="0.601373387" calcext:value-type="float">
            <text:p>0.601373387</text:p>
          </table:table-cell>
          <table:table-cell office:value-type="float" office:value="0.596929264" calcext:value-type="float">
            <text:p>0.596929264</text:p>
          </table:table-cell>
          <table:table-cell/>
          <table:table-cell office:value-type="float" office:value="0.005649903" calcext:value-type="float">
            <text:p>0.005649903</text:p>
          </table:table-cell>
          <table:table-cell office:value-type="float" office:value="0.004913181" calcext:value-type="float">
            <text:p>0.004913181</text:p>
          </table:table-cell>
          <table:table-cell office:value-type="float" office:value="0.004876873" calcext:value-type="float">
            <text:p>0.004876873</text:p>
          </table:table-cell>
          <table:table-cell/>
          <table:table-cell office:value-type="float" office:value="-0.004245931" calcext:value-type="float">
            <text:p>-0.004245931</text:p>
          </table:table-cell>
          <table:table-cell office:value-type="float" office:value="-0.004982652" calcext:value-type="float">
            <text:p>-0.004982652</text:p>
          </table:table-cell>
          <table:table-cell office:value-type="float" office:value="-0.00501896" calcext:value-type="float">
            <text:p>-0.00501896</text:p>
          </table:table-cell>
          <table:table-cell/>
          <table:table-cell office:value-type="float" office:value="25.788458218" calcext:value-type="float">
            <text:p>25.788458218</text:p>
          </table:table-cell>
          <table:table-cell office:value-type="float" office:value="25.770288175" calcext:value-type="float">
            <text:p>25.770288175</text:p>
          </table:table-cell>
          <table:table-cell office:value-type="float" office:value="25.769392684" calcext:value-type="float">
            <text:p>25.769392684</text:p>
          </table:table-cell>
          <table:table-cell/>
          <table:table-cell office:value-type="float" office:value="-0.107634755" calcext:value-type="float">
            <text:p>-0.107634755</text:p>
          </table:table-cell>
          <table:table-cell office:value-type="float" office:value="-0.126312128" calcext:value-type="float">
            <text:p>-0.126312128</text:p>
          </table:table-cell>
          <table:table-cell office:value-type="float" office:value="-0.127232625" calcext:value-type="float">
            <text:p>-0.1272326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2 10:44:25</text:p>
          </table:table-cell>
          <table:table-cell office:value-type="float" office:value="25.89317" calcext:value-type="float">
            <text:p>25.89317</text:p>
          </table:table-cell>
          <table:table-cell office:value-type="float" office:value="0.673313221" calcext:value-type="float">
            <text:p>0.673313221</text:p>
          </table:table-cell>
          <table:table-cell office:value-type="float" office:value="0.610128714" calcext:value-type="float">
            <text:p>0.610128714</text:p>
          </table:table-cell>
          <table:table-cell office:value-type="float" office:value="0.60018189" calcext:value-type="float">
            <text:p>0.60018189</text:p>
          </table:table-cell>
          <table:table-cell/>
          <table:table-cell office:value-type="float" office:value="0.005500925" calcext:value-type="float">
            <text:p>0.005500925</text:p>
          </table:table-cell>
          <table:table-cell office:value-type="float" office:value="0.004984712" calcext:value-type="float">
            <text:p>0.004984712</text:p>
          </table:table-cell>
          <table:table-cell office:value-type="float" office:value="0.004903447" calcext:value-type="float">
            <text:p>0.004903447</text:p>
          </table:table-cell>
          <table:table-cell/>
          <table:table-cell office:value-type="float" office:value="-0.004394908" calcext:value-type="float">
            <text:p>-0.004394908</text:p>
          </table:table-cell>
          <table:table-cell office:value-type="float" office:value="-0.004911122" calcext:value-type="float">
            <text:p>-0.004911122</text:p>
          </table:table-cell>
          <table:table-cell office:value-type="float" office:value="-0.004992387" calcext:value-type="float">
            <text:p>-0.004992387</text:p>
          </table:table-cell>
          <table:table-cell/>
          <table:table-cell office:value-type="float" office:value="25.784783951" calcext:value-type="float">
            <text:p>25.784783951</text:p>
          </table:table-cell>
          <table:table-cell office:value-type="float" office:value="25.772052371" calcext:value-type="float">
            <text:p>25.772052371</text:p>
          </table:table-cell>
          <table:table-cell office:value-type="float" office:value="25.770048088" calcext:value-type="float">
            <text:p>25.770048088</text:p>
          </table:table-cell>
          <table:table-cell/>
          <table:table-cell office:value-type="float" office:value="-0.111411603" calcext:value-type="float">
            <text:p>-0.111411603</text:p>
          </table:table-cell>
          <table:table-cell office:value-type="float" office:value="-0.124498668" calcext:value-type="float">
            <text:p>-0.124498668</text:p>
          </table:table-cell>
          <table:table-cell office:value-type="float" office:value="-0.126558919" calcext:value-type="float">
            <text:p>-0.12655891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2 10:44:27</text:p>
          </table:table-cell>
          <table:table-cell office:value-type="float" office:value="25.88812" calcext:value-type="float">
            <text:p>25.88812</text:p>
          </table:table-cell>
          <table:table-cell office:value-type="float" office:value="0.631243662" calcext:value-type="float">
            <text:p>0.631243662</text:p>
          </table:table-cell>
          <table:table-cell office:value-type="float" office:value="0.60807891" calcext:value-type="float">
            <text:p>0.60807891</text:p>
          </table:table-cell>
          <table:table-cell office:value-type="float" office:value="0.672363123" calcext:value-type="float">
            <text:p>0.672363123</text:p>
          </table:table-cell>
          <table:table-cell/>
          <table:table-cell office:value-type="float" office:value="0.005157219" calcext:value-type="float">
            <text:p>0.005157219</text:p>
          </table:table-cell>
          <table:table-cell office:value-type="float" office:value="0.004967965" calcext:value-type="float">
            <text:p>0.004967965</text:p>
          </table:table-cell>
          <table:table-cell office:value-type="float" office:value="0.005493163" calcext:value-type="float">
            <text:p>0.005493163</text:p>
          </table:table-cell>
          <table:table-cell/>
          <table:table-cell office:value-type="float" office:value="-0.004738614" calcext:value-type="float">
            <text:p>-0.004738614</text:p>
          </table:table-cell>
          <table:table-cell office:value-type="float" office:value="-0.004927868" calcext:value-type="float">
            <text:p>-0.004927868</text:p>
          </table:table-cell>
          <table:table-cell office:value-type="float" office:value="-0.004402671" calcext:value-type="float">
            <text:p>-0.004402671</text:p>
          </table:table-cell>
          <table:table-cell/>
          <table:table-cell office:value-type="float" office:value="25.771252435" calcext:value-type="float">
            <text:p>25.771252435</text:p>
          </table:table-cell>
          <table:table-cell office:value-type="float" office:value="25.766584734" calcext:value-type="float">
            <text:p>25.766584734</text:p>
          </table:table-cell>
          <table:table-cell office:value-type="float" office:value="25.779537964" calcext:value-type="float">
            <text:p>25.779537964</text:p>
          </table:table-cell>
          <table:table-cell/>
          <table:table-cell office:value-type="float" office:value="-0.12012522" calcext:value-type="float">
            <text:p>-0.12012522</text:p>
          </table:table-cell>
          <table:table-cell office:value-type="float" office:value="-0.124923236" calcext:value-type="float">
            <text:p>-0.124923236</text:p>
          </table:table-cell>
          <table:table-cell office:value-type="float" office:value="-0.11160839" calcext:value-type="float">
            <text:p>-0.111608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2 10:44:28</text:p>
          </table:table-cell>
          <table:table-cell office:value-type="float" office:value="25.89317" calcext:value-type="float">
            <text:p>25.89317</text:p>
          </table:table-cell>
          <table:table-cell office:value-type="float" office:value="0.693633639" calcext:value-type="float">
            <text:p>0.693633639</text:p>
          </table:table-cell>
          <table:table-cell office:value-type="float" office:value="0.602626276" calcext:value-type="float">
            <text:p>0.602626276</text:p>
          </table:table-cell>
          <table:table-cell office:value-type="float" office:value="0.599045229" calcext:value-type="float">
            <text:p>0.599045229</text:p>
          </table:table-cell>
          <table:table-cell/>
          <table:table-cell office:value-type="float" office:value="0.005666941" calcext:value-type="float">
            <text:p>0.005666941</text:p>
          </table:table-cell>
          <table:table-cell office:value-type="float" office:value="0.004923417" calcext:value-type="float">
            <text:p>0.004923417</text:p>
          </table:table-cell>
          <table:table-cell office:value-type="float" office:value="0.00489416" calcext:value-type="float">
            <text:p>0.00489416</text:p>
          </table:table-cell>
          <table:table-cell/>
          <table:table-cell office:value-type="float" office:value="-0.004228892" calcext:value-type="float">
            <text:p>-0.004228892</text:p>
          </table:table-cell>
          <table:table-cell office:value-type="float" office:value="-0.004972416" calcext:value-type="float">
            <text:p>-0.004972416</text:p>
          </table:table-cell>
          <table:table-cell office:value-type="float" office:value="-0.005001673" calcext:value-type="float">
            <text:p>-0.005001673</text:p>
          </table:table-cell>
          <table:table-cell/>
          <table:table-cell office:value-type="float" office:value="25.788878453" calcext:value-type="float">
            <text:p>25.788878453</text:p>
          </table:table-cell>
          <table:table-cell office:value-type="float" office:value="25.770540632" calcext:value-type="float">
            <text:p>25.770540632</text:p>
          </table:table-cell>
          <table:table-cell office:value-type="float" office:value="25.769819051" calcext:value-type="float">
            <text:p>25.769819051</text:p>
          </table:table-cell>
          <table:table-cell/>
          <table:table-cell office:value-type="float" office:value="-0.107202788" calcext:value-type="float">
            <text:p>-0.107202788</text:p>
          </table:table-cell>
          <table:table-cell office:value-type="float" office:value="-0.126052621" calcext:value-type="float">
            <text:p>-0.126052621</text:p>
          </table:table-cell>
          <table:table-cell office:value-type="float" office:value="-0.126794352" calcext:value-type="float">
            <text:p>-0.1267943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2 10:44:29</text:p>
          </table:table-cell>
          <table:table-cell office:value-type="float" office:value="25.88812" calcext:value-type="float">
            <text:p>25.88812</text:p>
          </table:table-cell>
          <table:table-cell office:value-type="float" office:value="0.649502355" calcext:value-type="float">
            <text:p>0.649502355</text:p>
          </table:table-cell>
          <table:table-cell office:value-type="float" office:value="0.642663913" calcext:value-type="float">
            <text:p>0.642663913</text:p>
          </table:table-cell>
          <table:table-cell office:value-type="float" office:value="0.6100554" calcext:value-type="float">
            <text:p>0.6100554</text:p>
          </table:table-cell>
          <table:table-cell/>
          <table:table-cell office:value-type="float" office:value="0.005306392" calcext:value-type="float">
            <text:p>0.005306392</text:p>
          </table:table-cell>
          <table:table-cell office:value-type="float" office:value="0.005250522" calcext:value-type="float">
            <text:p>0.005250522</text:p>
          </table:table-cell>
          <table:table-cell office:value-type="float" office:value="0.004984113" calcext:value-type="float">
            <text:p>0.004984113</text:p>
          </table:table-cell>
          <table:table-cell/>
          <table:table-cell office:value-type="float" office:value="-0.004589442" calcext:value-type="float">
            <text:p>-0.004589442</text:p>
          </table:table-cell>
          <table:table-cell office:value-type="float" office:value="-0.004645311" calcext:value-type="float">
            <text:p>-0.004645311</text:p>
          </table:table-cell>
          <table:table-cell office:value-type="float" office:value="-0.004911721" calcext:value-type="float">
            <text:p>-0.004911721</text:p>
          </table:table-cell>
          <table:table-cell/>
          <table:table-cell office:value-type="float" office:value="25.77493155" calcext:value-type="float">
            <text:p>25.77493155</text:p>
          </table:table-cell>
          <table:table-cell office:value-type="float" office:value="25.77355361" calcext:value-type="float">
            <text:p>25.77355361</text:p>
          </table:table-cell>
          <table:table-cell office:value-type="float" office:value="25.766982998" calcext:value-type="float">
            <text:p>25.766982998</text:p>
          </table:table-cell>
          <table:table-cell/>
          <table:table-cell office:value-type="float" office:value="-0.116343395" calcext:value-type="float">
            <text:p>-0.116343395</text:p>
          </table:table-cell>
          <table:table-cell office:value-type="float" office:value="-0.117759802" calcext:value-type="float">
            <text:p>-0.117759802</text:p>
          </table:table-cell>
          <table:table-cell office:value-type="float" office:value="-0.124513853" calcext:value-type="float">
            <text:p>-0.1245138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2 10:44:30</text:p>
          </table:table-cell>
          <table:table-cell office:value-type="float" office:value="25.89823" calcext:value-type="float">
            <text:p>25.89823</text:p>
          </table:table-cell>
          <table:table-cell office:value-type="float" office:value="0.69108256" calcext:value-type="float">
            <text:p>0.69108256</text:p>
          </table:table-cell>
          <table:table-cell office:value-type="float" office:value="0.603723002" calcext:value-type="float">
            <text:p>0.603723002</text:p>
          </table:table-cell>
          <table:table-cell office:value-type="float" office:value="0.596585941" calcext:value-type="float">
            <text:p>0.596585941</text:p>
          </table:table-cell>
          <table:table-cell/>
          <table:table-cell office:value-type="float" office:value="0.005646099" calcext:value-type="float">
            <text:p>0.005646099</text:p>
          </table:table-cell>
          <table:table-cell office:value-type="float" office:value="0.004932377" calcext:value-type="float">
            <text:p>0.004932377</text:p>
          </table:table-cell>
          <table:table-cell office:value-type="float" office:value="0.004874068" calcext:value-type="float">
            <text:p>0.004874068</text:p>
          </table:table-cell>
          <table:table-cell/>
          <table:table-cell office:value-type="float" office:value="-0.004249734" calcext:value-type="float">
            <text:p>-0.004249734</text:p>
          </table:table-cell>
          <table:table-cell office:value-type="float" office:value="-0.004963456" calcext:value-type="float">
            <text:p>-0.004963456</text:p>
          </table:table-cell>
          <table:table-cell office:value-type="float" office:value="-0.005021765" calcext:value-type="float">
            <text:p>-0.005021765</text:p>
          </table:table-cell>
          <table:table-cell/>
          <table:table-cell office:value-type="float" office:value="25.793418947" calcext:value-type="float">
            <text:p>25.793418947</text:p>
          </table:table-cell>
          <table:table-cell office:value-type="float" office:value="25.775816229" calcext:value-type="float">
            <text:p>25.775816229</text:p>
          </table:table-cell>
          <table:table-cell office:value-type="float" office:value="25.774378118" calcext:value-type="float">
            <text:p>25.774378118</text:p>
          </table:table-cell>
          <table:table-cell/>
          <table:table-cell office:value-type="float" office:value="-0.107731173" calcext:value-type="float">
            <text:p>-0.107731173</text:p>
          </table:table-cell>
          <table:table-cell office:value-type="float" office:value="-0.12582546" calcext:value-type="float">
            <text:p>-0.12582546</text:p>
          </table:table-cell>
          <table:table-cell office:value-type="float" office:value="-0.127303736" calcext:value-type="float">
            <text:p>-0.12730373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2 10:44:32</text:p>
          </table:table-cell>
          <table:table-cell office:value-type="float" office:value="25.88812" calcext:value-type="float">
            <text:p>25.88812</text:p>
          </table:table-cell>
          <table:table-cell office:value-type="float" office:value="0.664053042" calcext:value-type="float">
            <text:p>0.664053042</text:p>
          </table:table-cell>
          <table:table-cell office:value-type="float" office:value="0.603150201" calcext:value-type="float">
            <text:p>0.603150201</text:p>
          </table:table-cell>
          <table:table-cell office:value-type="float" office:value="0.630760268" calcext:value-type="float">
            <text:p>0.630760268</text:p>
          </table:table-cell>
          <table:table-cell/>
          <table:table-cell office:value-type="float" office:value="0.00542527" calcext:value-type="float">
            <text:p>0.00542527</text:p>
          </table:table-cell>
          <table:table-cell office:value-type="float" office:value="0.004927698" calcext:value-type="float">
            <text:p>0.004927698</text:p>
          </table:table-cell>
          <table:table-cell office:value-type="float" office:value="0.00515327" calcext:value-type="float">
            <text:p>0.00515327</text:p>
          </table:table-cell>
          <table:table-cell/>
          <table:table-cell office:value-type="float" office:value="-0.004470563" calcext:value-type="float">
            <text:p>-0.004470563</text:p>
          </table:table-cell>
          <table:table-cell office:value-type="float" office:value="-0.004968136" calcext:value-type="float">
            <text:p>-0.004968136</text:p>
          </table:table-cell>
          <table:table-cell office:value-type="float" office:value="-0.004742563" calcext:value-type="float">
            <text:p>-0.004742563</text:p>
          </table:table-cell>
          <table:table-cell/>
          <table:table-cell office:value-type="float" office:value="25.777863496" calcext:value-type="float">
            <text:p>25.777863496</text:p>
          </table:table-cell>
          <table:table-cell office:value-type="float" office:value="25.765591596" calcext:value-type="float">
            <text:p>25.765591596</text:p>
          </table:table-cell>
          <table:table-cell office:value-type="float" office:value="25.771155031" calcext:value-type="float">
            <text:p>25.771155031</text:p>
          </table:table-cell>
          <table:table-cell/>
          <table:table-cell office:value-type="float" office:value="-0.113329601" calcext:value-type="float">
            <text:p>-0.113329601</text:p>
          </table:table-cell>
          <table:table-cell office:value-type="float" office:value="-0.125944102" calcext:value-type="float">
            <text:p>-0.125944102</text:p>
          </table:table-cell>
          <table:table-cell office:value-type="float" office:value="-0.120225343" calcext:value-type="float">
            <text:p>-0.12022534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2 10:44:33</text:p>
          </table:table-cell>
          <table:table-cell office:value-type="float" office:value="25.89317" calcext:value-type="float">
            <text:p>25.89317</text:p>
          </table:table-cell>
          <table:table-cell office:value-type="float" office:value="0.623710826" calcext:value-type="float">
            <text:p>0.623710826</text:p>
          </table:table-cell>
          <table:table-cell office:value-type="float" office:value="0.656659681" calcext:value-type="float">
            <text:p>0.656659681</text:p>
          </table:table-cell>
          <table:table-cell office:value-type="float" office:value="0.630397276" calcext:value-type="float">
            <text:p>0.630397276</text:p>
          </table:table-cell>
          <table:table-cell/>
          <table:table-cell office:value-type="float" office:value="0.005095677" calcext:value-type="float">
            <text:p>0.005095677</text:p>
          </table:table-cell>
          <table:table-cell office:value-type="float" office:value="0.005364867" calcext:value-type="float">
            <text:p>0.005364867</text:p>
          </table:table-cell>
          <table:table-cell office:value-type="float" office:value="0.005150305" calcext:value-type="float">
            <text:p>0.005150305</text:p>
          </table:table-cell>
          <table:table-cell/>
          <table:table-cell office:value-type="float" office:value="-0.004800157" calcext:value-type="float">
            <text:p>-0.004800157</text:p>
          </table:table-cell>
          <table:table-cell office:value-type="float" office:value="-0.004530967" calcext:value-type="float">
            <text:p>-0.004530967</text:p>
          </table:table-cell>
          <table:table-cell office:value-type="float" office:value="-0.004745529" calcext:value-type="float">
            <text:p>-0.004745529</text:p>
          </table:table-cell>
          <table:table-cell/>
          <table:table-cell office:value-type="float" office:value="25.774789158" calcext:value-type="float">
            <text:p>25.774789158</text:p>
          </table:table-cell>
          <table:table-cell office:value-type="float" office:value="25.781428302" calcext:value-type="float">
            <text:p>25.781428302</text:p>
          </table:table-cell>
          <table:table-cell office:value-type="float" office:value="25.77613647" calcext:value-type="float">
            <text:p>25.77613647</text:p>
          </table:table-cell>
          <table:table-cell/>
          <table:table-cell office:value-type="float" office:value="-0.121685461" calcext:value-type="float">
            <text:p>-0.121685461</text:p>
          </table:table-cell>
          <table:table-cell office:value-type="float" office:value="-0.11486094" calcext:value-type="float">
            <text:p>-0.11486094</text:p>
          </table:table-cell>
          <table:table-cell office:value-type="float" office:value="-0.120300528" calcext:value-type="float">
            <text:p>-0.12030052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2 10:44:34</text:p>
          </table:table-cell>
          <table:table-cell office:value-type="float" office:value="25.89823" calcext:value-type="float">
            <text:p>25.89823</text:p>
          </table:table-cell>
          <table:table-cell office:value-type="float" office:value="0.643103795" calcext:value-type="float">
            <text:p>0.643103795</text:p>
          </table:table-cell>
          <table:table-cell office:value-type="float" office:value="0.65358885" calcext:value-type="float">
            <text:p>0.65358885</text:p>
          </table:table-cell>
          <table:table-cell office:value-type="float" office:value="0.613043977" calcext:value-type="float">
            <text:p>0.613043977</text:p>
          </table:table-cell>
          <table:table-cell/>
          <table:table-cell office:value-type="float" office:value="0.005254116" calcext:value-type="float">
            <text:p>0.005254116</text:p>
          </table:table-cell>
          <table:table-cell office:value-type="float" office:value="0.005339778" calcext:value-type="float">
            <text:p>0.005339778</text:p>
          </table:table-cell>
          <table:table-cell office:value-type="float" office:value="0.005008529" calcext:value-type="float">
            <text:p>0.005008529</text:p>
          </table:table-cell>
          <table:table-cell/>
          <table:table-cell office:value-type="float" office:value="-0.004641717" calcext:value-type="float">
            <text:p>-0.004641717</text:p>
          </table:table-cell>
          <table:table-cell office:value-type="float" office:value="-0.004556055" calcext:value-type="float">
            <text:p>-0.004556055</text:p>
          </table:table-cell>
          <table:table-cell office:value-type="float" office:value="-0.004887304" calcext:value-type="float">
            <text:p>-0.004887304</text:p>
          </table:table-cell>
          <table:table-cell/>
          <table:table-cell office:value-type="float" office:value="25.783751387" calcext:value-type="float">
            <text:p>25.783751387</text:p>
          </table:table-cell>
          <table:table-cell office:value-type="float" office:value="25.785864098" calcext:value-type="float">
            <text:p>25.785864098</text:p>
          </table:table-cell>
          <table:table-cell office:value-type="float" office:value="25.777694393" calcext:value-type="float">
            <text:p>25.777694393</text:p>
          </table:table-cell>
          <table:table-cell/>
          <table:table-cell office:value-type="float" office:value="-0.117668692" calcext:value-type="float">
            <text:p>-0.117668692</text:p>
          </table:table-cell>
          <table:table-cell office:value-type="float" office:value="-0.115496983" calcext:value-type="float">
            <text:p>-0.115496983</text:p>
          </table:table-cell>
          <table:table-cell office:value-type="float" office:value="-0.123894841" calcext:value-type="float">
            <text:p>-0.1238948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2 10:44:35</text:p>
          </table:table-cell>
          <table:table-cell office:value-type="float" office:value="25.90328" calcext:value-type="float">
            <text:p>25.90328</text:p>
          </table:table-cell>
          <table:table-cell office:value-type="float" office:value="0.687620722" calcext:value-type="float">
            <text:p>0.687620722</text:p>
          </table:table-cell>
          <table:table-cell office:value-type="float" office:value="0.607091857" calcext:value-type="float">
            <text:p>0.607091857</text:p>
          </table:table-cell>
          <table:table-cell office:value-type="float" office:value="0.600006652" calcext:value-type="float">
            <text:p>0.600006652</text:p>
          </table:table-cell>
          <table:table-cell/>
          <table:table-cell office:value-type="float" office:value="0.005617816" calcext:value-type="float">
            <text:p>0.005617816</text:p>
          </table:table-cell>
          <table:table-cell office:value-type="float" office:value="0.004959901" calcext:value-type="float">
            <text:p>0.004959901</text:p>
          </table:table-cell>
          <table:table-cell office:value-type="float" office:value="0.004902015" calcext:value-type="float">
            <text:p>0.004902015</text:p>
          </table:table-cell>
          <table:table-cell/>
          <table:table-cell office:value-type="float" office:value="-0.004278017" calcext:value-type="float">
            <text:p>-0.004278017</text:p>
          </table:table-cell>
          <table:table-cell office:value-type="float" office:value="-0.004935933" calcext:value-type="float">
            <text:p>-0.004935933</text:p>
          </table:table-cell>
          <table:table-cell office:value-type="float" office:value="-0.004993818" calcext:value-type="float">
            <text:p>-0.004993818</text:p>
          </table:table-cell>
          <table:table-cell/>
          <table:table-cell office:value-type="float" office:value="25.797775932" calcext:value-type="float">
            <text:p>25.797775932</text:p>
          </table:table-cell>
          <table:table-cell office:value-type="float" office:value="25.781549653" calcext:value-type="float">
            <text:p>25.781549653</text:p>
          </table:table-cell>
          <table:table-cell office:value-type="float" office:value="25.780121998" calcext:value-type="float">
            <text:p>25.780121998</text:p>
          </table:table-cell>
          <table:table-cell/>
          <table:table-cell office:value-type="float" office:value="-0.108448196" calcext:value-type="float">
            <text:p>-0.108448196</text:p>
          </table:table-cell>
          <table:table-cell office:value-type="float" office:value="-0.125127681" calcext:value-type="float">
            <text:p>-0.125127681</text:p>
          </table:table-cell>
          <table:table-cell office:value-type="float" office:value="-0.126595215" calcext:value-type="float">
            <text:p>-0.1265952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2 10:44:36</text:p>
          </table:table-cell>
          <table:table-cell office:value-type="float" office:value="25.90328" calcext:value-type="float">
            <text:p>25.90328</text:p>
          </table:table-cell>
          <table:table-cell office:value-type="float" office:value="0.661736806" calcext:value-type="float">
            <text:p>0.661736806</text:p>
          </table:table-cell>
          <table:table-cell office:value-type="float" office:value="0.603331995" calcext:value-type="float">
            <text:p>0.603331995</text:p>
          </table:table-cell>
          <table:table-cell office:value-type="float" office:value="0.636157469" calcext:value-type="float">
            <text:p>0.636157469</text:p>
          </table:table-cell>
          <table:table-cell/>
          <table:table-cell office:value-type="float" office:value="0.005406346" calcext:value-type="float">
            <text:p>0.005406346</text:p>
          </table:table-cell>
          <table:table-cell office:value-type="float" office:value="0.004929183" calcext:value-type="float">
            <text:p>0.004929183</text:p>
          </table:table-cell>
          <table:table-cell office:value-type="float" office:value="0.005197365" calcext:value-type="float">
            <text:p>0.005197365</text:p>
          </table:table-cell>
          <table:table-cell/>
          <table:table-cell office:value-type="float" office:value="-0.004489487" calcext:value-type="float">
            <text:p>-0.004489487</text:p>
          </table:table-cell>
          <table:table-cell office:value-type="float" office:value="-0.00496665" calcext:value-type="float">
            <text:p>-0.00496665</text:p>
          </table:table-cell>
          <table:table-cell office:value-type="float" office:value="-0.004698468" calcext:value-type="float">
            <text:p>-0.004698468</text:p>
          </table:table-cell>
          <table:table-cell/>
          <table:table-cell office:value-type="float" office:value="25.79256044" calcext:value-type="float">
            <text:p>25.79256044</text:p>
          </table:table-cell>
          <table:table-cell office:value-type="float" office:value="25.780792048" calcext:value-type="float">
            <text:p>25.780792048</text:p>
          </table:table-cell>
          <table:table-cell office:value-type="float" office:value="25.787406297" calcext:value-type="float">
            <text:p>25.787406297</text:p>
          </table:table-cell>
          <table:table-cell/>
          <table:table-cell office:value-type="float" office:value="-0.113809348" calcext:value-type="float">
            <text:p>-0.113809348</text:p>
          </table:table-cell>
          <table:table-cell office:value-type="float" office:value="-0.125906448" calcext:value-type="float">
            <text:p>-0.125906448</text:p>
          </table:table-cell>
          <table:table-cell office:value-type="float" office:value="-0.119107448" calcext:value-type="float">
            <text:p>-0.1191074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2 10:44:38</text:p>
          </table:table-cell>
          <table:table-cell office:value-type="float" office:value="25.89317" calcext:value-type="float">
            <text:p>25.89317</text:p>
          </table:table-cell>
          <table:table-cell office:value-type="float" office:value="0.62406905" calcext:value-type="float">
            <text:p>0.62406905</text:p>
          </table:table-cell>
          <table:table-cell office:value-type="float" office:value="0.655003268" calcext:value-type="float">
            <text:p>0.655003268</text:p>
          </table:table-cell>
          <table:table-cell office:value-type="float" office:value="0.63488193" calcext:value-type="float">
            <text:p>0.63488193</text:p>
          </table:table-cell>
          <table:table-cell/>
          <table:table-cell office:value-type="float" office:value="0.005098603" calcext:value-type="float">
            <text:p>0.005098603</text:p>
          </table:table-cell>
          <table:table-cell office:value-type="float" office:value="0.005351334" calcext:value-type="float">
            <text:p>0.005351334</text:p>
          </table:table-cell>
          <table:table-cell office:value-type="float" office:value="0.005186944" calcext:value-type="float">
            <text:p>0.005186944</text:p>
          </table:table-cell>
          <table:table-cell/>
          <table:table-cell office:value-type="float" office:value="-0.00479723" calcext:value-type="float">
            <text:p>-0.00479723</text:p>
          </table:table-cell>
          <table:table-cell office:value-type="float" office:value="-0.004544499" calcext:value-type="float">
            <text:p>-0.004544499</text:p>
          </table:table-cell>
          <table:table-cell office:value-type="float" office:value="-0.004708889" calcext:value-type="float">
            <text:p>-0.004708889</text:p>
          </table:table-cell>
          <table:table-cell/>
          <table:table-cell office:value-type="float" office:value="25.774861339" calcext:value-type="float">
            <text:p>25.774861339</text:p>
          </table:table-cell>
          <table:table-cell office:value-type="float" office:value="25.781094539" calcext:value-type="float">
            <text:p>25.781094539</text:p>
          </table:table-cell>
          <table:table-cell office:value-type="float" office:value="25.777040123" calcext:value-type="float">
            <text:p>25.777040123</text:p>
          </table:table-cell>
          <table:table-cell/>
          <table:table-cell office:value-type="float" office:value="-0.121611264" calcext:value-type="float">
            <text:p>-0.121611264</text:p>
          </table:table-cell>
          <table:table-cell office:value-type="float" office:value="-0.115204023" calcext:value-type="float">
            <text:p>-0.115204023</text:p>
          </table:table-cell>
          <table:table-cell office:value-type="float" office:value="-0.119371644" calcext:value-type="float">
            <text:p>-0.1193716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2 10:44:39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3371079" calcext:value-type="float">
            <text:p>0.623371079</text:p>
          </table:table-cell>
          <table:table-cell office:value-type="float" office:value="0.672677239" calcext:value-type="float">
            <text:p>0.672677239</text:p>
          </table:table-cell>
          <table:table-cell office:value-type="float" office:value="0.616396143" calcext:value-type="float">
            <text:p>0.616396143</text:p>
          </table:table-cell>
          <table:table-cell/>
          <table:table-cell office:value-type="float" office:value="0.005092901" calcext:value-type="float">
            <text:p>0.005092901</text:p>
          </table:table-cell>
          <table:table-cell office:value-type="float" office:value="0.005495729" calcext:value-type="float">
            <text:p>0.005495729</text:p>
          </table:table-cell>
          <table:table-cell office:value-type="float" office:value="0.005035916" calcext:value-type="float">
            <text:p>0.005035916</text:p>
          </table:table-cell>
          <table:table-cell/>
          <table:table-cell office:value-type="float" office:value="-0.004802932" calcext:value-type="float">
            <text:p>-0.004802932</text:p>
          </table:table-cell>
          <table:table-cell office:value-type="float" office:value="-0.004400104" calcext:value-type="float">
            <text:p>-0.004400104</text:p>
          </table:table-cell>
          <table:table-cell office:value-type="float" office:value="-0.004859917" calcext:value-type="float">
            <text:p>-0.004859917</text:p>
          </table:table-cell>
          <table:table-cell/>
          <table:table-cell office:value-type="float" office:value="25.794939056" calcext:value-type="float">
            <text:p>25.794939056</text:p>
          </table:table-cell>
          <table:table-cell office:value-type="float" office:value="25.804873981" calcext:value-type="float">
            <text:p>25.804873981</text:p>
          </table:table-cell>
          <table:table-cell office:value-type="float" office:value="25.793533637" calcext:value-type="float">
            <text:p>25.793533637</text:p>
          </table:table-cell>
          <table:table-cell/>
          <table:table-cell office:value-type="float" office:value="-0.121755831" calcext:value-type="float">
            <text:p>-0.121755831</text:p>
          </table:table-cell>
          <table:table-cell office:value-type="float" office:value="-0.111543329" calcext:value-type="float">
            <text:p>-0.111543329</text:p>
          </table:table-cell>
          <table:table-cell office:value-type="float" office:value="-0.12320052" calcext:value-type="float">
            <text:p>-0.1232005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2 10:44:40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75910792" calcext:value-type="float">
            <text:p>0.675910792</text:p>
          </table:table-cell>
          <table:table-cell office:value-type="float" office:value="0.619185641" calcext:value-type="float">
            <text:p>0.619185641</text:p>
          </table:table-cell>
          <table:table-cell office:value-type="float" office:value="0.60566969" calcext:value-type="float">
            <text:p>0.60566969</text:p>
          </table:table-cell>
          <table:table-cell/>
          <table:table-cell office:value-type="float" office:value="0.005522147" calcext:value-type="float">
            <text:p>0.005522147</text:p>
          </table:table-cell>
          <table:table-cell office:value-type="float" office:value="0.005058706" calcext:value-type="float">
            <text:p>0.005058706</text:p>
          </table:table-cell>
          <table:table-cell office:value-type="float" office:value="0.004948282" calcext:value-type="float">
            <text:p>0.004948282</text:p>
          </table:table-cell>
          <table:table-cell/>
          <table:table-cell office:value-type="float" office:value="-0.004373686" calcext:value-type="float">
            <text:p>-0.004373686</text:p>
          </table:table-cell>
          <table:table-cell office:value-type="float" office:value="-0.004837127" calcext:value-type="float">
            <text:p>-0.004837127</text:p>
          </table:table-cell>
          <table:table-cell office:value-type="float" office:value="-0.004947552" calcext:value-type="float">
            <text:p>-0.004947552</text:p>
          </table:table-cell>
          <table:table-cell/>
          <table:table-cell office:value-type="float" office:value="25.805525521" calcext:value-type="float">
            <text:p>25.805525521</text:p>
          </table:table-cell>
          <table:table-cell office:value-type="float" office:value="25.794095708" calcext:value-type="float">
            <text:p>25.794095708</text:p>
          </table:table-cell>
          <table:table-cell office:value-type="float" office:value="25.7913723" calcext:value-type="float">
            <text:p>25.7913723</text:p>
          </table:table-cell>
          <table:table-cell/>
          <table:table-cell office:value-type="float" office:value="-0.110873586" calcext:value-type="float">
            <text:p>-0.110873586</text:p>
          </table:table-cell>
          <table:table-cell office:value-type="float" office:value="-0.122622743" calcext:value-type="float">
            <text:p>-0.122622743</text:p>
          </table:table-cell>
          <table:table-cell office:value-type="float" office:value="-0.125422249" calcext:value-type="float">
            <text:p>-0.12542224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2 10:44:41</text:p>
          </table:table-cell>
          <table:table-cell office:value-type="float" office:value="25.90328" calcext:value-type="float">
            <text:p>25.90328</text:p>
          </table:table-cell>
          <table:table-cell office:value-type="float" office:value="0.634771065" calcext:value-type="float">
            <text:p>0.634771065</text:p>
          </table:table-cell>
          <table:table-cell office:value-type="float" office:value="0.609142853" calcext:value-type="float">
            <text:p>0.609142853</text:p>
          </table:table-cell>
          <table:table-cell office:value-type="float" office:value="0.678202591" calcext:value-type="float">
            <text:p>0.678202591</text:p>
          </table:table-cell>
          <table:table-cell/>
          <table:table-cell office:value-type="float" office:value="0.005186038" calcext:value-type="float">
            <text:p>0.005186038</text:p>
          </table:table-cell>
          <table:table-cell office:value-type="float" office:value="0.004976657" calcext:value-type="float">
            <text:p>0.004976657</text:p>
          </table:table-cell>
          <table:table-cell office:value-type="float" office:value="0.005540871" calcext:value-type="float">
            <text:p>0.005540871</text:p>
          </table:table-cell>
          <table:table-cell/>
          <table:table-cell office:value-type="float" office:value="-0.004709795" calcext:value-type="float">
            <text:p>-0.004709795</text:p>
          </table:table-cell>
          <table:table-cell office:value-type="float" office:value="-0.004919176" calcext:value-type="float">
            <text:p>-0.004919176</text:p>
          </table:table-cell>
          <table:table-cell office:value-type="float" office:value="-0.004354962" calcext:value-type="float">
            <text:p>-0.004354962</text:p>
          </table:table-cell>
          <table:table-cell/>
          <table:table-cell office:value-type="float" office:value="25.787126941" calcext:value-type="float">
            <text:p>25.787126941</text:p>
          </table:table-cell>
          <table:table-cell office:value-type="float" office:value="25.781962924" calcext:value-type="float">
            <text:p>25.781962924</text:p>
          </table:table-cell>
          <table:table-cell office:value-type="float" office:value="25.795878224" calcext:value-type="float">
            <text:p>25.795878224</text:p>
          </table:table-cell>
          <table:table-cell/>
          <table:table-cell office:value-type="float" office:value="-0.119394607" calcext:value-type="float">
            <text:p>-0.119394607</text:p>
          </table:table-cell>
          <table:table-cell office:value-type="float" office:value="-0.124702866" calcext:value-type="float">
            <text:p>-0.124702866</text:p>
          </table:table-cell>
          <table:table-cell office:value-type="float" office:value="-0.110398903" calcext:value-type="float">
            <text:p>-0.1103989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2 10:44:43</text:p>
          </table:table-cell>
          <table:table-cell office:value-type="float" office:value="25.90328" calcext:value-type="float">
            <text:p>25.90328</text:p>
          </table:table-cell>
          <table:table-cell office:value-type="float" office:value="0.637213664" calcext:value-type="float">
            <text:p>0.637213664</text:p>
          </table:table-cell>
          <table:table-cell office:value-type="float" office:value="0.662775119" calcext:value-type="float">
            <text:p>0.662775119</text:p>
          </table:table-cell>
          <table:table-cell office:value-type="float" office:value="0.61438091" calcext:value-type="float">
            <text:p>0.61438091</text:p>
          </table:table-cell>
          <table:table-cell/>
          <table:table-cell office:value-type="float" office:value="0.005205994" calcext:value-type="float">
            <text:p>0.005205994</text:p>
          </table:table-cell>
          <table:table-cell office:value-type="float" office:value="0.005414829" calcext:value-type="float">
            <text:p>0.005414829</text:p>
          </table:table-cell>
          <table:table-cell office:value-type="float" office:value="0.005019452" calcext:value-type="float">
            <text:p>0.005019452</text:p>
          </table:table-cell>
          <table:table-cell/>
          <table:table-cell office:value-type="float" office:value="-0.004689839" calcext:value-type="float">
            <text:p>-0.004689839</text:p>
          </table:table-cell>
          <table:table-cell office:value-type="float" office:value="-0.004481004" calcext:value-type="float">
            <text:p>-0.004481004</text:p>
          </table:table-cell>
          <table:table-cell office:value-type="float" office:value="-0.004876381" calcext:value-type="float">
            <text:p>-0.004876381</text:p>
          </table:table-cell>
          <table:table-cell/>
          <table:table-cell office:value-type="float" office:value="25.787619117" calcext:value-type="float">
            <text:p>25.787619117</text:p>
          </table:table-cell>
          <table:table-cell office:value-type="float" office:value="25.792769656" calcext:value-type="float">
            <text:p>25.792769656</text:p>
          </table:table-cell>
          <table:table-cell office:value-type="float" office:value="25.78301838" calcext:value-type="float">
            <text:p>25.78301838</text:p>
          </table:table-cell>
          <table:table-cell/>
          <table:table-cell office:value-type="float" office:value="-0.118888684" calcext:value-type="float">
            <text:p>-0.118888684</text:p>
          </table:table-cell>
          <table:table-cell office:value-type="float" office:value="-0.113594289" calcext:value-type="float">
            <text:p>-0.113594289</text:p>
          </table:table-cell>
          <table:table-cell office:value-type="float" office:value="-0.123617927" calcext:value-type="float">
            <text:p>-0.12361792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2 10:44:44</text:p>
          </table:table-cell>
          <table:table-cell office:value-type="float" office:value="25.90833" calcext:value-type="float">
            <text:p>25.90833</text:p>
          </table:table-cell>
          <table:table-cell office:value-type="float" office:value="0.690894209" calcext:value-type="float">
            <text:p>0.690894209</text:p>
          </table:table-cell>
          <table:table-cell office:value-type="float" office:value="0.60044713" calcext:value-type="float">
            <text:p>0.60044713</text:p>
          </table:table-cell>
          <table:table-cell office:value-type="float" office:value="0.597994399" calcext:value-type="float">
            <text:p>0.597994399</text:p>
          </table:table-cell>
          <table:table-cell/>
          <table:table-cell office:value-type="float" office:value="0.005644561" calcext:value-type="float">
            <text:p>0.005644561</text:p>
          </table:table-cell>
          <table:table-cell office:value-type="float" office:value="0.004905614" calcext:value-type="float">
            <text:p>0.004905614</text:p>
          </table:table-cell>
          <table:table-cell office:value-type="float" office:value="0.004885575" calcext:value-type="float">
            <text:p>0.004885575</text:p>
          </table:table-cell>
          <table:table-cell/>
          <table:table-cell office:value-type="float" office:value="-0.004251273" calcext:value-type="float">
            <text:p>-0.004251273</text:p>
          </table:table-cell>
          <table:table-cell office:value-type="float" office:value="-0.00499022" calcext:value-type="float">
            <text:p>-0.00499022</text:p>
          </table:table-cell>
          <table:table-cell office:value-type="float" office:value="-0.005010258" calcext:value-type="float">
            <text:p>-0.005010258</text:p>
          </table:table-cell>
          <table:table-cell/>
          <table:table-cell office:value-type="float" office:value="25.803490051" calcext:value-type="float">
            <text:p>25.803490051</text:p>
          </table:table-cell>
          <table:table-cell office:value-type="float" office:value="25.785265364" calcext:value-type="float">
            <text:p>25.785265364</text:p>
          </table:table-cell>
          <table:table-cell office:value-type="float" office:value="25.784771145" calcext:value-type="float">
            <text:p>25.784771145</text:p>
          </table:table-cell>
          <table:table-cell/>
          <table:table-cell office:value-type="float" office:value="-0.107770184" calcext:value-type="float">
            <text:p>-0.107770184</text:p>
          </table:table-cell>
          <table:table-cell office:value-type="float" office:value="-0.12650398" calcext:value-type="float">
            <text:p>-0.12650398</text:p>
          </table:table-cell>
          <table:table-cell office:value-type="float" office:value="-0.127012007" calcext:value-type="float">
            <text:p>-0.12701200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2 10:44:45</text:p>
          </table:table-cell>
          <table:table-cell office:value-type="float" office:value="25.90328" calcext:value-type="float">
            <text:p>25.90328</text:p>
          </table:table-cell>
          <table:table-cell office:value-type="float" office:value="0.629375652" calcext:value-type="float">
            <text:p>0.629375652</text:p>
          </table:table-cell>
          <table:table-cell office:value-type="float" office:value="0.639814811" calcext:value-type="float">
            <text:p>0.639814811</text:p>
          </table:table-cell>
          <table:table-cell office:value-type="float" office:value="0.651493746" calcext:value-type="float">
            <text:p>0.651493746</text:p>
          </table:table-cell>
          <table:table-cell/>
          <table:table-cell office:value-type="float" office:value="0.005141958" calcext:value-type="float">
            <text:p>0.005141958</text:p>
          </table:table-cell>
          <table:table-cell office:value-type="float" office:value="0.005227245" calcext:value-type="float">
            <text:p>0.005227245</text:p>
          </table:table-cell>
          <table:table-cell office:value-type="float" office:value="0.005322661" calcext:value-type="float">
            <text:p>0.005322661</text:p>
          </table:table-cell>
          <table:table-cell/>
          <table:table-cell office:value-type="float" office:value="-0.004753875" calcext:value-type="float">
            <text:p>-0.004753875</text:p>
          </table:table-cell>
          <table:table-cell office:value-type="float" office:value="-0.004668588" calcext:value-type="float">
            <text:p>-0.004668588</text:p>
          </table:table-cell>
          <table:table-cell office:value-type="float" office:value="-0.004573172" calcext:value-type="float">
            <text:p>-0.004573172</text:p>
          </table:table-cell>
          <table:table-cell/>
          <table:table-cell office:value-type="float" office:value="25.786039781" calcext:value-type="float">
            <text:p>25.786039781</text:p>
          </table:table-cell>
          <table:table-cell office:value-type="float" office:value="25.788143239" calcext:value-type="float">
            <text:p>25.788143239</text:p>
          </table:table-cell>
          <table:table-cell office:value-type="float" office:value="25.790496504" calcext:value-type="float">
            <text:p>25.790496504</text:p>
          </table:table-cell>
          <table:table-cell/>
          <table:table-cell office:value-type="float" office:value="-0.120512132" calcext:value-type="float">
            <text:p>-0.120512132</text:p>
          </table:table-cell>
          <table:table-cell office:value-type="float" office:value="-0.118349922" calcext:value-type="float">
            <text:p>-0.118349922</text:p>
          </table:table-cell>
          <table:table-cell office:value-type="float" office:value="-0.115930929" calcext:value-type="float">
            <text:p>-0.11593092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2 10:44:46</text:p>
          </table:table-cell>
          <table:table-cell office:value-type="float" office:value="25.90833" calcext:value-type="float">
            <text:p>25.90833</text:p>
          </table:table-cell>
          <table:table-cell office:value-type="float" office:value="0.697168195" calcext:value-type="float">
            <text:p>0.697168195</text:p>
          </table:table-cell>
          <table:table-cell office:value-type="float" office:value="0.605737043" calcext:value-type="float">
            <text:p>0.605737043</text:p>
          </table:table-cell>
          <table:table-cell office:value-type="float" office:value="0.602365804" calcext:value-type="float">
            <text:p>0.602365804</text:p>
          </table:table-cell>
          <table:table-cell/>
          <table:table-cell office:value-type="float" office:value="0.005695819" calcext:value-type="float">
            <text:p>0.005695819</text:p>
          </table:table-cell>
          <table:table-cell office:value-type="float" office:value="0.004948832" calcext:value-type="float">
            <text:p>0.004948832</text:p>
          </table:table-cell>
          <table:table-cell office:value-type="float" office:value="0.004921289" calcext:value-type="float">
            <text:p>0.004921289</text:p>
          </table:table-cell>
          <table:table-cell/>
          <table:table-cell office:value-type="float" office:value="-0.004200015" calcext:value-type="float">
            <text:p>-0.004200015</text:p>
          </table:table-cell>
          <table:table-cell office:value-type="float" office:value="-0.004947001" calcext:value-type="float">
            <text:p>-0.004947001</text:p>
          </table:table-cell>
          <table:table-cell office:value-type="float" office:value="-0.004974544" calcext:value-type="float">
            <text:p>-0.004974544</text:p>
          </table:table-cell>
          <table:table-cell/>
          <table:table-cell office:value-type="float" office:value="25.80475422" calcext:value-type="float">
            <text:p>25.80475422</text:p>
          </table:table-cell>
          <table:table-cell office:value-type="float" office:value="25.786331266" calcext:value-type="float">
            <text:p>25.786331266</text:p>
          </table:table-cell>
          <table:table-cell office:value-type="float" office:value="25.785651971" calcext:value-type="float">
            <text:p>25.785651971</text:p>
          </table:table-cell>
          <table:table-cell/>
          <table:table-cell office:value-type="float" office:value="-0.106470705" calcext:value-type="float">
            <text:p>-0.106470705</text:p>
          </table:table-cell>
          <table:table-cell office:value-type="float" office:value="-0.125408299" calcext:value-type="float">
            <text:p>-0.125408299</text:p>
          </table:table-cell>
          <table:table-cell office:value-type="float" office:value="-0.126106572" calcext:value-type="float">
            <text:p>-0.12610657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2 10:44:48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9525856" calcext:value-type="float">
            <text:p>0.629525856</text:p>
          </table:table-cell>
          <table:table-cell office:value-type="float" office:value="0.635792689" calcext:value-type="float">
            <text:p>0.635792689</text:p>
          </table:table-cell>
          <table:table-cell office:value-type="float" office:value="0.656568486" calcext:value-type="float">
            <text:p>0.656568486</text:p>
          </table:table-cell>
          <table:table-cell/>
          <table:table-cell office:value-type="float" office:value="0.005143185" calcext:value-type="float">
            <text:p>0.005143185</text:p>
          </table:table-cell>
          <table:table-cell office:value-type="float" office:value="0.005194385" calcext:value-type="float">
            <text:p>0.005194385</text:p>
          </table:table-cell>
          <table:table-cell office:value-type="float" office:value="0.005364122" calcext:value-type="float">
            <text:p>0.005364122</text:p>
          </table:table-cell>
          <table:table-cell/>
          <table:table-cell office:value-type="float" office:value="-0.004752648" calcext:value-type="float">
            <text:p>-0.004752648</text:p>
          </table:table-cell>
          <table:table-cell office:value-type="float" office:value="-0.004701449" calcext:value-type="float">
            <text:p>-0.004701449</text:p>
          </table:table-cell>
          <table:table-cell office:value-type="float" office:value="-0.004531712" calcext:value-type="float">
            <text:p>-0.004531712</text:p>
          </table:table-cell>
          <table:table-cell/>
          <table:table-cell office:value-type="float" office:value="25.796179215" calcext:value-type="float">
            <text:p>25.796179215</text:p>
          </table:table-cell>
          <table:table-cell office:value-type="float" office:value="25.797441951" calcext:value-type="float">
            <text:p>25.797441951</text:p>
          </table:table-cell>
          <table:table-cell office:value-type="float" office:value="25.801628163" calcext:value-type="float">
            <text:p>25.801628163</text:p>
          </table:table-cell>
          <table:table-cell/>
          <table:table-cell office:value-type="float" office:value="-0.120481021" calcext:value-type="float">
            <text:p>-0.120481021</text:p>
          </table:table-cell>
          <table:table-cell office:value-type="float" office:value="-0.119183003" calcext:value-type="float">
            <text:p>-0.119183003</text:p>
          </table:table-cell>
          <table:table-cell office:value-type="float" office:value="-0.114879829" calcext:value-type="float">
            <text:p>-0.11487982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2 10:44:49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97887027" calcext:value-type="float">
            <text:p>0.697887027</text:p>
          </table:table-cell>
          <table:table-cell office:value-type="float" office:value="0.605709029" calcext:value-type="float">
            <text:p>0.605709029</text:p>
          </table:table-cell>
          <table:table-cell office:value-type="float" office:value="0.600486469" calcext:value-type="float">
            <text:p>0.600486469</text:p>
          </table:table-cell>
          <table:table-cell/>
          <table:table-cell office:value-type="float" office:value="0.005701691" calcext:value-type="float">
            <text:p>0.005701691</text:p>
          </table:table-cell>
          <table:table-cell office:value-type="float" office:value="0.004948603" calcext:value-type="float">
            <text:p>0.004948603</text:p>
          </table:table-cell>
          <table:table-cell office:value-type="float" office:value="0.004905935" calcext:value-type="float">
            <text:p>0.004905935</text:p>
          </table:table-cell>
          <table:table-cell/>
          <table:table-cell office:value-type="float" office:value="-0.004194142" calcext:value-type="float">
            <text:p>-0.004194142</text:p>
          </table:table-cell>
          <table:table-cell office:value-type="float" office:value="-0.00494723" calcext:value-type="float">
            <text:p>-0.00494723</text:p>
          </table:table-cell>
          <table:table-cell office:value-type="float" office:value="-0.004989898" calcext:value-type="float">
            <text:p>-0.004989898</text:p>
          </table:table-cell>
          <table:table-cell/>
          <table:table-cell office:value-type="float" office:value="25.809953583" calcext:value-type="float">
            <text:p>25.809953583</text:p>
          </table:table-cell>
          <table:table-cell office:value-type="float" office:value="25.791380227" calcext:value-type="float">
            <text:p>25.791380227</text:p>
          </table:table-cell>
          <table:table-cell office:value-type="float" office:value="25.7903279" calcext:value-type="float">
            <text:p>25.7903279</text:p>
          </table:table-cell>
          <table:table-cell/>
          <table:table-cell office:value-type="float" office:value="-0.106321819" calcext:value-type="float">
            <text:p>-0.106321819</text:p>
          </table:table-cell>
          <table:table-cell office:value-type="float" office:value="-0.125414101" calcext:value-type="float">
            <text:p>-0.125414101</text:p>
          </table:table-cell>
          <table:table-cell office:value-type="float" office:value="-0.126495832" calcext:value-type="float">
            <text:p>-0.12649583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2 10:44:50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82817779" calcext:value-type="float">
            <text:p>0.682817779</text:p>
          </table:table-cell>
          <table:table-cell office:value-type="float" office:value="0.604882908" calcext:value-type="float">
            <text:p>0.604882908</text:p>
          </table:table-cell>
          <table:table-cell office:value-type="float" office:value="0.616074278" calcext:value-type="float">
            <text:p>0.616074278</text:p>
          </table:table-cell>
          <table:table-cell/>
          <table:table-cell office:value-type="float" office:value="0.005578577" calcext:value-type="float">
            <text:p>0.005578577</text:p>
          </table:table-cell>
          <table:table-cell office:value-type="float" office:value="0.004941854" calcext:value-type="float">
            <text:p>0.004941854</text:p>
          </table:table-cell>
          <table:table-cell office:value-type="float" office:value="0.005033287" calcext:value-type="float">
            <text:p>0.005033287</text:p>
          </table:table-cell>
          <table:table-cell/>
          <table:table-cell office:value-type="float" office:value="-0.004317257" calcext:value-type="float">
            <text:p>-0.004317257</text:p>
          </table:table-cell>
          <table:table-cell office:value-type="float" office:value="-0.00495398" calcext:value-type="float">
            <text:p>-0.00495398</text:p>
          </table:table-cell>
          <table:table-cell office:value-type="float" office:value="-0.004862547" calcext:value-type="float">
            <text:p>-0.004862547</text:p>
          </table:table-cell>
          <table:table-cell/>
          <table:table-cell office:value-type="float" office:value="25.806917234" calcext:value-type="float">
            <text:p>25.806917234</text:p>
          </table:table-cell>
          <table:table-cell office:value-type="float" office:value="25.791213766" calcext:value-type="float">
            <text:p>25.791213766</text:p>
          </table:table-cell>
          <table:table-cell office:value-type="float" office:value="25.793468782" calcext:value-type="float">
            <text:p>25.793468782</text:p>
          </table:table-cell>
          <table:table-cell/>
          <table:table-cell office:value-type="float" office:value="-0.109442993" calcext:value-type="float">
            <text:p>-0.109442993</text:p>
          </table:table-cell>
          <table:table-cell office:value-type="float" office:value="-0.125585213" calcext:value-type="float">
            <text:p>-0.125585213</text:p>
          </table:table-cell>
          <table:table-cell office:value-type="float" office:value="-0.123267187" calcext:value-type="float">
            <text:p>-0.12326718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2 10:44:51</text:p>
          </table:table-cell>
          <table:table-cell office:value-type="float" office:value="25.90833" calcext:value-type="float">
            <text:p>25.90833</text:p>
          </table:table-cell>
          <table:table-cell office:value-type="float" office:value="0.631566123" calcext:value-type="float">
            <text:p>0.631566123</text:p>
          </table:table-cell>
          <table:table-cell office:value-type="float" office:value="0.630723909" calcext:value-type="float">
            <text:p>0.630723909</text:p>
          </table:table-cell>
          <table:table-cell office:value-type="float" office:value="0.661053736" calcext:value-type="float">
            <text:p>0.661053736</text:p>
          </table:table-cell>
          <table:table-cell/>
          <table:table-cell office:value-type="float" office:value="0.005159854" calcext:value-type="float">
            <text:p>0.005159854</text:p>
          </table:table-cell>
          <table:table-cell office:value-type="float" office:value="0.005152973" calcext:value-type="float">
            <text:p>0.005152973</text:p>
          </table:table-cell>
          <table:table-cell office:value-type="float" office:value="0.005400766" calcext:value-type="float">
            <text:p>0.005400766</text:p>
          </table:table-cell>
          <table:table-cell/>
          <table:table-cell office:value-type="float" office:value="-0.004735979" calcext:value-type="float">
            <text:p>-0.004735979</text:p>
          </table:table-cell>
          <table:table-cell office:value-type="float" office:value="-0.00474286" calcext:value-type="float">
            <text:p>-0.00474286</text:p>
          </table:table-cell>
          <table:table-cell office:value-type="float" office:value="-0.004495068" calcext:value-type="float">
            <text:p>-0.004495068</text:p>
          </table:table-cell>
          <table:table-cell/>
          <table:table-cell office:value-type="float" office:value="25.791535737" calcext:value-type="float">
            <text:p>25.791535737</text:p>
          </table:table-cell>
          <table:table-cell office:value-type="float" office:value="25.791366034" calcext:value-type="float">
            <text:p>25.791366034</text:p>
          </table:table-cell>
          <table:table-cell office:value-type="float" office:value="25.79747736" calcext:value-type="float">
            <text:p>25.79747736</text:p>
          </table:table-cell>
          <table:table-cell/>
          <table:table-cell office:value-type="float" office:value="-0.12005843" calcext:value-type="float">
            <text:p>-0.12005843</text:p>
          </table:table-cell>
          <table:table-cell office:value-type="float" office:value="-0.120232874" calcext:value-type="float">
            <text:p>-0.120232874</text:p>
          </table:table-cell>
          <table:table-cell office:value-type="float" office:value="-0.113950827" calcext:value-type="float">
            <text:p>-0.1139508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2 10:44:53</text:p>
          </table:table-cell>
          <table:table-cell office:value-type="float" office:value="25.90328" calcext:value-type="float">
            <text:p>25.90328</text:p>
          </table:table-cell>
          <table:table-cell office:value-type="float" office:value="0.636494236" calcext:value-type="float">
            <text:p>0.636494236</text:p>
          </table:table-cell>
          <table:table-cell office:value-type="float" office:value="0.59904046" calcext:value-type="float">
            <text:p>0.59904046</text:p>
          </table:table-cell>
          <table:table-cell office:value-type="float" office:value="0.676469883" calcext:value-type="float">
            <text:p>0.676469883</text:p>
          </table:table-cell>
          <table:table-cell/>
          <table:table-cell office:value-type="float" office:value="0.005200116" calcext:value-type="float">
            <text:p>0.005200116</text:p>
          </table:table-cell>
          <table:table-cell office:value-type="float" office:value="0.004894121" calcext:value-type="float">
            <text:p>0.004894121</text:p>
          </table:table-cell>
          <table:table-cell office:value-type="float" office:value="0.005526715" calcext:value-type="float">
            <text:p>0.005526715</text:p>
          </table:table-cell>
          <table:table-cell/>
          <table:table-cell office:value-type="float" office:value="-0.004695717" calcext:value-type="float">
            <text:p>-0.004695717</text:p>
          </table:table-cell>
          <table:table-cell office:value-type="float" office:value="-0.005001712" calcext:value-type="float">
            <text:p>-0.005001712</text:p>
          </table:table-cell>
          <table:table-cell office:value-type="float" office:value="-0.004369119" calcext:value-type="float">
            <text:p>-0.004369119</text:p>
          </table:table-cell>
          <table:table-cell/>
          <table:table-cell office:value-type="float" office:value="25.787474154" calcext:value-type="float">
            <text:p>25.787474154</text:p>
          </table:table-cell>
          <table:table-cell office:value-type="float" office:value="25.779927312" calcext:value-type="float">
            <text:p>25.779927312</text:p>
          </table:table-cell>
          <table:table-cell office:value-type="float" office:value="25.795529091" calcext:value-type="float">
            <text:p>25.795529091</text:p>
          </table:table-cell>
          <table:table-cell/>
          <table:table-cell office:value-type="float" office:value="-0.119037695" calcext:value-type="float">
            <text:p>-0.119037695</text:p>
          </table:table-cell>
          <table:table-cell office:value-type="float" office:value="-0.126795339" calcext:value-type="float">
            <text:p>-0.126795339</text:p>
          </table:table-cell>
          <table:table-cell office:value-type="float" office:value="-0.110757786" calcext:value-type="float">
            <text:p>-0.11075778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2 10:44:54</text:p>
          </table:table-cell>
          <table:table-cell office:value-type="float" office:value="25.90833" calcext:value-type="float">
            <text:p>25.90833</text:p>
          </table:table-cell>
          <table:table-cell office:value-type="float" office:value="0.635489897" calcext:value-type="float">
            <text:p>0.635489897</text:p>
          </table:table-cell>
          <table:table-cell office:value-type="float" office:value="0.606216861" calcext:value-type="float">
            <text:p>0.606216861</text:p>
          </table:table-cell>
          <table:table-cell office:value-type="float" office:value="0.679197392" calcext:value-type="float">
            <text:p>0.679197392</text:p>
          </table:table-cell>
          <table:table-cell/>
          <table:table-cell office:value-type="float" office:value="0.005191911" calcext:value-type="float">
            <text:p>0.005191911</text:p>
          </table:table-cell>
          <table:table-cell office:value-type="float" office:value="0.004952752" calcext:value-type="float">
            <text:p>0.004952752</text:p>
          </table:table-cell>
          <table:table-cell office:value-type="float" office:value="0.005548998" calcext:value-type="float">
            <text:p>0.005548998</text:p>
          </table:table-cell>
          <table:table-cell/>
          <table:table-cell office:value-type="float" office:value="-0.004703922" calcext:value-type="float">
            <text:p>-0.004703922</text:p>
          </table:table-cell>
          <table:table-cell office:value-type="float" office:value="-0.004943081" calcext:value-type="float">
            <text:p>-0.004943081</text:p>
          </table:table-cell>
          <table:table-cell office:value-type="float" office:value="-0.004346835" calcext:value-type="float">
            <text:p>-0.004346835</text:p>
          </table:table-cell>
          <table:table-cell/>
          <table:table-cell office:value-type="float" office:value="25.792326361" calcext:value-type="float">
            <text:p>25.792326361</text:p>
          </table:table-cell>
          <table:table-cell office:value-type="float" office:value="25.786427948" calcext:value-type="float">
            <text:p>25.786427948</text:p>
          </table:table-cell>
          <table:table-cell office:value-type="float" office:value="25.801133211" calcext:value-type="float">
            <text:p>25.801133211</text:p>
          </table:table-cell>
          <table:table-cell/>
          <table:table-cell office:value-type="float" office:value="-0.119245719" calcext:value-type="float">
            <text:p>-0.119245719</text:p>
          </table:table-cell>
          <table:table-cell office:value-type="float" office:value="-0.125308916" calcext:value-type="float">
            <text:p>-0.125308916</text:p>
          </table:table-cell>
          <table:table-cell office:value-type="float" office:value="-0.110192857" calcext:value-type="float">
            <text:p>-0.1101928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2 10:44:55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30289987" calcext:value-type="float">
            <text:p>0.630289987</text:p>
          </table:table-cell>
          <table:table-cell office:value-type="float" office:value="0.63562818" calcext:value-type="float">
            <text:p>0.63562818</text:p>
          </table:table-cell>
          <table:table-cell office:value-type="float" office:value="0.655677397" calcext:value-type="float">
            <text:p>0.655677397</text:p>
          </table:table-cell>
          <table:table-cell/>
          <table:table-cell office:value-type="float" office:value="0.005149428" calcext:value-type="float">
            <text:p>0.005149428</text:p>
          </table:table-cell>
          <table:table-cell office:value-type="float" office:value="0.005193041" calcext:value-type="float">
            <text:p>0.005193041</text:p>
          </table:table-cell>
          <table:table-cell office:value-type="float" office:value="0.005356841" calcext:value-type="float">
            <text:p>0.005356841</text:p>
          </table:table-cell>
          <table:table-cell/>
          <table:table-cell office:value-type="float" office:value="-0.004746405" calcext:value-type="float">
            <text:p>-0.004746405</text:p>
          </table:table-cell>
          <table:table-cell office:value-type="float" office:value="-0.004702793" calcext:value-type="float">
            <text:p>-0.004702793</text:p>
          </table:table-cell>
          <table:table-cell office:value-type="float" office:value="-0.004538992" calcext:value-type="float">
            <text:p>-0.004538992</text:p>
          </table:table-cell>
          <table:table-cell/>
          <table:table-cell office:value-type="float" office:value="25.796333183" calcext:value-type="float">
            <text:p>25.796333183</text:p>
          </table:table-cell>
          <table:table-cell office:value-type="float" office:value="25.797408803" calcext:value-type="float">
            <text:p>25.797408803</text:p>
          </table:table-cell>
          <table:table-cell office:value-type="float" office:value="25.801448614" calcext:value-type="float">
            <text:p>25.801448614</text:p>
          </table:table-cell>
          <table:table-cell/>
          <table:table-cell office:value-type="float" office:value="-0.12032275" calcext:value-type="float">
            <text:p>-0.12032275</text:p>
          </table:table-cell>
          <table:table-cell office:value-type="float" office:value="-0.119217077" calcext:value-type="float">
            <text:p>-0.119217077</text:p>
          </table:table-cell>
          <table:table-cell office:value-type="float" office:value="-0.115064395" calcext:value-type="float">
            <text:p>-0.11506439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2 10:44:56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9323796" calcext:value-type="float">
            <text:p>0.629323796</text:p>
          </table:table-cell>
          <table:table-cell office:value-type="float" office:value="0.64405449" calcext:value-type="float">
            <text:p>0.64405449</text:p>
          </table:table-cell>
          <table:table-cell office:value-type="float" office:value="0.648140389" calcext:value-type="float">
            <text:p>0.648140389</text:p>
          </table:table-cell>
          <table:table-cell/>
          <table:table-cell office:value-type="float" office:value="0.005141534" calcext:value-type="float">
            <text:p>0.005141534</text:p>
          </table:table-cell>
          <table:table-cell office:value-type="float" office:value="0.005261883" calcext:value-type="float">
            <text:p>0.005261883</text:p>
          </table:table-cell>
          <table:table-cell office:value-type="float" office:value="0.005295265" calcext:value-type="float">
            <text:p>0.005295265</text:p>
          </table:table-cell>
          <table:table-cell/>
          <table:table-cell office:value-type="float" office:value="-0.004754299" calcext:value-type="float">
            <text:p>-0.004754299</text:p>
          </table:table-cell>
          <table:table-cell office:value-type="float" office:value="-0.00463395" calcext:value-type="float">
            <text:p>-0.00463395</text:p>
          </table:table-cell>
          <table:table-cell office:value-type="float" office:value="-0.004600569" calcext:value-type="float">
            <text:p>-0.004600569</text:p>
          </table:table-cell>
          <table:table-cell/>
          <table:table-cell office:value-type="float" office:value="25.7961385" calcext:value-type="float">
            <text:p>25.7961385</text:p>
          </table:table-cell>
          <table:table-cell office:value-type="float" office:value="25.799106662" calcext:value-type="float">
            <text:p>25.799106662</text:p>
          </table:table-cell>
          <table:table-cell office:value-type="float" office:value="25.799929949" calcext:value-type="float">
            <text:p>25.799929949</text:p>
          </table:table-cell>
          <table:table-cell/>
          <table:table-cell office:value-type="float" office:value="-0.120522873" calcext:value-type="float">
            <text:p>-0.120522873</text:p>
          </table:table-cell>
          <table:table-cell office:value-type="float" office:value="-0.11747178" calcext:value-type="float">
            <text:p>-0.11747178</text:p>
          </table:table-cell>
          <table:table-cell office:value-type="float" office:value="-0.116625491" calcext:value-type="float">
            <text:p>-0.11662549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2 10:44:58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57081086" calcext:value-type="float">
            <text:p>0.657081086</text:p>
          </table:table-cell>
          <table:table-cell office:value-type="float" office:value="0.641574936" calcext:value-type="float">
            <text:p>0.641574936</text:p>
          </table:table-cell>
          <table:table-cell office:value-type="float" office:value="0.611267163" calcext:value-type="float">
            <text:p>0.611267163</text:p>
          </table:table-cell>
          <table:table-cell/>
          <table:table-cell office:value-type="float" office:value="0.00536831" calcext:value-type="float">
            <text:p>0.00536831</text:p>
          </table:table-cell>
          <table:table-cell office:value-type="float" office:value="0.005241625" calcext:value-type="float">
            <text:p>0.005241625</text:p>
          </table:table-cell>
          <table:table-cell office:value-type="float" office:value="0.004994013" calcext:value-type="float">
            <text:p>0.004994013</text:p>
          </table:table-cell>
          <table:table-cell/>
          <table:table-cell office:value-type="float" office:value="-0.004527524" calcext:value-type="float">
            <text:p>-0.004527524</text:p>
          </table:table-cell>
          <table:table-cell office:value-type="float" office:value="-0.004654208" calcext:value-type="float">
            <text:p>-0.004654208</text:p>
          </table:table-cell>
          <table:table-cell office:value-type="float" office:value="-0.004901821" calcext:value-type="float">
            <text:p>-0.004901821</text:p>
          </table:table-cell>
          <table:table-cell/>
          <table:table-cell office:value-type="float" office:value="25.801731449" calcext:value-type="float">
            <text:p>25.801731449</text:p>
          </table:table-cell>
          <table:table-cell office:value-type="float" office:value="25.798607045" calcext:value-type="float">
            <text:p>25.798607045</text:p>
          </table:table-cell>
          <table:table-cell office:value-type="float" office:value="25.792500168" calcext:value-type="float">
            <text:p>25.792500168</text:p>
          </table:table-cell>
          <table:table-cell/>
          <table:table-cell office:value-type="float" office:value="-0.114773657" calcext:value-type="float">
            <text:p>-0.114773657</text:p>
          </table:table-cell>
          <table:table-cell office:value-type="float" office:value="-0.117985356" calcext:value-type="float">
            <text:p>-0.117985356</text:p>
          </table:table-cell>
          <table:table-cell office:value-type="float" office:value="-0.124262866" calcext:value-type="float">
            <text:p>-0.12426286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2 10:44:59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941069" calcext:value-type="float">
            <text:p>0.6941069</text:p>
          </table:table-cell>
          <table:table-cell office:value-type="float" office:value="0.605816317" calcext:value-type="float">
            <text:p>0.605816317</text:p>
          </table:table-cell>
          <table:table-cell office:value-type="float" office:value="0.598242354" calcext:value-type="float">
            <text:p>0.598242354</text:p>
          </table:table-cell>
          <table:table-cell/>
          <table:table-cell office:value-type="float" office:value="0.005670808" calcext:value-type="float">
            <text:p>0.005670808</text:p>
          </table:table-cell>
          <table:table-cell office:value-type="float" office:value="0.00494948" calcext:value-type="float">
            <text:p>0.00494948</text:p>
          </table:table-cell>
          <table:table-cell office:value-type="float" office:value="0.004887601" calcext:value-type="float">
            <text:p>0.004887601</text:p>
          </table:table-cell>
          <table:table-cell/>
          <table:table-cell office:value-type="float" office:value="-0.004225025" calcext:value-type="float">
            <text:p>-0.004225025</text:p>
          </table:table-cell>
          <table:table-cell office:value-type="float" office:value="-0.004946354" calcext:value-type="float">
            <text:p>-0.004946354</text:p>
          </table:table-cell>
          <table:table-cell office:value-type="float" office:value="-0.005008232" calcext:value-type="float">
            <text:p>-0.005008232</text:p>
          </table:table-cell>
          <table:table-cell/>
          <table:table-cell office:value-type="float" office:value="25.809191914" calcext:value-type="float">
            <text:p>25.809191914</text:p>
          </table:table-cell>
          <table:table-cell office:value-type="float" office:value="25.791401845" calcext:value-type="float">
            <text:p>25.791401845</text:p>
          </table:table-cell>
          <table:table-cell office:value-type="float" office:value="25.789875719" calcext:value-type="float">
            <text:p>25.789875719</text:p>
          </table:table-cell>
          <table:table-cell/>
          <table:table-cell office:value-type="float" office:value="-0.107104766" calcext:value-type="float">
            <text:p>-0.107104766</text:p>
          </table:table-cell>
          <table:table-cell office:value-type="float" office:value="-0.125391879" calcext:value-type="float">
            <text:p>-0.125391879</text:p>
          </table:table-cell>
          <table:table-cell office:value-type="float" office:value="-0.126960649" calcext:value-type="float">
            <text:p>-0.12696064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2 10:45:00</text:p>
          </table:table-cell>
          <table:table-cell office:value-type="float" office:value="25.90833" calcext:value-type="float">
            <text:p>25.90833</text:p>
          </table:table-cell>
          <table:table-cell office:value-type="float" office:value="0.626169518" calcext:value-type="float">
            <text:p>0.626169518</text:p>
          </table:table-cell>
          <table:table-cell office:value-type="float" office:value="0.651782233" calcext:value-type="float">
            <text:p>0.651782233</text:p>
          </table:table-cell>
          <table:table-cell office:value-type="float" office:value="0.640331583" calcext:value-type="float">
            <text:p>0.640331583</text:p>
          </table:table-cell>
          <table:table-cell/>
          <table:table-cell office:value-type="float" office:value="0.005115764" calcext:value-type="float">
            <text:p>0.005115764</text:p>
          </table:table-cell>
          <table:table-cell office:value-type="float" office:value="0.005325018" calcext:value-type="float">
            <text:p>0.005325018</text:p>
          </table:table-cell>
          <table:table-cell office:value-type="float" office:value="0.005231467" calcext:value-type="float">
            <text:p>0.005231467</text:p>
          </table:table-cell>
          <table:table-cell/>
          <table:table-cell office:value-type="float" office:value="-0.004780069" calcext:value-type="float">
            <text:p>-0.004780069</text:p>
          </table:table-cell>
          <table:table-cell office:value-type="float" office:value="-0.004570815" calcext:value-type="float">
            <text:p>-0.004570815</text:p>
          </table:table-cell>
          <table:table-cell office:value-type="float" office:value="-0.004664366" calcext:value-type="float">
            <text:p>-0.004664366</text:p>
          </table:table-cell>
          <table:table-cell/>
          <table:table-cell office:value-type="float" office:value="25.790448341" calcext:value-type="float">
            <text:p>25.790448341</text:p>
          </table:table-cell>
          <table:table-cell office:value-type="float" office:value="25.795609196" calcext:value-type="float">
            <text:p>25.795609196</text:p>
          </table:table-cell>
          <table:table-cell office:value-type="float" office:value="25.793301941" calcext:value-type="float">
            <text:p>25.793301941</text:p>
          </table:table-cell>
          <table:table-cell/>
          <table:table-cell office:value-type="float" office:value="-0.121176204" calcext:value-type="float">
            <text:p>-0.121176204</text:p>
          </table:table-cell>
          <table:table-cell office:value-type="float" office:value="-0.115871177" calcext:value-type="float">
            <text:p>-0.115871177</text:p>
          </table:table-cell>
          <table:table-cell office:value-type="float" office:value="-0.118242885" calcext:value-type="float">
            <text:p>-0.11824288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2 10:45:01</text:p>
          </table:table-cell>
          <table:table-cell office:value-type="float" office:value="25.9235" calcext:value-type="float">
            <text:p>25.9235</text:p>
          </table:table-cell>
          <table:table-cell office:value-type="float" office:value="0.663210233" calcext:value-type="float">
            <text:p>0.663210233</text:p>
          </table:table-cell>
          <table:table-cell office:value-type="float" office:value="0.604764891" calcext:value-type="float">
            <text:p>0.604764891</text:p>
          </table:table-cell>
          <table:table-cell office:value-type="float" office:value="0.63288577" calcext:value-type="float">
            <text:p>0.63288577</text:p>
          </table:table-cell>
          <table:table-cell/>
          <table:table-cell office:value-type="float" office:value="0.005418384" calcext:value-type="float">
            <text:p>0.005418384</text:p>
          </table:table-cell>
          <table:table-cell office:value-type="float" office:value="0.00494089" calcext:value-type="float">
            <text:p>0.00494089</text:p>
          </table:table-cell>
          <table:table-cell office:value-type="float" office:value="0.005170635" calcext:value-type="float">
            <text:p>0.005170635</text:p>
          </table:table-cell>
          <table:table-cell/>
          <table:table-cell office:value-type="float" office:value="-0.004477449" calcext:value-type="float">
            <text:p>-0.004477449</text:p>
          </table:table-cell>
          <table:table-cell office:value-type="float" office:value="-0.004954944" calcext:value-type="float">
            <text:p>-0.004954944</text:p>
          </table:table-cell>
          <table:table-cell office:value-type="float" office:value="-0.004725198" calcext:value-type="float">
            <text:p>-0.004725198</text:p>
          </table:table-cell>
          <table:table-cell/>
          <table:table-cell office:value-type="float" office:value="25.813075544" calcext:value-type="float">
            <text:p>25.813075544</text:p>
          </table:table-cell>
          <table:table-cell office:value-type="float" office:value="25.8012992" calcext:value-type="float">
            <text:p>25.8012992</text:p>
          </table:table-cell>
          <table:table-cell office:value-type="float" office:value="25.806965384" calcext:value-type="float">
            <text:p>25.806965384</text:p>
          </table:table-cell>
          <table:table-cell/>
          <table:table-cell office:value-type="float" office:value="-0.113504166" calcext:value-type="float">
            <text:p>-0.113504166</text:p>
          </table:table-cell>
          <table:table-cell office:value-type="float" office:value="-0.125609657" calcext:value-type="float">
            <text:p>-0.125609657</text:p>
          </table:table-cell>
          <table:table-cell office:value-type="float" office:value="-0.119785098" calcext:value-type="float">
            <text:p>-0.11978509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2 10:45:02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33571819" calcext:value-type="float">
            <text:p>0.633571819</text:p>
          </table:table-cell>
          <table:table-cell office:value-type="float" office:value="0.616616084" calcext:value-type="float">
            <text:p>0.616616084</text:p>
          </table:table-cell>
          <table:table-cell office:value-type="float" office:value="0.675348124" calcext:value-type="float">
            <text:p>0.675348124</text:p>
          </table:table-cell>
          <table:table-cell/>
          <table:table-cell office:value-type="float" office:value="0.00517624" calcext:value-type="float">
            <text:p>0.00517624</text:p>
          </table:table-cell>
          <table:table-cell office:value-type="float" office:value="0.005037713" calcext:value-type="float">
            <text:p>0.005037713</text:p>
          </table:table-cell>
          <table:table-cell office:value-type="float" office:value="0.00551755" calcext:value-type="float">
            <text:p>0.00551755</text:p>
          </table:table-cell>
          <table:table-cell/>
          <table:table-cell office:value-type="float" office:value="-0.004719593" calcext:value-type="float">
            <text:p>-0.004719593</text:p>
          </table:table-cell>
          <table:table-cell office:value-type="float" office:value="-0.00485812" calcext:value-type="float">
            <text:p>-0.00485812</text:p>
          </table:table-cell>
          <table:table-cell office:value-type="float" office:value="-0.004378283" calcext:value-type="float">
            <text:p>-0.004378283</text:p>
          </table:table-cell>
          <table:table-cell/>
          <table:table-cell office:value-type="float" office:value="25.802049037" calcext:value-type="float">
            <text:p>25.802049037</text:p>
          </table:table-cell>
          <table:table-cell office:value-type="float" office:value="25.79863255" calcext:value-type="float">
            <text:p>25.79863255</text:p>
          </table:table-cell>
          <table:table-cell office:value-type="float" office:value="25.81046669" calcext:value-type="float">
            <text:p>25.81046669</text:p>
          </table:table-cell>
          <table:table-cell/>
          <table:table-cell office:value-type="float" office:value="-0.119643" calcext:value-type="float">
            <text:p>-0.119643</text:p>
          </table:table-cell>
          <table:table-cell office:value-type="float" office:value="-0.123154965" calcext:value-type="float">
            <text:p>-0.123154965</text:p>
          </table:table-cell>
          <table:table-cell office:value-type="float" office:value="-0.110990128" calcext:value-type="float">
            <text:p>-0.11099012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2 10:45:04</text:p>
          </table:table-cell>
          <table:table-cell office:value-type="float" office:value="25.9235" calcext:value-type="float">
            <text:p>25.9235</text:p>
          </table:table-cell>
          <table:table-cell office:value-type="float" office:value="0.693957292" calcext:value-type="float">
            <text:p>0.693957292</text:p>
          </table:table-cell>
          <table:table-cell office:value-type="float" office:value="0.60572095" calcext:value-type="float">
            <text:p>0.60572095</text:p>
          </table:table-cell>
          <table:table-cell office:value-type="float" office:value="0.597972345" calcext:value-type="float">
            <text:p>0.597972345</text:p>
          </table:table-cell>
          <table:table-cell/>
          <table:table-cell office:value-type="float" office:value="0.005669586" calcext:value-type="float">
            <text:p>0.005669586</text:p>
          </table:table-cell>
          <table:table-cell office:value-type="float" office:value="0.004948701" calcext:value-type="float">
            <text:p>0.004948701</text:p>
          </table:table-cell>
          <table:table-cell office:value-type="float" office:value="0.004885395" calcext:value-type="float">
            <text:p>0.004885395</text:p>
          </table:table-cell>
          <table:table-cell/>
          <table:table-cell office:value-type="float" office:value="-0.004226248" calcext:value-type="float">
            <text:p>-0.004226248</text:p>
          </table:table-cell>
          <table:table-cell office:value-type="float" office:value="-0.004947133" calcext:value-type="float">
            <text:p>-0.004947133</text:p>
          </table:table-cell>
          <table:table-cell office:value-type="float" office:value="-0.005010438" calcext:value-type="float">
            <text:p>-0.005010438</text:p>
          </table:table-cell>
          <table:table-cell/>
          <table:table-cell office:value-type="float" office:value="25.819270821" calcext:value-type="float">
            <text:p>25.819270821</text:p>
          </table:table-cell>
          <table:table-cell office:value-type="float" office:value="25.80149184" calcext:value-type="float">
            <text:p>25.80149184</text:p>
          </table:table-cell>
          <table:table-cell office:value-type="float" office:value="25.799930539" calcext:value-type="float">
            <text:p>25.799930539</text:p>
          </table:table-cell>
          <table:table-cell/>
          <table:table-cell office:value-type="float" office:value="-0.107135753" calcext:value-type="float">
            <text:p>-0.107135753</text:p>
          </table:table-cell>
          <table:table-cell office:value-type="float" office:value="-0.125411632" calcext:value-type="float">
            <text:p>-0.125411632</text:p>
          </table:table-cell>
          <table:table-cell office:value-type="float" office:value="-0.127016575" calcext:value-type="float">
            <text:p>-0.12701657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2 10:45:05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98280418" calcext:value-type="float">
            <text:p>0.698280418</text:p>
          </table:table-cell>
          <table:table-cell office:value-type="float" office:value="0.605216695" calcext:value-type="float">
            <text:p>0.605216695</text:p>
          </table:table-cell>
          <table:table-cell office:value-type="float" office:value="0.597687435" calcext:value-type="float">
            <text:p>0.597687435</text:p>
          </table:table-cell>
          <table:table-cell/>
          <table:table-cell office:value-type="float" office:value="0.005704905" calcext:value-type="float">
            <text:p>0.005704905</text:p>
          </table:table-cell>
          <table:table-cell office:value-type="float" office:value="0.004944581" calcext:value-type="float">
            <text:p>0.004944581</text:p>
          </table:table-cell>
          <table:table-cell office:value-type="float" office:value="0.004883067" calcext:value-type="float">
            <text:p>0.004883067</text:p>
          </table:table-cell>
          <table:table-cell/>
          <table:table-cell office:value-type="float" office:value="-0.004190928" calcext:value-type="float">
            <text:p>-0.004190928</text:p>
          </table:table-cell>
          <table:table-cell office:value-type="float" office:value="-0.004951252" calcext:value-type="float">
            <text:p>-0.004951252</text:p>
          </table:table-cell>
          <table:table-cell office:value-type="float" office:value="-0.005012766" calcext:value-type="float">
            <text:p>-0.005012766</text:p>
          </table:table-cell>
          <table:table-cell/>
          <table:table-cell office:value-type="float" office:value="25.81508737" calcext:value-type="float">
            <text:p>25.81508737</text:p>
          </table:table-cell>
          <table:table-cell office:value-type="float" office:value="25.796335629" calcext:value-type="float">
            <text:p>25.796335629</text:p>
          </table:table-cell>
          <table:table-cell office:value-type="float" office:value="25.794818518" calcext:value-type="float">
            <text:p>25.794818518</text:p>
          </table:table-cell>
          <table:table-cell/>
          <table:table-cell office:value-type="float" office:value="-0.106240339" calcext:value-type="float">
            <text:p>-0.106240339</text:p>
          </table:table-cell>
          <table:table-cell office:value-type="float" office:value="-0.125516077" calcext:value-type="float">
            <text:p>-0.125516077</text:p>
          </table:table-cell>
          <table:table-cell office:value-type="float" office:value="-0.127075587" calcext:value-type="float">
            <text:p>-0.12707558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2 10:45:06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43640237" calcext:value-type="float">
            <text:p>0.643640237</text:p>
          </table:table-cell>
          <table:table-cell office:value-type="float" office:value="0.656751473" calcext:value-type="float">
            <text:p>0.656751473</text:p>
          </table:table-cell>
          <table:table-cell office:value-type="float" office:value="0.61463721" calcext:value-type="float">
            <text:p>0.61463721</text:p>
          </table:table-cell>
          <table:table-cell/>
          <table:table-cell office:value-type="float" office:value="0.005258499" calcext:value-type="float">
            <text:p>0.005258499</text:p>
          </table:table-cell>
          <table:table-cell office:value-type="float" office:value="0.005365617" calcext:value-type="float">
            <text:p>0.005365617</text:p>
          </table:table-cell>
          <table:table-cell office:value-type="float" office:value="0.005021546" calcext:value-type="float">
            <text:p>0.005021546</text:p>
          </table:table-cell>
          <table:table-cell/>
          <table:table-cell office:value-type="float" office:value="-0.004637335" calcext:value-type="float">
            <text:p>-0.004637335</text:p>
          </table:table-cell>
          <table:table-cell office:value-type="float" office:value="-0.004530217" calcext:value-type="float">
            <text:p>-0.004530217</text:p>
          </table:table-cell>
          <table:table-cell office:value-type="float" office:value="-0.004874288" calcext:value-type="float">
            <text:p>-0.004874288</text:p>
          </table:table-cell>
          <table:table-cell/>
          <table:table-cell office:value-type="float" office:value="25.804077763" calcext:value-type="float">
            <text:p>25.804077763</text:p>
          </table:table-cell>
          <table:table-cell office:value-type="float" office:value="25.806719594" calcext:value-type="float">
            <text:p>25.806719594</text:p>
          </table:table-cell>
          <table:table-cell office:value-type="float" office:value="25.798233817" calcext:value-type="float">
            <text:p>25.798233817</text:p>
          </table:table-cell>
          <table:table-cell/>
          <table:table-cell office:value-type="float" office:value="-0.117557582" calcext:value-type="float">
            <text:p>-0.117557582</text:p>
          </table:table-cell>
          <table:table-cell office:value-type="float" office:value="-0.114841928" calcext:value-type="float">
            <text:p>-0.114841928</text:p>
          </table:table-cell>
          <table:table-cell office:value-type="float" office:value="-0.123564841" calcext:value-type="float">
            <text:p>-0.12356484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2 10:45:07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76544389" calcext:value-type="float">
            <text:p>0.676544389</text:p>
          </table:table-cell>
          <table:table-cell office:value-type="float" office:value="0.620636418" calcext:value-type="float">
            <text:p>0.620636418</text:p>
          </table:table-cell>
          <table:table-cell office:value-type="float" office:value="0.606262756" calcext:value-type="float">
            <text:p>0.606262756</text:p>
          </table:table-cell>
          <table:table-cell/>
          <table:table-cell office:value-type="float" office:value="0.005527323" calcext:value-type="float">
            <text:p>0.005527323</text:p>
          </table:table-cell>
          <table:table-cell office:value-type="float" office:value="0.005070559" calcext:value-type="float">
            <text:p>0.005070559</text:p>
          </table:table-cell>
          <table:table-cell office:value-type="float" office:value="0.004953127" calcext:value-type="float">
            <text:p>0.004953127</text:p>
          </table:table-cell>
          <table:table-cell/>
          <table:table-cell office:value-type="float" office:value="-0.00436851" calcext:value-type="float">
            <text:p>-0.00436851</text:p>
          </table:table-cell>
          <table:table-cell office:value-type="float" office:value="-0.004825274" calcext:value-type="float">
            <text:p>-0.004825274</text:p>
          </table:table-cell>
          <table:table-cell office:value-type="float" office:value="-0.004942706" calcext:value-type="float">
            <text:p>-0.004942706</text:p>
          </table:table-cell>
          <table:table-cell/>
          <table:table-cell office:value-type="float" office:value="25.805653187" calcext:value-type="float">
            <text:p>25.805653187</text:p>
          </table:table-cell>
          <table:table-cell office:value-type="float" office:value="25.794388034" calcext:value-type="float">
            <text:p>25.794388034</text:p>
          </table:table-cell>
          <table:table-cell office:value-type="float" office:value="25.7914918" calcext:value-type="float">
            <text:p>25.7914918</text:p>
          </table:table-cell>
          <table:table-cell/>
          <table:table-cell office:value-type="float" office:value="-0.110742354" calcext:value-type="float">
            <text:p>-0.110742354</text:p>
          </table:table-cell>
          <table:table-cell office:value-type="float" office:value="-0.12232225" calcext:value-type="float">
            <text:p>-0.12232225</text:p>
          </table:table-cell>
          <table:table-cell office:value-type="float" office:value="-0.12529941" calcext:value-type="float">
            <text:p>-0.1252994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2 10:45:09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47550898" calcext:value-type="float">
            <text:p>0.647550898</text:p>
          </table:table-cell>
          <table:table-cell office:value-type="float" office:value="0.602217388" calcext:value-type="float">
            <text:p>0.602217388</text:p>
          </table:table-cell>
          <table:table-cell office:value-type="float" office:value="0.652559477" calcext:value-type="float">
            <text:p>0.652559477</text:p>
          </table:table-cell>
          <table:table-cell/>
          <table:table-cell office:value-type="float" office:value="0.005290449" calcext:value-type="float">
            <text:p>0.005290449</text:p>
          </table:table-cell>
          <table:table-cell office:value-type="float" office:value="0.004920077" calcext:value-type="float">
            <text:p>0.004920077</text:p>
          </table:table-cell>
          <table:table-cell office:value-type="float" office:value="0.005331368" calcext:value-type="float">
            <text:p>0.005331368</text:p>
          </table:table-cell>
          <table:table-cell/>
          <table:table-cell office:value-type="float" office:value="-0.004605385" calcext:value-type="float">
            <text:p>-0.004605385</text:p>
          </table:table-cell>
          <table:table-cell office:value-type="float" office:value="-0.004975757" calcext:value-type="float">
            <text:p>-0.004975757</text:p>
          </table:table-cell>
          <table:table-cell office:value-type="float" office:value="-0.004564465" calcext:value-type="float">
            <text:p>-0.004564465</text:p>
          </table:table-cell>
          <table:table-cell/>
          <table:table-cell office:value-type="float" office:value="25.799811169" calcext:value-type="float">
            <text:p>25.799811169</text:p>
          </table:table-cell>
          <table:table-cell office:value-type="float" office:value="25.790676674" calcext:value-type="float">
            <text:p>25.790676674</text:p>
          </table:table-cell>
          <table:table-cell office:value-type="float" office:value="25.800820371" calcext:value-type="float">
            <text:p>25.800820371</text:p>
          </table:table-cell>
          <table:table-cell/>
          <table:table-cell office:value-type="float" office:value="-0.116747588" calcext:value-type="float">
            <text:p>-0.116747588</text:p>
          </table:table-cell>
          <table:table-cell office:value-type="float" office:value="-0.126137313" calcext:value-type="float">
            <text:p>-0.126137313</text:p>
          </table:table-cell>
          <table:table-cell office:value-type="float" office:value="-0.115710191" calcext:value-type="float">
            <text:p>-0.11571019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2 10:45:10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36527018" calcext:value-type="float">
            <text:p>0.636527018</text:p>
          </table:table-cell>
          <table:table-cell office:value-type="float" office:value="0.598279905" calcext:value-type="float">
            <text:p>0.598279905</text:p>
          </table:table-cell>
          <table:table-cell office:value-type="float" office:value="0.672707042" calcext:value-type="float">
            <text:p>0.672707042</text:p>
          </table:table-cell>
          <table:table-cell/>
          <table:table-cell office:value-type="float" office:value="0.005200384" calcext:value-type="float">
            <text:p>0.005200384</text:p>
          </table:table-cell>
          <table:table-cell office:value-type="float" office:value="0.004887908" calcext:value-type="float">
            <text:p>0.004887908</text:p>
          </table:table-cell>
          <table:table-cell office:value-type="float" office:value="0.005495973" calcext:value-type="float">
            <text:p>0.005495973</text:p>
          </table:table-cell>
          <table:table-cell/>
          <table:table-cell office:value-type="float" office:value="-0.004695449" calcext:value-type="float">
            <text:p>-0.004695449</text:p>
          </table:table-cell>
          <table:table-cell office:value-type="float" office:value="-0.005007926" calcext:value-type="float">
            <text:p>-0.005007926</text:p>
          </table:table-cell>
          <table:table-cell office:value-type="float" office:value="-0.004399861" calcext:value-type="float">
            <text:p>-0.004399861</text:p>
          </table:table-cell>
          <table:table-cell/>
          <table:table-cell office:value-type="float" office:value="25.802644493" calcext:value-type="float">
            <text:p>25.802644493</text:p>
          </table:table-cell>
          <table:table-cell office:value-type="float" office:value="25.794937898" calcext:value-type="float">
            <text:p>25.794937898</text:p>
          </table:table-cell>
          <table:table-cell office:value-type="float" office:value="25.809934531" calcext:value-type="float">
            <text:p>25.809934531</text:p>
          </table:table-cell>
          <table:table-cell/>
          <table:table-cell office:value-type="float" office:value="-0.119030905" calcext:value-type="float">
            <text:p>-0.119030905</text:p>
          </table:table-cell>
          <table:table-cell office:value-type="float" office:value="-0.126952871" calcext:value-type="float">
            <text:p>-0.126952871</text:p>
          </table:table-cell>
          <table:table-cell office:value-type="float" office:value="-0.111537156" calcext:value-type="float">
            <text:p>-0.11153715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2 10:45:11</text:p>
          </table:table-cell>
          <table:table-cell office:value-type="float" office:value="25.92855" calcext:value-type="float">
            <text:p>25.92855</text:p>
          </table:table-cell>
          <table:table-cell office:value-type="float" office:value="0.686581813" calcext:value-type="float">
            <text:p>0.686581813</text:p>
          </table:table-cell>
          <table:table-cell office:value-type="float" office:value="0.609889699" calcext:value-type="float">
            <text:p>0.609889699</text:p>
          </table:table-cell>
          <table:table-cell office:value-type="float" office:value="0.601933074" calcext:value-type="float">
            <text:p>0.601933074</text:p>
          </table:table-cell>
          <table:table-cell/>
          <table:table-cell office:value-type="float" office:value="0.005609329" calcext:value-type="float">
            <text:p>0.005609329</text:p>
          </table:table-cell>
          <table:table-cell office:value-type="float" office:value="0.004982759" calcext:value-type="float">
            <text:p>0.004982759</text:p>
          </table:table-cell>
          <table:table-cell office:value-type="float" office:value="0.004917754" calcext:value-type="float">
            <text:p>0.004917754</text:p>
          </table:table-cell>
          <table:table-cell/>
          <table:table-cell office:value-type="float" office:value="-0.004286505" calcext:value-type="float">
            <text:p>-0.004286505</text:p>
          </table:table-cell>
          <table:table-cell office:value-type="float" office:value="-0.004913074" calcext:value-type="float">
            <text:p>-0.004913074</text:p>
          </table:table-cell>
          <table:table-cell office:value-type="float" office:value="-0.004978079" calcext:value-type="float">
            <text:p>-0.004978079</text:p>
          </table:table-cell>
          <table:table-cell/>
          <table:table-cell office:value-type="float" office:value="25.82283926" calcext:value-type="float">
            <text:p>25.82283926</text:p>
          </table:table-cell>
          <table:table-cell office:value-type="float" office:value="25.807386422" calcext:value-type="float">
            <text:p>25.807386422</text:p>
          </table:table-cell>
          <table:table-cell office:value-type="float" office:value="25.805783214" calcext:value-type="float">
            <text:p>25.805783214</text:p>
          </table:table-cell>
          <table:table-cell/>
          <table:table-cell office:value-type="float" office:value="-0.108663377" calcext:value-type="float">
            <text:p>-0.108663377</text:p>
          </table:table-cell>
          <table:table-cell office:value-type="float" office:value="-0.124548174" calcext:value-type="float">
            <text:p>-0.124548174</text:p>
          </table:table-cell>
          <table:table-cell office:value-type="float" office:value="-0.126196202" calcext:value-type="float">
            <text:p>-0.12619620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2 10:45:12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48568946" calcext:value-type="float">
            <text:p>0.648568946</text:p>
          </table:table-cell>
          <table:table-cell office:value-type="float" office:value="0.602517796" calcext:value-type="float">
            <text:p>0.602517796</text:p>
          </table:table-cell>
          <table:table-cell office:value-type="float" office:value="0.651093203" calcext:value-type="float">
            <text:p>0.651093203</text:p>
          </table:table-cell>
          <table:table-cell/>
          <table:table-cell office:value-type="float" office:value="0.005298766" calcext:value-type="float">
            <text:p>0.005298766</text:p>
          </table:table-cell>
          <table:table-cell office:value-type="float" office:value="0.004922531" calcext:value-type="float">
            <text:p>0.004922531</text:p>
          </table:table-cell>
          <table:table-cell office:value-type="float" office:value="0.005319389" calcext:value-type="float">
            <text:p>0.005319389</text:p>
          </table:table-cell>
          <table:table-cell/>
          <table:table-cell office:value-type="float" office:value="-0.004597067" calcext:value-type="float">
            <text:p>-0.004597067</text:p>
          </table:table-cell>
          <table:table-cell office:value-type="float" office:value="-0.004973302" calcext:value-type="float">
            <text:p>-0.004973302</text:p>
          </table:table-cell>
          <table:table-cell office:value-type="float" office:value="-0.004576444" calcext:value-type="float">
            <text:p>-0.004576444</text:p>
          </table:table-cell>
          <table:table-cell/>
          <table:table-cell office:value-type="float" office:value="25.805070868" calcext:value-type="float">
            <text:p>25.805070868</text:p>
          </table:table-cell>
          <table:table-cell office:value-type="float" office:value="25.795791814" calcext:value-type="float">
            <text:p>25.795791814</text:p>
          </table:table-cell>
          <table:table-cell office:value-type="float" office:value="25.805579489" calcext:value-type="float">
            <text:p>25.805579489</text:p>
          </table:table-cell>
          <table:table-cell/>
          <table:table-cell office:value-type="float" office:value="-0.116536726" calcext:value-type="float">
            <text:p>-0.116536726</text:p>
          </table:table-cell>
          <table:table-cell office:value-type="float" office:value="-0.12607509" calcext:value-type="float">
            <text:p>-0.12607509</text:p>
          </table:table-cell>
          <table:table-cell office:value-type="float" office:value="-0.116013891" calcext:value-type="float">
            <text:p>-0.11601389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2 10:45:14</text:p>
          </table:table-cell>
          <table:table-cell office:value-type="float" office:value="25.9336" calcext:value-type="float">
            <text:p>25.9336</text:p>
          </table:table-cell>
          <table:table-cell office:value-type="float" office:value="0.622806623" calcext:value-type="float">
            <text:p>0.622806623</text:p>
          </table:table-cell>
          <table:table-cell office:value-type="float" office:value="0.662573655" calcext:value-type="float">
            <text:p>0.662573655</text:p>
          </table:table-cell>
          <table:table-cell office:value-type="float" office:value="0.627954081" calcext:value-type="float">
            <text:p>0.627954081</text:p>
          </table:table-cell>
          <table:table-cell/>
          <table:table-cell office:value-type="float" office:value="0.005088289" calcext:value-type="float">
            <text:p>0.005088289</text:p>
          </table:table-cell>
          <table:table-cell office:value-type="float" office:value="0.005413183" calcext:value-type="float">
            <text:p>0.005413183</text:p>
          </table:table-cell>
          <table:table-cell office:value-type="float" office:value="0.005130344" calcext:value-type="float">
            <text:p>0.005130344</text:p>
          </table:table-cell>
          <table:table-cell/>
          <table:table-cell office:value-type="float" office:value="-0.004807544" calcext:value-type="float">
            <text:p>-0.004807544</text:p>
          </table:table-cell>
          <table:table-cell office:value-type="float" office:value="-0.00448265" calcext:value-type="float">
            <text:p>-0.00448265</text:p>
          </table:table-cell>
          <table:table-cell office:value-type="float" office:value="-0.00476549" calcext:value-type="float">
            <text:p>-0.00476549</text:p>
          </table:table-cell>
          <table:table-cell/>
          <table:table-cell office:value-type="float" office:value="25.815043683" calcext:value-type="float">
            <text:p>25.815043683</text:p>
          </table:table-cell>
          <table:table-cell office:value-type="float" office:value="25.823056389" calcext:value-type="float">
            <text:p>25.823056389</text:p>
          </table:table-cell>
          <table:table-cell office:value-type="float" office:value="25.816080853" calcext:value-type="float">
            <text:p>25.816080853</text:p>
          </table:table-cell>
          <table:table-cell/>
          <table:table-cell office:value-type="float" office:value="-0.121872745" calcext:value-type="float">
            <text:p>-0.121872745</text:p>
          </table:table-cell>
          <table:table-cell office:value-type="float" office:value="-0.113636016" calcext:value-type="float">
            <text:p>-0.113636016</text:p>
          </table:table-cell>
          <table:table-cell office:value-type="float" office:value="-0.120806575" calcext:value-type="float">
            <text:p>-0.12080657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2 10:45:15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63191159" calcext:value-type="float">
            <text:p>0.663191159</text:p>
          </table:table-cell>
          <table:table-cell office:value-type="float" office:value="0.60375042" calcext:value-type="float">
            <text:p>0.60375042</text:p>
          </table:table-cell>
          <table:table-cell office:value-type="float" office:value="0.6354291" calcext:value-type="float">
            <text:p>0.6354291</text:p>
          </table:table-cell>
          <table:table-cell/>
          <table:table-cell office:value-type="float" office:value="0.005418228" calcext:value-type="float">
            <text:p>0.005418228</text:p>
          </table:table-cell>
          <table:table-cell office:value-type="float" office:value="0.004932601" calcext:value-type="float">
            <text:p>0.004932601</text:p>
          </table:table-cell>
          <table:table-cell office:value-type="float" office:value="0.005191414" calcext:value-type="float">
            <text:p>0.005191414</text:p>
          </table:table-cell>
          <table:table-cell/>
          <table:table-cell office:value-type="float" office:value="-0.004477605" calcext:value-type="float">
            <text:p>-0.004477605</text:p>
          </table:table-cell>
          <table:table-cell office:value-type="float" office:value="-0.004963232" calcext:value-type="float">
            <text:p>-0.004963232</text:p>
          </table:table-cell>
          <table:table-cell office:value-type="float" office:value="-0.004704419" calcext:value-type="float">
            <text:p>-0.004704419</text:p>
          </table:table-cell>
          <table:table-cell/>
          <table:table-cell office:value-type="float" office:value="25.808017147" calcext:value-type="float">
            <text:p>25.808017147</text:p>
          </table:table-cell>
          <table:table-cell office:value-type="float" office:value="25.796040182" calcext:value-type="float">
            <text:p>25.796040182</text:p>
          </table:table-cell>
          <table:table-cell office:value-type="float" office:value="25.802423269" calcext:value-type="float">
            <text:p>25.802423269</text:p>
          </table:table-cell>
          <table:table-cell/>
          <table:table-cell office:value-type="float" office:value="-0.113508117" calcext:value-type="float">
            <text:p>-0.113508117</text:p>
          </table:table-cell>
          <table:table-cell office:value-type="float" office:value="-0.125819781" calcext:value-type="float">
            <text:p>-0.125819781</text:p>
          </table:table-cell>
          <table:table-cell office:value-type="float" office:value="-0.119258311" calcext:value-type="float">
            <text:p>-0.11925831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2 10:45:16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38811664" calcext:value-type="float">
            <text:p>0.638811664</text:p>
          </table:table-cell>
          <table:table-cell office:value-type="float" office:value="0.599342656" calcext:value-type="float">
            <text:p>0.599342656</text:p>
          </table:table-cell>
          <table:table-cell office:value-type="float" office:value="0.666110595" calcext:value-type="float">
            <text:p>0.666110595</text:p>
          </table:table-cell>
          <table:table-cell/>
          <table:table-cell office:value-type="float" office:value="0.00521905" calcext:value-type="float">
            <text:p>0.00521905</text:p>
          </table:table-cell>
          <table:table-cell office:value-type="float" office:value="0.00489659" calcext:value-type="float">
            <text:p>0.00489659</text:p>
          </table:table-cell>
          <table:table-cell office:value-type="float" office:value="0.00544208" calcext:value-type="float">
            <text:p>0.00544208</text:p>
          </table:table-cell>
          <table:table-cell/>
          <table:table-cell office:value-type="float" office:value="-0.004676784" calcext:value-type="float">
            <text:p>-0.004676784</text:p>
          </table:table-cell>
          <table:table-cell office:value-type="float" office:value="-0.004999243" calcext:value-type="float">
            <text:p>-0.004999243</text:p>
          </table:table-cell>
          <table:table-cell office:value-type="float" office:value="-0.004453753" calcext:value-type="float">
            <text:p>-0.004453753</text:p>
          </table:table-cell>
          <table:table-cell/>
          <table:table-cell office:value-type="float" office:value="25.798050259" calcext:value-type="float">
            <text:p>25.798050259</text:p>
          </table:table-cell>
          <table:table-cell office:value-type="float" office:value="25.790097426" calcext:value-type="float">
            <text:p>25.790097426</text:p>
          </table:table-cell>
          <table:table-cell office:value-type="float" office:value="25.803550842" calcext:value-type="float">
            <text:p>25.803550842</text:p>
          </table:table-cell>
          <table:table-cell/>
          <table:table-cell office:value-type="float" office:value="-0.118557698" calcext:value-type="float">
            <text:p>-0.118557698</text:p>
          </table:table-cell>
          <table:table-cell office:value-type="float" office:value="-0.126732747" calcext:value-type="float">
            <text:p>-0.126732747</text:p>
          </table:table-cell>
          <table:table-cell office:value-type="float" office:value="-0.112903433" calcext:value-type="float">
            <text:p>-0.11290343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2 10:45:17</text:p>
          </table:table-cell>
          <table:table-cell office:value-type="float" office:value="25.90833" calcext:value-type="float">
            <text:p>25.90833</text:p>
          </table:table-cell>
          <table:table-cell office:value-type="float" office:value="0.622871592" calcext:value-type="float">
            <text:p>0.622871592</text:p>
          </table:table-cell>
          <table:table-cell office:value-type="float" office:value="0.672727903" calcext:value-type="float">
            <text:p>0.672727903</text:p>
          </table:table-cell>
          <table:table-cell office:value-type="float" office:value="0.618450119" calcext:value-type="float">
            <text:p>0.618450119</text:p>
          </table:table-cell>
          <table:table-cell/>
          <table:table-cell office:value-type="float" office:value="0.00508882" calcext:value-type="float">
            <text:p>0.00508882</text:p>
          </table:table-cell>
          <table:table-cell office:value-type="float" office:value="0.005496143" calcext:value-type="float">
            <text:p>0.005496143</text:p>
          </table:table-cell>
          <table:table-cell office:value-type="float" office:value="0.005052697" calcext:value-type="float">
            <text:p>0.005052697</text:p>
          </table:table-cell>
          <table:table-cell/>
          <table:table-cell office:value-type="float" office:value="-0.004807013" calcext:value-type="float">
            <text:p>-0.004807013</text:p>
          </table:table-cell>
          <table:table-cell office:value-type="float" office:value="-0.00439969" calcext:value-type="float">
            <text:p>-0.00439969</text:p>
          </table:table-cell>
          <table:table-cell office:value-type="float" office:value="-0.004843136" calcext:value-type="float">
            <text:p>-0.004843136</text:p>
          </table:table-cell>
          <table:table-cell/>
          <table:table-cell office:value-type="float" office:value="25.789783821" calcext:value-type="float">
            <text:p>25.789783821</text:p>
          </table:table-cell>
          <table:table-cell office:value-type="float" office:value="25.799829644" calcext:value-type="float">
            <text:p>25.799829644</text:p>
          </table:table-cell>
          <table:table-cell office:value-type="float" office:value="25.78889291" calcext:value-type="float">
            <text:p>25.78889291</text:p>
          </table:table-cell>
          <table:table-cell/>
          <table:table-cell office:value-type="float" office:value="-0.121859288" calcext:value-type="float">
            <text:p>-0.121859288</text:p>
          </table:table-cell>
          <table:table-cell office:value-type="float" office:value="-0.111532835" calcext:value-type="float">
            <text:p>-0.111532835</text:p>
          </table:table-cell>
          <table:table-cell office:value-type="float" office:value="-0.122775089" calcext:value-type="float">
            <text:p>-0.12277508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2 10:45:19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84991561" calcext:value-type="float">
            <text:p>0.684991561</text:p>
          </table:table-cell>
          <table:table-cell office:value-type="float" office:value="0.610980464" calcext:value-type="float">
            <text:p>0.610980464</text:p>
          </table:table-cell>
          <table:table-cell office:value-type="float" office:value="0.60290761" calcext:value-type="float">
            <text:p>0.60290761</text:p>
          </table:table-cell>
          <table:table-cell/>
          <table:table-cell office:value-type="float" office:value="0.005596336" calcext:value-type="float">
            <text:p>0.005596336</text:p>
          </table:table-cell>
          <table:table-cell office:value-type="float" office:value="0.00499167" calcext:value-type="float">
            <text:p>0.00499167</text:p>
          </table:table-cell>
          <table:table-cell office:value-type="float" office:value="0.004925716" calcext:value-type="float">
            <text:p>0.004925716</text:p>
          </table:table-cell>
          <table:table-cell/>
          <table:table-cell office:value-type="float" office:value="-0.004299497" calcext:value-type="float">
            <text:p>-0.004299497</text:p>
          </table:table-cell>
          <table:table-cell office:value-type="float" office:value="-0.004904163" calcext:value-type="float">
            <text:p>-0.004904163</text:p>
          </table:table-cell>
          <table:table-cell office:value-type="float" office:value="-0.004970118" calcext:value-type="float">
            <text:p>-0.004970118</text:p>
          </table:table-cell>
          <table:table-cell/>
          <table:table-cell office:value-type="float" office:value="25.81240977" calcext:value-type="float">
            <text:p>25.81240977</text:p>
          </table:table-cell>
          <table:table-cell office:value-type="float" office:value="25.797497001" calcext:value-type="float">
            <text:p>25.797497001</text:p>
          </table:table-cell>
          <table:table-cell office:value-type="float" office:value="25.79587036" calcext:value-type="float">
            <text:p>25.79587036</text:p>
          </table:table-cell>
          <table:table-cell/>
          <table:table-cell office:value-type="float" office:value="-0.108992754" calcext:value-type="float">
            <text:p>-0.108992754</text:p>
          </table:table-cell>
          <table:table-cell office:value-type="float" office:value="-0.124322248" calcext:value-type="float">
            <text:p>-0.124322248</text:p>
          </table:table-cell>
          <table:table-cell office:value-type="float" office:value="-0.125994349" calcext:value-type="float">
            <text:p>-0.1259943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2 10:45:20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9684931" calcext:value-type="float">
            <text:p>0.69684931</text:p>
          </table:table-cell>
          <table:table-cell office:value-type="float" office:value="0.604427529" calcext:value-type="float">
            <text:p>0.604427529</text:p>
          </table:table-cell>
          <table:table-cell office:value-type="float" office:value="0.598421168" calcext:value-type="float">
            <text:p>0.598421168</text:p>
          </table:table-cell>
          <table:table-cell/>
          <table:table-cell office:value-type="float" office:value="0.005693213" calcext:value-type="float">
            <text:p>0.005693213</text:p>
          </table:table-cell>
          <table:table-cell office:value-type="float" office:value="0.004938133" calcext:value-type="float">
            <text:p>0.004938133</text:p>
          </table:table-cell>
          <table:table-cell office:value-type="float" office:value="0.004889062" calcext:value-type="float">
            <text:p>0.004889062</text:p>
          </table:table-cell>
          <table:table-cell/>
          <table:table-cell office:value-type="float" office:value="-0.00420262" calcext:value-type="float">
            <text:p>-0.00420262</text:p>
          </table:table-cell>
          <table:table-cell office:value-type="float" office:value="-0.0049577" calcext:value-type="float">
            <text:p>-0.0049577</text:p>
          </table:table-cell>
          <table:table-cell office:value-type="float" office:value="-0.005006772" calcext:value-type="float">
            <text:p>-0.005006772</text:p>
          </table:table-cell>
          <table:table-cell/>
          <table:table-cell office:value-type="float" office:value="25.80974449" calcext:value-type="float">
            <text:p>25.80974449</text:p>
          </table:table-cell>
          <table:table-cell office:value-type="float" office:value="25.791122009" calcext:value-type="float">
            <text:p>25.791122009</text:p>
          </table:table-cell>
          <table:table-cell office:value-type="float" office:value="25.78991175" calcext:value-type="float">
            <text:p>25.78991175</text:p>
          </table:table-cell>
          <table:table-cell/>
          <table:table-cell office:value-type="float" office:value="-0.106536753" calcext:value-type="float">
            <text:p>-0.106536753</text:p>
          </table:table-cell>
          <table:table-cell office:value-type="float" office:value="-0.125679534" calcext:value-type="float">
            <text:p>-0.125679534</text:p>
          </table:table-cell>
          <table:table-cell office:value-type="float" office:value="-0.126923611" calcext:value-type="float">
            <text:p>-0.12692361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2 10:45:21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24887422" calcext:value-type="float">
            <text:p>0.624887422</text:p>
          </table:table-cell>
          <table:table-cell office:value-type="float" office:value="0.653938729" calcext:value-type="float">
            <text:p>0.653938729</text:p>
          </table:table-cell>
          <table:table-cell office:value-type="float" office:value="0.636525826" calcext:value-type="float">
            <text:p>0.636525826</text:p>
          </table:table-cell>
          <table:table-cell/>
          <table:table-cell office:value-type="float" office:value="0.005105289" calcext:value-type="float">
            <text:p>0.005105289</text:p>
          </table:table-cell>
          <table:table-cell office:value-type="float" office:value="0.005342637" calcext:value-type="float">
            <text:p>0.005342637</text:p>
          </table:table-cell>
          <table:table-cell office:value-type="float" office:value="0.005200374" calcext:value-type="float">
            <text:p>0.005200374</text:p>
          </table:table-cell>
          <table:table-cell/>
          <table:table-cell office:value-type="float" office:value="-0.004790544" calcext:value-type="float">
            <text:p>-0.004790544</text:p>
          </table:table-cell>
          <table:table-cell office:value-type="float" office:value="-0.004553197" calcext:value-type="float">
            <text:p>-0.004553197</text:p>
          </table:table-cell>
          <table:table-cell office:value-type="float" office:value="-0.004695459" calcext:value-type="float">
            <text:p>-0.004695459</text:p>
          </table:table-cell>
          <table:table-cell/>
          <table:table-cell office:value-type="float" office:value="25.80029918" calcext:value-type="float">
            <text:p>25.80029918</text:p>
          </table:table-cell>
          <table:table-cell office:value-type="float" office:value="25.806152844" calcext:value-type="float">
            <text:p>25.806152844</text:p>
          </table:table-cell>
          <table:table-cell office:value-type="float" office:value="25.802644252" calcext:value-type="float">
            <text:p>25.802644252</text:p>
          </table:table-cell>
          <table:table-cell/>
          <table:table-cell office:value-type="float" office:value="-0.121441758" calcext:value-type="float">
            <text:p>-0.121441758</text:p>
          </table:table-cell>
          <table:table-cell office:value-type="float" office:value="-0.115424515" calcext:value-type="float">
            <text:p>-0.115424515</text:p>
          </table:table-cell>
          <table:table-cell office:value-type="float" office:value="-0.119031152" calcext:value-type="float">
            <text:p>-0.11903115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2 10:45:22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75126991" calcext:value-type="float">
            <text:p>0.675126991</text:p>
          </table:table-cell>
          <table:table-cell office:value-type="float" office:value="0.604531837" calcext:value-type="float">
            <text:p>0.604531837</text:p>
          </table:table-cell>
          <table:table-cell office:value-type="float" office:value="0.624131635" calcext:value-type="float">
            <text:p>0.624131635</text:p>
          </table:table-cell>
          <table:table-cell/>
          <table:table-cell office:value-type="float" office:value="0.005515743" calcext:value-type="float">
            <text:p>0.005515743</text:p>
          </table:table-cell>
          <table:table-cell office:value-type="float" office:value="0.004938986" calcext:value-type="float">
            <text:p>0.004938986</text:p>
          </table:table-cell>
          <table:table-cell office:value-type="float" office:value="0.005099115" calcext:value-type="float">
            <text:p>0.005099115</text:p>
          </table:table-cell>
          <table:table-cell/>
          <table:table-cell office:value-type="float" office:value="-0.00438009" calcext:value-type="float">
            <text:p>-0.00438009</text:p>
          </table:table-cell>
          <table:table-cell office:value-type="float" office:value="-0.004956848" calcext:value-type="float">
            <text:p>-0.004956848</text:p>
          </table:table-cell>
          <table:table-cell office:value-type="float" office:value="-0.004796719" calcext:value-type="float">
            <text:p>-0.004796719</text:p>
          </table:table-cell>
          <table:table-cell/>
          <table:table-cell office:value-type="float" office:value="25.80536759" calcext:value-type="float">
            <text:p>25.80536759</text:p>
          </table:table-cell>
          <table:table-cell office:value-type="float" office:value="25.791143027" calcext:value-type="float">
            <text:p>25.791143027</text:p>
          </table:table-cell>
          <table:table-cell office:value-type="float" office:value="25.795092304" calcext:value-type="float">
            <text:p>25.795092304</text:p>
          </table:table-cell>
          <table:table-cell/>
          <table:table-cell office:value-type="float" office:value="-0.111035929" calcext:value-type="float">
            <text:p>-0.111035929</text:p>
          </table:table-cell>
          <table:table-cell office:value-type="float" office:value="-0.125657929" calcext:value-type="float">
            <text:p>-0.125657929</text:p>
          </table:table-cell>
          <table:table-cell office:value-type="float" office:value="-0.121598301" calcext:value-type="float">
            <text:p>-0.12159830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2 10:45:24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35025577" calcext:value-type="float">
            <text:p>0.635025577</text:p>
          </table:table-cell>
          <table:table-cell office:value-type="float" office:value="0.599828434" calcext:value-type="float">
            <text:p>0.599828434</text:p>
          </table:table-cell>
          <table:table-cell office:value-type="float" office:value="0.678361139" calcext:value-type="float">
            <text:p>0.678361139</text:p>
          </table:table-cell>
          <table:table-cell/>
          <table:table-cell office:value-type="float" office:value="0.005188117" calcext:value-type="float">
            <text:p>0.005188117</text:p>
          </table:table-cell>
          <table:table-cell office:value-type="float" office:value="0.004900559" calcext:value-type="float">
            <text:p>0.004900559</text:p>
          </table:table-cell>
          <table:table-cell office:value-type="float" office:value="0.005542166" calcext:value-type="float">
            <text:p>0.005542166</text:p>
          </table:table-cell>
          <table:table-cell/>
          <table:table-cell office:value-type="float" office:value="-0.004707716" calcext:value-type="float">
            <text:p>-0.004707716</text:p>
          </table:table-cell>
          <table:table-cell office:value-type="float" office:value="-0.004995274" calcext:value-type="float">
            <text:p>-0.004995274</text:p>
          </table:table-cell>
          <table:table-cell office:value-type="float" office:value="-0.004353667" calcext:value-type="float">
            <text:p>-0.004353667</text:p>
          </table:table-cell>
          <table:table-cell/>
          <table:table-cell office:value-type="float" office:value="25.797287382" calcext:value-type="float">
            <text:p>25.797287382</text:p>
          </table:table-cell>
          <table:table-cell office:value-type="float" office:value="25.790195309" calcext:value-type="float">
            <text:p>25.790195309</text:p>
          </table:table-cell>
          <table:table-cell office:value-type="float" office:value="25.80601925" calcext:value-type="float">
            <text:p>25.80601925</text:p>
          </table:table-cell>
          <table:table-cell/>
          <table:table-cell office:value-type="float" office:value="-0.119341891" calcext:value-type="float">
            <text:p>-0.119341891</text:p>
          </table:table-cell>
          <table:table-cell office:value-type="float" office:value="-0.126632129" calcext:value-type="float">
            <text:p>-0.126632129</text:p>
          </table:table-cell>
          <table:table-cell office:value-type="float" office:value="-0.110366064" calcext:value-type="float">
            <text:p>-0.11036606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2 10:45:25</text:p>
          </table:table-cell>
          <table:table-cell office:value-type="float" office:value="25.90833" calcext:value-type="float">
            <text:p>25.90833</text:p>
          </table:table-cell>
          <table:table-cell office:value-type="float" office:value="0.683484755" calcext:value-type="float">
            <text:p>0.683484755</text:p>
          </table:table-cell>
          <table:table-cell office:value-type="float" office:value="0.611376239" calcext:value-type="float">
            <text:p>0.611376239</text:p>
          </table:table-cell>
          <table:table-cell office:value-type="float" office:value="0.602766943" calcext:value-type="float">
            <text:p>0.602766943</text:p>
          </table:table-cell>
          <table:table-cell/>
          <table:table-cell office:value-type="float" office:value="0.005584026" calcext:value-type="float">
            <text:p>0.005584026</text:p>
          </table:table-cell>
          <table:table-cell office:value-type="float" office:value="0.004994904" calcext:value-type="float">
            <text:p>0.004994904</text:p>
          </table:table-cell>
          <table:table-cell office:value-type="float" office:value="0.004924567" calcext:value-type="float">
            <text:p>0.004924567</text:p>
          </table:table-cell>
          <table:table-cell/>
          <table:table-cell office:value-type="float" office:value="-0.004311808" calcext:value-type="float">
            <text:p>-0.004311808</text:p>
          </table:table-cell>
          <table:table-cell office:value-type="float" office:value="-0.004900929" calcext:value-type="float">
            <text:p>-0.004900929</text:p>
          </table:table-cell>
          <table:table-cell office:value-type="float" office:value="-0.004971267" calcext:value-type="float">
            <text:p>-0.004971267</text:p>
          </table:table-cell>
          <table:table-cell/>
          <table:table-cell office:value-type="float" office:value="25.80199709" calcext:value-type="float">
            <text:p>25.80199709</text:p>
          </table:table-cell>
          <table:table-cell office:value-type="float" office:value="25.787467546" calcext:value-type="float">
            <text:p>25.787467546</text:p>
          </table:table-cell>
          <table:table-cell office:value-type="float" office:value="25.785732799" calcext:value-type="float">
            <text:p>25.785732799</text:p>
          </table:table-cell>
          <table:table-cell/>
          <table:table-cell office:value-type="float" office:value="-0.109304847" calcext:value-type="float">
            <text:p>-0.109304847</text:p>
          </table:table-cell>
          <table:table-cell office:value-type="float" office:value="-0.124240273" calcext:value-type="float">
            <text:p>-0.124240273</text:p>
          </table:table-cell>
          <table:table-cell office:value-type="float" office:value="-0.126023485" calcext:value-type="float">
            <text:p>-0.12602348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2 10:45:26</text:p>
          </table:table-cell>
          <table:table-cell office:value-type="float" office:value="25.90833" calcext:value-type="float">
            <text:p>25.90833</text:p>
          </table:table-cell>
          <table:table-cell office:value-type="float" office:value="0.695172035" calcext:value-type="float">
            <text:p>0.695172035</text:p>
          </table:table-cell>
          <table:table-cell office:value-type="float" office:value="0.605496836" calcext:value-type="float">
            <text:p>0.605496836</text:p>
          </table:table-cell>
          <table:table-cell office:value-type="float" office:value="0.598256659" calcext:value-type="float">
            <text:p>0.598256659</text:p>
          </table:table-cell>
          <table:table-cell/>
          <table:table-cell office:value-type="float" office:value="0.00567951" calcext:value-type="float">
            <text:p>0.00567951</text:p>
          </table:table-cell>
          <table:table-cell office:value-type="float" office:value="0.00494687" calcext:value-type="float">
            <text:p>0.00494687</text:p>
          </table:table-cell>
          <table:table-cell office:value-type="float" office:value="0.004887718" calcext:value-type="float">
            <text:p>0.004887718</text:p>
          </table:table-cell>
          <table:table-cell/>
          <table:table-cell office:value-type="float" office:value="-0.004216323" calcext:value-type="float">
            <text:p>-0.004216323</text:p>
          </table:table-cell>
          <table:table-cell office:value-type="float" office:value="-0.004948964" calcext:value-type="float">
            <text:p>-0.004948964</text:p>
          </table:table-cell>
          <table:table-cell office:value-type="float" office:value="-0.005008116" calcext:value-type="float">
            <text:p>-0.005008116</text:p>
          </table:table-cell>
          <table:table-cell/>
          <table:table-cell office:value-type="float" office:value="25.804352007" calcext:value-type="float">
            <text:p>25.804352007</text:p>
          </table:table-cell>
          <table:table-cell office:value-type="float" office:value="25.786282865" calcext:value-type="float">
            <text:p>25.786282865</text:p>
          </table:table-cell>
          <table:table-cell office:value-type="float" office:value="25.78482399" calcext:value-type="float">
            <text:p>25.78482399</text:p>
          </table:table-cell>
          <table:table-cell/>
          <table:table-cell office:value-type="float" office:value="-0.106884153" calcext:value-type="float">
            <text:p>-0.106884153</text:p>
          </table:table-cell>
          <table:table-cell office:value-type="float" office:value="-0.125458052" calcext:value-type="float">
            <text:p>-0.125458052</text:p>
          </table:table-cell>
          <table:table-cell office:value-type="float" office:value="-0.126957686" calcext:value-type="float">
            <text:p>-0.12695768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2 10:45:27</text:p>
          </table:table-cell>
          <table:table-cell office:value-type="float" office:value="25.90328" calcext:value-type="float">
            <text:p>25.90328</text:p>
          </table:table-cell>
          <table:table-cell office:value-type="float" office:value="0.696290218" calcext:value-type="float">
            <text:p>0.696290218</text:p>
          </table:table-cell>
          <table:table-cell office:value-type="float" office:value="0.605888439" calcext:value-type="float">
            <text:p>0.605888439</text:p>
          </table:table-cell>
          <table:table-cell office:value-type="float" office:value="0.603054238" calcext:value-type="float">
            <text:p>0.603054238</text:p>
          </table:table-cell>
          <table:table-cell/>
          <table:table-cell office:value-type="float" office:value="0.005688646" calcext:value-type="float">
            <text:p>0.005688646</text:p>
          </table:table-cell>
          <table:table-cell office:value-type="float" office:value="0.004950069" calcext:value-type="float">
            <text:p>0.004950069</text:p>
          </table:table-cell>
          <table:table-cell office:value-type="float" office:value="0.004926914" calcext:value-type="float">
            <text:p>0.004926914</text:p>
          </table:table-cell>
          <table:table-cell/>
          <table:table-cell office:value-type="float" office:value="-0.004207188" calcext:value-type="float">
            <text:p>-0.004207188</text:p>
          </table:table-cell>
          <table:table-cell office:value-type="float" office:value="-0.004945764" calcext:value-type="float">
            <text:p>-0.004945764</text:p>
          </table:table-cell>
          <table:table-cell office:value-type="float" office:value="-0.00496892" calcext:value-type="float">
            <text:p>-0.00496892</text:p>
          </table:table-cell>
          <table:table-cell/>
          <table:table-cell office:value-type="float" office:value="25.79952279" calcext:value-type="float">
            <text:p>25.79952279</text:p>
          </table:table-cell>
          <table:table-cell office:value-type="float" office:value="25.781307167" calcext:value-type="float">
            <text:p>25.781307167</text:p>
          </table:table-cell>
          <table:table-cell office:value-type="float" office:value="25.780736081" calcext:value-type="float">
            <text:p>25.780736081</text:p>
          </table:table-cell>
          <table:table-cell/>
          <table:table-cell office:value-type="float" office:value="-0.106652553" calcext:value-type="float">
            <text:p>-0.106652553</text:p>
          </table:table-cell>
          <table:table-cell office:value-type="float" office:value="-0.125376941" calcext:value-type="float">
            <text:p>-0.125376941</text:p>
          </table:table-cell>
          <table:table-cell office:value-type="float" office:value="-0.125963979" calcext:value-type="float">
            <text:p>-0.12596397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2 10:45:28</text:p>
          </table:table-cell>
          <table:table-cell office:value-type="float" office:value="25.90328" calcext:value-type="float">
            <text:p>25.90328</text:p>
          </table:table-cell>
          <table:table-cell office:value-type="float" office:value="0.635020213" calcext:value-type="float">
            <text:p>0.635020213</text:p>
          </table:table-cell>
          <table:table-cell office:value-type="float" office:value="0.602098775" calcext:value-type="float">
            <text:p>0.602098775</text:p>
          </table:table-cell>
          <table:table-cell office:value-type="float" office:value="0.680015168" calcext:value-type="float">
            <text:p>0.680015168</text:p>
          </table:table-cell>
          <table:table-cell/>
          <table:table-cell office:value-type="float" office:value="0.005188074" calcext:value-type="float">
            <text:p>0.005188074</text:p>
          </table:table-cell>
          <table:table-cell office:value-type="float" office:value="0.004919108" calcext:value-type="float">
            <text:p>0.004919108</text:p>
          </table:table-cell>
          <table:table-cell office:value-type="float" office:value="0.005555679" calcext:value-type="float">
            <text:p>0.005555679</text:p>
          </table:table-cell>
          <table:table-cell/>
          <table:table-cell office:value-type="float" office:value="-0.00470776" calcext:value-type="float">
            <text:p>-0.00470776</text:p>
          </table:table-cell>
          <table:table-cell office:value-type="float" office:value="-0.004976726" calcext:value-type="float">
            <text:p>-0.004976726</text:p>
          </table:table-cell>
          <table:table-cell office:value-type="float" office:value="-0.004340154" calcext:value-type="float">
            <text:p>-0.004340154</text:p>
          </table:table-cell>
          <table:table-cell/>
          <table:table-cell office:value-type="float" office:value="25.787177143" calcext:value-type="float">
            <text:p>25.787177143</text:p>
          </table:table-cell>
          <table:table-cell office:value-type="float" office:value="25.780543557" calcext:value-type="float">
            <text:p>25.780543557</text:p>
          </table:table-cell>
          <table:table-cell office:value-type="float" office:value="25.79624345" calcext:value-type="float">
            <text:p>25.79624345</text:p>
          </table:table-cell>
          <table:table-cell/>
          <table:table-cell office:value-type="float" office:value="-0.119343002" calcext:value-type="float">
            <text:p>-0.119343002</text:p>
          </table:table-cell>
          <table:table-cell office:value-type="float" office:value="-0.126161881" calcext:value-type="float">
            <text:p>-0.126161881</text:p>
          </table:table-cell>
          <table:table-cell office:value-type="float" office:value="-0.110023477" calcext:value-type="float">
            <text:p>-0.11002347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2 10:45:30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89563833" calcext:value-type="float">
            <text:p>0.689563833</text:p>
          </table:table-cell>
          <table:table-cell office:value-type="float" office:value="0.605320407" calcext:value-type="float">
            <text:p>0.605320407</text:p>
          </table:table-cell>
          <table:table-cell office:value-type="float" office:value="0.609322263" calcext:value-type="float">
            <text:p>0.609322263</text:p>
          </table:table-cell>
          <table:table-cell/>
          <table:table-cell office:value-type="float" office:value="0.005633691" calcext:value-type="float">
            <text:p>0.005633691</text:p>
          </table:table-cell>
          <table:table-cell office:value-type="float" office:value="0.004945428" calcext:value-type="float">
            <text:p>0.004945428</text:p>
          </table:table-cell>
          <table:table-cell office:value-type="float" office:value="0.004978123" calcext:value-type="float">
            <text:p>0.004978123</text:p>
          </table:table-cell>
          <table:table-cell/>
          <table:table-cell office:value-type="float" office:value="-0.004262142" calcext:value-type="float">
            <text:p>-0.004262142</text:p>
          </table:table-cell>
          <table:table-cell office:value-type="float" office:value="-0.004950405" calcext:value-type="float">
            <text:p>-0.004950405</text:p>
          </table:table-cell>
          <table:table-cell office:value-type="float" office:value="-0.00491771" calcext:value-type="float">
            <text:p>-0.00491771</text:p>
          </table:table-cell>
          <table:table-cell/>
          <table:table-cell office:value-type="float" office:value="25.808276518" calcext:value-type="float">
            <text:p>25.808276518</text:p>
          </table:table-cell>
          <table:table-cell office:value-type="float" office:value="25.791301921" calcext:value-type="float">
            <text:p>25.791301921</text:p>
          </table:table-cell>
          <table:table-cell office:value-type="float" office:value="25.792108279" calcext:value-type="float">
            <text:p>25.792108279</text:p>
          </table:table-cell>
          <table:table-cell/>
          <table:table-cell office:value-type="float" office:value="-0.108045735" calcext:value-type="float">
            <text:p>-0.108045735</text:p>
          </table:table-cell>
          <table:table-cell office:value-type="float" office:value="-0.125494595" calcext:value-type="float">
            <text:p>-0.125494595</text:p>
          </table:table-cell>
          <table:table-cell office:value-type="float" office:value="-0.124665705" calcext:value-type="float">
            <text:p>-0.12466570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2 10:45:31</text:p>
          </table:table-cell>
          <table:table-cell office:value-type="float" office:value="25.90328" calcext:value-type="float">
            <text:p>25.90328</text:p>
          </table:table-cell>
          <table:table-cell office:value-type="float" office:value="0.622014477" calcext:value-type="float">
            <text:p>0.622014477</text:p>
          </table:table-cell>
          <table:table-cell office:value-type="float" office:value="0.671845159" calcext:value-type="float">
            <text:p>0.671845159</text:p>
          </table:table-cell>
          <table:table-cell office:value-type="float" office:value="0.617554261" calcext:value-type="float">
            <text:p>0.617554261</text:p>
          </table:table-cell>
          <table:table-cell/>
          <table:table-cell office:value-type="float" office:value="0.005081818" calcext:value-type="float">
            <text:p>0.005081818</text:p>
          </table:table-cell>
          <table:table-cell office:value-type="float" office:value="0.005488931" calcext:value-type="float">
            <text:p>0.005488931</text:p>
          </table:table-cell>
          <table:table-cell office:value-type="float" office:value="0.005045378" calcext:value-type="float">
            <text:p>0.005045378</text:p>
          </table:table-cell>
          <table:table-cell/>
          <table:table-cell office:value-type="float" office:value="-0.004814016" calcext:value-type="float">
            <text:p>-0.004814016</text:p>
          </table:table-cell>
          <table:table-cell office:value-type="float" office:value="-0.004406902" calcext:value-type="float">
            <text:p>-0.004406902</text:p>
          </table:table-cell>
          <table:table-cell office:value-type="float" office:value="-0.004850455" calcext:value-type="float">
            <text:p>-0.004850455</text:p>
          </table:table-cell>
          <table:table-cell/>
          <table:table-cell office:value-type="float" office:value="25.784556525" calcext:value-type="float">
            <text:p>25.784556525</text:p>
          </table:table-cell>
          <table:table-cell office:value-type="float" office:value="25.79459723" calcext:value-type="float">
            <text:p>25.79459723</text:p>
          </table:table-cell>
          <table:table-cell office:value-type="float" office:value="25.783657803" calcext:value-type="float">
            <text:p>25.783657803</text:p>
          </table:table-cell>
          <table:table-cell/>
          <table:table-cell office:value-type="float" office:value="-0.122036818" calcext:value-type="float">
            <text:p>-0.122036818</text:p>
          </table:table-cell>
          <table:table-cell office:value-type="float" office:value="-0.111715672" calcext:value-type="float">
            <text:p>-0.111715672</text:p>
          </table:table-cell>
          <table:table-cell office:value-type="float" office:value="-0.122960644" calcext:value-type="float">
            <text:p>-0.12296064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1-12 10:45:32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7698904" calcext:value-type="float">
            <text:p>0.67698904</text:p>
          </table:table-cell>
          <table:table-cell office:value-type="float" office:value="0.619594529" calcext:value-type="float">
            <text:p>0.619594529</text:p>
          </table:table-cell>
          <table:table-cell office:value-type="float" office:value="0.60615368" calcext:value-type="float">
            <text:p>0.60615368</text:p>
          </table:table-cell>
          <table:table-cell/>
          <table:table-cell office:value-type="float" office:value="0.005530956" calcext:value-type="float">
            <text:p>0.005530956</text:p>
          </table:table-cell>
          <table:table-cell office:value-type="float" office:value="0.005062047" calcext:value-type="float">
            <text:p>0.005062047</text:p>
          </table:table-cell>
          <table:table-cell office:value-type="float" office:value="0.004952236" calcext:value-type="float">
            <text:p>0.004952236</text:p>
          </table:table-cell>
          <table:table-cell/>
          <table:table-cell office:value-type="float" office:value="-0.004364877" calcext:value-type="float">
            <text:p>-0.004364877</text:p>
          </table:table-cell>
          <table:table-cell office:value-type="float" office:value="-0.004833787" calcext:value-type="float">
            <text:p>-0.004833787</text:p>
          </table:table-cell>
          <table:table-cell office:value-type="float" office:value="-0.004943597" calcext:value-type="float">
            <text:p>-0.004943597</text:p>
          </table:table-cell>
          <table:table-cell/>
          <table:table-cell office:value-type="float" office:value="25.810797322" calcext:value-type="float">
            <text:p>25.810797322</text:p>
          </table:table-cell>
          <table:table-cell office:value-type="float" office:value="25.799232691" calcext:value-type="float">
            <text:p>25.799232691</text:p>
          </table:table-cell>
          <table:table-cell office:value-type="float" office:value="25.796524427" calcext:value-type="float">
            <text:p>25.796524427</text:p>
          </table:table-cell>
          <table:table-cell/>
          <table:table-cell office:value-type="float" office:value="-0.110650257" calcext:value-type="float">
            <text:p>-0.110650257</text:p>
          </table:table-cell>
          <table:table-cell office:value-type="float" office:value="-0.122538052" calcext:value-type="float">
            <text:p>-0.122538052</text:p>
          </table:table-cell>
          <table:table-cell office:value-type="float" office:value="-0.125322002" calcext:value-type="float">
            <text:p>-0.12532200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1-12 10:45:33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9790014" calcext:value-type="float">
            <text:p>0.69790014</text:p>
          </table:table-cell>
          <table:table-cell office:value-type="float" office:value="0.605292988" calcext:value-type="float">
            <text:p>0.605292988</text:p>
          </table:table-cell>
          <table:table-cell office:value-type="float" office:value="0.597207617" calcext:value-type="float">
            <text:p>0.597207617</text:p>
          </table:table-cell>
          <table:table-cell/>
          <table:table-cell office:value-type="float" office:value="0.005701799" calcext:value-type="float">
            <text:p>0.005701799</text:p>
          </table:table-cell>
          <table:table-cell office:value-type="float" office:value="0.004945204" calcext:value-type="float">
            <text:p>0.004945204</text:p>
          </table:table-cell>
          <table:table-cell office:value-type="float" office:value="0.004879147" calcext:value-type="float">
            <text:p>0.004879147</text:p>
          </table:table-cell>
          <table:table-cell/>
          <table:table-cell office:value-type="float" office:value="-0.004194035" calcext:value-type="float">
            <text:p>-0.004194035</text:p>
          </table:table-cell>
          <table:table-cell office:value-type="float" office:value="-0.004950629" calcext:value-type="float">
            <text:p>-0.004950629</text:p>
          </table:table-cell>
          <table:table-cell office:value-type="float" office:value="-0.005016686" calcext:value-type="float">
            <text:p>-0.005016686</text:p>
          </table:table-cell>
          <table:table-cell/>
          <table:table-cell office:value-type="float" office:value="25.809956225" calcext:value-type="float">
            <text:p>25.809956225</text:p>
          </table:table-cell>
          <table:table-cell office:value-type="float" office:value="25.791296396" calcext:value-type="float">
            <text:p>25.791296396</text:p>
          </table:table-cell>
          <table:table-cell office:value-type="float" office:value="25.789667224" calcext:value-type="float">
            <text:p>25.789667224</text:p>
          </table:table-cell>
          <table:table-cell/>
          <table:table-cell office:value-type="float" office:value="-0.106319103" calcext:value-type="float">
            <text:p>-0.106319103</text:p>
          </table:table-cell>
          <table:table-cell office:value-type="float" office:value="-0.125500274" calcext:value-type="float">
            <text:p>-0.125500274</text:p>
          </table:table-cell>
          <table:table-cell office:value-type="float" office:value="-0.12717497" calcext:value-type="float">
            <text:p>-0.1271749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1-12 10:45:35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90776788" calcext:value-type="float">
            <text:p>0.690776788</text:p>
          </table:table-cell>
          <table:table-cell office:value-type="float" office:value="0.605689359" calcext:value-type="float">
            <text:p>0.605689359</text:p>
          </table:table-cell>
          <table:table-cell office:value-type="float" office:value="0.608246399" calcext:value-type="float">
            <text:p>0.608246399</text:p>
          </table:table-cell>
          <table:table-cell/>
          <table:table-cell office:value-type="float" office:value="0.005643601" calcext:value-type="float">
            <text:p>0.005643601</text:p>
          </table:table-cell>
          <table:table-cell office:value-type="float" office:value="0.004948442" calcext:value-type="float">
            <text:p>0.004948442</text:p>
          </table:table-cell>
          <table:table-cell office:value-type="float" office:value="0.004969333" calcext:value-type="float">
            <text:p>0.004969333</text:p>
          </table:table-cell>
          <table:table-cell/>
          <table:table-cell office:value-type="float" office:value="-0.004252232" calcext:value-type="float">
            <text:p>-0.004252232</text:p>
          </table:table-cell>
          <table:table-cell office:value-type="float" office:value="-0.004947391" calcext:value-type="float">
            <text:p>-0.004947391</text:p>
          </table:table-cell>
          <table:table-cell office:value-type="float" office:value="-0.0049265" calcext:value-type="float">
            <text:p>-0.0049265</text:p>
          </table:table-cell>
          <table:table-cell/>
          <table:table-cell office:value-type="float" office:value="25.80852092" calcext:value-type="float">
            <text:p>25.80852092</text:p>
          </table:table-cell>
          <table:table-cell office:value-type="float" office:value="25.791376263" calcext:value-type="float">
            <text:p>25.791376263</text:p>
          </table:table-cell>
          <table:table-cell office:value-type="float" office:value="25.791891497" calcext:value-type="float">
            <text:p>25.791891497</text:p>
          </table:table-cell>
          <table:table-cell/>
          <table:table-cell office:value-type="float" office:value="-0.107794505" calcext:value-type="float">
            <text:p>-0.107794505</text:p>
          </table:table-cell>
          <table:table-cell office:value-type="float" office:value="-0.125418175" calcext:value-type="float">
            <text:p>-0.125418175</text:p>
          </table:table-cell>
          <table:table-cell office:value-type="float" office:value="-0.124888545" calcext:value-type="float">
            <text:p>-0.12488854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1-12 10:45:36</text:p>
          </table:table-cell>
          <table:table-cell office:value-type="float" office:value="25.92855" calcext:value-type="float">
            <text:p>25.92855</text:p>
          </table:table-cell>
          <table:table-cell office:value-type="float" office:value="0.667010625" calcext:value-type="float">
            <text:p>0.667010625</text:p>
          </table:table-cell>
          <table:table-cell office:value-type="float" office:value="0.605531407" calcext:value-type="float">
            <text:p>0.605531407</text:p>
          </table:table-cell>
          <table:table-cell office:value-type="float" office:value="0.631119684" calcext:value-type="float">
            <text:p>0.631119684</text:p>
          </table:table-cell>
          <table:table-cell/>
          <table:table-cell office:value-type="float" office:value="0.005449433" calcext:value-type="float">
            <text:p>0.005449433</text:p>
          </table:table-cell>
          <table:table-cell office:value-type="float" office:value="0.004947152" calcext:value-type="float">
            <text:p>0.004947152</text:p>
          </table:table-cell>
          <table:table-cell office:value-type="float" office:value="0.005156207" calcext:value-type="float">
            <text:p>0.005156207</text:p>
          </table:table-cell>
          <table:table-cell/>
          <table:table-cell office:value-type="float" office:value="-0.0044464" calcext:value-type="float">
            <text:p>-0.0044464</text:p>
          </table:table-cell>
          <table:table-cell office:value-type="float" office:value="-0.004948681" calcext:value-type="float">
            <text:p>-0.004948681</text:p>
          </table:table-cell>
          <table:table-cell office:value-type="float" office:value="-0.004739627" calcext:value-type="float">
            <text:p>-0.004739627</text:p>
          </table:table-cell>
          <table:table-cell/>
          <table:table-cell office:value-type="float" office:value="25.818895845" calcext:value-type="float">
            <text:p>25.818895845</text:p>
          </table:table-cell>
          <table:table-cell office:value-type="float" office:value="25.806508255" calcext:value-type="float">
            <text:p>25.806508255</text:p>
          </table:table-cell>
          <table:table-cell office:value-type="float" office:value="25.811664112" calcext:value-type="float">
            <text:p>25.811664112</text:p>
          </table:table-cell>
          <table:table-cell/>
          <table:table-cell office:value-type="float" office:value="-0.112717016" calcext:value-type="float">
            <text:p>-0.112717016</text:p>
          </table:table-cell>
          <table:table-cell office:value-type="float" office:value="-0.125450891" calcext:value-type="float">
            <text:p>-0.125450891</text:p>
          </table:table-cell>
          <table:table-cell office:value-type="float" office:value="-0.120150899" calcext:value-type="float">
            <text:p>-0.12015089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1-12 10:45:37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9959182" calcext:value-type="float">
            <text:p>0.629959182</text:p>
          </table:table-cell>
          <table:table-cell office:value-type="float" office:value="0.669004401" calcext:value-type="float">
            <text:p>0.669004401</text:p>
          </table:table-cell>
          <table:table-cell office:value-type="float" office:value="0.616388394" calcext:value-type="float">
            <text:p>0.616388394</text:p>
          </table:table-cell>
          <table:table-cell/>
          <table:table-cell office:value-type="float" office:value="0.005146725" calcext:value-type="float">
            <text:p>0.005146725</text:p>
          </table:table-cell>
          <table:table-cell office:value-type="float" office:value="0.005465722" calcext:value-type="float">
            <text:p>0.005465722</text:p>
          </table:table-cell>
          <table:table-cell office:value-type="float" office:value="0.005035853" calcext:value-type="float">
            <text:p>0.005035853</text:p>
          </table:table-cell>
          <table:table-cell/>
          <table:table-cell office:value-type="float" office:value="-0.004749108" calcext:value-type="float">
            <text:p>-0.004749108</text:p>
          </table:table-cell>
          <table:table-cell office:value-type="float" office:value="-0.004430111" calcext:value-type="float">
            <text:p>-0.004430111</text:p>
          </table:table-cell>
          <table:table-cell office:value-type="float" office:value="-0.00485998" calcext:value-type="float">
            <text:p>-0.00485998</text:p>
          </table:table-cell>
          <table:table-cell/>
          <table:table-cell office:value-type="float" office:value="25.796266528" calcext:value-type="float">
            <text:p>25.796266528</text:p>
          </table:table-cell>
          <table:table-cell office:value-type="float" office:value="25.804133926" calcext:value-type="float">
            <text:p>25.804133926</text:p>
          </table:table-cell>
          <table:table-cell office:value-type="float" office:value="25.793532075" calcext:value-type="float">
            <text:p>25.793532075</text:p>
          </table:table-cell>
          <table:table-cell/>
          <table:table-cell office:value-type="float" office:value="-0.120391268" calcext:value-type="float">
            <text:p>-0.120391268</text:p>
          </table:table-cell>
          <table:table-cell office:value-type="float" office:value="-0.112304059" calcext:value-type="float">
            <text:p>-0.112304059</text:p>
          </table:table-cell>
          <table:table-cell office:value-type="float" office:value="-0.123202125" calcext:value-type="float">
            <text:p>-0.1232021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1-12 10:45:38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93897092" calcext:value-type="float">
            <text:p>0.693897092</text:p>
          </table:table-cell>
          <table:table-cell office:value-type="float" office:value="0.605869961" calcext:value-type="float">
            <text:p>0.605869961</text:p>
          </table:table-cell>
          <table:table-cell office:value-type="float" office:value="0.605255438" calcext:value-type="float">
            <text:p>0.605255438</text:p>
          </table:table-cell>
          <table:table-cell/>
          <table:table-cell office:value-type="float" office:value="0.005669094" calcext:value-type="float">
            <text:p>0.005669094</text:p>
          </table:table-cell>
          <table:table-cell office:value-type="float" office:value="0.004949918" calcext:value-type="float">
            <text:p>0.004949918</text:p>
          </table:table-cell>
          <table:table-cell office:value-type="float" office:value="0.004944897" calcext:value-type="float">
            <text:p>0.004944897</text:p>
          </table:table-cell>
          <table:table-cell/>
          <table:table-cell office:value-type="float" office:value="-0.004226739" calcext:value-type="float">
            <text:p>-0.004226739</text:p>
          </table:table-cell>
          <table:table-cell office:value-type="float" office:value="-0.004945915" calcext:value-type="float">
            <text:p>-0.004945915</text:p>
          </table:table-cell>
          <table:table-cell office:value-type="float" office:value="-0.004950936" calcext:value-type="float">
            <text:p>-0.004950936</text:p>
          </table:table-cell>
          <table:table-cell/>
          <table:table-cell office:value-type="float" office:value="25.809149639" calcext:value-type="float">
            <text:p>25.809149639</text:p>
          </table:table-cell>
          <table:table-cell office:value-type="float" office:value="25.791412654" calcext:value-type="float">
            <text:p>25.791412654</text:p>
          </table:table-cell>
          <table:table-cell office:value-type="float" office:value="25.79128883" calcext:value-type="float">
            <text:p>25.79128883</text:p>
          </table:table-cell>
          <table:table-cell/>
          <table:table-cell office:value-type="float" office:value="-0.107148221" calcext:value-type="float">
            <text:p>-0.107148221</text:p>
          </table:table-cell>
          <table:table-cell office:value-type="float" office:value="-0.125380768" calcext:value-type="float">
            <text:p>-0.125380768</text:p>
          </table:table-cell>
          <table:table-cell office:value-type="float" office:value="-0.125508052" calcext:value-type="float">
            <text:p>-0.12550805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1-12 10:45:40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40471654" calcext:value-type="float">
            <text:p>0.640471654</text:p>
          </table:table-cell>
          <table:table-cell office:value-type="float" office:value="0.599839163" calcext:value-type="float">
            <text:p>0.599839163</text:p>
          </table:table-cell>
          <table:table-cell office:value-type="float" office:value="0.661488254" calcext:value-type="float">
            <text:p>0.661488254</text:p>
          </table:table-cell>
          <table:table-cell/>
          <table:table-cell office:value-type="float" office:value="0.005232612" calcext:value-type="float">
            <text:p>0.005232612</text:p>
          </table:table-cell>
          <table:table-cell office:value-type="float" office:value="0.004900647" calcext:value-type="float">
            <text:p>0.004900647</text:p>
          </table:table-cell>
          <table:table-cell office:value-type="float" office:value="0.005404316" calcext:value-type="float">
            <text:p>0.005404316</text:p>
          </table:table-cell>
          <table:table-cell/>
          <table:table-cell office:value-type="float" office:value="-0.004663222" calcext:value-type="float">
            <text:p>-0.004663222</text:p>
          </table:table-cell>
          <table:table-cell office:value-type="float" office:value="-0.004995187" calcext:value-type="float">
            <text:p>-0.004995187</text:p>
          </table:table-cell>
          <table:table-cell office:value-type="float" office:value="-0.004491518" calcext:value-type="float">
            <text:p>-0.004491518</text:p>
          </table:table-cell>
          <table:table-cell/>
          <table:table-cell office:value-type="float" office:value="25.803439313" calcext:value-type="float">
            <text:p>25.803439313</text:p>
          </table:table-cell>
          <table:table-cell office:value-type="float" office:value="25.795252082" calcext:value-type="float">
            <text:p>25.795252082</text:p>
          </table:table-cell>
          <table:table-cell office:value-type="float" office:value="25.807674023" calcext:value-type="float">
            <text:p>25.807674023</text:p>
          </table:table-cell>
          <table:table-cell/>
          <table:table-cell office:value-type="float" office:value="-0.118213873" calcext:value-type="float">
            <text:p>-0.118213873</text:p>
          </table:table-cell>
          <table:table-cell office:value-type="float" office:value="-0.126629907" calcext:value-type="float">
            <text:p>-0.126629907</text:p>
          </table:table-cell>
          <table:table-cell office:value-type="float" office:value="-0.113860829" calcext:value-type="float">
            <text:p>-0.11386082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1-12 10:45:41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35569171" calcext:value-type="float">
            <text:p>0.635569171</text:p>
          </table:table-cell>
          <table:table-cell office:value-type="float" office:value="0.600760651" calcext:value-type="float">
            <text:p>0.600760651</text:p>
          </table:table-cell>
          <table:table-cell office:value-type="float" office:value="0.679105005" calcext:value-type="float">
            <text:p>0.679105005</text:p>
          </table:table-cell>
          <table:table-cell/>
          <table:table-cell office:value-type="float" office:value="0.005192559" calcext:value-type="float">
            <text:p>0.005192559</text:p>
          </table:table-cell>
          <table:table-cell office:value-type="float" office:value="0.004908175" calcext:value-type="float">
            <text:p>0.004908175</text:p>
          </table:table-cell>
          <table:table-cell office:value-type="float" office:value="0.005548244" calcext:value-type="float">
            <text:p>0.005548244</text:p>
          </table:table-cell>
          <table:table-cell/>
          <table:table-cell office:value-type="float" office:value="-0.004703275" calcext:value-type="float">
            <text:p>-0.004703275</text:p>
          </table:table-cell>
          <table:table-cell office:value-type="float" office:value="-0.004987658" calcext:value-type="float">
            <text:p>-0.004987658</text:p>
          </table:table-cell>
          <table:table-cell office:value-type="float" office:value="-0.00434759" calcext:value-type="float">
            <text:p>-0.00434759</text:p>
          </table:table-cell>
          <table:table-cell/>
          <table:table-cell office:value-type="float" office:value="25.797396913" calcext:value-type="float">
            <text:p>25.797396913</text:p>
          </table:table-cell>
          <table:table-cell office:value-type="float" office:value="25.790383147" calcext:value-type="float">
            <text:p>25.790383147</text:p>
          </table:table-cell>
          <table:table-cell office:value-type="float" office:value="25.806169134" calcext:value-type="float">
            <text:p>25.806169134</text:p>
          </table:table-cell>
          <table:table-cell/>
          <table:table-cell office:value-type="float" office:value="-0.119229299" calcext:value-type="float">
            <text:p>-0.119229299</text:p>
          </table:table-cell>
          <table:table-cell office:value-type="float" office:value="-0.126439042" calcext:value-type="float">
            <text:p>-0.126439042</text:p>
          </table:table-cell>
          <table:table-cell office:value-type="float" office:value="-0.110211992" calcext:value-type="float">
            <text:p>-0.11021199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1-12 10:45:42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69620713" calcext:value-type="float">
            <text:p>0.669620713</text:p>
          </table:table-cell>
          <table:table-cell office:value-type="float" office:value="0.605371071" calcext:value-type="float">
            <text:p>0.605371071</text:p>
          </table:table-cell>
          <table:table-cell office:value-type="float" office:value="0.631243066" calcext:value-type="float">
            <text:p>0.631243066</text:p>
          </table:table-cell>
          <table:table-cell/>
          <table:table-cell office:value-type="float" office:value="0.005470757" calcext:value-type="float">
            <text:p>0.005470757</text:p>
          </table:table-cell>
          <table:table-cell office:value-type="float" office:value="0.004945842" calcext:value-type="float">
            <text:p>0.004945842</text:p>
          </table:table-cell>
          <table:table-cell office:value-type="float" office:value="0.005157215" calcext:value-type="float">
            <text:p>0.005157215</text:p>
          </table:table-cell>
          <table:table-cell/>
          <table:table-cell office:value-type="float" office:value="-0.004425076" calcext:value-type="float">
            <text:p>-0.004425076</text:p>
          </table:table-cell>
          <table:table-cell office:value-type="float" office:value="-0.004949991" calcext:value-type="float">
            <text:p>-0.004949991</text:p>
          </table:table-cell>
          <table:table-cell office:value-type="float" office:value="-0.004738619" calcext:value-type="float">
            <text:p>-0.004738619</text:p>
          </table:table-cell>
          <table:table-cell/>
          <table:table-cell office:value-type="float" office:value="25.809312657" calcext:value-type="float">
            <text:p>25.809312657</text:p>
          </table:table-cell>
          <table:table-cell office:value-type="float" office:value="25.796366735" calcext:value-type="float">
            <text:p>25.796366735</text:p>
          </table:table-cell>
          <table:table-cell office:value-type="float" office:value="25.801579807" calcext:value-type="float">
            <text:p>25.801579807</text:p>
          </table:table-cell>
          <table:table-cell/>
          <table:table-cell office:value-type="float" office:value="-0.112176406" calcext:value-type="float">
            <text:p>-0.112176406</text:p>
          </table:table-cell>
          <table:table-cell office:value-type="float" office:value="-0.125484101" calcext:value-type="float">
            <text:p>-0.125484101</text:p>
          </table:table-cell>
          <table:table-cell office:value-type="float" office:value="-0.120125344" calcext:value-type="float">
            <text:p>-0.12012534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1-12 10:45:43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39743285" calcext:value-type="float">
            <text:p>0.639743285</text:p>
          </table:table-cell>
          <table:table-cell office:value-type="float" office:value="0.600746346" calcext:value-type="float">
            <text:p>0.600746346</text:p>
          </table:table-cell>
          <table:table-cell office:value-type="float" office:value="0.662678559" calcext:value-type="float">
            <text:p>0.662678559</text:p>
          </table:table-cell>
          <table:table-cell/>
          <table:table-cell office:value-type="float" office:value="0.005226661" calcext:value-type="float">
            <text:p>0.005226661</text:p>
          </table:table-cell>
          <table:table-cell office:value-type="float" office:value="0.004908058" calcext:value-type="float">
            <text:p>0.004908058</text:p>
          </table:table-cell>
          <table:table-cell office:value-type="float" office:value="0.005414041" calcext:value-type="float">
            <text:p>0.005414041</text:p>
          </table:table-cell>
          <table:table-cell/>
          <table:table-cell office:value-type="float" office:value="-0.004669173" calcext:value-type="float">
            <text:p>-0.004669173</text:p>
          </table:table-cell>
          <table:table-cell office:value-type="float" office:value="-0.004987775" calcext:value-type="float">
            <text:p>-0.004987775</text:p>
          </table:table-cell>
          <table:table-cell office:value-type="float" office:value="-0.004481793" calcext:value-type="float">
            <text:p>-0.004481793</text:p>
          </table:table-cell>
          <table:table-cell/>
          <table:table-cell office:value-type="float" office:value="25.798237976" calcext:value-type="float">
            <text:p>25.798237976</text:p>
          </table:table-cell>
          <table:table-cell office:value-type="float" office:value="25.790380265" calcext:value-type="float">
            <text:p>25.790380265</text:p>
          </table:table-cell>
          <table:table-cell office:value-type="float" office:value="25.802859308" calcext:value-type="float">
            <text:p>25.802859308</text:p>
          </table:table-cell>
          <table:table-cell/>
          <table:table-cell office:value-type="float" office:value="-0.118364736" calcext:value-type="float">
            <text:p>-0.118364736</text:p>
          </table:table-cell>
          <table:table-cell office:value-type="float" office:value="-0.126442005" calcext:value-type="float">
            <text:p>-0.126442005</text:p>
          </table:table-cell>
          <table:table-cell office:value-type="float" office:value="-0.113614288" calcext:value-type="float">
            <text:p>-0.11361428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1-12 10:45:45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51795942" calcext:value-type="float">
            <text:p>0.651795942</text:p>
          </table:table-cell>
          <table:table-cell office:value-type="float" office:value="0.647934156" calcext:value-type="float">
            <text:p>0.647934156</text:p>
          </table:table-cell>
          <table:table-cell office:value-type="float" office:value="0.612801386" calcext:value-type="float">
            <text:p>0.612801386</text:p>
          </table:table-cell>
          <table:table-cell/>
          <table:table-cell office:value-type="float" office:value="0.00532513" calcext:value-type="float">
            <text:p>0.00532513</text:p>
          </table:table-cell>
          <table:table-cell office:value-type="float" office:value="0.00529358" calcext:value-type="float">
            <text:p>0.00529358</text:p>
          </table:table-cell>
          <table:table-cell office:value-type="float" office:value="0.005006547" calcext:value-type="float">
            <text:p>0.005006547</text:p>
          </table:table-cell>
          <table:table-cell/>
          <table:table-cell office:value-type="float" office:value="-0.004570703" calcext:value-type="float">
            <text:p>-0.004570703</text:p>
          </table:table-cell>
          <table:table-cell office:value-type="float" office:value="-0.004602254" calcext:value-type="float">
            <text:p>-0.004602254</text:p>
          </table:table-cell>
          <table:table-cell office:value-type="float" office:value="-0.004889286" calcext:value-type="float">
            <text:p>-0.004889286</text:p>
          </table:table-cell>
          <table:table-cell/>
          <table:table-cell office:value-type="float" office:value="25.800666523" calcext:value-type="float">
            <text:p>25.800666523</text:p>
          </table:table-cell>
          <table:table-cell office:value-type="float" office:value="25.799888394" calcext:value-type="float">
            <text:p>25.799888394</text:p>
          </table:table-cell>
          <table:table-cell office:value-type="float" office:value="25.792809308" calcext:value-type="float">
            <text:p>25.792809308</text:p>
          </table:table-cell>
          <table:table-cell/>
          <table:table-cell office:value-type="float" office:value="-0.115868337" calcext:value-type="float">
            <text:p>-0.115868337</text:p>
          </table:table-cell>
          <table:table-cell office:value-type="float" office:value="-0.116668206" calcext:value-type="float">
            <text:p>-0.116668206</text:p>
          </table:table-cell>
          <table:table-cell office:value-type="float" office:value="-0.123945088" calcext:value-type="float">
            <text:p>-0.12394508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1-12 10:45:46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82997189" calcext:value-type="float">
            <text:p>0.682997189</text:p>
          </table:table-cell>
          <table:table-cell office:value-type="float" office:value="0.614436342" calcext:value-type="float">
            <text:p>0.614436342</text:p>
          </table:table-cell>
          <table:table-cell office:value-type="float" office:value="0.604390574" calcext:value-type="float">
            <text:p>0.604390574</text:p>
          </table:table-cell>
          <table:table-cell/>
          <table:table-cell office:value-type="float" office:value="0.005580042" calcext:value-type="float">
            <text:p>0.005580042</text:p>
          </table:table-cell>
          <table:table-cell office:value-type="float" office:value="0.005019905" calcext:value-type="float">
            <text:p>0.005019905</text:p>
          </table:table-cell>
          <table:table-cell office:value-type="float" office:value="0.004937831" calcext:value-type="float">
            <text:p>0.004937831</text:p>
          </table:table-cell>
          <table:table-cell/>
          <table:table-cell office:value-type="float" office:value="-0.004315791" calcext:value-type="float">
            <text:p>-0.004315791</text:p>
          </table:table-cell>
          <table:table-cell office:value-type="float" office:value="-0.004875929" calcext:value-type="float">
            <text:p>-0.004875929</text:p>
          </table:table-cell>
          <table:table-cell office:value-type="float" office:value="-0.004958002" calcext:value-type="float">
            <text:p>-0.004958002</text:p>
          </table:table-cell>
          <table:table-cell/>
          <table:table-cell office:value-type="float" office:value="25.806953384" calcext:value-type="float">
            <text:p>25.806953384</text:p>
          </table:table-cell>
          <table:table-cell office:value-type="float" office:value="25.793138745" calcext:value-type="float">
            <text:p>25.793138745</text:p>
          </table:table-cell>
          <table:table-cell office:value-type="float" office:value="25.791114563" calcext:value-type="float">
            <text:p>25.791114563</text:p>
          </table:table-cell>
          <table:table-cell/>
          <table:table-cell office:value-type="float" office:value="-0.109405833" calcext:value-type="float">
            <text:p>-0.109405833</text:p>
          </table:table-cell>
          <table:table-cell office:value-type="float" office:value="-0.123606446" calcext:value-type="float">
            <text:p>-0.123606446</text:p>
          </table:table-cell>
          <table:table-cell office:value-type="float" office:value="-0.125687188" calcext:value-type="float">
            <text:p>-0.12568718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1-12 10:45:47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6885966" calcext:value-type="float">
            <text:p>0.626885966</text:p>
          </table:table-cell>
          <table:table-cell office:value-type="float" office:value="0.651254732" calcext:value-type="float">
            <text:p>0.651254732</text:p>
          </table:table-cell>
          <table:table-cell office:value-type="float" office:value="0.641439634" calcext:value-type="float">
            <text:p>0.641439634</text:p>
          </table:table-cell>
          <table:table-cell/>
          <table:table-cell office:value-type="float" office:value="0.005121617" calcext:value-type="float">
            <text:p>0.005121617</text:p>
          </table:table-cell>
          <table:table-cell office:value-type="float" office:value="0.005320709" calcext:value-type="float">
            <text:p>0.005320709</text:p>
          </table:table-cell>
          <table:table-cell office:value-type="float" office:value="0.00524052" calcext:value-type="float">
            <text:p>0.00524052</text:p>
          </table:table-cell>
          <table:table-cell/>
          <table:table-cell office:value-type="float" office:value="-0.004774216" calcext:value-type="float">
            <text:p>-0.004774216</text:p>
          </table:table-cell>
          <table:table-cell office:value-type="float" office:value="-0.004575125" calcext:value-type="float">
            <text:p>-0.004575125</text:p>
          </table:table-cell>
          <table:table-cell office:value-type="float" office:value="-0.004655313" calcext:value-type="float">
            <text:p>-0.004655313</text:p>
          </table:table-cell>
          <table:table-cell/>
          <table:table-cell office:value-type="float" office:value="25.795647289" calcext:value-type="float">
            <text:p>25.795647289</text:p>
          </table:table-cell>
          <table:table-cell office:value-type="float" office:value="25.800557472" calcext:value-type="float">
            <text:p>25.800557472</text:p>
          </table:table-cell>
          <table:table-cell office:value-type="float" office:value="25.798579782" calcext:value-type="float">
            <text:p>25.798579782</text:p>
          </table:table-cell>
          <table:table-cell/>
          <table:table-cell office:value-type="float" office:value="-0.121027809" calcext:value-type="float">
            <text:p>-0.121027809</text:p>
          </table:table-cell>
          <table:table-cell office:value-type="float" office:value="-0.115980435" calcext:value-type="float">
            <text:p>-0.115980435</text:p>
          </table:table-cell>
          <table:table-cell office:value-type="float" office:value="-0.118013381" calcext:value-type="float">
            <text:p>-0.11801338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1-12 10:45:48</text:p>
          </table:table-cell>
          <table:table-cell office:value-type="float" office:value="25.92855" calcext:value-type="float">
            <text:p>25.92855</text:p>
          </table:table-cell>
          <table:table-cell office:value-type="float" office:value="0.681924305" calcext:value-type="float">
            <text:p>0.681924305</text:p>
          </table:table-cell>
          <table:table-cell office:value-type="float" office:value="0.614827349" calcext:value-type="float">
            <text:p>0.614827349</text:p>
          </table:table-cell>
          <table:table-cell office:value-type="float" office:value="0.604170633" calcext:value-type="float">
            <text:p>0.604170633</text:p>
          </table:table-cell>
          <table:table-cell/>
          <table:table-cell office:value-type="float" office:value="0.005571277" calcext:value-type="float">
            <text:p>0.005571277</text:p>
          </table:table-cell>
          <table:table-cell office:value-type="float" office:value="0.005023099" calcext:value-type="float">
            <text:p>0.005023099</text:p>
          </table:table-cell>
          <table:table-cell office:value-type="float" office:value="0.004936035" calcext:value-type="float">
            <text:p>0.004936035</text:p>
          </table:table-cell>
          <table:table-cell/>
          <table:table-cell office:value-type="float" office:value="-0.004324556" calcext:value-type="float">
            <text:p>-0.004324556</text:p>
          </table:table-cell>
          <table:table-cell office:value-type="float" office:value="-0.004872734" calcext:value-type="float">
            <text:p>-0.004872734</text:p>
          </table:table-cell>
          <table:table-cell office:value-type="float" office:value="-0.004959799" calcext:value-type="float">
            <text:p>-0.004959799</text:p>
          </table:table-cell>
          <table:table-cell/>
          <table:table-cell office:value-type="float" office:value="25.821900816" calcext:value-type="float">
            <text:p>25.821900816</text:p>
          </table:table-cell>
          <table:table-cell office:value-type="float" office:value="25.808381324" calcext:value-type="float">
            <text:p>25.808381324</text:p>
          </table:table-cell>
          <table:table-cell office:value-type="float" office:value="25.806234068" calcext:value-type="float">
            <text:p>25.806234068</text:p>
          </table:table-cell>
          <table:table-cell/>
          <table:table-cell office:value-type="float" office:value="-0.109628051" calcext:value-type="float">
            <text:p>-0.109628051</text:p>
          </table:table-cell>
          <table:table-cell office:value-type="float" office:value="-0.123525458" calcext:value-type="float">
            <text:p>-0.123525458</text:p>
          </table:table-cell>
          <table:table-cell office:value-type="float" office:value="-0.125732744" calcext:value-type="float">
            <text:p>-0.12573274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1-12 10:45:50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32847623" calcext:value-type="float">
            <text:p>0.632847623</text:p>
          </table:table-cell>
          <table:table-cell office:value-type="float" office:value="0.618249252" calcext:value-type="float">
            <text:p>0.618249252</text:p>
          </table:table-cell>
          <table:table-cell office:value-type="float" office:value="0.673285207" calcext:value-type="float">
            <text:p>0.673285207</text:p>
          </table:table-cell>
          <table:table-cell/>
          <table:table-cell office:value-type="float" office:value="0.005170324" calcext:value-type="float">
            <text:p>0.005170324</text:p>
          </table:table-cell>
          <table:table-cell office:value-type="float" office:value="0.005051056" calcext:value-type="float">
            <text:p>0.005051056</text:p>
          </table:table-cell>
          <table:table-cell office:value-type="float" office:value="0.005500696" calcext:value-type="float">
            <text:p>0.005500696</text:p>
          </table:table-cell>
          <table:table-cell/>
          <table:table-cell office:value-type="float" office:value="-0.00472551" calcext:value-type="float">
            <text:p>-0.00472551</text:p>
          </table:table-cell>
          <table:table-cell office:value-type="float" office:value="-0.004844777" calcext:value-type="float">
            <text:p>-0.004844777</text:p>
          </table:table-cell>
          <table:table-cell office:value-type="float" office:value="-0.004395137" calcext:value-type="float">
            <text:p>-0.004395137</text:p>
          </table:table-cell>
          <table:table-cell/>
          <table:table-cell office:value-type="float" office:value="25.801903116" calcext:value-type="float">
            <text:p>25.801903116</text:p>
          </table:table-cell>
          <table:table-cell office:value-type="float" office:value="25.798961624" calcext:value-type="float">
            <text:p>25.798961624</text:p>
          </table:table-cell>
          <table:table-cell office:value-type="float" office:value="25.810051027" calcext:value-type="float">
            <text:p>25.810051027</text:p>
          </table:table-cell>
          <table:table-cell/>
          <table:table-cell office:value-type="float" office:value="-0.119793" calcext:value-type="float">
            <text:p>-0.119793</text:p>
          </table:table-cell>
          <table:table-cell office:value-type="float" office:value="-0.122816693" calcext:value-type="float">
            <text:p>-0.122816693</text:p>
          </table:table-cell>
          <table:table-cell office:value-type="float" office:value="-0.111417405" calcext:value-type="float">
            <text:p>-0.11141740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1-12 10:45:51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98782289" calcext:value-type="float">
            <text:p>0.698782289</text:p>
          </table:table-cell>
          <table:table-cell office:value-type="float" office:value="0.606596542" calcext:value-type="float">
            <text:p>0.606596542</text:p>
          </table:table-cell>
          <table:table-cell office:value-type="float" office:value="0.600141358" calcext:value-type="float">
            <text:p>0.600141358</text:p>
          </table:table-cell>
          <table:table-cell/>
          <table:table-cell office:value-type="float" office:value="0.005709006" calcext:value-type="float">
            <text:p>0.005709006</text:p>
          </table:table-cell>
          <table:table-cell office:value-type="float" office:value="0.004955854" calcext:value-type="float">
            <text:p>0.004955854</text:p>
          </table:table-cell>
          <table:table-cell office:value-type="float" office:value="0.004903116" calcext:value-type="float">
            <text:p>0.004903116</text:p>
          </table:table-cell>
          <table:table-cell/>
          <table:table-cell office:value-type="float" office:value="-0.004186828" calcext:value-type="float">
            <text:p>-0.004186828</text:p>
          </table:table-cell>
          <table:table-cell office:value-type="float" office:value="-0.004939979" calcext:value-type="float">
            <text:p>-0.004939979</text:p>
          </table:table-cell>
          <table:table-cell office:value-type="float" office:value="-0.004992718" calcext:value-type="float">
            <text:p>-0.004992718</text:p>
          </table:table-cell>
          <table:table-cell/>
          <table:table-cell office:value-type="float" office:value="25.810133972" calcext:value-type="float">
            <text:p>25.810133972</text:p>
          </table:table-cell>
          <table:table-cell office:value-type="float" office:value="25.791559057" calcext:value-type="float">
            <text:p>25.791559057</text:p>
          </table:table-cell>
          <table:table-cell office:value-type="float" office:value="25.790258362" calcext:value-type="float">
            <text:p>25.790258362</text:p>
          </table:table-cell>
          <table:table-cell/>
          <table:table-cell office:value-type="float" office:value="-0.106136391" calcext:value-type="float">
            <text:p>-0.106136391</text:p>
          </table:table-cell>
          <table:table-cell office:value-type="float" office:value="-0.125230274" calcext:value-type="float">
            <text:p>-0.125230274</text:p>
          </table:table-cell>
          <table:table-cell office:value-type="float" office:value="-0.126567314" calcext:value-type="float">
            <text:p>-0.12656731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1-12 10:45:52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78459487" calcext:value-type="float">
            <text:p>0.678459487</text:p>
          </table:table-cell>
          <table:table-cell office:value-type="float" office:value="0.605997515" calcext:value-type="float">
            <text:p>0.605997515</text:p>
          </table:table-cell>
          <table:table-cell office:value-type="float" office:value="0.620569661" calcext:value-type="float">
            <text:p>0.620569661</text:p>
          </table:table-cell>
          <table:table-cell/>
          <table:table-cell office:value-type="float" office:value="0.00554297" calcext:value-type="float">
            <text:p>0.00554297</text:p>
          </table:table-cell>
          <table:table-cell office:value-type="float" office:value="0.00495096" calcext:value-type="float">
            <text:p>0.00495096</text:p>
          </table:table-cell>
          <table:table-cell office:value-type="float" office:value="0.005070014" calcext:value-type="float">
            <text:p>0.005070014</text:p>
          </table:table-cell>
          <table:table-cell/>
          <table:table-cell office:value-type="float" office:value="-0.004352864" calcext:value-type="float">
            <text:p>-0.004352864</text:p>
          </table:table-cell>
          <table:table-cell office:value-type="float" office:value="-0.004944873" calcext:value-type="float">
            <text:p>-0.004944873</text:p>
          </table:table-cell>
          <table:table-cell office:value-type="float" office:value="-0.00482582" calcext:value-type="float">
            <text:p>-0.00482582</text:p>
          </table:table-cell>
          <table:table-cell/>
          <table:table-cell office:value-type="float" office:value="25.811093606" calcext:value-type="float">
            <text:p>25.811093606</text:p>
          </table:table-cell>
          <table:table-cell office:value-type="float" office:value="25.796492961" calcext:value-type="float">
            <text:p>25.796492961</text:p>
          </table:table-cell>
          <table:table-cell office:value-type="float" office:value="25.799429175" calcext:value-type="float">
            <text:p>25.799429175</text:p>
          </table:table-cell>
          <table:table-cell/>
          <table:table-cell office:value-type="float" office:value="-0.110345694" calcext:value-type="float">
            <text:p>-0.110345694</text:p>
          </table:table-cell>
          <table:table-cell office:value-type="float" office:value="-0.125354348" calcext:value-type="float">
            <text:p>-0.125354348</text:p>
          </table:table-cell>
          <table:table-cell office:value-type="float" office:value="-0.122336077" calcext:value-type="float">
            <text:p>-0.12233607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1-12 10:45:53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33931236" calcext:value-type="float">
            <text:p>0.633931236</text:p>
          </table:table-cell>
          <table:table-cell office:value-type="float" office:value="0.609255506" calcext:value-type="float">
            <text:p>0.609255506</text:p>
          </table:table-cell>
          <table:table-cell office:value-type="float" office:value="0.67972549" calcext:value-type="float">
            <text:p>0.67972549</text:p>
          </table:table-cell>
          <table:table-cell/>
          <table:table-cell office:value-type="float" office:value="0.005179177" calcext:value-type="float">
            <text:p>0.005179177</text:p>
          </table:table-cell>
          <table:table-cell office:value-type="float" office:value="0.004977578" calcext:value-type="float">
            <text:p>0.004977578</text:p>
          </table:table-cell>
          <table:table-cell office:value-type="float" office:value="0.005553313" calcext:value-type="float">
            <text:p>0.005553313</text:p>
          </table:table-cell>
          <table:table-cell/>
          <table:table-cell office:value-type="float" office:value="-0.004716657" calcext:value-type="float">
            <text:p>-0.004716657</text:p>
          </table:table-cell>
          <table:table-cell office:value-type="float" office:value="-0.004918256" calcext:value-type="float">
            <text:p>-0.004918256</text:p>
          </table:table-cell>
          <table:table-cell office:value-type="float" office:value="-0.004342521" calcext:value-type="float">
            <text:p>-0.004342521</text:p>
          </table:table-cell>
          <table:table-cell/>
          <table:table-cell office:value-type="float" office:value="25.797066877" calcext:value-type="float">
            <text:p>25.797066877</text:p>
          </table:table-cell>
          <table:table-cell office:value-type="float" office:value="25.792094828" calcext:value-type="float">
            <text:p>25.792094828</text:p>
          </table:table-cell>
          <table:table-cell office:value-type="float" office:value="25.806294158" calcext:value-type="float">
            <text:p>25.806294158</text:p>
          </table:table-cell>
          <table:table-cell/>
          <table:table-cell office:value-type="float" office:value="-0.119568556" calcext:value-type="float">
            <text:p>-0.119568556</text:p>
          </table:table-cell>
          <table:table-cell office:value-type="float" office:value="-0.124679532" calcext:value-type="float">
            <text:p>-0.124679532</text:p>
          </table:table-cell>
          <table:table-cell office:value-type="float" office:value="-0.110083476" calcext:value-type="float">
            <text:p>-0.11008347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1-12 10:45:55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63264473" calcext:value-type="float">
            <text:p>0.663264473</text:p>
          </table:table-cell>
          <table:table-cell office:value-type="float" office:value="0.633914546" calcext:value-type="float">
            <text:p>0.633914546</text:p>
          </table:table-cell>
          <table:table-cell office:value-type="float" office:value="0.611069871" calcext:value-type="float">
            <text:p>0.611069871</text:p>
          </table:table-cell>
          <table:table-cell/>
          <table:table-cell office:value-type="float" office:value="0.005418827" calcext:value-type="float">
            <text:p>0.005418827</text:p>
          </table:table-cell>
          <table:table-cell office:value-type="float" office:value="0.00517904" calcext:value-type="float">
            <text:p>0.00517904</text:p>
          </table:table-cell>
          <table:table-cell office:value-type="float" office:value="0.004992401" calcext:value-type="float">
            <text:p>0.004992401</text:p>
          </table:table-cell>
          <table:table-cell/>
          <table:table-cell office:value-type="float" office:value="-0.004477006" calcext:value-type="float">
            <text:p>-0.004477006</text:p>
          </table:table-cell>
          <table:table-cell office:value-type="float" office:value="-0.004716793" calcext:value-type="float">
            <text:p>-0.004716793</text:p>
          </table:table-cell>
          <table:table-cell office:value-type="float" office:value="-0.004903432" calcext:value-type="float">
            <text:p>-0.004903432</text:p>
          </table:table-cell>
          <table:table-cell/>
          <table:table-cell office:value-type="float" office:value="25.802977366" calcext:value-type="float">
            <text:p>25.802977366</text:p>
          </table:table-cell>
          <table:table-cell office:value-type="float" office:value="25.797063515" calcext:value-type="float">
            <text:p>25.797063515</text:p>
          </table:table-cell>
          <table:table-cell office:value-type="float" office:value="25.792460415" calcext:value-type="float">
            <text:p>25.792460415</text:p>
          </table:table-cell>
          <table:table-cell/>
          <table:table-cell office:value-type="float" office:value="-0.113492932" calcext:value-type="float">
            <text:p>-0.113492932</text:p>
          </table:table-cell>
          <table:table-cell office:value-type="float" office:value="-0.119572013" calcext:value-type="float">
            <text:p>-0.119572013</text:p>
          </table:table-cell>
          <table:table-cell office:value-type="float" office:value="-0.12430373" calcext:value-type="float">
            <text:p>-0.1243037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1-12 10:45:56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29772023" calcext:value-type="float">
            <text:p>0.629772023</text:p>
          </table:table-cell>
          <table:table-cell office:value-type="float" office:value="0.634588079" calcext:value-type="float">
            <text:p>0.634588079</text:p>
          </table:table-cell>
          <table:table-cell office:value-type="float" office:value="0.65794297" calcext:value-type="float">
            <text:p>0.65794297</text:p>
          </table:table-cell>
          <table:table-cell/>
          <table:table-cell office:value-type="float" office:value="0.005145196" calcext:value-type="float">
            <text:p>0.005145196</text:p>
          </table:table-cell>
          <table:table-cell office:value-type="float" office:value="0.005184543" calcext:value-type="float">
            <text:p>0.005184543</text:p>
          </table:table-cell>
          <table:table-cell office:value-type="float" office:value="0.005375351" calcext:value-type="float">
            <text:p>0.005375351</text:p>
          </table:table-cell>
          <table:table-cell/>
          <table:table-cell office:value-type="float" office:value="-0.004750637" calcext:value-type="float">
            <text:p>-0.004750637</text:p>
          </table:table-cell>
          <table:table-cell office:value-type="float" office:value="-0.00471129" calcext:value-type="float">
            <text:p>-0.00471129</text:p>
          </table:table-cell>
          <table:table-cell office:value-type="float" office:value="-0.004520482" calcext:value-type="float">
            <text:p>-0.004520482</text:p>
          </table:table-cell>
          <table:table-cell/>
          <table:table-cell office:value-type="float" office:value="25.8012834" calcext:value-type="float">
            <text:p>25.8012834</text:p>
          </table:table-cell>
          <table:table-cell office:value-type="float" office:value="25.802253808" calcext:value-type="float">
            <text:p>25.802253808</text:p>
          </table:table-cell>
          <table:table-cell office:value-type="float" office:value="25.806959672" calcext:value-type="float">
            <text:p>25.806959672</text:p>
          </table:table-cell>
          <table:table-cell/>
          <table:table-cell office:value-type="float" office:value="-0.120430034" calcext:value-type="float">
            <text:p>-0.120430034</text:p>
          </table:table-cell>
          <table:table-cell office:value-type="float" office:value="-0.119432508" calcext:value-type="float">
            <text:p>-0.119432508</text:p>
          </table:table-cell>
          <table:table-cell office:value-type="float" office:value="-0.114595141" calcext:value-type="float">
            <text:p>-0.11459514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1-12 10:45:57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6350716" calcext:value-type="float">
            <text:p>0.626350716</text:p>
          </table:table-cell>
          <table:table-cell office:value-type="float" office:value="0.652404505" calcext:value-type="float">
            <text:p>0.652404505</text:p>
          </table:table-cell>
          <table:table-cell office:value-type="float" office:value="0.639880376" calcext:value-type="float">
            <text:p>0.639880376</text:p>
          </table:table-cell>
          <table:table-cell/>
          <table:table-cell office:value-type="float" office:value="0.005117244" calcext:value-type="float">
            <text:p>0.005117244</text:p>
          </table:table-cell>
          <table:table-cell office:value-type="float" office:value="0.005330102" calcext:value-type="float">
            <text:p>0.005330102</text:p>
          </table:table-cell>
          <table:table-cell office:value-type="float" office:value="0.005227781" calcext:value-type="float">
            <text:p>0.005227781</text:p>
          </table:table-cell>
          <table:table-cell/>
          <table:table-cell office:value-type="float" office:value="-0.004778589" calcext:value-type="float">
            <text:p>-0.004778589</text:p>
          </table:table-cell>
          <table:table-cell office:value-type="float" office:value="-0.004565731" calcext:value-type="float">
            <text:p>-0.004565731</text:p>
          </table:table-cell>
          <table:table-cell office:value-type="float" office:value="-0.004668052" calcext:value-type="float">
            <text:p>-0.004668052</text:p>
          </table:table-cell>
          <table:table-cell/>
          <table:table-cell office:value-type="float" office:value="25.795539439" calcext:value-type="float">
            <text:p>25.795539439</text:p>
          </table:table-cell>
          <table:table-cell office:value-type="float" office:value="25.800789145" calcext:value-type="float">
            <text:p>25.800789145</text:p>
          </table:table-cell>
          <table:table-cell office:value-type="float" office:value="25.798265599" calcext:value-type="float">
            <text:p>25.798265599</text:p>
          </table:table-cell>
          <table:table-cell/>
          <table:table-cell office:value-type="float" office:value="-0.121138673" calcext:value-type="float">
            <text:p>-0.121138673</text:p>
          </table:table-cell>
          <table:table-cell office:value-type="float" office:value="-0.115742289" calcext:value-type="float">
            <text:p>-0.115742289</text:p>
          </table:table-cell>
          <table:table-cell office:value-type="float" office:value="-0.118336342" calcext:value-type="float">
            <text:p>-0.11833634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1-12 10:45:58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82289682" calcext:value-type="float">
            <text:p>0.682289682</text:p>
          </table:table-cell>
          <table:table-cell office:value-type="float" office:value="0.613707973" calcext:value-type="float">
            <text:p>0.613707973</text:p>
          </table:table-cell>
          <table:table-cell office:value-type="float" office:value="0.602963043" calcext:value-type="float">
            <text:p>0.602963043</text:p>
          </table:table-cell>
          <table:table-cell/>
          <table:table-cell office:value-type="float" office:value="0.005574262" calcext:value-type="float">
            <text:p>0.005574262</text:p>
          </table:table-cell>
          <table:table-cell office:value-type="float" office:value="0.005013954" calcext:value-type="float">
            <text:p>0.005013954</text:p>
          </table:table-cell>
          <table:table-cell office:value-type="float" office:value="0.004926169" calcext:value-type="float">
            <text:p>0.004926169</text:p>
          </table:table-cell>
          <table:table-cell/>
          <table:table-cell office:value-type="float" office:value="-0.004321571" calcext:value-type="float">
            <text:p>-0.004321571</text:p>
          </table:table-cell>
          <table:table-cell office:value-type="float" office:value="-0.004881879" calcext:value-type="float">
            <text:p>-0.004881879</text:p>
          </table:table-cell>
          <table:table-cell office:value-type="float" office:value="-0.004969665" calcext:value-type="float">
            <text:p>-0.004969665</text:p>
          </table:table-cell>
          <table:table-cell/>
          <table:table-cell office:value-type="float" office:value="25.811865362" calcext:value-type="float">
            <text:p>25.811865362</text:p>
          </table:table-cell>
          <table:table-cell office:value-type="float" office:value="25.79804658" calcext:value-type="float">
            <text:p>25.79804658</text:p>
          </table:table-cell>
          <table:table-cell office:value-type="float" office:value="25.795881529" calcext:value-type="float">
            <text:p>25.795881529</text:p>
          </table:table-cell>
          <table:table-cell/>
          <table:table-cell office:value-type="float" office:value="-0.109552374" calcext:value-type="float">
            <text:p>-0.109552374</text:p>
          </table:table-cell>
          <table:table-cell office:value-type="float" office:value="-0.12375731" calcext:value-type="float">
            <text:p>-0.12375731</text:p>
          </table:table-cell>
          <table:table-cell office:value-type="float" office:value="-0.125982868" calcext:value-type="float">
            <text:p>-0.12598286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1-12 10:45:59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88570224" calcext:value-type="float">
            <text:p>0.688570224</text:p>
          </table:table-cell>
          <table:table-cell office:value-type="float" office:value="0.607394648" calcext:value-type="float">
            <text:p>0.607394648</text:p>
          </table:table-cell>
          <table:table-cell office:value-type="float" office:value="0.600402427" calcext:value-type="float">
            <text:p>0.600402427</text:p>
          </table:table-cell>
          <table:table-cell/>
          <table:table-cell office:value-type="float" office:value="0.005625574" calcext:value-type="float">
            <text:p>0.005625574</text:p>
          </table:table-cell>
          <table:table-cell office:value-type="float" office:value="0.004962375" calcext:value-type="float">
            <text:p>0.004962375</text:p>
          </table:table-cell>
          <table:table-cell office:value-type="float" office:value="0.004905249" calcext:value-type="float">
            <text:p>0.004905249</text:p>
          </table:table-cell>
          <table:table-cell/>
          <table:table-cell office:value-type="float" office:value="-0.00427026" calcext:value-type="float">
            <text:p>-0.00427026</text:p>
          </table:table-cell>
          <table:table-cell office:value-type="float" office:value="-0.004933459" calcext:value-type="float">
            <text:p>-0.004933459</text:p>
          </table:table-cell>
          <table:table-cell office:value-type="float" office:value="-0.004990585" calcext:value-type="float">
            <text:p>-0.004990585</text:p>
          </table:table-cell>
          <table:table-cell/>
          <table:table-cell office:value-type="float" office:value="25.808076312" calcext:value-type="float">
            <text:p>25.808076312</text:p>
          </table:table-cell>
          <table:table-cell office:value-type="float" office:value="25.791719872" calcext:value-type="float">
            <text:p>25.791719872</text:p>
          </table:table-cell>
          <table:table-cell office:value-type="float" office:value="25.790310966" calcext:value-type="float">
            <text:p>25.790310966</text:p>
          </table:table-cell>
          <table:table-cell/>
          <table:table-cell office:value-type="float" office:value="-0.108251533" calcext:value-type="float">
            <text:p>-0.108251533</text:p>
          </table:table-cell>
          <table:table-cell office:value-type="float" office:value="-0.125064965" calcext:value-type="float">
            <text:p>-0.125064965</text:p>
          </table:table-cell>
          <table:table-cell office:value-type="float" office:value="-0.12651324" calcext:value-type="float">
            <text:p>-0.1265132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1-12 10:46:01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32129387" calcext:value-type="float">
            <text:p>0.632129387</text:p>
          </table:table-cell>
          <table:table-cell office:value-type="float" office:value="0.627205447" calcext:value-type="float">
            <text:p>0.627205447</text:p>
          </table:table-cell>
          <table:table-cell office:value-type="float" office:value="0.665033539" calcext:value-type="float">
            <text:p>0.665033539</text:p>
          </table:table-cell>
          <table:table-cell/>
          <table:table-cell office:value-type="float" office:value="0.005164456" calcext:value-type="float">
            <text:p>0.005164456</text:p>
          </table:table-cell>
          <table:table-cell office:value-type="float" office:value="0.005124228" calcext:value-type="float">
            <text:p>0.005124228</text:p>
          </table:table-cell>
          <table:table-cell office:value-type="float" office:value="0.005433281" calcext:value-type="float">
            <text:p>0.005433281</text:p>
          </table:table-cell>
          <table:table-cell/>
          <table:table-cell office:value-type="float" office:value="-0.004731378" calcext:value-type="float">
            <text:p>-0.004731378</text:p>
          </table:table-cell>
          <table:table-cell office:value-type="float" office:value="-0.004771606" calcext:value-type="float">
            <text:p>-0.004771606</text:p>
          </table:table-cell>
          <table:table-cell office:value-type="float" office:value="-0.004462553" calcext:value-type="float">
            <text:p>-0.004462553</text:p>
          </table:table-cell>
          <table:table-cell/>
          <table:table-cell office:value-type="float" office:value="25.796703814" calcext:value-type="float">
            <text:p>25.796703814</text:p>
          </table:table-cell>
          <table:table-cell office:value-type="float" office:value="25.795711663" calcext:value-type="float">
            <text:p>25.795711663</text:p>
          </table:table-cell>
          <table:table-cell office:value-type="float" office:value="25.803333822" calcext:value-type="float">
            <text:p>25.803333822</text:p>
          </table:table-cell>
          <table:table-cell/>
          <table:table-cell office:value-type="float" office:value="-0.119941764" calcext:value-type="float">
            <text:p>-0.119941764</text:p>
          </table:table-cell>
          <table:table-cell office:value-type="float" office:value="-0.120961636" calcext:value-type="float">
            <text:p>-0.120961636</text:p>
          </table:table-cell>
          <table:table-cell office:value-type="float" office:value="-0.113126517" calcext:value-type="float">
            <text:p>-0.11312651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1-12 10:46:02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61269505" calcext:value-type="float">
            <text:p>0.661269505</text:p>
          </table:table-cell>
          <table:table-cell office:value-type="float" office:value="0.63460596" calcext:value-type="float">
            <text:p>0.63460596</text:p>
          </table:table-cell>
          <table:table-cell office:value-type="float" office:value="0.610383226" calcext:value-type="float">
            <text:p>0.610383226</text:p>
          </table:table-cell>
          <table:table-cell/>
          <table:table-cell office:value-type="float" office:value="0.005402529" calcext:value-type="float">
            <text:p>0.005402529</text:p>
          </table:table-cell>
          <table:table-cell office:value-type="float" office:value="0.005184689" calcext:value-type="float">
            <text:p>0.005184689</text:p>
          </table:table-cell>
          <table:table-cell office:value-type="float" office:value="0.004986791" calcext:value-type="float">
            <text:p>0.004986791</text:p>
          </table:table-cell>
          <table:table-cell/>
          <table:table-cell office:value-type="float" office:value="-0.004493305" calcext:value-type="float">
            <text:p>-0.004493305</text:p>
          </table:table-cell>
          <table:table-cell office:value-type="float" office:value="-0.004711144" calcext:value-type="float">
            <text:p>-0.004711144</text:p>
          </table:table-cell>
          <table:table-cell office:value-type="float" office:value="-0.004909042" calcext:value-type="float">
            <text:p>-0.004909042</text:p>
          </table:table-cell>
          <table:table-cell/>
          <table:table-cell office:value-type="float" office:value="25.802575391" calcext:value-type="float">
            <text:p>25.802575391</text:p>
          </table:table-cell>
          <table:table-cell office:value-type="float" office:value="25.797202831" calcext:value-type="float">
            <text:p>25.797202831</text:p>
          </table:table-cell>
          <table:table-cell office:value-type="float" office:value="25.792322059" calcext:value-type="float">
            <text:p>25.792322059</text:p>
          </table:table-cell>
          <table:table-cell/>
          <table:table-cell office:value-type="float" office:value="-0.113906137" calcext:value-type="float">
            <text:p>-0.113906137</text:p>
          </table:table-cell>
          <table:table-cell office:value-type="float" office:value="-0.119428804" calcext:value-type="float">
            <text:p>-0.119428804</text:p>
          </table:table-cell>
          <table:table-cell office:value-type="float" office:value="-0.124445952" calcext:value-type="float">
            <text:p>-0.12444595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1-12 10:46:03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94879376" calcext:value-type="float">
            <text:p>0.694879376</text:p>
          </table:table-cell>
          <table:table-cell office:value-type="float" office:value="0.604476405" calcext:value-type="float">
            <text:p>0.604476405</text:p>
          </table:table-cell>
          <table:table-cell office:value-type="float" office:value="0.598135066" calcext:value-type="float">
            <text:p>0.598135066</text:p>
          </table:table-cell>
          <table:table-cell/>
          <table:table-cell office:value-type="float" office:value="0.005677119" calcext:value-type="float">
            <text:p>0.005677119</text:p>
          </table:table-cell>
          <table:table-cell office:value-type="float" office:value="0.004938533" calcext:value-type="float">
            <text:p>0.004938533</text:p>
          </table:table-cell>
          <table:table-cell office:value-type="float" office:value="0.004886724" calcext:value-type="float">
            <text:p>0.004886724</text:p>
          </table:table-cell>
          <table:table-cell/>
          <table:table-cell office:value-type="float" office:value="-0.004218714" calcext:value-type="float">
            <text:p>-0.004218714</text:p>
          </table:table-cell>
          <table:table-cell office:value-type="float" office:value="-0.004957301" calcext:value-type="float">
            <text:p>-0.004957301</text:p>
          </table:table-cell>
          <table:table-cell office:value-type="float" office:value="-0.005009109" calcext:value-type="float">
            <text:p>-0.005009109</text:p>
          </table:table-cell>
          <table:table-cell/>
          <table:table-cell office:value-type="float" office:value="25.814402088" calcext:value-type="float">
            <text:p>25.814402088</text:p>
          </table:table-cell>
          <table:table-cell office:value-type="float" office:value="25.796186464" calcext:value-type="float">
            <text:p>25.796186464</text:p>
          </table:table-cell>
          <table:table-cell office:value-type="float" office:value="25.794908714" calcext:value-type="float">
            <text:p>25.794908714</text:p>
          </table:table-cell>
          <table:table-cell/>
          <table:table-cell office:value-type="float" office:value="-0.106944769" calcext:value-type="float">
            <text:p>-0.106944769</text:p>
          </table:table-cell>
          <table:table-cell office:value-type="float" office:value="-0.12566941" calcext:value-type="float">
            <text:p>-0.12566941</text:p>
          </table:table-cell>
          <table:table-cell office:value-type="float" office:value="-0.126982871" calcext:value-type="float">
            <text:p>-0.12698287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1-12 10:46:04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28696159" calcext:value-type="float">
            <text:p>0.628696159</text:p>
          </table:table-cell>
          <table:table-cell office:value-type="float" office:value="0.670272192" calcext:value-type="float">
            <text:p>0.670272192</text:p>
          </table:table-cell>
          <table:table-cell office:value-type="float" office:value="0.616052224" calcext:value-type="float">
            <text:p>0.616052224</text:p>
          </table:table-cell>
          <table:table-cell/>
          <table:table-cell office:value-type="float" office:value="0.005136407" calcext:value-type="float">
            <text:p>0.005136407</text:p>
          </table:table-cell>
          <table:table-cell office:value-type="float" office:value="0.00547608" calcext:value-type="float">
            <text:p>0.00547608</text:p>
          </table:table-cell>
          <table:table-cell office:value-type="float" office:value="0.005033106" calcext:value-type="float">
            <text:p>0.005033106</text:p>
          </table:table-cell>
          <table:table-cell/>
          <table:table-cell office:value-type="float" office:value="-0.004759427" calcext:value-type="float">
            <text:p>-0.004759427</text:p>
          </table:table-cell>
          <table:table-cell office:value-type="float" office:value="-0.004419753" calcext:value-type="float">
            <text:p>-0.004419753</text:p>
          </table:table-cell>
          <table:table-cell office:value-type="float" office:value="-0.004862727" calcext:value-type="float">
            <text:p>-0.004862727</text:p>
          </table:table-cell>
          <table:table-cell/>
          <table:table-cell office:value-type="float" office:value="25.80106662" calcext:value-type="float">
            <text:p>25.80106662</text:p>
          </table:table-cell>
          <table:table-cell office:value-type="float" office:value="25.809443926" calcext:value-type="float">
            <text:p>25.809443926</text:p>
          </table:table-cell>
          <table:table-cell office:value-type="float" office:value="25.798518935" calcext:value-type="float">
            <text:p>25.798518935</text:p>
          </table:table-cell>
          <table:table-cell/>
          <table:table-cell office:value-type="float" office:value="-0.120652872" calcext:value-type="float">
            <text:p>-0.120652872</text:p>
          </table:table-cell>
          <table:table-cell office:value-type="float" office:value="-0.11204147" calcext:value-type="float">
            <text:p>-0.11204147</text:p>
          </table:table-cell>
          <table:table-cell office:value-type="float" office:value="-0.123271755" calcext:value-type="float">
            <text:p>-0.12327175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1-12 10:46:06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31218032" calcext:value-type="float">
            <text:p>0.631218032</text:p>
          </table:table-cell>
          <table:table-cell office:value-type="float" office:value="0.631526784" calcext:value-type="float">
            <text:p>0.631526784</text:p>
          </table:table-cell>
          <table:table-cell office:value-type="float" office:value="0.660400469" calcext:value-type="float">
            <text:p>0.660400469</text:p>
          </table:table-cell>
          <table:table-cell/>
          <table:table-cell office:value-type="float" office:value="0.00515701" calcext:value-type="float">
            <text:p>0.00515701</text:p>
          </table:table-cell>
          <table:table-cell office:value-type="float" office:value="0.005159533" calcext:value-type="float">
            <text:p>0.005159533</text:p>
          </table:table-cell>
          <table:table-cell office:value-type="float" office:value="0.005395429" calcext:value-type="float">
            <text:p>0.005395429</text:p>
          </table:table-cell>
          <table:table-cell/>
          <table:table-cell office:value-type="float" office:value="-0.004738823" calcext:value-type="float">
            <text:p>-0.004738823</text:p>
          </table:table-cell>
          <table:table-cell office:value-type="float" office:value="-0.004736301" calcext:value-type="float">
            <text:p>-0.004736301</text:p>
          </table:table-cell>
          <table:table-cell office:value-type="float" office:value="-0.004500405" calcext:value-type="float">
            <text:p>-0.004500405</text:p>
          </table:table-cell>
          <table:table-cell/>
          <table:table-cell office:value-type="float" office:value="25.79652018" calcext:value-type="float">
            <text:p>25.79652018</text:p>
          </table:table-cell>
          <table:table-cell office:value-type="float" office:value="25.796582392" calcext:value-type="float">
            <text:p>25.796582392</text:p>
          </table:table-cell>
          <table:table-cell office:value-type="float" office:value="25.802400286" calcext:value-type="float">
            <text:p>25.802400286</text:p>
          </table:table-cell>
          <table:table-cell/>
          <table:table-cell office:value-type="float" office:value="-0.120130529" calcext:value-type="float">
            <text:p>-0.120130529</text:p>
          </table:table-cell>
          <table:table-cell office:value-type="float" office:value="-0.120066578" calcext:value-type="float">
            <text:p>-0.120066578</text:p>
          </table:table-cell>
          <table:table-cell office:value-type="float" office:value="-0.114086134" calcext:value-type="float">
            <text:p>-0.11408613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1-12 10:46:07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35457711" calcext:value-type="float">
            <text:p>0.635457711</text:p>
          </table:table-cell>
          <table:table-cell office:value-type="float" office:value="0.664659222" calcext:value-type="float">
            <text:p>0.664659222</text:p>
          </table:table-cell>
          <table:table-cell office:value-type="float" office:value="0.616173818" calcext:value-type="float">
            <text:p>0.616173818</text:p>
          </table:table-cell>
          <table:table-cell/>
          <table:table-cell office:value-type="float" office:value="0.005191648" calcext:value-type="float">
            <text:p>0.005191648</text:p>
          </table:table-cell>
          <table:table-cell office:value-type="float" office:value="0.005430222" calcext:value-type="float">
            <text:p>0.005430222</text:p>
          </table:table-cell>
          <table:table-cell office:value-type="float" office:value="0.0050341" calcext:value-type="float">
            <text:p>0.0050341</text:p>
          </table:table-cell>
          <table:table-cell/>
          <table:table-cell office:value-type="float" office:value="-0.004704185" calcext:value-type="float">
            <text:p>-0.004704185</text:p>
          </table:table-cell>
          <table:table-cell office:value-type="float" office:value="-0.004465611" calcext:value-type="float">
            <text:p>-0.004465611</text:p>
          </table:table-cell>
          <table:table-cell office:value-type="float" office:value="-0.004861734" calcext:value-type="float">
            <text:p>-0.004861734</text:p>
          </table:table-cell>
          <table:table-cell/>
          <table:table-cell office:value-type="float" office:value="25.797374455" calcext:value-type="float">
            <text:p>25.797374455</text:p>
          </table:table-cell>
          <table:table-cell office:value-type="float" office:value="25.803258399" calcext:value-type="float">
            <text:p>25.803258399</text:p>
          </table:table-cell>
          <table:table-cell office:value-type="float" office:value="25.793488839" calcext:value-type="float">
            <text:p>25.793488839</text:p>
          </table:table-cell>
          <table:table-cell/>
          <table:table-cell office:value-type="float" office:value="-0.119252385" calcext:value-type="float">
            <text:p>-0.119252385</text:p>
          </table:table-cell>
          <table:table-cell office:value-type="float" office:value="-0.113204047" calcext:value-type="float">
            <text:p>-0.113204047</text:p>
          </table:table-cell>
          <table:table-cell office:value-type="float" office:value="-0.12324657" calcext:value-type="float">
            <text:p>-0.1232465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1-12 10:46:08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979967" calcext:value-type="float">
            <text:p>0.6979967</text:p>
          </table:table-cell>
          <table:table-cell office:value-type="float" office:value="0.604621244" calcext:value-type="float">
            <text:p>0.604621244</text:p>
          </table:table-cell>
          <table:table-cell office:value-type="float" office:value="0.597363782" calcext:value-type="float">
            <text:p>0.597363782</text:p>
          </table:table-cell>
          <table:table-cell/>
          <table:table-cell office:value-type="float" office:value="0.005702587" calcext:value-type="float">
            <text:p>0.005702587</text:p>
          </table:table-cell>
          <table:table-cell office:value-type="float" office:value="0.004939716" calcext:value-type="float">
            <text:p>0.004939716</text:p>
          </table:table-cell>
          <table:table-cell office:value-type="float" office:value="0.004880423" calcext:value-type="float">
            <text:p>0.004880423</text:p>
          </table:table-cell>
          <table:table-cell/>
          <table:table-cell office:value-type="float" office:value="-0.004193246" calcext:value-type="float">
            <text:p>-0.004193246</text:p>
          </table:table-cell>
          <table:table-cell office:value-type="float" office:value="-0.004956117" calcext:value-type="float">
            <text:p>-0.004956117</text:p>
          </table:table-cell>
          <table:table-cell office:value-type="float" office:value="-0.00501541" calcext:value-type="float">
            <text:p>-0.00501541</text:p>
          </table:table-cell>
          <table:table-cell/>
          <table:table-cell office:value-type="float" office:value="25.815030203" calcext:value-type="float">
            <text:p>25.815030203</text:p>
          </table:table-cell>
          <table:table-cell office:value-type="float" office:value="25.796215649" calcext:value-type="float">
            <text:p>25.796215649</text:p>
          </table:table-cell>
          <table:table-cell office:value-type="float" office:value="25.794753304" calcext:value-type="float">
            <text:p>25.794753304</text:p>
          </table:table-cell>
          <table:table-cell/>
          <table:table-cell office:value-type="float" office:value="-0.106299103" calcext:value-type="float">
            <text:p>-0.106299103</text:p>
          </table:table-cell>
          <table:table-cell office:value-type="float" office:value="-0.12563941" calcext:value-type="float">
            <text:p>-0.12563941</text:p>
          </table:table-cell>
          <table:table-cell office:value-type="float" office:value="-0.127142625" calcext:value-type="float">
            <text:p>-0.12714262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1-12 10:46:09</text:p>
          </table:table-cell>
          <table:table-cell office:value-type="float" office:value="25.9235" calcext:value-type="float">
            <text:p>25.9235</text:p>
          </table:table-cell>
          <table:table-cell office:value-type="float" office:value="0.636540131" calcext:value-type="float">
            <text:p>0.636540131</text:p>
          </table:table-cell>
          <table:table-cell office:value-type="float" office:value="0.599952412" calcext:value-type="float">
            <text:p>0.599952412</text:p>
          </table:table-cell>
          <table:table-cell office:value-type="float" office:value="0.679382167" calcext:value-type="float">
            <text:p>0.679382167</text:p>
          </table:table-cell>
          <table:table-cell/>
          <table:table-cell office:value-type="float" office:value="0.005200491" calcext:value-type="float">
            <text:p>0.005200491</text:p>
          </table:table-cell>
          <table:table-cell office:value-type="float" office:value="0.004901572" calcext:value-type="float">
            <text:p>0.004901572</text:p>
          </table:table-cell>
          <table:table-cell office:value-type="float" office:value="0.005550508" calcext:value-type="float">
            <text:p>0.005550508</text:p>
          </table:table-cell>
          <table:table-cell/>
          <table:table-cell office:value-type="float" office:value="-0.004695342" calcext:value-type="float">
            <text:p>-0.004695342</text:p>
          </table:table-cell>
          <table:table-cell office:value-type="float" office:value="-0.004994261" calcext:value-type="float">
            <text:p>-0.004994261</text:p>
          </table:table-cell>
          <table:table-cell office:value-type="float" office:value="-0.004345325" calcext:value-type="float">
            <text:p>-0.004345325</text:p>
          </table:table-cell>
          <table:table-cell/>
          <table:table-cell office:value-type="float" office:value="25.807701713" calcext:value-type="float">
            <text:p>25.807701713</text:p>
          </table:table-cell>
          <table:table-cell office:value-type="float" office:value="25.800329512" calcext:value-type="float">
            <text:p>25.800329512</text:p>
          </table:table-cell>
          <table:table-cell office:value-type="float" office:value="25.816334059" calcext:value-type="float">
            <text:p>25.816334059</text:p>
          </table:table-cell>
          <table:table-cell/>
          <table:table-cell office:value-type="float" office:value="-0.119028189" calcext:value-type="float">
            <text:p>-0.119028189</text:p>
          </table:table-cell>
          <table:table-cell office:value-type="float" office:value="-0.12660645" calcext:value-type="float">
            <text:p>-0.12660645</text:p>
          </table:table-cell>
          <table:table-cell office:value-type="float" office:value="-0.110154586" calcext:value-type="float">
            <text:p>-0.11015458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1-12 10:46:11</text:p>
          </table:table-cell>
          <table:table-cell office:value-type="float" office:value="25.9235" calcext:value-type="float">
            <text:p>25.9235</text:p>
          </table:table-cell>
          <table:table-cell office:value-type="float" office:value="0.699381912" calcext:value-type="float">
            <text:p>0.699381912</text:p>
          </table:table-cell>
          <table:table-cell office:value-type="float" office:value="0.604404879" calcext:value-type="float">
            <text:p>0.604404879</text:p>
          </table:table-cell>
          <table:table-cell office:value-type="float" office:value="0.601072979" calcext:value-type="float">
            <text:p>0.601072979</text:p>
          </table:table-cell>
          <table:table-cell/>
          <table:table-cell office:value-type="float" office:value="0.005713905" calcext:value-type="float">
            <text:p>0.005713905</text:p>
          </table:table-cell>
          <table:table-cell office:value-type="float" office:value="0.004937948" calcext:value-type="float">
            <text:p>0.004937948</text:p>
          </table:table-cell>
          <table:table-cell office:value-type="float" office:value="0.004910727" calcext:value-type="float">
            <text:p>0.004910727</text:p>
          </table:table-cell>
          <table:table-cell/>
          <table:table-cell office:value-type="float" office:value="-0.004181929" calcext:value-type="float">
            <text:p>-0.004181929</text:p>
          </table:table-cell>
          <table:table-cell office:value-type="float" office:value="-0.004957885" calcext:value-type="float">
            <text:p>-0.004957885</text:p>
          </table:table-cell>
          <table:table-cell office:value-type="float" office:value="-0.004985106" calcext:value-type="float">
            <text:p>-0.004985106</text:p>
          </table:table-cell>
          <table:table-cell/>
          <table:table-cell office:value-type="float" office:value="25.820363834" calcext:value-type="float">
            <text:p>25.820363834</text:p>
          </table:table-cell>
          <table:table-cell office:value-type="float" office:value="25.801226659" calcext:value-type="float">
            <text:p>25.801226659</text:p>
          </table:table-cell>
          <table:table-cell office:value-type="float" office:value="25.8005553" calcext:value-type="float">
            <text:p>25.8005553</text:p>
          </table:table-cell>
          <table:table-cell/>
          <table:table-cell office:value-type="float" office:value="-0.106012196" calcext:value-type="float">
            <text:p>-0.106012196</text:p>
          </table:table-cell>
          <table:table-cell office:value-type="float" office:value="-0.125684225" calcext:value-type="float">
            <text:p>-0.125684225</text:p>
          </table:table-cell>
          <table:table-cell office:value-type="float" office:value="-0.12637435" calcext:value-type="float">
            <text:p>-0.1263743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1-12 10:46:12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35380225" calcext:value-type="float">
            <text:p>0.635380225</text:p>
          </table:table-cell>
          <table:table-cell office:value-type="float" office:value="0.663805683" calcext:value-type="float">
            <text:p>0.663805683</text:p>
          </table:table-cell>
          <table:table-cell office:value-type="float" office:value="0.614389254" calcext:value-type="float">
            <text:p>0.614389254</text:p>
          </table:table-cell>
          <table:table-cell/>
          <table:table-cell office:value-type="float" office:value="0.005191015" calcext:value-type="float">
            <text:p>0.005191015</text:p>
          </table:table-cell>
          <table:table-cell office:value-type="float" office:value="0.005423249" calcext:value-type="float">
            <text:p>0.005423249</text:p>
          </table:table-cell>
          <table:table-cell office:value-type="float" office:value="0.00501952" calcext:value-type="float">
            <text:p>0.00501952</text:p>
          </table:table-cell>
          <table:table-cell/>
          <table:table-cell office:value-type="float" office:value="-0.004704818" calcext:value-type="float">
            <text:p>-0.004704818</text:p>
          </table:table-cell>
          <table:table-cell office:value-type="float" office:value="-0.004472584" calcext:value-type="float">
            <text:p>-0.004472584</text:p>
          </table:table-cell>
          <table:table-cell office:value-type="float" office:value="-0.004876313" calcext:value-type="float">
            <text:p>-0.004876313</text:p>
          </table:table-cell>
          <table:table-cell/>
          <table:table-cell office:value-type="float" office:value="25.80241342" calcext:value-type="float">
            <text:p>25.80241342</text:p>
          </table:table-cell>
          <table:table-cell office:value-type="float" office:value="25.80814097" calcext:value-type="float">
            <text:p>25.80814097</text:p>
          </table:table-cell>
          <table:table-cell office:value-type="float" office:value="25.798183855" calcext:value-type="float">
            <text:p>25.798183855</text:p>
          </table:table-cell>
          <table:table-cell/>
          <table:table-cell office:value-type="float" office:value="-0.119268434" calcext:value-type="float">
            <text:p>-0.119268434</text:p>
          </table:table-cell>
          <table:table-cell office:value-type="float" office:value="-0.113380835" calcext:value-type="float">
            <text:p>-0.113380835</text:p>
          </table:table-cell>
          <table:table-cell office:value-type="float" office:value="-0.123616199" calcext:value-type="float">
            <text:p>-0.12361619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1-12 10:46:13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80120072" calcext:value-type="float">
            <text:p>0.680120072</text:p>
          </table:table-cell>
          <table:table-cell office:value-type="float" office:value="0.605169011" calcext:value-type="float">
            <text:p>0.605169011</text:p>
          </table:table-cell>
          <table:table-cell office:value-type="float" office:value="0.619211271" calcext:value-type="float">
            <text:p>0.619211271</text:p>
          </table:table-cell>
          <table:table-cell/>
          <table:table-cell office:value-type="float" office:value="0.005556537" calcext:value-type="float">
            <text:p>0.005556537</text:p>
          </table:table-cell>
          <table:table-cell office:value-type="float" office:value="0.004944191" calcext:value-type="float">
            <text:p>0.004944191</text:p>
          </table:table-cell>
          <table:table-cell office:value-type="float" office:value="0.005058916" calcext:value-type="float">
            <text:p>0.005058916</text:p>
          </table:table-cell>
          <table:table-cell/>
          <table:table-cell office:value-type="float" office:value="-0.004339297" calcext:value-type="float">
            <text:p>-0.004339297</text:p>
          </table:table-cell>
          <table:table-cell office:value-type="float" office:value="-0.004951642" calcext:value-type="float">
            <text:p>-0.004951642</text:p>
          </table:table-cell>
          <table:table-cell office:value-type="float" office:value="-0.004836918" calcext:value-type="float">
            <text:p>-0.004836918</text:p>
          </table:table-cell>
          <table:table-cell/>
          <table:table-cell office:value-type="float" office:value="25.811428202" calcext:value-type="float">
            <text:p>25.811428202</text:p>
          </table:table-cell>
          <table:table-cell office:value-type="float" office:value="25.796326021" calcext:value-type="float">
            <text:p>25.796326021</text:p>
          </table:table-cell>
          <table:table-cell office:value-type="float" office:value="25.799155466" calcext:value-type="float">
            <text:p>25.799155466</text:p>
          </table:table-cell>
          <table:table-cell/>
          <table:table-cell office:value-type="float" office:value="-0.110001749" calcext:value-type="float">
            <text:p>-0.110001749</text:p>
          </table:table-cell>
          <table:table-cell office:value-type="float" office:value="-0.125525953" calcext:value-type="float">
            <text:p>-0.125525953</text:p>
          </table:table-cell>
          <table:table-cell office:value-type="float" office:value="-0.122617435" calcext:value-type="float">
            <text:p>-0.12261743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1-12 10:46:14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68072184" calcext:value-type="float">
            <text:p>0.668072184</text:p>
          </table:table-cell>
          <table:table-cell office:value-type="float" office:value="0.629378036" calcext:value-type="float">
            <text:p>0.629378036</text:p>
          </table:table-cell>
          <table:table-cell office:value-type="float" office:value="0.608688069" calcext:value-type="float">
            <text:p>0.608688069</text:p>
          </table:table-cell>
          <table:table-cell/>
          <table:table-cell office:value-type="float" office:value="0.005458106" calcext:value-type="float">
            <text:p>0.005458106</text:p>
          </table:table-cell>
          <table:table-cell office:value-type="float" office:value="0.005141977" calcext:value-type="float">
            <text:p>0.005141977</text:p>
          </table:table-cell>
          <table:table-cell office:value-type="float" office:value="0.004972942" calcext:value-type="float">
            <text:p>0.004972942</text:p>
          </table:table-cell>
          <table:table-cell/>
          <table:table-cell office:value-type="float" office:value="-0.004437727" calcext:value-type="float">
            <text:p>-0.004437727</text:p>
          </table:table-cell>
          <table:table-cell office:value-type="float" office:value="-0.004753856" calcext:value-type="float">
            <text:p>-0.004753856</text:p>
          </table:table-cell>
          <table:table-cell office:value-type="float" office:value="-0.004922892" calcext:value-type="float">
            <text:p>-0.004922892</text:p>
          </table:table-cell>
          <table:table-cell/>
          <table:table-cell office:value-type="float" office:value="25.80900064" calcext:value-type="float">
            <text:p>25.80900064</text:p>
          </table:table-cell>
          <table:table-cell office:value-type="float" office:value="25.801204014" calcext:value-type="float">
            <text:p>25.801204014</text:p>
          </table:table-cell>
          <table:table-cell office:value-type="float" office:value="25.797035094" calcext:value-type="float">
            <text:p>25.797035094</text:p>
          </table:table-cell>
          <table:table-cell/>
          <table:table-cell office:value-type="float" office:value="-0.112497143" calcext:value-type="float">
            <text:p>-0.112497143</text:p>
          </table:table-cell>
          <table:table-cell office:value-type="float" office:value="-0.120511638" calcext:value-type="float">
            <text:p>-0.120511638</text:p>
          </table:table-cell>
          <table:table-cell office:value-type="float" office:value="-0.124797063" calcext:value-type="float">
            <text:p>-0.12479706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1-12 10:46:16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99229324" calcext:value-type="float">
            <text:p>0.699229324</text:p>
          </table:table-cell>
          <table:table-cell office:value-type="float" office:value="0.605588031" calcext:value-type="float">
            <text:p>0.605588031</text:p>
          </table:table-cell>
          <table:table-cell office:value-type="float" office:value="0.59763081" calcext:value-type="float">
            <text:p>0.59763081</text:p>
          </table:table-cell>
          <table:table-cell/>
          <table:table-cell office:value-type="float" office:value="0.005712658" calcext:value-type="float">
            <text:p>0.005712658</text:p>
          </table:table-cell>
          <table:table-cell office:value-type="float" office:value="0.004947615" calcext:value-type="float">
            <text:p>0.004947615</text:p>
          </table:table-cell>
          <table:table-cell office:value-type="float" office:value="0.004882605" calcext:value-type="float">
            <text:p>0.004882605</text:p>
          </table:table-cell>
          <table:table-cell/>
          <table:table-cell office:value-type="float" office:value="-0.004183175" calcext:value-type="float">
            <text:p>-0.004183175</text:p>
          </table:table-cell>
          <table:table-cell office:value-type="float" office:value="-0.004948219" calcext:value-type="float">
            <text:p>-0.004948219</text:p>
          </table:table-cell>
          <table:table-cell office:value-type="float" office:value="-0.005013229" calcext:value-type="float">
            <text:p>-0.005013229</text:p>
          </table:table-cell>
          <table:table-cell/>
          <table:table-cell office:value-type="float" office:value="25.815278567" calcext:value-type="float">
            <text:p>25.815278567</text:p>
          </table:table-cell>
          <table:table-cell office:value-type="float" office:value="25.796410452" calcext:value-type="float">
            <text:p>25.796410452</text:p>
          </table:table-cell>
          <table:table-cell office:value-type="float" office:value="25.794807109" calcext:value-type="float">
            <text:p>25.794807109</text:p>
          </table:table-cell>
          <table:table-cell/>
          <table:table-cell office:value-type="float" office:value="-0.1060438" calcext:value-type="float">
            <text:p>-0.1060438</text:p>
          </table:table-cell>
          <table:table-cell office:value-type="float" office:value="-0.125439163" calcext:value-type="float">
            <text:p>-0.125439163</text:p>
          </table:table-cell>
          <table:table-cell office:value-type="float" office:value="-0.127087316" calcext:value-type="float">
            <text:p>-0.12708731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1-12 10:46:17</text:p>
          </table:table-cell>
          <table:table-cell office:value-type="float" office:value="25.9336" calcext:value-type="float">
            <text:p>25.9336</text:p>
          </table:table-cell>
          <table:table-cell office:value-type="float" office:value="0.677591047" calcext:value-type="float">
            <text:p>0.677591047</text:p>
          </table:table-cell>
          <table:table-cell office:value-type="float" office:value="0.604779196" calcext:value-type="float">
            <text:p>0.604779196</text:p>
          </table:table-cell>
          <table:table-cell office:value-type="float" office:value="0.62907286" calcext:value-type="float">
            <text:p>0.62907286</text:p>
          </table:table-cell>
          <table:table-cell/>
          <table:table-cell office:value-type="float" office:value="0.005535875" calcext:value-type="float">
            <text:p>0.005535875</text:p>
          </table:table-cell>
          <table:table-cell office:value-type="float" office:value="0.004941007" calcext:value-type="float">
            <text:p>0.004941007</text:p>
          </table:table-cell>
          <table:table-cell office:value-type="float" office:value="0.005139484" calcext:value-type="float">
            <text:p>0.005139484</text:p>
          </table:table-cell>
          <table:table-cell/>
          <table:table-cell office:value-type="float" office:value="-0.004359959" calcext:value-type="float">
            <text:p>-0.004359959</text:p>
          </table:table-cell>
          <table:table-cell office:value-type="float" office:value="-0.004954827" calcext:value-type="float">
            <text:p>-0.004954827</text:p>
          </table:table-cell>
          <table:table-cell office:value-type="float" office:value="-0.004756349" calcext:value-type="float">
            <text:p>-0.004756349</text:p>
          </table:table-cell>
          <table:table-cell/>
          <table:table-cell office:value-type="float" office:value="25.826082246" calcext:value-type="float">
            <text:p>25.826082246</text:p>
          </table:table-cell>
          <table:table-cell office:value-type="float" office:value="25.811411297" calcext:value-type="float">
            <text:p>25.811411297</text:p>
          </table:table-cell>
          <table:table-cell office:value-type="float" office:value="25.816306278" calcext:value-type="float">
            <text:p>25.816306278</text:p>
          </table:table-cell>
          <table:table-cell/>
          <table:table-cell office:value-type="float" office:value="-0.110525567" calcext:value-type="float">
            <text:p>-0.110525567</text:p>
          </table:table-cell>
          <table:table-cell office:value-type="float" office:value="-0.125606694" calcext:value-type="float">
            <text:p>-0.125606694</text:p>
          </table:table-cell>
          <table:table-cell office:value-type="float" office:value="-0.120574848" calcext:value-type="float">
            <text:p>-0.12057484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1-12 10:46:18</text:p>
          </table:table-cell>
          <table:table-cell office:value-type="float" office:value="25.9336" calcext:value-type="float">
            <text:p>25.9336</text:p>
          </table:table-cell>
          <table:table-cell office:value-type="float" office:value="0.622642711" calcext:value-type="float">
            <text:p>0.622642711</text:p>
          </table:table-cell>
          <table:table-cell office:value-type="float" office:value="0.674268088" calcext:value-type="float">
            <text:p>0.674268088</text:p>
          </table:table-cell>
          <table:table-cell office:value-type="float" office:value="0.616543963" calcext:value-type="float">
            <text:p>0.616543963</text:p>
          </table:table-cell>
          <table:table-cell/>
          <table:table-cell office:value-type="float" office:value="0.00508695" calcext:value-type="float">
            <text:p>0.00508695</text:p>
          </table:table-cell>
          <table:table-cell office:value-type="float" office:value="0.005508726" calcext:value-type="float">
            <text:p>0.005508726</text:p>
          </table:table-cell>
          <table:table-cell office:value-type="float" office:value="0.005037124" calcext:value-type="float">
            <text:p>0.005037124</text:p>
          </table:table-cell>
          <table:table-cell/>
          <table:table-cell office:value-type="float" office:value="-0.004808883" calcext:value-type="float">
            <text:p>-0.004808883</text:p>
          </table:table-cell>
          <table:table-cell office:value-type="float" office:value="-0.004387107" calcext:value-type="float">
            <text:p>-0.004387107</text:p>
          </table:table-cell>
          <table:table-cell office:value-type="float" office:value="-0.004858709" calcext:value-type="float">
            <text:p>-0.004858709</text:p>
          </table:table-cell>
          <table:table-cell/>
          <table:table-cell office:value-type="float" office:value="25.815010656" calcext:value-type="float">
            <text:p>25.815010656</text:p>
          </table:table-cell>
          <table:table-cell office:value-type="float" office:value="25.825412703" calcext:value-type="float">
            <text:p>25.825412703</text:p>
          </table:table-cell>
          <table:table-cell office:value-type="float" office:value="25.813781807" calcext:value-type="float">
            <text:p>25.813781807</text:p>
          </table:table-cell>
          <table:table-cell/>
          <table:table-cell office:value-type="float" office:value="-0.121906695" calcext:value-type="float">
            <text:p>-0.121906695</text:p>
          </table:table-cell>
          <table:table-cell office:value-type="float" office:value="-0.111213828" calcext:value-type="float">
            <text:p>-0.111213828</text:p>
          </table:table-cell>
          <table:table-cell office:value-type="float" office:value="-0.123169903" calcext:value-type="float">
            <text:p>-0.12316990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1-12 10:46:19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48801404" calcext:value-type="float">
            <text:p>0.648801404</text:p>
          </table:table-cell>
          <table:table-cell office:value-type="float" office:value="0.602092815" calcext:value-type="float">
            <text:p>0.602092815</text:p>
          </table:table-cell>
          <table:table-cell office:value-type="float" office:value="0.650836307" calcext:value-type="float">
            <text:p>0.650836307</text:p>
          </table:table-cell>
          <table:table-cell/>
          <table:table-cell office:value-type="float" office:value="0.005300665" calcext:value-type="float">
            <text:p>0.005300665</text:p>
          </table:table-cell>
          <table:table-cell office:value-type="float" office:value="0.004919059" calcext:value-type="float">
            <text:p>0.004919059</text:p>
          </table:table-cell>
          <table:table-cell office:value-type="float" office:value="0.00531729" calcext:value-type="float">
            <text:p>0.00531729</text:p>
          </table:table-cell>
          <table:table-cell/>
          <table:table-cell office:value-type="float" office:value="-0.004595168" calcext:value-type="float">
            <text:p>-0.004595168</text:p>
          </table:table-cell>
          <table:table-cell office:value-type="float" office:value="-0.004976774" calcext:value-type="float">
            <text:p>-0.004976774</text:p>
          </table:table-cell>
          <table:table-cell office:value-type="float" office:value="-0.004578543" calcext:value-type="float">
            <text:p>-0.004578543</text:p>
          </table:table-cell>
          <table:table-cell/>
          <table:table-cell office:value-type="float" office:value="25.805117706" calcext:value-type="float">
            <text:p>25.805117706</text:p>
          </table:table-cell>
          <table:table-cell office:value-type="float" office:value="25.795706182" calcext:value-type="float">
            <text:p>25.795706182</text:p>
          </table:table-cell>
          <table:table-cell office:value-type="float" office:value="25.805527726" calcext:value-type="float">
            <text:p>25.805527726</text:p>
          </table:table-cell>
          <table:table-cell/>
          <table:table-cell office:value-type="float" office:value="-0.116488578" calcext:value-type="float">
            <text:p>-0.116488578</text:p>
          </table:table-cell>
          <table:table-cell office:value-type="float" office:value="-0.126163115" calcext:value-type="float">
            <text:p>-0.126163115</text:p>
          </table:table-cell>
          <table:table-cell office:value-type="float" office:value="-0.116067101" calcext:value-type="float">
            <text:p>-0.11606710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1-12 10:46:21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36222438" calcext:value-type="float">
            <text:p>0.636222438</text:p>
          </table:table-cell>
          <table:table-cell office:value-type="float" office:value="0.601230931" calcext:value-type="float">
            <text:p>0.601230931</text:p>
          </table:table-cell>
          <table:table-cell office:value-type="float" office:value="0.678820095" calcext:value-type="float">
            <text:p>0.678820095</text:p>
          </table:table-cell>
          <table:table-cell/>
          <table:table-cell office:value-type="float" office:value="0.005197896" calcext:value-type="float">
            <text:p>0.005197896</text:p>
          </table:table-cell>
          <table:table-cell office:value-type="float" office:value="0.004912017" calcext:value-type="float">
            <text:p>0.004912017</text:p>
          </table:table-cell>
          <table:table-cell office:value-type="float" office:value="0.005545916" calcext:value-type="float">
            <text:p>0.005545916</text:p>
          </table:table-cell>
          <table:table-cell/>
          <table:table-cell office:value-type="float" office:value="-0.004697938" calcext:value-type="float">
            <text:p>-0.004697938</text:p>
          </table:table-cell>
          <table:table-cell office:value-type="float" office:value="-0.004983816" calcext:value-type="float">
            <text:p>-0.004983816</text:p>
          </table:table-cell>
          <table:table-cell office:value-type="float" office:value="-0.004349918" calcext:value-type="float">
            <text:p>-0.004349918</text:p>
          </table:table-cell>
          <table:table-cell/>
          <table:table-cell office:value-type="float" office:value="25.802583122" calcext:value-type="float">
            <text:p>25.802583122</text:p>
          </table:table-cell>
          <table:table-cell office:value-type="float" office:value="25.795532517" calcext:value-type="float">
            <text:p>25.795532517</text:p>
          </table:table-cell>
          <table:table-cell office:value-type="float" office:value="25.811166266" calcext:value-type="float">
            <text:p>25.811166266</text:p>
          </table:table-cell>
          <table:table-cell/>
          <table:table-cell office:value-type="float" office:value="-0.119093991" calcext:value-type="float">
            <text:p>-0.119093991</text:p>
          </table:table-cell>
          <table:table-cell office:value-type="float" office:value="-0.126341634" calcext:value-type="float">
            <text:p>-0.126341634</text:p>
          </table:table-cell>
          <table:table-cell office:value-type="float" office:value="-0.110271004" calcext:value-type="float">
            <text:p>-0.11027100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1-12 10:46:22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31643013" calcext:value-type="float">
            <text:p>0.631643013</text:p>
          </table:table-cell>
          <table:table-cell office:value-type="float" office:value="0.628262237" calcext:value-type="float">
            <text:p>0.628262237</text:p>
          </table:table-cell>
          <table:table-cell office:value-type="float" office:value="0.664188941" calcext:value-type="float">
            <text:p>0.664188941</text:p>
          </table:table-cell>
          <table:table-cell/>
          <table:table-cell office:value-type="float" office:value="0.005160482" calcext:value-type="float">
            <text:p>0.005160482</text:p>
          </table:table-cell>
          <table:table-cell office:value-type="float" office:value="0.005132861" calcext:value-type="float">
            <text:p>0.005132861</text:p>
          </table:table-cell>
          <table:table-cell office:value-type="float" office:value="0.00542638" calcext:value-type="float">
            <text:p>0.00542638</text:p>
          </table:table-cell>
          <table:table-cell/>
          <table:table-cell office:value-type="float" office:value="-0.004735351" calcext:value-type="float">
            <text:p>-0.004735351</text:p>
          </table:table-cell>
          <table:table-cell office:value-type="float" office:value="-0.004762972" calcext:value-type="float">
            <text:p>-0.004762972</text:p>
          </table:table-cell>
          <table:table-cell office:value-type="float" office:value="-0.004469453" calcext:value-type="float">
            <text:p>-0.004469453</text:p>
          </table:table-cell>
          <table:table-cell/>
          <table:table-cell office:value-type="float" office:value="25.796605812" calcext:value-type="float">
            <text:p>25.796605812</text:p>
          </table:table-cell>
          <table:table-cell office:value-type="float" office:value="25.795924601" calcext:value-type="float">
            <text:p>25.795924601</text:p>
          </table:table-cell>
          <table:table-cell office:value-type="float" office:value="25.80316364" calcext:value-type="float">
            <text:p>25.80316364</text:p>
          </table:table-cell>
          <table:table-cell/>
          <table:table-cell office:value-type="float" office:value="-0.120042505" calcext:value-type="float">
            <text:p>-0.120042505</text:p>
          </table:table-cell>
          <table:table-cell office:value-type="float" office:value="-0.120742748" calcext:value-type="float">
            <text:p>-0.120742748</text:p>
          </table:table-cell>
          <table:table-cell office:value-type="float" office:value="-0.113301453" calcext:value-type="float">
            <text:p>-0.11330145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1-12 10:46:23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2227793" calcext:value-type="float">
            <text:p>0.62227793</text:p>
          </table:table-cell>
          <table:table-cell office:value-type="float" office:value="0.66517361" calcext:value-type="float">
            <text:p>0.66517361</text:p>
          </table:table-cell>
          <table:table-cell office:value-type="float" office:value="0.623941496" calcext:value-type="float">
            <text:p>0.623941496</text:p>
          </table:table-cell>
          <table:table-cell/>
          <table:table-cell office:value-type="float" office:value="0.00508397" calcext:value-type="float">
            <text:p>0.00508397</text:p>
          </table:table-cell>
          <table:table-cell office:value-type="float" office:value="0.005434425" calcext:value-type="float">
            <text:p>0.005434425</text:p>
          </table:table-cell>
          <table:table-cell office:value-type="float" office:value="0.005097561" calcext:value-type="float">
            <text:p>0.005097561</text:p>
          </table:table-cell>
          <table:table-cell/>
          <table:table-cell office:value-type="float" office:value="-0.004811863" calcext:value-type="float">
            <text:p>-0.004811863</text:p>
          </table:table-cell>
          <table:table-cell office:value-type="float" office:value="-0.004461408" calcext:value-type="float">
            <text:p>-0.004461408</text:p>
          </table:table-cell>
          <table:table-cell office:value-type="float" office:value="-0.004798272" calcext:value-type="float">
            <text:p>-0.004798272</text:p>
          </table:table-cell>
          <table:table-cell/>
          <table:table-cell office:value-type="float" office:value="25.799773382" calcext:value-type="float">
            <text:p>25.799773382</text:p>
          </table:table-cell>
          <table:table-cell office:value-type="float" office:value="25.808416597" calcext:value-type="float">
            <text:p>25.808416597</text:p>
          </table:table-cell>
          <table:table-cell office:value-type="float" office:value="25.800108581" calcext:value-type="float">
            <text:p>25.800108581</text:p>
          </table:table-cell>
          <table:table-cell/>
          <table:table-cell office:value-type="float" office:value="-0.121982251" calcext:value-type="float">
            <text:p>-0.121982251</text:p>
          </table:table-cell>
          <table:table-cell office:value-type="float" office:value="-0.113097505" calcext:value-type="float">
            <text:p>-0.113097505</text:p>
          </table:table-cell>
          <table:table-cell office:value-type="float" office:value="-0.121637684" calcext:value-type="float">
            <text:p>-0.12163768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1-12 10:46:24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7164915" calcext:value-type="float">
            <text:p>0.627164915</text:p>
          </table:table-cell>
          <table:table-cell office:value-type="float" office:value="0.603891683" calcext:value-type="float">
            <text:p>0.603891683</text:p>
          </table:table-cell>
          <table:table-cell office:value-type="float" office:value="0.639394002" calcext:value-type="float">
            <text:p>0.639394002</text:p>
          </table:table-cell>
          <table:table-cell/>
          <table:table-cell office:value-type="float" office:value="0.005123896" calcext:value-type="float">
            <text:p>0.005123896</text:p>
          </table:table-cell>
          <table:table-cell office:value-type="float" office:value="0.004933756" calcext:value-type="float">
            <text:p>0.004933756</text:p>
          </table:table-cell>
          <table:table-cell office:value-type="float" office:value="0.005223807" calcext:value-type="float">
            <text:p>0.005223807</text:p>
          </table:table-cell>
          <table:table-cell/>
          <table:table-cell office:value-type="float" office:value="-0.004771937" calcext:value-type="float">
            <text:p>-0.004771937</text:p>
          </table:table-cell>
          <table:table-cell office:value-type="float" office:value="-0.004962078" calcext:value-type="float">
            <text:p>-0.004962078</text:p>
          </table:table-cell>
          <table:table-cell office:value-type="float" office:value="-0.004672026" calcext:value-type="float">
            <text:p>-0.004672026</text:p>
          </table:table-cell>
          <table:table-cell/>
          <table:table-cell office:value-type="float" office:value="25.795703496" calcext:value-type="float">
            <text:p>25.795703496</text:p>
          </table:table-cell>
          <table:table-cell office:value-type="float" office:value="25.791014038" calcext:value-type="float">
            <text:p>25.791014038</text:p>
          </table:table-cell>
          <table:table-cell office:value-type="float" office:value="25.798167598" calcext:value-type="float">
            <text:p>25.798167598</text:p>
          </table:table-cell>
          <table:table-cell/>
          <table:table-cell office:value-type="float" office:value="-0.120970031" calcext:value-type="float">
            <text:p>-0.120970031</text:p>
          </table:table-cell>
          <table:table-cell office:value-type="float" office:value="-0.125790522" calcext:value-type="float">
            <text:p>-0.125790522</text:p>
          </table:table-cell>
          <table:table-cell office:value-type="float" office:value="-0.118437082" calcext:value-type="float">
            <text:p>-0.11843708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1-12 10:46:26</text:p>
          </table:table-cell>
          <table:table-cell office:value-type="float" office:value="25.9235" calcext:value-type="float">
            <text:p>25.9235</text:p>
          </table:table-cell>
          <table:table-cell office:value-type="float" office:value="0.643307643" calcext:value-type="float">
            <text:p>0.643307643</text:p>
          </table:table-cell>
          <table:table-cell office:value-type="float" office:value="0.600319576" calcext:value-type="float">
            <text:p>0.600319576</text:p>
          </table:table-cell>
          <table:table-cell office:value-type="float" office:value="0.657533486" calcext:value-type="float">
            <text:p>0.657533486</text:p>
          </table:table-cell>
          <table:table-cell/>
          <table:table-cell office:value-type="float" office:value="0.005255781" calcext:value-type="float">
            <text:p>0.005255781</text:p>
          </table:table-cell>
          <table:table-cell office:value-type="float" office:value="0.004904572" calcext:value-type="float">
            <text:p>0.004904572</text:p>
          </table:table-cell>
          <table:table-cell office:value-type="float" office:value="0.005372006" calcext:value-type="float">
            <text:p>0.005372006</text:p>
          </table:table-cell>
          <table:table-cell/>
          <table:table-cell office:value-type="float" office:value="-0.004640052" calcext:value-type="float">
            <text:p>-0.004640052</text:p>
          </table:table-cell>
          <table:table-cell office:value-type="float" office:value="-0.004991262" calcext:value-type="float">
            <text:p>-0.004991262</text:p>
          </table:table-cell>
          <table:table-cell office:value-type="float" office:value="-0.004523828" calcext:value-type="float">
            <text:p>-0.004523828</text:p>
          </table:table-cell>
          <table:table-cell/>
          <table:table-cell office:value-type="float" office:value="25.80906532" calcext:value-type="float">
            <text:p>25.80906532</text:p>
          </table:table-cell>
          <table:table-cell office:value-type="float" office:value="25.800403494" calcext:value-type="float">
            <text:p>25.800403494</text:p>
          </table:table-cell>
          <table:table-cell office:value-type="float" office:value="25.811931723" calcext:value-type="float">
            <text:p>25.811931723</text:p>
          </table:table-cell>
          <table:table-cell/>
          <table:table-cell office:value-type="float" office:value="-0.11762647" calcext:value-type="float">
            <text:p>-0.11762647</text:p>
          </table:table-cell>
          <table:table-cell office:value-type="float" office:value="-0.1265304" calcext:value-type="float">
            <text:p>-0.1265304</text:p>
          </table:table-cell>
          <table:table-cell office:value-type="float" office:value="-0.114679955" calcext:value-type="float">
            <text:p>-0.11467995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1-12 10:46:27</text:p>
          </table:table-cell>
          <table:table-cell office:value-type="float" office:value="25.92855" calcext:value-type="float">
            <text:p>25.92855</text:p>
          </table:table-cell>
          <table:table-cell office:value-type="float" office:value="0.626791194" calcext:value-type="float">
            <text:p>0.626791194</text:p>
          </table:table-cell>
          <table:table-cell office:value-type="float" office:value="0.647900778" calcext:value-type="float">
            <text:p>0.647900778</text:p>
          </table:table-cell>
          <table:table-cell office:value-type="float" office:value="0.64506002" calcext:value-type="float">
            <text:p>0.64506002</text:p>
          </table:table-cell>
          <table:table-cell/>
          <table:table-cell office:value-type="float" office:value="0.005120843" calcext:value-type="float">
            <text:p>0.005120843</text:p>
          </table:table-cell>
          <table:table-cell office:value-type="float" office:value="0.005293307" calcext:value-type="float">
            <text:p>0.005293307</text:p>
          </table:table-cell>
          <table:table-cell office:value-type="float" office:value="0.005270098" calcext:value-type="float">
            <text:p>0.005270098</text:p>
          </table:table-cell>
          <table:table-cell/>
          <table:table-cell office:value-type="float" office:value="-0.00477499" calcext:value-type="float">
            <text:p>-0.00477499</text:p>
          </table:table-cell>
          <table:table-cell office:value-type="float" office:value="-0.004602526" calcext:value-type="float">
            <text:p>-0.004602526</text:p>
          </table:table-cell>
          <table:table-cell office:value-type="float" office:value="-0.004625735" calcext:value-type="float">
            <text:p>-0.004625735</text:p>
          </table:table-cell>
          <table:table-cell/>
          <table:table-cell office:value-type="float" office:value="25.810791954" calcext:value-type="float">
            <text:p>25.810791954</text:p>
          </table:table-cell>
          <table:table-cell office:value-type="float" office:value="25.815045372" calcext:value-type="float">
            <text:p>25.815045372</text:p>
          </table:table-cell>
          <table:table-cell office:value-type="float" office:value="25.814472982" calcext:value-type="float">
            <text:p>25.814472982</text:p>
          </table:table-cell>
          <table:table-cell/>
          <table:table-cell office:value-type="float" office:value="-0.121047439" calcext:value-type="float">
            <text:p>-0.121047439</text:p>
          </table:table-cell>
          <table:table-cell office:value-type="float" office:value="-0.11667512" calcext:value-type="float">
            <text:p>-0.11667512</text:p>
          </table:table-cell>
          <table:table-cell office:value-type="float" office:value="-0.11726351" calcext:value-type="float">
            <text:p>-0.1172635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1-12 10:46:28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73505744" calcext:value-type="float">
            <text:p>0.673505744</text:p>
          </table:table-cell>
          <table:table-cell office:value-type="float" office:value="0.604117585" calcext:value-type="float">
            <text:p>0.604117585</text:p>
          </table:table-cell>
          <table:table-cell office:value-type="float" office:value="0.634362773" calcext:value-type="float">
            <text:p>0.634362773</text:p>
          </table:table-cell>
          <table:table-cell/>
          <table:table-cell office:value-type="float" office:value="0.005502498" calcext:value-type="float">
            <text:p>0.005502498</text:p>
          </table:table-cell>
          <table:table-cell office:value-type="float" office:value="0.004935601" calcext:value-type="float">
            <text:p>0.004935601</text:p>
          </table:table-cell>
          <table:table-cell office:value-type="float" office:value="0.005182702" calcext:value-type="float">
            <text:p>0.005182702</text:p>
          </table:table-cell>
          <table:table-cell/>
          <table:table-cell office:value-type="float" office:value="-0.004393335" calcext:value-type="float">
            <text:p>-0.004393335</text:p>
          </table:table-cell>
          <table:table-cell office:value-type="float" office:value="-0.004960232" calcext:value-type="float">
            <text:p>-0.004960232</text:p>
          </table:table-cell>
          <table:table-cell office:value-type="float" office:value="-0.004713131" calcext:value-type="float">
            <text:p>-0.004713131</text:p>
          </table:table-cell>
          <table:table-cell/>
          <table:table-cell office:value-type="float" office:value="25.810095463" calcext:value-type="float">
            <text:p>25.810095463</text:p>
          </table:table-cell>
          <table:table-cell office:value-type="float" office:value="25.796114164" calcext:value-type="float">
            <text:p>25.796114164</text:p>
          </table:table-cell>
          <table:table-cell office:value-type="float" office:value="25.80220841" calcext:value-type="float">
            <text:p>25.80220841</text:p>
          </table:table-cell>
          <table:table-cell/>
          <table:table-cell office:value-type="float" office:value="-0.111371727" calcext:value-type="float">
            <text:p>-0.111371727</text:p>
          </table:table-cell>
          <table:table-cell office:value-type="float" office:value="-0.125743732" calcext:value-type="float">
            <text:p>-0.125743732</text:p>
          </table:table-cell>
          <table:table-cell office:value-type="float" office:value="-0.119479174" calcext:value-type="float">
            <text:p>-0.11947917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1-12 10:46:29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37474136" calcext:value-type="float">
            <text:p>0.637474136</text:p>
          </table:table-cell>
          <table:table-cell office:value-type="float" office:value="0.6611044" calcext:value-type="float">
            <text:p>0.6611044</text:p>
          </table:table-cell>
          <table:table-cell office:value-type="float" office:value="0.615965201" calcext:value-type="float">
            <text:p>0.615965201</text:p>
          </table:table-cell>
          <table:table-cell/>
          <table:table-cell office:value-type="float" office:value="0.005208122" calcext:value-type="float">
            <text:p>0.005208122</text:p>
          </table:table-cell>
          <table:table-cell office:value-type="float" office:value="0.00540118" calcext:value-type="float">
            <text:p>0.00540118</text:p>
          </table:table-cell>
          <table:table-cell office:value-type="float" office:value="0.005032395" calcext:value-type="float">
            <text:p>0.005032395</text:p>
          </table:table-cell>
          <table:table-cell/>
          <table:table-cell office:value-type="float" office:value="-0.004687711" calcext:value-type="float">
            <text:p>-0.004687711</text:p>
          </table:table-cell>
          <table:table-cell office:value-type="float" office:value="-0.004494654" calcext:value-type="float">
            <text:p>-0.004494654</text:p>
          </table:table-cell>
          <table:table-cell office:value-type="float" office:value="-0.004863438" calcext:value-type="float">
            <text:p>-0.004863438</text:p>
          </table:table-cell>
          <table:table-cell/>
          <table:table-cell office:value-type="float" office:value="25.797780754" calcext:value-type="float">
            <text:p>25.797780754</text:p>
          </table:table-cell>
          <table:table-cell office:value-type="float" office:value="25.802542124" calcext:value-type="float">
            <text:p>25.802542124</text:p>
          </table:table-cell>
          <table:table-cell office:value-type="float" office:value="25.793446804" calcext:value-type="float">
            <text:p>25.793446804</text:p>
          </table:table-cell>
          <table:table-cell/>
          <table:table-cell office:value-type="float" office:value="-0.118834733" calcext:value-type="float">
            <text:p>-0.118834733</text:p>
          </table:table-cell>
          <table:table-cell office:value-type="float" office:value="-0.113940334" calcext:value-type="float">
            <text:p>-0.113940334</text:p>
          </table:table-cell>
          <table:table-cell office:value-type="float" office:value="-0.123289779" calcext:value-type="float">
            <text:p>-0.12328977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1-12 10:46:30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57934625" calcext:value-type="float">
            <text:p>0.657934625</text:p>
          </table:table-cell>
          <table:table-cell office:value-type="float" office:value="0.637484865" calcext:value-type="float">
            <text:p>0.637484865</text:p>
          </table:table-cell>
          <table:table-cell office:value-type="float" office:value="0.611512138" calcext:value-type="float">
            <text:p>0.611512138</text:p>
          </table:table-cell>
          <table:table-cell/>
          <table:table-cell office:value-type="float" office:value="0.005375283" calcext:value-type="float">
            <text:p>0.005375283</text:p>
          </table:table-cell>
          <table:table-cell office:value-type="float" office:value="0.00520821" calcext:value-type="float">
            <text:p>0.00520821</text:p>
          </table:table-cell>
          <table:table-cell office:value-type="float" office:value="0.004996014" calcext:value-type="float">
            <text:p>0.004996014</text:p>
          </table:table-cell>
          <table:table-cell/>
          <table:table-cell office:value-type="float" office:value="-0.00452055" calcext:value-type="float">
            <text:p>-0.00452055</text:p>
          </table:table-cell>
          <table:table-cell office:value-type="float" office:value="-0.004687624" calcext:value-type="float">
            <text:p>-0.004687624</text:p>
          </table:table-cell>
          <table:table-cell office:value-type="float" office:value="-0.004899819" calcext:value-type="float">
            <text:p>-0.004899819</text:p>
          </table:table-cell>
          <table:table-cell/>
          <table:table-cell office:value-type="float" office:value="25.801903433" calcext:value-type="float">
            <text:p>25.801903433</text:p>
          </table:table-cell>
          <table:table-cell office:value-type="float" office:value="25.797782916" calcext:value-type="float">
            <text:p>25.797782916</text:p>
          </table:table-cell>
          <table:table-cell office:value-type="float" office:value="25.79254953" calcext:value-type="float">
            <text:p>25.79254953</text:p>
          </table:table-cell>
          <table:table-cell/>
          <table:table-cell office:value-type="float" office:value="-0.114596869" calcext:value-type="float">
            <text:p>-0.114596869</text:p>
          </table:table-cell>
          <table:table-cell office:value-type="float" office:value="-0.118832511" calcext:value-type="float">
            <text:p>-0.118832511</text:p>
          </table:table-cell>
          <table:table-cell office:value-type="float" office:value="-0.124212125" calcext:value-type="float">
            <text:p>-0.12421212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1-12 10:46:32</text:p>
          </table:table-cell>
          <table:table-cell office:value-type="float" office:value="25.90833" calcext:value-type="float">
            <text:p>25.90833</text:p>
          </table:table-cell>
          <table:table-cell office:value-type="float" office:value="0.698719704" calcext:value-type="float">
            <text:p>0.698719704</text:p>
          </table:table-cell>
          <table:table-cell office:value-type="float" office:value="0.604891849" calcext:value-type="float">
            <text:p>0.604891849</text:p>
          </table:table-cell>
          <table:table-cell office:value-type="float" office:value="0.599471402" calcext:value-type="float">
            <text:p>0.599471402</text:p>
          </table:table-cell>
          <table:table-cell/>
          <table:table-cell office:value-type="float" office:value="0.005708494" calcext:value-type="float">
            <text:p>0.005708494</text:p>
          </table:table-cell>
          <table:table-cell office:value-type="float" office:value="0.004941927" calcext:value-type="float">
            <text:p>0.004941927</text:p>
          </table:table-cell>
          <table:table-cell office:value-type="float" office:value="0.004897642" calcext:value-type="float">
            <text:p>0.004897642</text:p>
          </table:table-cell>
          <table:table-cell/>
          <table:table-cell office:value-type="float" office:value="-0.004187339" calcext:value-type="float">
            <text:p>-0.004187339</text:p>
          </table:table-cell>
          <table:table-cell office:value-type="float" office:value="-0.004953906" calcext:value-type="float">
            <text:p>-0.004953906</text:p>
          </table:table-cell>
          <table:table-cell office:value-type="float" office:value="-0.004998191" calcext:value-type="float">
            <text:p>-0.004998191</text:p>
          </table:table-cell>
          <table:table-cell/>
          <table:table-cell office:value-type="float" office:value="25.80506684" calcext:value-type="float">
            <text:p>25.80506684</text:p>
          </table:table-cell>
          <table:table-cell office:value-type="float" office:value="25.786160962" calcext:value-type="float">
            <text:p>25.786160962</text:p>
          </table:table-cell>
          <table:table-cell office:value-type="float" office:value="25.785068757" calcext:value-type="float">
            <text:p>25.785068757</text:p>
          </table:table-cell>
          <table:table-cell/>
          <table:table-cell office:value-type="float" office:value="-0.106149353" calcext:value-type="float">
            <text:p>-0.106149353</text:p>
          </table:table-cell>
          <table:table-cell office:value-type="float" office:value="-0.125583361" calcext:value-type="float">
            <text:p>-0.125583361</text:p>
          </table:table-cell>
          <table:table-cell office:value-type="float" office:value="-0.12670608" calcext:value-type="float">
            <text:p>-0.1267060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1-12 10:46:33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86541282" calcext:value-type="float">
            <text:p>0.686541282</text:p>
          </table:table-cell>
          <table:table-cell office:value-type="float" office:value="0.604029966" calcext:value-type="float">
            <text:p>0.604029966</text:p>
          </table:table-cell>
          <table:table-cell office:value-type="float" office:value="0.612633897" calcext:value-type="float">
            <text:p>0.612633897</text:p>
          </table:table-cell>
          <table:table-cell/>
          <table:table-cell office:value-type="float" office:value="0.005608997" calcext:value-type="float">
            <text:p>0.005608997</text:p>
          </table:table-cell>
          <table:table-cell office:value-type="float" office:value="0.004934885" calcext:value-type="float">
            <text:p>0.004934885</text:p>
          </table:table-cell>
          <table:table-cell office:value-type="float" office:value="0.005005179" calcext:value-type="float">
            <text:p>0.005005179</text:p>
          </table:table-cell>
          <table:table-cell/>
          <table:table-cell office:value-type="float" office:value="-0.004286836" calcext:value-type="float">
            <text:p>-0.004286836</text:p>
          </table:table-cell>
          <table:table-cell office:value-type="float" office:value="-0.004960948" calcext:value-type="float">
            <text:p>-0.004960948</text:p>
          </table:table-cell>
          <table:table-cell office:value-type="float" office:value="-0.004890654" calcext:value-type="float">
            <text:p>-0.004890654</text:p>
          </table:table-cell>
          <table:table-cell/>
          <table:table-cell office:value-type="float" office:value="25.807667494" calcext:value-type="float">
            <text:p>25.807667494</text:p>
          </table:table-cell>
          <table:table-cell office:value-type="float" office:value="25.791041902" calcext:value-type="float">
            <text:p>25.791041902</text:p>
          </table:table-cell>
          <table:table-cell office:value-type="float" office:value="25.79277556" calcext:value-type="float">
            <text:p>25.79277556</text:p>
          </table:table-cell>
          <table:table-cell/>
          <table:table-cell office:value-type="float" office:value="-0.108671772" calcext:value-type="float">
            <text:p>-0.108671772</text:p>
          </table:table-cell>
          <table:table-cell office:value-type="float" office:value="-0.12576188" calcext:value-type="float">
            <text:p>-0.12576188</text:p>
          </table:table-cell>
          <table:table-cell office:value-type="float" office:value="-0.123979779" calcext:value-type="float">
            <text:p>-0.12397977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1-12 10:46:34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54839951" calcext:value-type="float">
            <text:p>0.654839951</text:p>
          </table:table-cell>
          <table:table-cell office:value-type="float" office:value="0.602291298" calcext:value-type="float">
            <text:p>0.602291298</text:p>
          </table:table-cell>
          <table:table-cell office:value-type="float" office:value="0.643830376" calcext:value-type="float">
            <text:p>0.643830376</text:p>
          </table:table-cell>
          <table:table-cell/>
          <table:table-cell office:value-type="float" office:value="0.00535" calcext:value-type="float">
            <text:p>0.00535</text:p>
          </table:table-cell>
          <table:table-cell office:value-type="float" office:value="0.004920681" calcext:value-type="float">
            <text:p>0.004920681</text:p>
          </table:table-cell>
          <table:table-cell office:value-type="float" office:value="0.005260052" calcext:value-type="float">
            <text:p>0.005260052</text:p>
          </table:table-cell>
          <table:table-cell/>
          <table:table-cell office:value-type="float" office:value="-0.004545834" calcext:value-type="float">
            <text:p>-0.004545834</text:p>
          </table:table-cell>
          <table:table-cell office:value-type="float" office:value="-0.004975153" calcext:value-type="float">
            <text:p>-0.004975153</text:p>
          </table:table-cell>
          <table:table-cell office:value-type="float" office:value="-0.004635781" calcext:value-type="float">
            <text:p>-0.004635781</text:p>
          </table:table-cell>
          <table:table-cell/>
          <table:table-cell office:value-type="float" office:value="25.806334435" calcext:value-type="float">
            <text:p>25.806334435</text:p>
          </table:table-cell>
          <table:table-cell office:value-type="float" office:value="25.795746176" calcext:value-type="float">
            <text:p>25.795746176</text:p>
          </table:table-cell>
          <table:table-cell office:value-type="float" office:value="25.804116075" calcext:value-type="float">
            <text:p>25.804116075</text:p>
          </table:table-cell>
          <table:table-cell/>
          <table:table-cell office:value-type="float" office:value="-0.11523785" calcext:value-type="float">
            <text:p>-0.11523785</text:p>
          </table:table-cell>
          <table:table-cell office:value-type="float" office:value="-0.126122004" calcext:value-type="float">
            <text:p>-0.126122004</text:p>
          </table:table-cell>
          <table:table-cell office:value-type="float" office:value="-0.117518199" calcext:value-type="float">
            <text:p>-0.11751819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1-12 10:46:35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7231673" calcext:value-type="float">
            <text:p>0.627231673</text:p>
          </table:table-cell>
          <table:table-cell office:value-type="float" office:value="0.647186118" calcext:value-type="float">
            <text:p>0.647186118</text:p>
          </table:table-cell>
          <table:table-cell office:value-type="float" office:value="0.642687755" calcext:value-type="float">
            <text:p>0.642687755</text:p>
          </table:table-cell>
          <table:table-cell/>
          <table:table-cell office:value-type="float" office:value="0.005124442" calcext:value-type="float">
            <text:p>0.005124442</text:p>
          </table:table-cell>
          <table:table-cell office:value-type="float" office:value="0.005287468" calcext:value-type="float">
            <text:p>0.005287468</text:p>
          </table:table-cell>
          <table:table-cell office:value-type="float" office:value="0.005250717" calcext:value-type="float">
            <text:p>0.005250717</text:p>
          </table:table-cell>
          <table:table-cell/>
          <table:table-cell office:value-type="float" office:value="-0.004771392" calcext:value-type="float">
            <text:p>-0.004771392</text:p>
          </table:table-cell>
          <table:table-cell office:value-type="float" office:value="-0.004608365" calcext:value-type="float">
            <text:p>-0.004608365</text:p>
          </table:table-cell>
          <table:table-cell office:value-type="float" office:value="-0.004645116" calcext:value-type="float">
            <text:p>-0.004645116</text:p>
          </table:table-cell>
          <table:table-cell/>
          <table:table-cell office:value-type="float" office:value="25.795716947" calcext:value-type="float">
            <text:p>25.795716947</text:p>
          </table:table-cell>
          <table:table-cell office:value-type="float" office:value="25.799737668" calcext:value-type="float">
            <text:p>25.799737668</text:p>
          </table:table-cell>
          <table:table-cell office:value-type="float" office:value="25.798831272" calcext:value-type="float">
            <text:p>25.798831272</text:p>
          </table:table-cell>
          <table:table-cell/>
          <table:table-cell office:value-type="float" office:value="-0.120956204" calcext:value-type="float">
            <text:p>-0.120956204</text:p>
          </table:table-cell>
          <table:table-cell office:value-type="float" office:value="-0.116823143" calcext:value-type="float">
            <text:p>-0.116823143</text:p>
          </table:table-cell>
          <table:table-cell office:value-type="float" office:value="-0.117754864" calcext:value-type="float">
            <text:p>-0.11775486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1-12 10:46:37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89144217" calcext:value-type="float">
            <text:p>0.689144217</text:p>
          </table:table-cell>
          <table:table-cell office:value-type="float" office:value="0.604307724" calcext:value-type="float">
            <text:p>0.604307724</text:p>
          </table:table-cell>
          <table:table-cell office:value-type="float" office:value="0.610547139" calcext:value-type="float">
            <text:p>0.610547139</text:p>
          </table:table-cell>
          <table:table-cell/>
          <table:table-cell office:value-type="float" office:value="0.005630263" calcext:value-type="float">
            <text:p>0.005630263</text:p>
          </table:table-cell>
          <table:table-cell office:value-type="float" office:value="0.004937155" calcext:value-type="float">
            <text:p>0.004937155</text:p>
          </table:table-cell>
          <table:table-cell office:value-type="float" office:value="0.00498813" calcext:value-type="float">
            <text:p>0.00498813</text:p>
          </table:table-cell>
          <table:table-cell/>
          <table:table-cell office:value-type="float" office:value="-0.00426557" calcext:value-type="float">
            <text:p>-0.00426557</text:p>
          </table:table-cell>
          <table:table-cell office:value-type="float" office:value="-0.004958679" calcext:value-type="float">
            <text:p>-0.004958679</text:p>
          </table:table-cell>
          <table:table-cell office:value-type="float" office:value="-0.004907703" calcext:value-type="float">
            <text:p>-0.004907703</text:p>
          </table:table-cell>
          <table:table-cell/>
          <table:table-cell office:value-type="float" office:value="25.808191968" calcext:value-type="float">
            <text:p>25.808191968</text:p>
          </table:table-cell>
          <table:table-cell office:value-type="float" office:value="25.791097869" calcext:value-type="float">
            <text:p>25.791097869</text:p>
          </table:table-cell>
          <table:table-cell office:value-type="float" office:value="25.792355086" calcext:value-type="float">
            <text:p>25.792355086</text:p>
          </table:table-cell>
          <table:table-cell/>
          <table:table-cell office:value-type="float" office:value="-0.108132647" calcext:value-type="float">
            <text:p>-0.108132647</text:p>
          </table:table-cell>
          <table:table-cell office:value-type="float" office:value="-0.125704349" calcext:value-type="float">
            <text:p>-0.125704349</text:p>
          </table:table-cell>
          <table:table-cell office:value-type="float" office:value="-0.124412001" calcext:value-type="float">
            <text:p>-0.12441200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1-12 10:46:38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6656488" calcext:value-type="float">
            <text:p>0.626656488</text:p>
          </table:table-cell>
          <table:table-cell office:value-type="float" office:value="0.671454748" calcext:value-type="float">
            <text:p>0.671454748</text:p>
          </table:table-cell>
          <table:table-cell office:value-type="float" office:value="0.616965963" calcext:value-type="float">
            <text:p>0.616965963</text:p>
          </table:table-cell>
          <table:table-cell/>
          <table:table-cell office:value-type="float" office:value="0.005119743" calcext:value-type="float">
            <text:p>0.005119743</text:p>
          </table:table-cell>
          <table:table-cell office:value-type="float" office:value="0.005485741" calcext:value-type="float">
            <text:p>0.005485741</text:p>
          </table:table-cell>
          <table:table-cell office:value-type="float" office:value="0.005040572" calcext:value-type="float">
            <text:p>0.005040572</text:p>
          </table:table-cell>
          <table:table-cell/>
          <table:table-cell office:value-type="float" office:value="-0.004776091" calcext:value-type="float">
            <text:p>-0.004776091</text:p>
          </table:table-cell>
          <table:table-cell office:value-type="float" office:value="-0.004410092" calcext:value-type="float">
            <text:p>-0.004410092</text:p>
          </table:table-cell>
          <table:table-cell office:value-type="float" office:value="-0.004855262" calcext:value-type="float">
            <text:p>-0.004855262</text:p>
          </table:table-cell>
          <table:table-cell/>
          <table:table-cell office:value-type="float" office:value="25.79560105" calcext:value-type="float">
            <text:p>25.79560105</text:p>
          </table:table-cell>
          <table:table-cell office:value-type="float" office:value="25.804627656" calcext:value-type="float">
            <text:p>25.804627656</text:p>
          </table:table-cell>
          <table:table-cell office:value-type="float" office:value="25.793648453" calcext:value-type="float">
            <text:p>25.793648453</text:p>
          </table:table-cell>
          <table:table-cell/>
          <table:table-cell office:value-type="float" office:value="-0.12107534" calcext:value-type="float">
            <text:p>-0.12107534</text:p>
          </table:table-cell>
          <table:table-cell office:value-type="float" office:value="-0.111796535" calcext:value-type="float">
            <text:p>-0.111796535</text:p>
          </table:table-cell>
          <table:table-cell office:value-type="float" office:value="-0.123082496" calcext:value-type="float">
            <text:p>-0.12308249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1-12 10:46:39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5889128" calcext:value-type="float">
            <text:p>0.65889128</text:p>
          </table:table-cell>
          <table:table-cell office:value-type="float" office:value="0.634663181" calcext:value-type="float">
            <text:p>0.634663181</text:p>
          </table:table-cell>
          <table:table-cell office:value-type="float" office:value="0.609501077" calcext:value-type="float">
            <text:p>0.609501077</text:p>
          </table:table-cell>
          <table:table-cell/>
          <table:table-cell office:value-type="float" office:value="0.005383099" calcext:value-type="float">
            <text:p>0.005383099</text:p>
          </table:table-cell>
          <table:table-cell office:value-type="float" office:value="0.005185157" calcext:value-type="float">
            <text:p>0.005185157</text:p>
          </table:table-cell>
          <table:table-cell office:value-type="float" office:value="0.004979584" calcext:value-type="float">
            <text:p>0.004979584</text:p>
          </table:table-cell>
          <table:table-cell/>
          <table:table-cell office:value-type="float" office:value="-0.004512735" calcext:value-type="float">
            <text:p>-0.004512735</text:p>
          </table:table-cell>
          <table:table-cell office:value-type="float" office:value="-0.004710677" calcext:value-type="float">
            <text:p>-0.004710677</text:p>
          </table:table-cell>
          <table:table-cell office:value-type="float" office:value="-0.004916249" calcext:value-type="float">
            <text:p>-0.004916249</text:p>
          </table:table-cell>
          <table:table-cell/>
          <table:table-cell office:value-type="float" office:value="25.802096193" calcext:value-type="float">
            <text:p>25.802096193</text:p>
          </table:table-cell>
          <table:table-cell office:value-type="float" office:value="25.797214361" calcext:value-type="float">
            <text:p>25.797214361</text:p>
          </table:table-cell>
          <table:table-cell office:value-type="float" office:value="25.792144309" calcext:value-type="float">
            <text:p>25.792144309</text:p>
          </table:table-cell>
          <table:table-cell/>
          <table:table-cell office:value-type="float" office:value="-0.114398723" calcext:value-type="float">
            <text:p>-0.114398723</text:p>
          </table:table-cell>
          <table:table-cell office:value-type="float" office:value="-0.119416952" calcext:value-type="float">
            <text:p>-0.119416952</text:p>
          </table:table-cell>
          <table:table-cell office:value-type="float" office:value="-0.124628668" calcext:value-type="float">
            <text:p>-0.12462866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1-12 10:46:40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85653172" calcext:value-type="float">
            <text:p>0.685653172</text:p>
          </table:table-cell>
          <table:table-cell office:value-type="float" office:value="0.609072519" calcext:value-type="float">
            <text:p>0.609072519</text:p>
          </table:table-cell>
          <table:table-cell office:value-type="float" office:value="0.603456569" calcext:value-type="float">
            <text:p>0.603456569</text:p>
          </table:table-cell>
          <table:table-cell/>
          <table:table-cell office:value-type="float" office:value="0.005601742" calcext:value-type="float">
            <text:p>0.005601742</text:p>
          </table:table-cell>
          <table:table-cell office:value-type="float" office:value="0.004976083" calcext:value-type="float">
            <text:p>0.004976083</text:p>
          </table:table-cell>
          <table:table-cell office:value-type="float" office:value="0.004930201" calcext:value-type="float">
            <text:p>0.004930201</text:p>
          </table:table-cell>
          <table:table-cell/>
          <table:table-cell office:value-type="float" office:value="-0.004294092" calcext:value-type="float">
            <text:p>-0.004294092</text:p>
          </table:table-cell>
          <table:table-cell office:value-type="float" office:value="-0.004919751" calcext:value-type="float">
            <text:p>-0.004919751</text:p>
          </table:table-cell>
          <table:table-cell office:value-type="float" office:value="-0.004965633" calcext:value-type="float">
            <text:p>-0.004965633</text:p>
          </table:table-cell>
          <table:table-cell/>
          <table:table-cell office:value-type="float" office:value="25.807488546" calcext:value-type="float">
            <text:p>25.807488546</text:p>
          </table:table-cell>
          <table:table-cell office:value-type="float" office:value="25.792057957" calcext:value-type="float">
            <text:p>25.792057957</text:p>
          </table:table-cell>
          <table:table-cell office:value-type="float" office:value="25.790926364" calcext:value-type="float">
            <text:p>25.790926364</text:p>
          </table:table-cell>
          <table:table-cell/>
          <table:table-cell office:value-type="float" office:value="-0.108855719" calcext:value-type="float">
            <text:p>-0.108855719</text:p>
          </table:table-cell>
          <table:table-cell office:value-type="float" office:value="-0.124717434" calcext:value-type="float">
            <text:p>-0.124717434</text:p>
          </table:table-cell>
          <table:table-cell office:value-type="float" office:value="-0.125880645" calcext:value-type="float">
            <text:p>-0.12588064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1-12 10:46:42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5910834" calcext:value-type="float">
            <text:p>0.625910834</text:p>
          </table:table-cell>
          <table:table-cell office:value-type="float" office:value="0.650774914" calcext:value-type="float">
            <text:p>0.650774914</text:p>
          </table:table-cell>
          <table:table-cell office:value-type="float" office:value="0.642428475" calcext:value-type="float">
            <text:p>0.642428475</text:p>
          </table:table-cell>
          <table:table-cell/>
          <table:table-cell office:value-type="float" office:value="0.005113651" calcext:value-type="float">
            <text:p>0.005113651</text:p>
          </table:table-cell>
          <table:table-cell office:value-type="float" office:value="0.005316789" calcext:value-type="float">
            <text:p>0.005316789</text:p>
          </table:table-cell>
          <table:table-cell office:value-type="float" office:value="0.005248599" calcext:value-type="float">
            <text:p>0.005248599</text:p>
          </table:table-cell>
          <table:table-cell/>
          <table:table-cell office:value-type="float" office:value="-0.004782183" calcext:value-type="float">
            <text:p>-0.004782183</text:p>
          </table:table-cell>
          <table:table-cell office:value-type="float" office:value="-0.004579045" calcext:value-type="float">
            <text:p>-0.004579045</text:p>
          </table:table-cell>
          <table:table-cell office:value-type="float" office:value="-0.004647235" calcext:value-type="float">
            <text:p>-0.004647235</text:p>
          </table:table-cell>
          <table:table-cell/>
          <table:table-cell office:value-type="float" office:value="25.795450804" calcext:value-type="float">
            <text:p>25.795450804</text:p>
          </table:table-cell>
          <table:table-cell office:value-type="float" office:value="25.800460791" calcext:value-type="float">
            <text:p>25.800460791</text:p>
          </table:table-cell>
          <table:table-cell office:value-type="float" office:value="25.798779028" calcext:value-type="float">
            <text:p>25.798779028</text:p>
          </table:table-cell>
          <table:table-cell/>
          <table:table-cell office:value-type="float" office:value="-0.121229784" calcext:value-type="float">
            <text:p>-0.121229784</text:p>
          </table:table-cell>
          <table:table-cell office:value-type="float" office:value="-0.116079817" calcext:value-type="float">
            <text:p>-0.116079817</text:p>
          </table:table-cell>
          <table:table-cell office:value-type="float" office:value="-0.117808568" calcext:value-type="float">
            <text:p>-0.11780856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1-12 10:46:43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58869822" calcext:value-type="float">
            <text:p>0.658869822</text:p>
          </table:table-cell>
          <table:table-cell office:value-type="float" office:value="0.603521538" calcext:value-type="float">
            <text:p>0.603521538</text:p>
          </table:table-cell>
          <table:table-cell office:value-type="float" office:value="0.645580369" calcext:value-type="float">
            <text:p>0.645580369</text:p>
          </table:table-cell>
          <table:table-cell/>
          <table:table-cell office:value-type="float" office:value="0.005382923" calcext:value-type="float">
            <text:p>0.005382923</text:p>
          </table:table-cell>
          <table:table-cell office:value-type="float" office:value="0.004930732" calcext:value-type="float">
            <text:p>0.004930732</text:p>
          </table:table-cell>
          <table:table-cell office:value-type="float" office:value="0.005274349" calcext:value-type="float">
            <text:p>0.005274349</text:p>
          </table:table-cell>
          <table:table-cell/>
          <table:table-cell office:value-type="float" office:value="-0.00451291" calcext:value-type="float">
            <text:p>-0.00451291</text:p>
          </table:table-cell>
          <table:table-cell office:value-type="float" office:value="-0.004965102" calcext:value-type="float">
            <text:p>-0.004965102</text:p>
          </table:table-cell>
          <table:table-cell office:value-type="float" office:value="-0.004621484" calcext:value-type="float">
            <text:p>-0.004621484</text:p>
          </table:table-cell>
          <table:table-cell/>
          <table:table-cell office:value-type="float" office:value="25.807146427" calcext:value-type="float">
            <text:p>25.807146427</text:p>
          </table:table-cell>
          <table:table-cell office:value-type="float" office:value="25.795994063" calcext:value-type="float">
            <text:p>25.795994063</text:p>
          </table:table-cell>
          <table:table-cell office:value-type="float" office:value="25.804468688" calcext:value-type="float">
            <text:p>25.804468688</text:p>
          </table:table-cell>
          <table:table-cell/>
          <table:table-cell office:value-type="float" office:value="-0.114403168" calcext:value-type="float">
            <text:p>-0.114403168</text:p>
          </table:table-cell>
          <table:table-cell office:value-type="float" office:value="-0.125867189" calcext:value-type="float">
            <text:p>-0.125867189</text:p>
          </table:table-cell>
          <table:table-cell office:value-type="float" office:value="-0.117155733" calcext:value-type="float">
            <text:p>-0.11715573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1-12 10:46:44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35489301" calcext:value-type="float">
            <text:p>0.635489301</text:p>
          </table:table-cell>
          <table:table-cell office:value-type="float" office:value="0.598873567" calcext:value-type="float">
            <text:p>0.598873567</text:p>
          </table:table-cell>
          <table:table-cell office:value-type="float" office:value="0.677090964" calcext:value-type="float">
            <text:p>0.677090964</text:p>
          </table:table-cell>
          <table:table-cell/>
          <table:table-cell office:value-type="float" office:value="0.005191906" calcext:value-type="float">
            <text:p>0.005191906</text:p>
          </table:table-cell>
          <table:table-cell office:value-type="float" office:value="0.004892758" calcext:value-type="float">
            <text:p>0.004892758</text:p>
          </table:table-cell>
          <table:table-cell office:value-type="float" office:value="0.005531789" calcext:value-type="float">
            <text:p>0.005531789</text:p>
          </table:table-cell>
          <table:table-cell/>
          <table:table-cell office:value-type="float" office:value="-0.004703927" calcext:value-type="float">
            <text:p>-0.004703927</text:p>
          </table:table-cell>
          <table:table-cell office:value-type="float" office:value="-0.005003075" calcext:value-type="float">
            <text:p>-0.005003075</text:p>
          </table:table-cell>
          <table:table-cell office:value-type="float" office:value="-0.004364044" calcext:value-type="float">
            <text:p>-0.004364044</text:p>
          </table:table-cell>
          <table:table-cell/>
          <table:table-cell office:value-type="float" office:value="25.79738082" calcext:value-type="float">
            <text:p>25.79738082</text:p>
          </table:table-cell>
          <table:table-cell office:value-type="float" office:value="25.790002907" calcext:value-type="float">
            <text:p>25.790002907</text:p>
          </table:table-cell>
          <table:table-cell office:value-type="float" office:value="25.805763318" calcext:value-type="float">
            <text:p>25.805763318</text:p>
          </table:table-cell>
          <table:table-cell/>
          <table:table-cell office:value-type="float" office:value="-0.119245842" calcext:value-type="float">
            <text:p>-0.119245842</text:p>
          </table:table-cell>
          <table:table-cell office:value-type="float" office:value="-0.126829907" calcext:value-type="float">
            <text:p>-0.126829907</text:p>
          </table:table-cell>
          <table:table-cell office:value-type="float" office:value="-0.110629146" calcext:value-type="float">
            <text:p>-0.11062914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1-12 10:46:45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27561286" calcext:value-type="float">
            <text:p>0.627561286</text:p>
          </table:table-cell>
          <table:table-cell office:value-type="float" office:value="0.670570811" calcext:value-type="float">
            <text:p>0.670570811</text:p>
          </table:table-cell>
          <table:table-cell office:value-type="float" office:value="0.616893246" calcext:value-type="float">
            <text:p>0.616893246</text:p>
          </table:table-cell>
          <table:table-cell/>
          <table:table-cell office:value-type="float" office:value="0.005127135" calcext:value-type="float">
            <text:p>0.005127135</text:p>
          </table:table-cell>
          <table:table-cell office:value-type="float" office:value="0.00547852" calcext:value-type="float">
            <text:p>0.00547852</text:p>
          </table:table-cell>
          <table:table-cell office:value-type="float" office:value="0.005039977" calcext:value-type="float">
            <text:p>0.005039977</text:p>
          </table:table-cell>
          <table:table-cell/>
          <table:table-cell office:value-type="float" office:value="-0.004768699" calcext:value-type="float">
            <text:p>-0.004768699</text:p>
          </table:table-cell>
          <table:table-cell office:value-type="float" office:value="-0.004417314" calcext:value-type="float">
            <text:p>-0.004417314</text:p>
          </table:table-cell>
          <table:table-cell office:value-type="float" office:value="-0.004855856" calcext:value-type="float">
            <text:p>-0.004855856</text:p>
          </table:table-cell>
          <table:table-cell/>
          <table:table-cell office:value-type="float" office:value="25.800837949" calcext:value-type="float">
            <text:p>25.800837949</text:p>
          </table:table-cell>
          <table:table-cell office:value-type="float" office:value="25.809504096" calcext:value-type="float">
            <text:p>25.809504096</text:p>
          </table:table-cell>
          <table:table-cell office:value-type="float" office:value="25.798688396" calcext:value-type="float">
            <text:p>25.798688396</text:p>
          </table:table-cell>
          <table:table-cell/>
          <table:table-cell office:value-type="float" office:value="-0.120887933" calcext:value-type="float">
            <text:p>-0.120887933</text:p>
          </table:table-cell>
          <table:table-cell office:value-type="float" office:value="-0.111979619" calcext:value-type="float">
            <text:p>-0.111979619</text:p>
          </table:table-cell>
          <table:table-cell office:value-type="float" office:value="-0.123097557" calcext:value-type="float">
            <text:p>-0.12309755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1-12 10:46:47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38865309" calcext:value-type="float">
            <text:p>0.638865309</text:p>
          </table:table-cell>
          <table:table-cell office:value-type="float" office:value="0.599162054" calcext:value-type="float">
            <text:p>0.599162054</text:p>
          </table:table-cell>
          <table:table-cell office:value-type="float" office:value="0.676902017" calcext:value-type="float">
            <text:p>0.676902017</text:p>
          </table:table-cell>
          <table:table-cell/>
          <table:table-cell office:value-type="float" office:value="0.005219488" calcext:value-type="float">
            <text:p>0.005219488</text:p>
          </table:table-cell>
          <table:table-cell office:value-type="float" office:value="0.004895115" calcext:value-type="float">
            <text:p>0.004895115</text:p>
          </table:table-cell>
          <table:table-cell office:value-type="float" office:value="0.005530245" calcext:value-type="float">
            <text:p>0.005530245</text:p>
          </table:table-cell>
          <table:table-cell/>
          <table:table-cell office:value-type="float" office:value="-0.004676346" calcext:value-type="float">
            <text:p>-0.004676346</text:p>
          </table:table-cell>
          <table:table-cell office:value-type="float" office:value="-0.005000719" calcext:value-type="float">
            <text:p>-0.005000719</text:p>
          </table:table-cell>
          <table:table-cell office:value-type="float" office:value="-0.004365588" calcext:value-type="float">
            <text:p>-0.004365588</text:p>
          </table:table-cell>
          <table:table-cell/>
          <table:table-cell office:value-type="float" office:value="25.798061069" calcext:value-type="float">
            <text:p>25.798061069</text:p>
          </table:table-cell>
          <table:table-cell office:value-type="float" office:value="25.790061036" calcext:value-type="float">
            <text:p>25.790061036</text:p>
          </table:table-cell>
          <table:table-cell office:value-type="float" office:value="25.805725246" calcext:value-type="float">
            <text:p>25.805725246</text:p>
          </table:table-cell>
          <table:table-cell/>
          <table:table-cell office:value-type="float" office:value="-0.118546587" calcext:value-type="float">
            <text:p>-0.118546587</text:p>
          </table:table-cell>
          <table:table-cell office:value-type="float" office:value="-0.126770154" calcext:value-type="float">
            <text:p>-0.126770154</text:p>
          </table:table-cell>
          <table:table-cell office:value-type="float" office:value="-0.110668281" calcext:value-type="float">
            <text:p>-0.11066828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1-12 10:46:48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9639393" calcext:value-type="float">
            <text:p>0.69639393</text:p>
          </table:table-cell>
          <table:table-cell office:value-type="float" office:value="0.605622602" calcext:value-type="float">
            <text:p>0.605622602</text:p>
          </table:table-cell>
          <table:table-cell office:value-type="float" office:value="0.601804328" calcext:value-type="float">
            <text:p>0.601804328</text:p>
          </table:table-cell>
          <table:table-cell/>
          <table:table-cell office:value-type="float" office:value="0.005689493" calcext:value-type="float">
            <text:p>0.005689493</text:p>
          </table:table-cell>
          <table:table-cell office:value-type="float" office:value="0.004947897" calcext:value-type="float">
            <text:p>0.004947897</text:p>
          </table:table-cell>
          <table:table-cell office:value-type="float" office:value="0.004916702" calcext:value-type="float">
            <text:p>0.004916702</text:p>
          </table:table-cell>
          <table:table-cell/>
          <table:table-cell office:value-type="float" office:value="-0.00420634" calcext:value-type="float">
            <text:p>-0.00420634</text:p>
          </table:table-cell>
          <table:table-cell office:value-type="float" office:value="-0.004947936" calcext:value-type="float">
            <text:p>-0.004947936</text:p>
          </table:table-cell>
          <table:table-cell office:value-type="float" office:value="-0.004979131" calcext:value-type="float">
            <text:p>-0.004979131</text:p>
          </table:table-cell>
          <table:table-cell/>
          <table:table-cell office:value-type="float" office:value="25.809652735" calcext:value-type="float">
            <text:p>25.809652735</text:p>
          </table:table-cell>
          <table:table-cell office:value-type="float" office:value="25.791362812" calcext:value-type="float">
            <text:p>25.791362812</text:p>
          </table:table-cell>
          <table:table-cell office:value-type="float" office:value="25.790593444" calcext:value-type="float">
            <text:p>25.790593444</text:p>
          </table:table-cell>
          <table:table-cell/>
          <table:table-cell office:value-type="float" office:value="-0.106631072" calcext:value-type="float">
            <text:p>-0.106631072</text:p>
          </table:table-cell>
          <table:table-cell office:value-type="float" office:value="-0.125432003" calcext:value-type="float">
            <text:p>-0.125432003</text:p>
          </table:table-cell>
          <table:table-cell office:value-type="float" office:value="-0.126222868" calcext:value-type="float">
            <text:p>-0.12622286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1-12 10:46:49</text:p>
          </table:table-cell>
          <table:table-cell office:value-type="float" office:value="25.90833" calcext:value-type="float">
            <text:p>25.90833</text:p>
          </table:table-cell>
          <table:table-cell office:value-type="float" office:value="0.625019744" calcext:value-type="float">
            <text:p>0.625019744</text:p>
          </table:table-cell>
          <table:table-cell office:value-type="float" office:value="0.655323345" calcext:value-type="float">
            <text:p>0.655323345</text:p>
          </table:table-cell>
          <table:table-cell office:value-type="float" office:value="0.636057333" calcext:value-type="float">
            <text:p>0.636057333</text:p>
          </table:table-cell>
          <table:table-cell/>
          <table:table-cell office:value-type="float" office:value="0.00510637" calcext:value-type="float">
            <text:p>0.00510637</text:p>
          </table:table-cell>
          <table:table-cell office:value-type="float" office:value="0.005353949" calcext:value-type="float">
            <text:p>0.005353949</text:p>
          </table:table-cell>
          <table:table-cell office:value-type="float" office:value="0.005196547" calcext:value-type="float">
            <text:p>0.005196547</text:p>
          </table:table-cell>
          <table:table-cell/>
          <table:table-cell office:value-type="float" office:value="-0.004789463" calcext:value-type="float">
            <text:p>-0.004789463</text:p>
          </table:table-cell>
          <table:table-cell office:value-type="float" office:value="-0.004541884" calcext:value-type="float">
            <text:p>-0.004541884</text:p>
          </table:table-cell>
          <table:table-cell office:value-type="float" office:value="-0.004699286" calcext:value-type="float">
            <text:p>-0.004699286</text:p>
          </table:table-cell>
          <table:table-cell/>
          <table:table-cell office:value-type="float" office:value="25.790216666" calcext:value-type="float">
            <text:p>25.790216666</text:p>
          </table:table-cell>
          <table:table-cell office:value-type="float" office:value="25.796322714" calcext:value-type="float">
            <text:p>25.796322714</text:p>
          </table:table-cell>
          <table:table-cell office:value-type="float" office:value="25.792440698" calcext:value-type="float">
            <text:p>25.792440698</text:p>
          </table:table-cell>
          <table:table-cell/>
          <table:table-cell office:value-type="float" office:value="-0.121414351" calcext:value-type="float">
            <text:p>-0.121414351</text:p>
          </table:table-cell>
          <table:table-cell office:value-type="float" office:value="-0.115137728" calcext:value-type="float">
            <text:p>-0.115137728</text:p>
          </table:table-cell>
          <table:table-cell office:value-type="float" office:value="-0.119128188" calcext:value-type="float">
            <text:p>-0.11912818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1-12 10:46:50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82863078" calcext:value-type="float">
            <text:p>0.682863078</text:p>
          </table:table-cell>
          <table:table-cell office:value-type="float" office:value="0.610984637" calcext:value-type="float">
            <text:p>0.610984637</text:p>
          </table:table-cell>
          <table:table-cell office:value-type="float" office:value="0.601737571" calcext:value-type="float">
            <text:p>0.601737571</text:p>
          </table:table-cell>
          <table:table-cell/>
          <table:table-cell office:value-type="float" office:value="0.005578947" calcext:value-type="float">
            <text:p>0.005578947</text:p>
          </table:table-cell>
          <table:table-cell office:value-type="float" office:value="0.004991705" calcext:value-type="float">
            <text:p>0.004991705</text:p>
          </table:table-cell>
          <table:table-cell office:value-type="float" office:value="0.004916157" calcext:value-type="float">
            <text:p>0.004916157</text:p>
          </table:table-cell>
          <table:table-cell/>
          <table:table-cell office:value-type="float" office:value="-0.004316887" calcext:value-type="float">
            <text:p>-0.004316887</text:p>
          </table:table-cell>
          <table:table-cell office:value-type="float" office:value="-0.004904129" calcext:value-type="float">
            <text:p>-0.004904129</text:p>
          </table:table-cell>
          <table:table-cell office:value-type="float" office:value="-0.004979677" calcext:value-type="float">
            <text:p>-0.004979677</text:p>
          </table:table-cell>
          <table:table-cell/>
          <table:table-cell office:value-type="float" office:value="25.806926361" calcext:value-type="float">
            <text:p>25.806926361</text:p>
          </table:table-cell>
          <table:table-cell office:value-type="float" office:value="25.792443241" calcext:value-type="float">
            <text:p>25.792443241</text:p>
          </table:table-cell>
          <table:table-cell office:value-type="float" office:value="25.790579993" calcext:value-type="float">
            <text:p>25.790579993</text:p>
          </table:table-cell>
          <table:table-cell/>
          <table:table-cell office:value-type="float" office:value="-0.10943361" calcext:value-type="float">
            <text:p>-0.10943361</text:p>
          </table:table-cell>
          <table:table-cell office:value-type="float" office:value="-0.124321384" calcext:value-type="float">
            <text:p>-0.124321384</text:p>
          </table:table-cell>
          <table:table-cell office:value-type="float" office:value="-0.126236696" calcext:value-type="float">
            <text:p>-0.12623669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1-12 10:46:52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47795278" calcext:value-type="float">
            <text:p>0.647795278</text:p>
          </table:table-cell>
          <table:table-cell office:value-type="float" office:value="0.602339578" calcext:value-type="float">
            <text:p>0.602339578</text:p>
          </table:table-cell>
          <table:table-cell office:value-type="float" office:value="0.650531727" calcext:value-type="float">
            <text:p>0.650531727</text:p>
          </table:table-cell>
          <table:table-cell/>
          <table:table-cell office:value-type="float" office:value="0.005292445" calcext:value-type="float">
            <text:p>0.005292445</text:p>
          </table:table-cell>
          <table:table-cell office:value-type="float" office:value="0.004921075" calcext:value-type="float">
            <text:p>0.004921075</text:p>
          </table:table-cell>
          <table:table-cell office:value-type="float" office:value="0.005314802" calcext:value-type="float">
            <text:p>0.005314802</text:p>
          </table:table-cell>
          <table:table-cell/>
          <table:table-cell office:value-type="float" office:value="-0.004603388" calcext:value-type="float">
            <text:p>-0.004603388</text:p>
          </table:table-cell>
          <table:table-cell office:value-type="float" office:value="-0.004974758" calcext:value-type="float">
            <text:p>-0.004974758</text:p>
          </table:table-cell>
          <table:table-cell office:value-type="float" office:value="-0.004581032" calcext:value-type="float">
            <text:p>-0.004581032</text:p>
          </table:table-cell>
          <table:table-cell/>
          <table:table-cell office:value-type="float" office:value="25.804914978" calcext:value-type="float">
            <text:p>25.804914978</text:p>
          </table:table-cell>
          <table:table-cell office:value-type="float" office:value="25.795755904" calcext:value-type="float">
            <text:p>25.795755904</text:p>
          </table:table-cell>
          <table:table-cell office:value-type="float" office:value="25.805466355" calcext:value-type="float">
            <text:p>25.805466355</text:p>
          </table:table-cell>
          <table:table-cell/>
          <table:table-cell office:value-type="float" office:value="-0.116696972" calcext:value-type="float">
            <text:p>-0.116696972</text:p>
          </table:table-cell>
          <table:table-cell office:value-type="float" office:value="-0.126112004" calcext:value-type="float">
            <text:p>-0.126112004</text:p>
          </table:table-cell>
          <table:table-cell office:value-type="float" office:value="-0.116130187" calcext:value-type="float">
            <text:p>-0.11613018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1-12 10:46:53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97097861" calcext:value-type="float">
            <text:p>0.697097861</text:p>
          </table:table-cell>
          <table:table-cell office:value-type="float" office:value="0.605724526" calcext:value-type="float">
            <text:p>0.605724526</text:p>
          </table:table-cell>
          <table:table-cell office:value-type="float" office:value="0.596899461" calcext:value-type="float">
            <text:p>0.596899461</text:p>
          </table:table-cell>
          <table:table-cell/>
          <table:table-cell office:value-type="float" office:value="0.005695244" calcext:value-type="float">
            <text:p>0.005695244</text:p>
          </table:table-cell>
          <table:table-cell office:value-type="float" office:value="0.00494873" calcext:value-type="float">
            <text:p>0.00494873</text:p>
          </table:table-cell>
          <table:table-cell office:value-type="float" office:value="0.00487663" calcext:value-type="float">
            <text:p>0.00487663</text:p>
          </table:table-cell>
          <table:table-cell/>
          <table:table-cell office:value-type="float" office:value="-0.004200589" calcext:value-type="float">
            <text:p>-0.004200589</text:p>
          </table:table-cell>
          <table:table-cell office:value-type="float" office:value="-0.004947104" calcext:value-type="float">
            <text:p>-0.004947104</text:p>
          </table:table-cell>
          <table:table-cell office:value-type="float" office:value="-0.005019204" calcext:value-type="float">
            <text:p>-0.005019204</text:p>
          </table:table-cell>
          <table:table-cell/>
          <table:table-cell office:value-type="float" office:value="25.814849095" calcext:value-type="float">
            <text:p>25.814849095</text:p>
          </table:table-cell>
          <table:table-cell office:value-type="float" office:value="25.796437955" calcext:value-type="float">
            <text:p>25.796437955</text:p>
          </table:table-cell>
          <table:table-cell office:value-type="float" office:value="25.794659745" calcext:value-type="float">
            <text:p>25.794659745</text:p>
          </table:table-cell>
          <table:table-cell/>
          <table:table-cell office:value-type="float" office:value="-0.106485272" calcext:value-type="float">
            <text:p>-0.106485272</text:p>
          </table:table-cell>
          <table:table-cell office:value-type="float" office:value="-0.125410891" calcext:value-type="float">
            <text:p>-0.125410891</text:p>
          </table:table-cell>
          <table:table-cell office:value-type="float" office:value="-0.127238798" calcext:value-type="float">
            <text:p>-0.12723879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1-12 10:46:54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42694908" calcext:value-type="float">
            <text:p>0.642694908</text:p>
          </table:table-cell>
          <table:table-cell office:value-type="float" office:value="0.600602102" calcext:value-type="float">
            <text:p>0.600602102</text:p>
          </table:table-cell>
          <table:table-cell office:value-type="float" office:value="0.663713296" calcext:value-type="float">
            <text:p>0.663713296</text:p>
          </table:table-cell>
          <table:table-cell/>
          <table:table-cell office:value-type="float" office:value="0.005250775" calcext:value-type="float">
            <text:p>0.005250775</text:p>
          </table:table-cell>
          <table:table-cell office:value-type="float" office:value="0.00490688" calcext:value-type="float">
            <text:p>0.00490688</text:p>
          </table:table-cell>
          <table:table-cell office:value-type="float" office:value="0.005422494" calcext:value-type="float">
            <text:p>0.005422494</text:p>
          </table:table-cell>
          <table:table-cell/>
          <table:table-cell office:value-type="float" office:value="-0.004645058" calcext:value-type="float">
            <text:p>-0.004645058</text:p>
          </table:table-cell>
          <table:table-cell office:value-type="float" office:value="-0.004988953" calcext:value-type="float">
            <text:p>-0.004988953</text:p>
          </table:table-cell>
          <table:table-cell office:value-type="float" office:value="-0.004473339" calcext:value-type="float">
            <text:p>-0.004473339</text:p>
          </table:table-cell>
          <table:table-cell/>
          <table:table-cell office:value-type="float" office:value="25.798832713" calcext:value-type="float">
            <text:p>25.798832713</text:p>
          </table:table-cell>
          <table:table-cell office:value-type="float" office:value="25.7903512" calcext:value-type="float">
            <text:p>25.7903512</text:p>
          </table:table-cell>
          <table:table-cell office:value-type="float" office:value="25.803067801" calcext:value-type="float">
            <text:p>25.803067801</text:p>
          </table:table-cell>
          <table:table-cell/>
          <table:table-cell office:value-type="float" office:value="-0.117753383" calcext:value-type="float">
            <text:p>-0.117753383</text:p>
          </table:table-cell>
          <table:table-cell office:value-type="float" office:value="-0.126471882" calcext:value-type="float">
            <text:p>-0.126471882</text:p>
          </table:table-cell>
          <table:table-cell office:value-type="float" office:value="-0.11339997" calcext:value-type="float">
            <text:p>-0.1133999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1-12 10:46:55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30953983" calcext:value-type="float">
            <text:p>0.630953983</text:p>
          </table:table-cell>
          <table:table-cell office:value-type="float" office:value="0.625596121" calcext:value-type="float">
            <text:p>0.625596121</text:p>
          </table:table-cell>
          <table:table-cell office:value-type="float" office:value="0.666782339" calcext:value-type="float">
            <text:p>0.666782339</text:p>
          </table:table-cell>
          <table:table-cell/>
          <table:table-cell office:value-type="float" office:value="0.005154853" calcext:value-type="float">
            <text:p>0.005154853</text:p>
          </table:table-cell>
          <table:table-cell office:value-type="float" office:value="0.005111079" calcext:value-type="float">
            <text:p>0.005111079</text:p>
          </table:table-cell>
          <table:table-cell office:value-type="float" office:value="0.005447568" calcext:value-type="float">
            <text:p>0.005447568</text:p>
          </table:table-cell>
          <table:table-cell/>
          <table:table-cell office:value-type="float" office:value="-0.004740981" calcext:value-type="float">
            <text:p>-0.004740981</text:p>
          </table:table-cell>
          <table:table-cell office:value-type="float" office:value="-0.004784754" calcext:value-type="float">
            <text:p>-0.004784754</text:p>
          </table:table-cell>
          <table:table-cell office:value-type="float" office:value="-0.004448265" calcext:value-type="float">
            <text:p>-0.004448265</text:p>
          </table:table-cell>
          <table:table-cell/>
          <table:table-cell office:value-type="float" office:value="25.801521558" calcext:value-type="float">
            <text:p>25.801521558</text:p>
          </table:table-cell>
          <table:table-cell office:value-type="float" office:value="25.800441979" calcext:value-type="float">
            <text:p>25.800441979</text:p>
          </table:table-cell>
          <table:table-cell office:value-type="float" office:value="25.808740745" calcext:value-type="float">
            <text:p>25.808740745</text:p>
          </table:table-cell>
          <table:table-cell/>
          <table:table-cell office:value-type="float" office:value="-0.12018522" calcext:value-type="float">
            <text:p>-0.12018522</text:p>
          </table:table-cell>
          <table:table-cell office:value-type="float" office:value="-0.121294969" calcext:value-type="float">
            <text:p>-0.121294969</text:p>
          </table:table-cell>
          <table:table-cell office:value-type="float" office:value="-0.112764299" calcext:value-type="float">
            <text:p>-0.11276429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1-12 10:46:57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9531449" calcext:value-type="float">
            <text:p>0.69531449</text:p>
          </table:table-cell>
          <table:table-cell office:value-type="float" office:value="0.605928374" calcext:value-type="float">
            <text:p>0.605928374</text:p>
          </table:table-cell>
          <table:table-cell office:value-type="float" office:value="0.603829098" calcext:value-type="float">
            <text:p>0.603829098</text:p>
          </table:table-cell>
          <table:table-cell/>
          <table:table-cell office:value-type="float" office:value="0.005680674" calcext:value-type="float">
            <text:p>0.005680674</text:p>
          </table:table-cell>
          <table:table-cell office:value-type="float" office:value="0.004950395" calcext:value-type="float">
            <text:p>0.004950395</text:p>
          </table:table-cell>
          <table:table-cell office:value-type="float" office:value="0.004933244" calcext:value-type="float">
            <text:p>0.004933244</text:p>
          </table:table-cell>
          <table:table-cell/>
          <table:table-cell office:value-type="float" office:value="-0.004215159" calcext:value-type="float">
            <text:p>-0.004215159</text:p>
          </table:table-cell>
          <table:table-cell office:value-type="float" office:value="-0.004945438" calcext:value-type="float">
            <text:p>-0.004945438</text:p>
          </table:table-cell>
          <table:table-cell office:value-type="float" office:value="-0.004962589" calcext:value-type="float">
            <text:p>-0.004962589</text:p>
          </table:table-cell>
          <table:table-cell/>
          <table:table-cell office:value-type="float" office:value="25.81448976" calcext:value-type="float">
            <text:p>25.81448976</text:p>
          </table:table-cell>
          <table:table-cell office:value-type="float" office:value="25.796479029" calcext:value-type="float">
            <text:p>25.796479029</text:p>
          </table:table-cell>
          <table:table-cell office:value-type="float" office:value="25.796056035" calcext:value-type="float">
            <text:p>25.796056035</text:p>
          </table:table-cell>
          <table:table-cell/>
          <table:table-cell office:value-type="float" office:value="-0.106854647" calcext:value-type="float">
            <text:p>-0.106854647</text:p>
          </table:table-cell>
          <table:table-cell office:value-type="float" office:value="-0.125368669" calcext:value-type="float">
            <text:p>-0.125368669</text:p>
          </table:table-cell>
          <table:table-cell office:value-type="float" office:value="-0.125803485" calcext:value-type="float">
            <text:p>-0.12580348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1-12 10:46:58</text:p>
          </table:table-cell>
          <table:table-cell office:value-type="float" office:value="25.9235" calcext:value-type="float">
            <text:p>25.9235</text:p>
          </table:table-cell>
          <table:table-cell office:value-type="float" office:value="0.639525132" calcext:value-type="float">
            <text:p>0.639525132</text:p>
          </table:table-cell>
          <table:table-cell office:value-type="float" office:value="0.600326133" calcext:value-type="float">
            <text:p>0.600326133</text:p>
          </table:table-cell>
          <table:table-cell office:value-type="float" office:value="0.666407426" calcext:value-type="float">
            <text:p>0.666407426</text:p>
          </table:table-cell>
          <table:table-cell/>
          <table:table-cell office:value-type="float" office:value="0.005224879" calcext:value-type="float">
            <text:p>0.005224879</text:p>
          </table:table-cell>
          <table:table-cell office:value-type="float" office:value="0.004904625" calcext:value-type="float">
            <text:p>0.004904625</text:p>
          </table:table-cell>
          <table:table-cell office:value-type="float" office:value="0.005444505" calcext:value-type="float">
            <text:p>0.005444505</text:p>
          </table:table-cell>
          <table:table-cell/>
          <table:table-cell office:value-type="float" office:value="-0.004670955" calcext:value-type="float">
            <text:p>-0.004670955</text:p>
          </table:table-cell>
          <table:table-cell office:value-type="float" office:value="-0.004991208" calcext:value-type="float">
            <text:p>-0.004991208</text:p>
          </table:table-cell>
          <table:table-cell office:value-type="float" office:value="-0.004451328" calcext:value-type="float">
            <text:p>-0.004451328</text:p>
          </table:table-cell>
          <table:table-cell/>
          <table:table-cell office:value-type="float" office:value="25.80830317" calcext:value-type="float">
            <text:p>25.80830317</text:p>
          </table:table-cell>
          <table:table-cell office:value-type="float" office:value="25.800404815" calcext:value-type="float">
            <text:p>25.800404815</text:p>
          </table:table-cell>
          <table:table-cell office:value-type="float" office:value="25.813719754" calcext:value-type="float">
            <text:p>25.813719754</text:p>
          </table:table-cell>
          <table:table-cell/>
          <table:table-cell office:value-type="float" office:value="-0.118409921" calcext:value-type="float">
            <text:p>-0.118409921</text:p>
          </table:table-cell>
          <table:table-cell office:value-type="float" office:value="-0.126529042" calcext:value-type="float">
            <text:p>-0.126529042</text:p>
          </table:table-cell>
          <table:table-cell office:value-type="float" office:value="-0.112841953" calcext:value-type="float">
            <text:p>-0.11284195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1-12 10:46:59</text:p>
          </table:table-cell>
          <table:table-cell office:value-type="float" office:value="25.90833" calcext:value-type="float">
            <text:p>25.90833</text:p>
          </table:table-cell>
          <table:table-cell office:value-type="float" office:value="0.683324418" calcext:value-type="float">
            <text:p>0.683324418</text:p>
          </table:table-cell>
          <table:table-cell office:value-type="float" office:value="0.605266762" calcext:value-type="float">
            <text:p>0.605266762</text:p>
          </table:table-cell>
          <table:table-cell office:value-type="float" office:value="0.612910463" calcext:value-type="float">
            <text:p>0.612910463</text:p>
          </table:table-cell>
          <table:table-cell/>
          <table:table-cell office:value-type="float" office:value="0.005582716" calcext:value-type="float">
            <text:p>0.005582716</text:p>
          </table:table-cell>
          <table:table-cell office:value-type="float" office:value="0.00494499" calcext:value-type="float">
            <text:p>0.00494499</text:p>
          </table:table-cell>
          <table:table-cell office:value-type="float" office:value="0.005007438" calcext:value-type="float">
            <text:p>0.005007438</text:p>
          </table:table-cell>
          <table:table-cell/>
          <table:table-cell office:value-type="float" office:value="-0.004313117" calcext:value-type="float">
            <text:p>-0.004313117</text:p>
          </table:table-cell>
          <table:table-cell office:value-type="float" office:value="-0.004950843" calcext:value-type="float">
            <text:p>-0.004950843</text:p>
          </table:table-cell>
          <table:table-cell office:value-type="float" office:value="-0.004888395" calcext:value-type="float">
            <text:p>-0.004888395</text:p>
          </table:table-cell>
          <table:table-cell/>
          <table:table-cell office:value-type="float" office:value="25.801964783" calcext:value-type="float">
            <text:p>25.801964783</text:p>
          </table:table-cell>
          <table:table-cell office:value-type="float" office:value="25.786236506" calcext:value-type="float">
            <text:p>25.786236506</text:p>
          </table:table-cell>
          <table:table-cell office:value-type="float" office:value="25.787776688" calcext:value-type="float">
            <text:p>25.787776688</text:p>
          </table:table-cell>
          <table:table-cell/>
          <table:table-cell office:value-type="float" office:value="-0.109338056" calcext:value-type="float">
            <text:p>-0.109338056</text:p>
          </table:table-cell>
          <table:table-cell office:value-type="float" office:value="-0.125505706" calcext:value-type="float">
            <text:p>-0.125505706</text:p>
          </table:table-cell>
          <table:table-cell office:value-type="float" office:value="-0.123922495" calcext:value-type="float">
            <text:p>-0.12392249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1-12 10:47:00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51165325" calcext:value-type="float">
            <text:p>0.651165325</text:p>
          </table:table-cell>
          <table:table-cell office:value-type="float" office:value="0.602627468" calcext:value-type="float">
            <text:p>0.602627468</text:p>
          </table:table-cell>
          <table:table-cell office:value-type="float" office:value="0.645984488" calcext:value-type="float">
            <text:p>0.645984488</text:p>
          </table:table-cell>
          <table:table-cell/>
          <table:table-cell office:value-type="float" office:value="0.005319978" calcext:value-type="float">
            <text:p>0.005319978</text:p>
          </table:table-cell>
          <table:table-cell office:value-type="float" office:value="0.004923427" calcext:value-type="float">
            <text:p>0.004923427</text:p>
          </table:table-cell>
          <table:table-cell office:value-type="float" office:value="0.005277651" calcext:value-type="float">
            <text:p>0.005277651</text:p>
          </table:table-cell>
          <table:table-cell/>
          <table:table-cell office:value-type="float" office:value="-0.004575855" calcext:value-type="float">
            <text:p>-0.004575855</text:p>
          </table:table-cell>
          <table:table-cell office:value-type="float" office:value="-0.004972406" calcext:value-type="float">
            <text:p>-0.004972406</text:p>
          </table:table-cell>
          <table:table-cell office:value-type="float" office:value="-0.004618182" calcext:value-type="float">
            <text:p>-0.004618182</text:p>
          </table:table-cell>
          <table:table-cell/>
          <table:table-cell office:value-type="float" office:value="25.800539457" calcext:value-type="float">
            <text:p>25.800539457</text:p>
          </table:table-cell>
          <table:table-cell office:value-type="float" office:value="25.790759304" calcext:value-type="float">
            <text:p>25.790759304</text:p>
          </table:table-cell>
          <table:table-cell office:value-type="float" office:value="25.799495546" calcext:value-type="float">
            <text:p>25.799495546</text:p>
          </table:table-cell>
          <table:table-cell/>
          <table:table-cell office:value-type="float" office:value="-0.115998953" calcext:value-type="float">
            <text:p>-0.115998953</text:p>
          </table:table-cell>
          <table:table-cell office:value-type="float" office:value="-0.126052374" calcext:value-type="float">
            <text:p>-0.126052374</text:p>
          </table:table-cell>
          <table:table-cell office:value-type="float" office:value="-0.11707203" calcext:value-type="float">
            <text:p>-0.1170720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1-12 10:47:02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3499339" calcext:value-type="float">
            <text:p>0.63499339</text:p>
          </table:table-cell>
          <table:table-cell office:value-type="float" office:value="0.59820838" calcext:value-type="float">
            <text:p>0.59820838</text:p>
          </table:table-cell>
          <table:table-cell office:value-type="float" office:value="0.675227127" calcext:value-type="float">
            <text:p>0.675227127</text:p>
          </table:table-cell>
          <table:table-cell/>
          <table:table-cell office:value-type="float" office:value="0.005187854" calcext:value-type="float">
            <text:p>0.005187854</text:p>
          </table:table-cell>
          <table:table-cell office:value-type="float" office:value="0.004887323" calcext:value-type="float">
            <text:p>0.004887323</text:p>
          </table:table-cell>
          <table:table-cell office:value-type="float" office:value="0.005516561" calcext:value-type="float">
            <text:p>0.005516561</text:p>
          </table:table-cell>
          <table:table-cell/>
          <table:table-cell office:value-type="float" office:value="-0.004707979" calcext:value-type="float">
            <text:p>-0.004707979</text:p>
          </table:table-cell>
          <table:table-cell office:value-type="float" office:value="-0.00500851" calcext:value-type="float">
            <text:p>-0.00500851</text:p>
          </table:table-cell>
          <table:table-cell office:value-type="float" office:value="-0.004379272" calcext:value-type="float">
            <text:p>-0.004379272</text:p>
          </table:table-cell>
          <table:table-cell/>
          <table:table-cell office:value-type="float" office:value="25.802335476" calcext:value-type="float">
            <text:p>25.802335476</text:p>
          </table:table-cell>
          <table:table-cell office:value-type="float" office:value="25.794923486" calcext:value-type="float">
            <text:p>25.794923486</text:p>
          </table:table-cell>
          <table:table-cell office:value-type="float" office:value="25.81044231" calcext:value-type="float">
            <text:p>25.81044231</text:p>
          </table:table-cell>
          <table:table-cell/>
          <table:table-cell office:value-type="float" office:value="-0.119348557" calcext:value-type="float">
            <text:p>-0.119348557</text:p>
          </table:table-cell>
          <table:table-cell office:value-type="float" office:value="-0.126967686" calcext:value-type="float">
            <text:p>-0.126967686</text:p>
          </table:table-cell>
          <table:table-cell office:value-type="float" office:value="-0.111015189" calcext:value-type="float">
            <text:p>-0.11101518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1-12 10:47:03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66743" calcext:value-type="float">
            <text:p>0.666743</text:p>
          </table:table-cell>
          <table:table-cell office:value-type="float" office:value="0.604984236" calcext:value-type="float">
            <text:p>0.604984236</text:p>
          </table:table-cell>
          <table:table-cell office:value-type="float" office:value="0.630166606" calcext:value-type="float">
            <text:p>0.630166606</text:p>
          </table:table-cell>
          <table:table-cell/>
          <table:table-cell office:value-type="float" office:value="0.005447247" calcext:value-type="float">
            <text:p>0.005447247</text:p>
          </table:table-cell>
          <table:table-cell office:value-type="float" office:value="0.004942682" calcext:value-type="float">
            <text:p>0.004942682</text:p>
          </table:table-cell>
          <table:table-cell office:value-type="float" office:value="0.00514842" calcext:value-type="float">
            <text:p>0.00514842</text:p>
          </table:table-cell>
          <table:table-cell/>
          <table:table-cell office:value-type="float" office:value="-0.004448587" calcext:value-type="float">
            <text:p>-0.004448587</text:p>
          </table:table-cell>
          <table:table-cell office:value-type="float" office:value="-0.004953152" calcext:value-type="float">
            <text:p>-0.004953152</text:p>
          </table:table-cell>
          <table:table-cell office:value-type="float" office:value="-0.004747413" calcext:value-type="float">
            <text:p>-0.004747413</text:p>
          </table:table-cell>
          <table:table-cell/>
          <table:table-cell office:value-type="float" office:value="25.803678268" calcext:value-type="float">
            <text:p>25.803678268</text:p>
          </table:table-cell>
          <table:table-cell office:value-type="float" office:value="25.791234184" calcext:value-type="float">
            <text:p>25.791234184</text:p>
          </table:table-cell>
          <table:table-cell office:value-type="float" office:value="25.796308323" calcext:value-type="float">
            <text:p>25.796308323</text:p>
          </table:table-cell>
          <table:table-cell/>
          <table:table-cell office:value-type="float" office:value="-0.112772447" calcext:value-type="float">
            <text:p>-0.112772447</text:p>
          </table:table-cell>
          <table:table-cell office:value-type="float" office:value="-0.125564225" calcext:value-type="float">
            <text:p>-0.125564225</text:p>
          </table:table-cell>
          <table:table-cell office:value-type="float" office:value="-0.120348306" calcext:value-type="float">
            <text:p>-0.12034830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1-12 10:47:04</text:p>
          </table:table-cell>
          <table:table-cell office:value-type="float" office:value="25.92855" calcext:value-type="float">
            <text:p>25.92855</text:p>
          </table:table-cell>
          <table:table-cell office:value-type="float" office:value="0.628255681" calcext:value-type="float">
            <text:p>0.628255681</text:p>
          </table:table-cell>
          <table:table-cell office:value-type="float" office:value="0.639147239" calcext:value-type="float">
            <text:p>0.639147239</text:p>
          </table:table-cell>
          <table:table-cell office:value-type="float" office:value="0.654692728" calcext:value-type="float">
            <text:p>0.654692728</text:p>
          </table:table-cell>
          <table:table-cell/>
          <table:table-cell office:value-type="float" office:value="0.005132808" calcext:value-type="float">
            <text:p>0.005132808</text:p>
          </table:table-cell>
          <table:table-cell office:value-type="float" office:value="0.005221791" calcext:value-type="float">
            <text:p>0.005221791</text:p>
          </table:table-cell>
          <table:table-cell office:value-type="float" office:value="0.005348797" calcext:value-type="float">
            <text:p>0.005348797</text:p>
          </table:table-cell>
          <table:table-cell/>
          <table:table-cell office:value-type="float" office:value="-0.004763025" calcext:value-type="float">
            <text:p>-0.004763025</text:p>
          </table:table-cell>
          <table:table-cell office:value-type="float" office:value="-0.004674042" calcext:value-type="float">
            <text:p>-0.004674042</text:p>
          </table:table-cell>
          <table:table-cell office:value-type="float" office:value="-0.004547037" calcext:value-type="float">
            <text:p>-0.004547037</text:p>
          </table:table-cell>
          <table:table-cell/>
          <table:table-cell office:value-type="float" office:value="25.811087037" calcext:value-type="float">
            <text:p>25.811087037</text:p>
          </table:table-cell>
          <table:table-cell office:value-type="float" office:value="25.813281603" calcext:value-type="float">
            <text:p>25.813281603</text:p>
          </table:table-cell>
          <table:table-cell office:value-type="float" office:value="25.816413894" calcext:value-type="float">
            <text:p>25.816413894</text:p>
          </table:table-cell>
          <table:table-cell/>
          <table:table-cell office:value-type="float" office:value="-0.120744106" calcext:value-type="float">
            <text:p>-0.120744106</text:p>
          </table:table-cell>
          <table:table-cell office:value-type="float" office:value="-0.118488192" calcext:value-type="float">
            <text:p>-0.118488192</text:p>
          </table:table-cell>
          <table:table-cell office:value-type="float" office:value="-0.115268343" calcext:value-type="float">
            <text:p>-0.115268343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1-12 10:47:05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95765697" calcext:value-type="float">
            <text:p>0.695765697</text:p>
          </table:table-cell>
          <table:table-cell office:value-type="float" office:value="0.606217457" calcext:value-type="float">
            <text:p>0.606217457</text:p>
          </table:table-cell>
          <table:table-cell office:value-type="float" office:value="0.601877642" calcext:value-type="float">
            <text:p>0.601877642</text:p>
          </table:table-cell>
          <table:table-cell/>
          <table:table-cell office:value-type="float" office:value="0.00568436" calcext:value-type="float">
            <text:p>0.00568436</text:p>
          </table:table-cell>
          <table:table-cell office:value-type="float" office:value="0.004952757" calcext:value-type="float">
            <text:p>0.004952757</text:p>
          </table:table-cell>
          <table:table-cell office:value-type="float" office:value="0.004917301" calcext:value-type="float">
            <text:p>0.004917301</text:p>
          </table:table-cell>
          <table:table-cell/>
          <table:table-cell office:value-type="float" office:value="-0.004211473" calcext:value-type="float">
            <text:p>-0.004211473</text:p>
          </table:table-cell>
          <table:table-cell office:value-type="float" office:value="-0.004943076" calcext:value-type="float">
            <text:p>-0.004943076</text:p>
          </table:table-cell>
          <table:table-cell office:value-type="float" office:value="-0.004978532" calcext:value-type="float">
            <text:p>-0.004978532</text:p>
          </table:table-cell>
          <table:table-cell/>
          <table:table-cell office:value-type="float" office:value="25.80952615" calcext:value-type="float">
            <text:p>25.80952615</text:p>
          </table:table-cell>
          <table:table-cell office:value-type="float" office:value="25.791482673" calcext:value-type="float">
            <text:p>25.791482673</text:p>
          </table:table-cell>
          <table:table-cell office:value-type="float" office:value="25.790608217" calcext:value-type="float">
            <text:p>25.790608217</text:p>
          </table:table-cell>
          <table:table-cell/>
          <table:table-cell office:value-type="float" office:value="-0.106761192" calcext:value-type="float">
            <text:p>-0.106761192</text:p>
          </table:table-cell>
          <table:table-cell office:value-type="float" office:value="-0.125308792" calcext:value-type="float">
            <text:p>-0.125308792</text:p>
          </table:table-cell>
          <table:table-cell office:value-type="float" office:value="-0.126207683" calcext:value-type="float">
            <text:p>-0.12620768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1-12 10:47:06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6208857" calcext:value-type="float">
            <text:p>0.626208857</text:p>
          </table:table-cell>
          <table:table-cell office:value-type="float" office:value="0.67229577" calcext:value-type="float">
            <text:p>0.67229577</text:p>
          </table:table-cell>
          <table:table-cell office:value-type="float" office:value="0.616697743" calcext:value-type="float">
            <text:p>0.616697743</text:p>
          </table:table-cell>
          <table:table-cell/>
          <table:table-cell office:value-type="float" office:value="0.005116085" calcext:value-type="float">
            <text:p>0.005116085</text:p>
          </table:table-cell>
          <table:table-cell office:value-type="float" office:value="0.005492612" calcext:value-type="float">
            <text:p>0.005492612</text:p>
          </table:table-cell>
          <table:table-cell office:value-type="float" office:value="0.00503838" calcext:value-type="float">
            <text:p>0.00503838</text:p>
          </table:table-cell>
          <table:table-cell/>
          <table:table-cell office:value-type="float" office:value="-0.004779748" calcext:value-type="float">
            <text:p>-0.004779748</text:p>
          </table:table-cell>
          <table:table-cell office:value-type="float" office:value="-0.004403221" calcext:value-type="float">
            <text:p>-0.004403221</text:p>
          </table:table-cell>
          <table:table-cell office:value-type="float" office:value="-0.004857453" calcext:value-type="float">
            <text:p>-0.004857453</text:p>
          </table:table-cell>
          <table:table-cell/>
          <table:table-cell office:value-type="float" office:value="25.795510855" calcext:value-type="float">
            <text:p>25.795510855</text:p>
          </table:table-cell>
          <table:table-cell office:value-type="float" office:value="25.804797117" calcext:value-type="float">
            <text:p>25.804797117</text:p>
          </table:table-cell>
          <table:table-cell office:value-type="float" office:value="25.793594408" calcext:value-type="float">
            <text:p>25.793594408</text:p>
          </table:table-cell>
          <table:table-cell/>
          <table:table-cell office:value-type="float" office:value="-0.121168055" calcext:value-type="float">
            <text:p>-0.121168055</text:p>
          </table:table-cell>
          <table:table-cell office:value-type="float" office:value="-0.11162234" calcext:value-type="float">
            <text:p>-0.11162234</text:p>
          </table:table-cell>
          <table:table-cell office:value-type="float" office:value="-0.123138051" calcext:value-type="float">
            <text:p>-0.12313805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1-12 10:47:08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34000973" calcext:value-type="float">
            <text:p>0.634000973</text:p>
          </table:table-cell>
          <table:table-cell office:value-type="float" office:value="0.604655815" calcext:value-type="float">
            <text:p>0.604655815</text:p>
          </table:table-cell>
          <table:table-cell office:value-type="float" office:value="0.680634461" calcext:value-type="float">
            <text:p>0.680634461</text:p>
          </table:table-cell>
          <table:table-cell/>
          <table:table-cell office:value-type="float" office:value="0.005179747" calcext:value-type="float">
            <text:p>0.005179747</text:p>
          </table:table-cell>
          <table:table-cell office:value-type="float" office:value="0.004939998" calcext:value-type="float">
            <text:p>0.004939998</text:p>
          </table:table-cell>
          <table:table-cell office:value-type="float" office:value="0.005560739" calcext:value-type="float">
            <text:p>0.005560739</text:p>
          </table:table-cell>
          <table:table-cell/>
          <table:table-cell office:value-type="float" office:value="-0.004716087" calcext:value-type="float">
            <text:p>-0.004716087</text:p>
          </table:table-cell>
          <table:table-cell office:value-type="float" office:value="-0.004955835" calcext:value-type="float">
            <text:p>-0.004955835</text:p>
          </table:table-cell>
          <table:table-cell office:value-type="float" office:value="-0.004335094" calcext:value-type="float">
            <text:p>-0.004335094</text:p>
          </table:table-cell>
          <table:table-cell/>
          <table:table-cell office:value-type="float" office:value="25.802135509" calcext:value-type="float">
            <text:p>25.802135509</text:p>
          </table:table-cell>
          <table:table-cell office:value-type="float" office:value="25.796222615" calcext:value-type="float">
            <text:p>25.796222615</text:p>
          </table:table-cell>
          <table:table-cell office:value-type="float" office:value="25.811531847" calcext:value-type="float">
            <text:p>25.811531847</text:p>
          </table:table-cell>
          <table:table-cell/>
          <table:table-cell office:value-type="float" office:value="-0.119554112" calcext:value-type="float">
            <text:p>-0.119554112</text:p>
          </table:table-cell>
          <table:table-cell office:value-type="float" office:value="-0.12563225" calcext:value-type="float">
            <text:p>-0.12563225</text:p>
          </table:table-cell>
          <table:table-cell office:value-type="float" office:value="-0.109895207" calcext:value-type="float">
            <text:p>-0.10989520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1-12 10:47:09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51207048" calcext:value-type="float">
            <text:p>0.651207048</text:p>
          </table:table-cell>
          <table:table-cell office:value-type="float" office:value="0.646943527" calcext:value-type="float">
            <text:p>0.646943527</text:p>
          </table:table-cell>
          <table:table-cell office:value-type="float" office:value="0.613049938" calcext:value-type="float">
            <text:p>0.613049938</text:p>
          </table:table-cell>
          <table:table-cell/>
          <table:table-cell office:value-type="float" office:value="0.005320319" calcext:value-type="float">
            <text:p>0.005320319</text:p>
          </table:table-cell>
          <table:table-cell office:value-type="float" office:value="0.005285486" calcext:value-type="float">
            <text:p>0.005285486</text:p>
          </table:table-cell>
          <table:table-cell office:value-type="float" office:value="0.005008578" calcext:value-type="float">
            <text:p>0.005008578</text:p>
          </table:table-cell>
          <table:table-cell/>
          <table:table-cell office:value-type="float" office:value="-0.004575514" calcext:value-type="float">
            <text:p>-0.004575514</text:p>
          </table:table-cell>
          <table:table-cell office:value-type="float" office:value="-0.004610347" calcext:value-type="float">
            <text:p>-0.004610347</text:p>
          </table:table-cell>
          <table:table-cell office:value-type="float" office:value="-0.004887255" calcext:value-type="float">
            <text:p>-0.004887255</text:p>
          </table:table-cell>
          <table:table-cell/>
          <table:table-cell office:value-type="float" office:value="25.805602428" calcext:value-type="float">
            <text:p>25.805602428</text:p>
          </table:table-cell>
          <table:table-cell office:value-type="float" office:value="25.804743356" calcext:value-type="float">
            <text:p>25.804743356</text:p>
          </table:table-cell>
          <table:table-cell office:value-type="float" office:value="25.797913989" calcext:value-type="float">
            <text:p>25.797913989</text:p>
          </table:table-cell>
          <table:table-cell/>
          <table:table-cell office:value-type="float" office:value="-0.115990311" calcext:value-type="float">
            <text:p>-0.115990311</text:p>
          </table:table-cell>
          <table:table-cell office:value-type="float" office:value="-0.11687339" calcext:value-type="float">
            <text:p>-0.11687339</text:p>
          </table:table-cell>
          <table:table-cell office:value-type="float" office:value="-0.123893606" calcext:value-type="float">
            <text:p>-0.12389360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1-12 10:47:10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3418763" calcext:value-type="float">
            <text:p>0.623418763</text:p>
          </table:table-cell>
          <table:table-cell office:value-type="float" office:value="0.657263477" calcext:value-type="float">
            <text:p>0.657263477</text:p>
          </table:table-cell>
          <table:table-cell office:value-type="float" office:value="0.634225683" calcext:value-type="float">
            <text:p>0.634225683</text:p>
          </table:table-cell>
          <table:table-cell/>
          <table:table-cell office:value-type="float" office:value="0.005093291" calcext:value-type="float">
            <text:p>0.005093291</text:p>
          </table:table-cell>
          <table:table-cell office:value-type="float" office:value="0.0053698" calcext:value-type="float">
            <text:p>0.0053698</text:p>
          </table:table-cell>
          <table:table-cell office:value-type="float" office:value="0.005181582" calcext:value-type="float">
            <text:p>0.005181582</text:p>
          </table:table-cell>
          <table:table-cell/>
          <table:table-cell office:value-type="float" office:value="-0.004802543" calcext:value-type="float">
            <text:p>-0.004802543</text:p>
          </table:table-cell>
          <table:table-cell office:value-type="float" office:value="-0.004526034" calcext:value-type="float">
            <text:p>-0.004526034</text:p>
          </table:table-cell>
          <table:table-cell office:value-type="float" office:value="-0.004714251" calcext:value-type="float">
            <text:p>-0.004714251</text:p>
          </table:table-cell>
          <table:table-cell/>
          <table:table-cell office:value-type="float" office:value="25.794948664" calcext:value-type="float">
            <text:p>25.794948664</text:p>
          </table:table-cell>
          <table:table-cell office:value-type="float" office:value="25.8017682" calcext:value-type="float">
            <text:p>25.8017682</text:p>
          </table:table-cell>
          <table:table-cell office:value-type="float" office:value="25.797126207" calcext:value-type="float">
            <text:p>25.797126207</text:p>
          </table:table-cell>
          <table:table-cell/>
          <table:table-cell office:value-type="float" office:value="-0.121745955" calcext:value-type="float">
            <text:p>-0.121745955</text:p>
          </table:table-cell>
          <table:table-cell office:value-type="float" office:value="-0.11473588" calcext:value-type="float">
            <text:p>-0.11473588</text:p>
          </table:table-cell>
          <table:table-cell office:value-type="float" office:value="-0.119507569" calcext:value-type="float">
            <text:p>-0.11950756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1-12 10:47:11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1180012" calcext:value-type="float">
            <text:p>0.621180012</text:p>
          </table:table-cell>
          <table:table-cell office:value-type="float" office:value="0.669272026" calcext:value-type="float">
            <text:p>0.669272026</text:p>
          </table:table-cell>
          <table:table-cell office:value-type="float" office:value="0.620723441" calcext:value-type="float">
            <text:p>0.620723441</text:p>
          </table:table-cell>
          <table:table-cell/>
          <table:table-cell office:value-type="float" office:value="0.005075" calcext:value-type="float">
            <text:p>0.005075</text:p>
          </table:table-cell>
          <table:table-cell office:value-type="float" office:value="0.005467909" calcext:value-type="float">
            <text:p>0.005467909</text:p>
          </table:table-cell>
          <table:table-cell office:value-type="float" office:value="0.00507127" calcext:value-type="float">
            <text:p>0.00507127</text:p>
          </table:table-cell>
          <table:table-cell/>
          <table:table-cell office:value-type="float" office:value="-0.004820833" calcext:value-type="float">
            <text:p>-0.004820833</text:p>
          </table:table-cell>
          <table:table-cell office:value-type="float" office:value="-0.004427925" calcext:value-type="float">
            <text:p>-0.004427925</text:p>
          </table:table-cell>
          <table:table-cell office:value-type="float" office:value="-0.004824563" calcext:value-type="float">
            <text:p>-0.004824563</text:p>
          </table:table-cell>
          <table:table-cell/>
          <table:table-cell office:value-type="float" office:value="25.794497565" calcext:value-type="float">
            <text:p>25.794497565</text:p>
          </table:table-cell>
          <table:table-cell office:value-type="float" office:value="25.804187851" calcext:value-type="float">
            <text:p>25.804187851</text:p>
          </table:table-cell>
          <table:table-cell office:value-type="float" office:value="25.794405568" calcext:value-type="float">
            <text:p>25.794405568</text:p>
          </table:table-cell>
          <table:table-cell/>
          <table:table-cell office:value-type="float" office:value="-0.122209658" calcext:value-type="float">
            <text:p>-0.122209658</text:p>
          </table:table-cell>
          <table:table-cell office:value-type="float" office:value="-0.112248628" calcext:value-type="float">
            <text:p>-0.112248628</text:p>
          </table:table-cell>
          <table:table-cell office:value-type="float" office:value="-0.122304225" calcext:value-type="float">
            <text:p>-0.12230422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1-12 10:47:13</text:p>
          </table:table-cell>
          <table:table-cell office:value-type="float" office:value="25.9235" calcext:value-type="float">
            <text:p>25.9235</text:p>
          </table:table-cell>
          <table:table-cell office:value-type="float" office:value="0.635951237" calcext:value-type="float">
            <text:p>0.635951237</text:p>
          </table:table-cell>
          <table:table-cell office:value-type="float" office:value="0.59857316" calcext:value-type="float">
            <text:p>0.59857316</text:p>
          </table:table-cell>
          <table:table-cell office:value-type="float" office:value="0.673379978" calcext:value-type="float">
            <text:p>0.673379978</text:p>
          </table:table-cell>
          <table:table-cell/>
          <table:table-cell office:value-type="float" office:value="0.00519568" calcext:value-type="float">
            <text:p>0.00519568</text:p>
          </table:table-cell>
          <table:table-cell office:value-type="float" office:value="0.004890304" calcext:value-type="float">
            <text:p>0.004890304</text:p>
          </table:table-cell>
          <table:table-cell office:value-type="float" office:value="0.00550147" calcext:value-type="float">
            <text:p>0.00550147</text:p>
          </table:table-cell>
          <table:table-cell/>
          <table:table-cell office:value-type="float" office:value="-0.004700153" calcext:value-type="float">
            <text:p>-0.004700153</text:p>
          </table:table-cell>
          <table:table-cell office:value-type="float" office:value="-0.00500553" calcext:value-type="float">
            <text:p>-0.00500553</text:p>
          </table:table-cell>
          <table:table-cell office:value-type="float" office:value="-0.004394363" calcext:value-type="float">
            <text:p>-0.004394363</text:p>
          </table:table-cell>
          <table:table-cell/>
          <table:table-cell office:value-type="float" office:value="25.807583055" calcext:value-type="float">
            <text:p>25.807583055</text:p>
          </table:table-cell>
          <table:table-cell office:value-type="float" office:value="25.8000516" calcext:value-type="float">
            <text:p>25.8000516</text:p>
          </table:table-cell>
          <table:table-cell office:value-type="float" office:value="25.815124667" calcext:value-type="float">
            <text:p>25.815124667</text:p>
          </table:table-cell>
          <table:table-cell/>
          <table:table-cell office:value-type="float" office:value="-0.119150164" calcext:value-type="float">
            <text:p>-0.119150164</text:p>
          </table:table-cell>
          <table:table-cell office:value-type="float" office:value="-0.12689213" calcext:value-type="float">
            <text:p>-0.12689213</text:p>
          </table:table-cell>
          <table:table-cell office:value-type="float" office:value="-0.111397776" calcext:value-type="float">
            <text:p>-0.11139777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1-12 10:47:14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7623871" calcext:value-type="float">
            <text:p>0.627623871</text:p>
          </table:table-cell>
          <table:table-cell office:value-type="float" office:value="0.643942433" calcext:value-type="float">
            <text:p>0.643942433</text:p>
          </table:table-cell>
          <table:table-cell office:value-type="float" office:value="0.649705011" calcext:value-type="float">
            <text:p>0.649705011</text:p>
          </table:table-cell>
          <table:table-cell/>
          <table:table-cell office:value-type="float" office:value="0.005127646" calcext:value-type="float">
            <text:p>0.005127646</text:p>
          </table:table-cell>
          <table:table-cell office:value-type="float" office:value="0.005260968" calcext:value-type="float">
            <text:p>0.005260968</text:p>
          </table:table-cell>
          <table:table-cell office:value-type="float" office:value="0.005308047" calcext:value-type="float">
            <text:p>0.005308047</text:p>
          </table:table-cell>
          <table:table-cell/>
          <table:table-cell office:value-type="float" office:value="-0.004768187" calcext:value-type="float">
            <text:p>-0.004768187</text:p>
          </table:table-cell>
          <table:table-cell office:value-type="float" office:value="-0.004634866" calcext:value-type="float">
            <text:p>-0.004634866</text:p>
          </table:table-cell>
          <table:table-cell office:value-type="float" office:value="-0.004587786" calcext:value-type="float">
            <text:p>-0.004587786</text:p>
          </table:table-cell>
          <table:table-cell/>
          <table:table-cell office:value-type="float" office:value="25.795795974" calcext:value-type="float">
            <text:p>25.795795974</text:p>
          </table:table-cell>
          <table:table-cell office:value-type="float" office:value="25.799084083" calcext:value-type="float">
            <text:p>25.799084083</text:p>
          </table:table-cell>
          <table:table-cell office:value-type="float" office:value="25.800245211" calcext:value-type="float">
            <text:p>25.800245211</text:p>
          </table:table-cell>
          <table:table-cell/>
          <table:table-cell office:value-type="float" office:value="-0.12087497" calcext:value-type="float">
            <text:p>-0.12087497</text:p>
          </table:table-cell>
          <table:table-cell office:value-type="float" office:value="-0.11749499" calcext:value-type="float">
            <text:p>-0.11749499</text:p>
          </table:table-cell>
          <table:table-cell office:value-type="float" office:value="-0.11630142" calcext:value-type="float">
            <text:p>-0.1163014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1-12 10:47:15</text:p>
          </table:table-cell>
          <table:table-cell office:value-type="float" office:value="25.90833" calcext:value-type="float">
            <text:p>25.90833</text:p>
          </table:table-cell>
          <table:table-cell office:value-type="float" office:value="0.647863823" calcext:value-type="float">
            <text:p>0.647863823</text:p>
          </table:table-cell>
          <table:table-cell office:value-type="float" office:value="0.600821447" calcext:value-type="float">
            <text:p>0.600821447</text:p>
          </table:table-cell>
          <table:table-cell office:value-type="float" office:value="0.65085538" calcext:value-type="float">
            <text:p>0.65085538</text:p>
          </table:table-cell>
          <table:table-cell/>
          <table:table-cell office:value-type="float" office:value="0.005293005" calcext:value-type="float">
            <text:p>0.005293005</text:p>
          </table:table-cell>
          <table:table-cell office:value-type="float" office:value="0.004908672" calcext:value-type="float">
            <text:p>0.004908672</text:p>
          </table:table-cell>
          <table:table-cell office:value-type="float" office:value="0.005317446" calcext:value-type="float">
            <text:p>0.005317446</text:p>
          </table:table-cell>
          <table:table-cell/>
          <table:table-cell office:value-type="float" office:value="-0.004602828" calcext:value-type="float">
            <text:p>-0.004602828</text:p>
          </table:table-cell>
          <table:table-cell office:value-type="float" office:value="-0.004987161" calcext:value-type="float">
            <text:p>-0.004987161</text:p>
          </table:table-cell>
          <table:table-cell office:value-type="float" office:value="-0.004578387" calcext:value-type="float">
            <text:p>-0.004578387</text:p>
          </table:table-cell>
          <table:table-cell/>
          <table:table-cell office:value-type="float" office:value="25.794819655" calcext:value-type="float">
            <text:p>25.794819655</text:p>
          </table:table-cell>
          <table:table-cell office:value-type="float" office:value="25.785340787" calcext:value-type="float">
            <text:p>25.785340787</text:p>
          </table:table-cell>
          <table:table-cell office:value-type="float" office:value="25.79542244" calcext:value-type="float">
            <text:p>25.79542244</text:p>
          </table:table-cell>
          <table:table-cell/>
          <table:table-cell office:value-type="float" office:value="-0.116682774" calcext:value-type="float">
            <text:p>-0.116682774</text:p>
          </table:table-cell>
          <table:table-cell office:value-type="float" office:value="-0.126426449" calcext:value-type="float">
            <text:p>-0.126426449</text:p>
          </table:table-cell>
          <table:table-cell office:value-type="float" office:value="-0.11606315" calcext:value-type="float">
            <text:p>-0.1160631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1-12 10:47:16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60958369" calcext:value-type="float">
            <text:p>0.660958369</text:p>
          </table:table-cell>
          <table:table-cell office:value-type="float" office:value="0.634603576" calcext:value-type="float">
            <text:p>0.634603576</text:p>
          </table:table-cell>
          <table:table-cell office:value-type="float" office:value="0.610868408" calcext:value-type="float">
            <text:p>0.610868408</text:p>
          </table:table-cell>
          <table:table-cell/>
          <table:table-cell office:value-type="float" office:value="0.005399987" calcext:value-type="float">
            <text:p>0.005399987</text:p>
          </table:table-cell>
          <table:table-cell office:value-type="float" office:value="0.00518467" calcext:value-type="float">
            <text:p>0.00518467</text:p>
          </table:table-cell>
          <table:table-cell office:value-type="float" office:value="0.004990755" calcext:value-type="float">
            <text:p>0.004990755</text:p>
          </table:table-cell>
          <table:table-cell/>
          <table:table-cell office:value-type="float" office:value="-0.004495847" calcext:value-type="float">
            <text:p>-0.004495847</text:p>
          </table:table-cell>
          <table:table-cell office:value-type="float" office:value="-0.004711164" calcext:value-type="float">
            <text:p>-0.004711164</text:p>
          </table:table-cell>
          <table:table-cell office:value-type="float" office:value="-0.004905078" calcext:value-type="float">
            <text:p>-0.004905078</text:p>
          </table:table-cell>
          <table:table-cell/>
          <table:table-cell office:value-type="float" office:value="25.807567255" calcext:value-type="float">
            <text:p>25.807567255</text:p>
          </table:table-cell>
          <table:table-cell office:value-type="float" office:value="25.80225693" calcext:value-type="float">
            <text:p>25.80225693</text:p>
          </table:table-cell>
          <table:table-cell office:value-type="float" office:value="25.797474422" calcext:value-type="float">
            <text:p>25.797474422</text:p>
          </table:table-cell>
          <table:table-cell/>
          <table:table-cell office:value-type="float" office:value="-0.11397058" calcext:value-type="float">
            <text:p>-0.11397058</text:p>
          </table:table-cell>
          <table:table-cell office:value-type="float" office:value="-0.119429298" calcext:value-type="float">
            <text:p>-0.119429298</text:p>
          </table:table-cell>
          <table:table-cell office:value-type="float" office:value="-0.124345458" calcext:value-type="float">
            <text:p>-0.12434545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1-12 10:47:18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44101577" calcext:value-type="float">
            <text:p>0.644101577</text:p>
          </table:table-cell>
          <table:table-cell office:value-type="float" office:value="0.6009341" calcext:value-type="float">
            <text:p>0.6009341</text:p>
          </table:table-cell>
          <table:table-cell office:value-type="float" office:value="0.65682121" calcext:value-type="float">
            <text:p>0.65682121</text:p>
          </table:table-cell>
          <table:table-cell/>
          <table:table-cell office:value-type="float" office:value="0.005262268" calcext:value-type="float">
            <text:p>0.005262268</text:p>
          </table:table-cell>
          <table:table-cell office:value-type="float" office:value="0.004909592" calcext:value-type="float">
            <text:p>0.004909592</text:p>
          </table:table-cell>
          <table:table-cell office:value-type="float" office:value="0.005366186" calcext:value-type="float">
            <text:p>0.005366186</text:p>
          </table:table-cell>
          <table:table-cell/>
          <table:table-cell office:value-type="float" office:value="-0.004633566" calcext:value-type="float">
            <text:p>-0.004633566</text:p>
          </table:table-cell>
          <table:table-cell office:value-type="float" office:value="-0.004986241" calcext:value-type="float">
            <text:p>-0.004986241</text:p>
          </table:table-cell>
          <table:table-cell office:value-type="float" office:value="-0.004529647" calcext:value-type="float">
            <text:p>-0.004529647</text:p>
          </table:table-cell>
          <table:table-cell/>
          <table:table-cell office:value-type="float" office:value="25.804170721" calcext:value-type="float">
            <text:p>25.804170721</text:p>
          </table:table-cell>
          <table:table-cell office:value-type="float" office:value="25.795472707" calcext:value-type="float">
            <text:p>25.795472707</text:p>
          </table:table-cell>
          <table:table-cell office:value-type="float" office:value="25.806733645" calcext:value-type="float">
            <text:p>25.806733645</text:p>
          </table:table-cell>
          <table:table-cell/>
          <table:table-cell office:value-type="float" office:value="-0.117462027" calcext:value-type="float">
            <text:p>-0.117462027</text:p>
          </table:table-cell>
          <table:table-cell office:value-type="float" office:value="-0.126403116" calcext:value-type="float">
            <text:p>-0.126403116</text:p>
          </table:table-cell>
          <table:table-cell office:value-type="float" office:value="-0.114827484" calcext:value-type="float">
            <text:p>-0.11482748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1-12 10:47:19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43374401" calcext:value-type="float">
            <text:p>0.643374401</text:p>
          </table:table-cell>
          <table:table-cell office:value-type="float" office:value="0.654856045" calcext:value-type="float">
            <text:p>0.654856045</text:p>
          </table:table-cell>
          <table:table-cell office:value-type="float" office:value="0.613858773" calcext:value-type="float">
            <text:p>0.613858773</text:p>
          </table:table-cell>
          <table:table-cell/>
          <table:table-cell office:value-type="float" office:value="0.005256327" calcext:value-type="float">
            <text:p>0.005256327</text:p>
          </table:table-cell>
          <table:table-cell office:value-type="float" office:value="0.005350131" calcext:value-type="float">
            <text:p>0.005350131</text:p>
          </table:table-cell>
          <table:table-cell office:value-type="float" office:value="0.005015186" calcext:value-type="float">
            <text:p>0.005015186</text:p>
          </table:table-cell>
          <table:table-cell/>
          <table:table-cell office:value-type="float" office:value="-0.004639507" calcext:value-type="float">
            <text:p>-0.004639507</text:p>
          </table:table-cell>
          <table:table-cell office:value-type="float" office:value="-0.004545702" calcext:value-type="float">
            <text:p>-0.004545702</text:p>
          </table:table-cell>
          <table:table-cell office:value-type="float" office:value="-0.004880647" calcext:value-type="float">
            <text:p>-0.004880647</text:p>
          </table:table-cell>
          <table:table-cell/>
          <table:table-cell office:value-type="float" office:value="25.798969627" calcext:value-type="float">
            <text:p>25.798969627</text:p>
          </table:table-cell>
          <table:table-cell office:value-type="float" office:value="25.801283116" calcext:value-type="float">
            <text:p>25.801283116</text:p>
          </table:table-cell>
          <table:table-cell office:value-type="float" office:value="25.793022367" calcext:value-type="float">
            <text:p>25.793022367</text:p>
          </table:table-cell>
          <table:table-cell/>
          <table:table-cell office:value-type="float" office:value="-0.117612643" calcext:value-type="float">
            <text:p>-0.117612643</text:p>
          </table:table-cell>
          <table:table-cell office:value-type="float" office:value="-0.115234517" calcext:value-type="float">
            <text:p>-0.115234517</text:p>
          </table:table-cell>
          <table:table-cell office:value-type="float" office:value="-0.123726075" calcext:value-type="float">
            <text:p>-0.12372607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1-12 10:47:20</text:p>
          </table:table-cell>
          <table:table-cell office:value-type="float" office:value="25.90833" calcext:value-type="float">
            <text:p>25.90833</text:p>
          </table:table-cell>
          <table:table-cell office:value-type="float" office:value="0.676823339" calcext:value-type="float">
            <text:p>0.676823339</text:p>
          </table:table-cell>
          <table:table-cell office:value-type="float" office:value="0.618299916" calcext:value-type="float">
            <text:p>0.618299916</text:p>
          </table:table-cell>
          <table:table-cell office:value-type="float" office:value="0.606088711" calcext:value-type="float">
            <text:p>0.606088711</text:p>
          </table:table-cell>
          <table:table-cell/>
          <table:table-cell office:value-type="float" office:value="0.005529602" calcext:value-type="float">
            <text:p>0.005529602</text:p>
          </table:table-cell>
          <table:table-cell office:value-type="float" office:value="0.00505147" calcext:value-type="float">
            <text:p>0.00505147</text:p>
          </table:table-cell>
          <table:table-cell office:value-type="float" office:value="0.004951705" calcext:value-type="float">
            <text:p>0.004951705</text:p>
          </table:table-cell>
          <table:table-cell/>
          <table:table-cell office:value-type="float" office:value="-0.004366231" calcext:value-type="float">
            <text:p>-0.004366231</text:p>
          </table:table-cell>
          <table:table-cell office:value-type="float" office:value="-0.004844363" calcext:value-type="float">
            <text:p>-0.004844363</text:p>
          </table:table-cell>
          <table:table-cell office:value-type="float" office:value="-0.004944128" calcext:value-type="float">
            <text:p>-0.004944128</text:p>
          </table:table-cell>
          <table:table-cell/>
          <table:table-cell office:value-type="float" office:value="25.800654852" calcext:value-type="float">
            <text:p>25.800654852</text:p>
          </table:table-cell>
          <table:table-cell office:value-type="float" office:value="25.788862644" calcext:value-type="float">
            <text:p>25.788862644</text:p>
          </table:table-cell>
          <table:table-cell office:value-type="float" office:value="25.786402126" calcext:value-type="float">
            <text:p>25.786402126</text:p>
          </table:table-cell>
          <table:table-cell/>
          <table:table-cell office:value-type="float" office:value="-0.110684577" calcext:value-type="float">
            <text:p>-0.110684577</text:p>
          </table:table-cell>
          <table:table-cell office:value-type="float" office:value="-0.1228062" calcext:value-type="float">
            <text:p>-0.1228062</text:p>
          </table:table-cell>
          <table:table-cell office:value-type="float" office:value="-0.125335459" calcext:value-type="float">
            <text:p>-0.12533545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1-12 10:47:21</text:p>
          </table:table-cell>
          <table:table-cell office:value-type="float" office:value="25.9336" calcext:value-type="float">
            <text:p>25.9336</text:p>
          </table:table-cell>
          <table:table-cell office:value-type="float" office:value="0.692463004" calcext:value-type="float">
            <text:p>0.692463004</text:p>
          </table:table-cell>
          <table:table-cell office:value-type="float" office:value="0.605639888" calcext:value-type="float">
            <text:p>0.605639888</text:p>
          </table:table-cell>
          <table:table-cell office:value-type="float" office:value="0.598684025" calcext:value-type="float">
            <text:p>0.598684025</text:p>
          </table:table-cell>
          <table:table-cell/>
          <table:table-cell office:value-type="float" office:value="0.005657377" calcext:value-type="float">
            <text:p>0.005657377</text:p>
          </table:table-cell>
          <table:table-cell office:value-type="float" office:value="0.004948038" calcext:value-type="float">
            <text:p>0.004948038</text:p>
          </table:table-cell>
          <table:table-cell office:value-type="float" office:value="0.004891209" calcext:value-type="float">
            <text:p>0.004891209</text:p>
          </table:table-cell>
          <table:table-cell/>
          <table:table-cell office:value-type="float" office:value="-0.004238456" calcext:value-type="float">
            <text:p>-0.004238456</text:p>
          </table:table-cell>
          <table:table-cell office:value-type="float" office:value="-0.004947795" calcext:value-type="float">
            <text:p>-0.004947795</text:p>
          </table:table-cell>
          <table:table-cell office:value-type="float" office:value="-0.005004624" calcext:value-type="float">
            <text:p>-0.005004624</text:p>
          </table:table-cell>
          <table:table-cell/>
          <table:table-cell office:value-type="float" office:value="25.829078791" calcext:value-type="float">
            <text:p>25.829078791</text:p>
          </table:table-cell>
          <table:table-cell office:value-type="float" office:value="25.811584719" calcext:value-type="float">
            <text:p>25.811584719</text:p>
          </table:table-cell>
          <table:table-cell office:value-type="float" office:value="25.810183164" calcext:value-type="float">
            <text:p>25.810183164</text:p>
          </table:table-cell>
          <table:table-cell/>
          <table:table-cell office:value-type="float" office:value="-0.107445253" calcext:value-type="float">
            <text:p>-0.107445253</text:p>
          </table:table-cell>
          <table:table-cell office:value-type="float" office:value="-0.125428422" calcext:value-type="float">
            <text:p>-0.125428422</text:p>
          </table:table-cell>
          <table:table-cell office:value-type="float" office:value="-0.126869167" calcext:value-type="float">
            <text:p>-0.12686916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1-12 10:47:23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87932454" calcext:value-type="float">
            <text:p>0.687932454</text:p>
          </table:table-cell>
          <table:table-cell office:value-type="float" office:value="0.605111194" calcext:value-type="float">
            <text:p>0.605111194</text:p>
          </table:table-cell>
          <table:table-cell office:value-type="float" office:value="0.609604789" calcext:value-type="float">
            <text:p>0.609604789</text:p>
          </table:table-cell>
          <table:table-cell/>
          <table:table-cell office:value-type="float" office:value="0.005620363" calcext:value-type="float">
            <text:p>0.005620363</text:p>
          </table:table-cell>
          <table:table-cell office:value-type="float" office:value="0.004943719" calcext:value-type="float">
            <text:p>0.004943719</text:p>
          </table:table-cell>
          <table:table-cell office:value-type="float" office:value="0.004980431" calcext:value-type="float">
            <text:p>0.004980431</text:p>
          </table:table-cell>
          <table:table-cell/>
          <table:table-cell office:value-type="float" office:value="-0.00427547" calcext:value-type="float">
            <text:p>-0.00427547</text:p>
          </table:table-cell>
          <table:table-cell office:value-type="float" office:value="-0.004952114" calcext:value-type="float">
            <text:p>-0.004952114</text:p>
          </table:table-cell>
          <table:table-cell office:value-type="float" office:value="-0.004915402" calcext:value-type="float">
            <text:p>-0.004915402</text:p>
          </table:table-cell>
          <table:table-cell/>
          <table:table-cell office:value-type="float" office:value="25.807947806" calcext:value-type="float">
            <text:p>25.807947806</text:p>
          </table:table-cell>
          <table:table-cell office:value-type="float" office:value="25.791259765" calcext:value-type="float">
            <text:p>25.791259765</text:p>
          </table:table-cell>
          <table:table-cell office:value-type="float" office:value="25.792165207" calcext:value-type="float">
            <text:p>25.792165207</text:p>
          </table:table-cell>
          <table:table-cell/>
          <table:table-cell office:value-type="float" office:value="-0.108383629" calcext:value-type="float">
            <text:p>-0.108383629</text:p>
          </table:table-cell>
          <table:table-cell office:value-type="float" office:value="-0.125537929" calcext:value-type="float">
            <text:p>-0.125537929</text:p>
          </table:table-cell>
          <table:table-cell office:value-type="float" office:value="-0.124607187" calcext:value-type="float">
            <text:p>-0.12460718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1-12 10:47:24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7934412" calcext:value-type="float">
            <text:p>0.627934412</text:p>
          </table:table-cell>
          <table:table-cell office:value-type="float" office:value="0.642148929" calcext:value-type="float">
            <text:p>0.642148929</text:p>
          </table:table-cell>
          <table:table-cell office:value-type="float" office:value="0.650736767" calcext:value-type="float">
            <text:p>0.650736767</text:p>
          </table:table-cell>
          <table:table-cell/>
          <table:table-cell office:value-type="float" office:value="0.005130183" calcext:value-type="float">
            <text:p>0.005130183</text:p>
          </table:table-cell>
          <table:table-cell office:value-type="float" office:value="0.005246315" calcext:value-type="float">
            <text:p>0.005246315</text:p>
          </table:table-cell>
          <table:table-cell office:value-type="float" office:value="0.005316477" calcext:value-type="float">
            <text:p>0.005316477</text:p>
          </table:table-cell>
          <table:table-cell/>
          <table:table-cell office:value-type="float" office:value="-0.00476565" calcext:value-type="float">
            <text:p>-0.00476565</text:p>
          </table:table-cell>
          <table:table-cell office:value-type="float" office:value="-0.004649519" calcext:value-type="float">
            <text:p>-0.004649519</text:p>
          </table:table-cell>
          <table:table-cell office:value-type="float" office:value="-0.004579356" calcext:value-type="float">
            <text:p>-0.004579356</text:p>
          </table:table-cell>
          <table:table-cell/>
          <table:table-cell office:value-type="float" office:value="25.795858546" calcext:value-type="float">
            <text:p>25.795858546</text:p>
          </table:table-cell>
          <table:table-cell office:value-type="float" office:value="25.798722701" calcext:value-type="float">
            <text:p>25.798722701</text:p>
          </table:table-cell>
          <table:table-cell office:value-type="float" office:value="25.800453105" calcext:value-type="float">
            <text:p>25.800453105</text:p>
          </table:table-cell>
          <table:table-cell/>
          <table:table-cell office:value-type="float" office:value="-0.120810649" calcext:value-type="float">
            <text:p>-0.120810649</text:p>
          </table:table-cell>
          <table:table-cell office:value-type="float" office:value="-0.117866468" calcext:value-type="float">
            <text:p>-0.117866468</text:p>
          </table:table-cell>
          <table:table-cell office:value-type="float" office:value="-0.116087718" calcext:value-type="float">
            <text:p>-0.11608771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1-12 10:47:25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22062757" calcext:value-type="float">
            <text:p>0.622062757</text:p>
          </table:table-cell>
          <table:table-cell office:value-type="float" office:value="0.672951421" calcext:value-type="float">
            <text:p>0.672951421</text:p>
          </table:table-cell>
          <table:table-cell office:value-type="float" office:value="0.617916658" calcext:value-type="float">
            <text:p>0.617916658</text:p>
          </table:table-cell>
          <table:table-cell/>
          <table:table-cell office:value-type="float" office:value="0.005082212" calcext:value-type="float">
            <text:p>0.005082212</text:p>
          </table:table-cell>
          <table:table-cell office:value-type="float" office:value="0.005497969" calcext:value-type="float">
            <text:p>0.005497969</text:p>
          </table:table-cell>
          <table:table-cell office:value-type="float" office:value="0.005048339" calcext:value-type="float">
            <text:p>0.005048339</text:p>
          </table:table-cell>
          <table:table-cell/>
          <table:table-cell office:value-type="float" office:value="-0.004813621" calcext:value-type="float">
            <text:p>-0.004813621</text:p>
          </table:table-cell>
          <table:table-cell office:value-type="float" office:value="-0.004397864" calcext:value-type="float">
            <text:p>-0.004397864</text:p>
          </table:table-cell>
          <table:table-cell office:value-type="float" office:value="-0.004847495" calcext:value-type="float">
            <text:p>-0.004847495</text:p>
          </table:table-cell>
          <table:table-cell/>
          <table:table-cell office:value-type="float" office:value="25.799730025" calcext:value-type="float">
            <text:p>25.799730025</text:p>
          </table:table-cell>
          <table:table-cell office:value-type="float" office:value="25.809983771" calcext:value-type="float">
            <text:p>25.809983771</text:p>
          </table:table-cell>
          <table:table-cell office:value-type="float" office:value="25.798894608" calcext:value-type="float">
            <text:p>25.798894608</text:p>
          </table:table-cell>
          <table:table-cell/>
          <table:table-cell office:value-type="float" office:value="-0.122026818" calcext:value-type="float">
            <text:p>-0.122026818</text:p>
          </table:table-cell>
          <table:table-cell office:value-type="float" office:value="-0.11148654" calcext:value-type="float">
            <text:p>-0.11148654</text:p>
          </table:table-cell>
          <table:table-cell office:value-type="float" office:value="-0.122885582" calcext:value-type="float">
            <text:p>-0.12288558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1-12 10:47:26</text:p>
          </table:table-cell>
          <table:table-cell office:value-type="float" office:value="25.91339" calcext:value-type="float">
            <text:p>25.91339</text:p>
          </table:table-cell>
          <table:table-cell office:value-type="float" office:value="0.629501418" calcext:value-type="float">
            <text:p>0.629501418</text:p>
          </table:table-cell>
          <table:table-cell office:value-type="float" office:value="0.669086655" calcext:value-type="float">
            <text:p>0.669086655</text:p>
          </table:table-cell>
          <table:table-cell office:value-type="float" office:value="0.616042091" calcext:value-type="float">
            <text:p>0.616042091</text:p>
          </table:table-cell>
          <table:table-cell/>
          <table:table-cell office:value-type="float" office:value="0.005142985" calcext:value-type="float">
            <text:p>0.005142985</text:p>
          </table:table-cell>
          <table:table-cell office:value-type="float" office:value="0.005466394" calcext:value-type="float">
            <text:p>0.005466394</text:p>
          </table:table-cell>
          <table:table-cell office:value-type="float" office:value="0.005033024" calcext:value-type="float">
            <text:p>0.005033024</text:p>
          </table:table-cell>
          <table:table-cell/>
          <table:table-cell office:value-type="float" office:value="-0.004752848" calcext:value-type="float">
            <text:p>-0.004752848</text:p>
          </table:table-cell>
          <table:table-cell office:value-type="float" office:value="-0.004429439" calcext:value-type="float">
            <text:p>-0.004429439</text:p>
          </table:table-cell>
          <table:table-cell office:value-type="float" office:value="-0.00486281" calcext:value-type="float">
            <text:p>-0.00486281</text:p>
          </table:table-cell>
          <table:table-cell/>
          <table:table-cell office:value-type="float" office:value="25.79617429" calcext:value-type="float">
            <text:p>25.79617429</text:p>
          </table:table-cell>
          <table:table-cell office:value-type="float" office:value="25.8041505" calcext:value-type="float">
            <text:p>25.8041505</text:p>
          </table:table-cell>
          <table:table-cell office:value-type="float" office:value="25.793462297" calcext:value-type="float">
            <text:p>25.793462297</text:p>
          </table:table-cell>
          <table:table-cell/>
          <table:table-cell office:value-type="float" office:value="-0.120486083" calcext:value-type="float">
            <text:p>-0.120486083</text:p>
          </table:table-cell>
          <table:table-cell office:value-type="float" office:value="-0.112287022" calcext:value-type="float">
            <text:p>-0.112287022</text:p>
          </table:table-cell>
          <table:table-cell office:value-type="float" office:value="-0.123273853" calcext:value-type="float">
            <text:p>-0.12327385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1-12 10:47:28</text:p>
          </table:table-cell>
          <table:table-cell office:value-type="float" office:value="25.92855" calcext:value-type="float">
            <text:p>25.92855</text:p>
          </table:table-cell>
          <table:table-cell office:value-type="float" office:value="0.639258699" calcext:value-type="float">
            <text:p>0.639258699</text:p>
          </table:table-cell>
          <table:table-cell office:value-type="float" office:value="0.600211096" calcext:value-type="float">
            <text:p>0.600211096</text:p>
          </table:table-cell>
          <table:table-cell office:value-type="float" office:value="0.662010987" calcext:value-type="float">
            <text:p>0.662010987</text:p>
          </table:table-cell>
          <table:table-cell/>
          <table:table-cell office:value-type="float" office:value="0.005222702" calcext:value-type="float">
            <text:p>0.005222702</text:p>
          </table:table-cell>
          <table:table-cell office:value-type="float" office:value="0.004903685" calcext:value-type="float">
            <text:p>0.004903685</text:p>
          </table:table-cell>
          <table:table-cell office:value-type="float" office:value="0.005408586" calcext:value-type="float">
            <text:p>0.005408586</text:p>
          </table:table-cell>
          <table:table-cell/>
          <table:table-cell office:value-type="float" office:value="-0.004673132" calcext:value-type="float">
            <text:p>-0.004673132</text:p>
          </table:table-cell>
          <table:table-cell office:value-type="float" office:value="-0.004992148" calcext:value-type="float">
            <text:p>-0.004992148</text:p>
          </table:table-cell>
          <table:table-cell office:value-type="float" office:value="-0.004487247" calcext:value-type="float">
            <text:p>-0.004487247</text:p>
          </table:table-cell>
          <table:table-cell/>
          <table:table-cell office:value-type="float" office:value="25.813304062" calcext:value-type="float">
            <text:p>25.813304062</text:p>
          </table:table-cell>
          <table:table-cell office:value-type="float" office:value="25.805436247" calcext:value-type="float">
            <text:p>25.805436247</text:p>
          </table:table-cell>
          <table:table-cell office:value-type="float" office:value="25.817888461" calcext:value-type="float">
            <text:p>25.817888461</text:p>
          </table:table-cell>
          <table:table-cell/>
          <table:table-cell office:value-type="float" office:value="-0.118465106" calcext:value-type="float">
            <text:p>-0.118465106</text:p>
          </table:table-cell>
          <table:table-cell office:value-type="float" office:value="-0.126552869" calcext:value-type="float">
            <text:p>-0.126552869</text:p>
          </table:table-cell>
          <table:table-cell office:value-type="float" office:value="-0.113752558" calcext:value-type="float">
            <text:p>-0.11375255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1-12 10:47:29</text:p>
          </table:table-cell>
          <table:table-cell office:value-type="float" office:value="25.93866" calcext:value-type="float">
            <text:p>25.93866</text:p>
          </table:table-cell>
          <table:table-cell office:value-type="float" office:value="0.629921631" calcext:value-type="float">
            <text:p>0.629921631</text:p>
          </table:table-cell>
          <table:table-cell office:value-type="float" office:value="0.633735136" calcext:value-type="float">
            <text:p>0.633735136</text:p>
          </table:table-cell>
          <table:table-cell office:value-type="float" office:value="0.659141619" calcext:value-type="float">
            <text:p>0.659141619</text:p>
          </table:table-cell>
          <table:table-cell/>
          <table:table-cell office:value-type="float" office:value="0.005146419" calcext:value-type="float">
            <text:p>0.005146419</text:p>
          </table:table-cell>
          <table:table-cell office:value-type="float" office:value="0.005177575" calcext:value-type="float">
            <text:p>0.005177575</text:p>
          </table:table-cell>
          <table:table-cell office:value-type="float" office:value="0.005385144" calcext:value-type="float">
            <text:p>0.005385144</text:p>
          </table:table-cell>
          <table:table-cell/>
          <table:table-cell office:value-type="float" office:value="-0.004749415" calcext:value-type="float">
            <text:p>-0.004749415</text:p>
          </table:table-cell>
          <table:table-cell office:value-type="float" office:value="-0.004718259" calcext:value-type="float">
            <text:p>-0.004718259</text:p>
          </table:table-cell>
          <table:table-cell office:value-type="float" office:value="-0.004510689" calcext:value-type="float">
            <text:p>-0.004510689</text:p>
          </table:table-cell>
          <table:table-cell/>
          <table:table-cell office:value-type="float" office:value="25.821531883" calcext:value-type="float">
            <text:p>25.821531883</text:p>
          </table:table-cell>
          <table:table-cell office:value-type="float" office:value="25.822300269" calcext:value-type="float">
            <text:p>25.822300269</text:p>
          </table:table-cell>
          <table:table-cell office:value-type="float" office:value="25.827419425" calcext:value-type="float">
            <text:p>25.827419425</text:p>
          </table:table-cell>
          <table:table-cell/>
          <table:table-cell office:value-type="float" office:value="-0.120399046" calcext:value-type="float">
            <text:p>-0.120399046</text:p>
          </table:table-cell>
          <table:table-cell office:value-type="float" office:value="-0.119609173" calcext:value-type="float">
            <text:p>-0.119609173</text:p>
          </table:table-cell>
          <table:table-cell office:value-type="float" office:value="-0.114346872" calcext:value-type="float">
            <text:p>-0.11434687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1-12 10:47:30</text:p>
          </table:table-cell>
          <table:table-cell office:value-type="float" office:value="25.9336" calcext:value-type="float">
            <text:p>25.9336</text:p>
          </table:table-cell>
          <table:table-cell office:value-type="float" office:value="0.622094348" calcext:value-type="float">
            <text:p>0.622094348</text:p>
          </table:table-cell>
          <table:table-cell office:value-type="float" office:value="0.672519883" calcext:value-type="float">
            <text:p>0.672519883</text:p>
          </table:table-cell>
          <table:table-cell office:value-type="float" office:value="0.6175334" calcext:value-type="float">
            <text:p>0.6175334</text:p>
          </table:table-cell>
          <table:table-cell/>
          <table:table-cell office:value-type="float" office:value="0.00508247" calcext:value-type="float">
            <text:p>0.00508247</text:p>
          </table:table-cell>
          <table:table-cell office:value-type="float" office:value="0.005494443" calcext:value-type="float">
            <text:p>0.005494443</text:p>
          </table:table-cell>
          <table:table-cell office:value-type="float" office:value="0.005045208" calcext:value-type="float">
            <text:p>0.005045208</text:p>
          </table:table-cell>
          <table:table-cell/>
          <table:table-cell office:value-type="float" office:value="-0.004813363" calcext:value-type="float">
            <text:p>-0.004813363</text:p>
          </table:table-cell>
          <table:table-cell office:value-type="float" office:value="-0.00440139" calcext:value-type="float">
            <text:p>-0.00440139</text:p>
          </table:table-cell>
          <table:table-cell office:value-type="float" office:value="-0.004850626" calcext:value-type="float">
            <text:p>-0.004850626</text:p>
          </table:table-cell>
          <table:table-cell/>
          <table:table-cell office:value-type="float" office:value="25.814900165" calcext:value-type="float">
            <text:p>25.814900165</text:p>
          </table:table-cell>
          <table:table-cell office:value-type="float" office:value="25.825060457" calcext:value-type="float">
            <text:p>25.825060457</text:p>
          </table:table-cell>
          <table:table-cell office:value-type="float" office:value="25.813981171" calcext:value-type="float">
            <text:p>25.813981171</text:p>
          </table:table-cell>
          <table:table-cell/>
          <table:table-cell office:value-type="float" office:value="-0.122020275" calcext:value-type="float">
            <text:p>-0.122020275</text:p>
          </table:table-cell>
          <table:table-cell office:value-type="float" office:value="-0.111575921" calcext:value-type="float">
            <text:p>-0.111575921</text:p>
          </table:table-cell>
          <table:table-cell office:value-type="float" office:value="-0.122964965" calcext:value-type="float">
            <text:p>-0.12296496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1-12 10:47:31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98469364" calcext:value-type="float">
            <text:p>0.698469364</text:p>
          </table:table-cell>
          <table:table-cell office:value-type="float" office:value="0.60559876" calcext:value-type="float">
            <text:p>0.60559876</text:p>
          </table:table-cell>
          <table:table-cell office:value-type="float" office:value="0.59828527" calcext:value-type="float">
            <text:p>0.59828527</text:p>
          </table:table-cell>
          <table:table-cell/>
          <table:table-cell office:value-type="float" office:value="0.005706449" calcext:value-type="float">
            <text:p>0.005706449</text:p>
          </table:table-cell>
          <table:table-cell office:value-type="float" office:value="0.004947702" calcext:value-type="float">
            <text:p>0.004947702</text:p>
          </table:table-cell>
          <table:table-cell office:value-type="float" office:value="0.004887952" calcext:value-type="float">
            <text:p>0.004887952</text:p>
          </table:table-cell>
          <table:table-cell/>
          <table:table-cell office:value-type="float" office:value="-0.004189384" calcext:value-type="float">
            <text:p>-0.004189384</text:p>
          </table:table-cell>
          <table:table-cell office:value-type="float" office:value="-0.004948131" calcext:value-type="float">
            <text:p>-0.004948131</text:p>
          </table:table-cell>
          <table:table-cell office:value-type="float" office:value="-0.005007882" calcext:value-type="float">
            <text:p>-0.005007882</text:p>
          </table:table-cell>
          <table:table-cell/>
          <table:table-cell office:value-type="float" office:value="25.815125441" calcext:value-type="float">
            <text:p>25.815125441</text:p>
          </table:table-cell>
          <table:table-cell office:value-type="float" office:value="25.796412614" calcext:value-type="float">
            <text:p>25.796412614</text:p>
          </table:table-cell>
          <table:table-cell office:value-type="float" office:value="25.794938979" calcext:value-type="float">
            <text:p>25.794938979</text:p>
          </table:table-cell>
          <table:table-cell/>
          <table:table-cell office:value-type="float" office:value="-0.106201204" calcext:value-type="float">
            <text:p>-0.106201204</text:p>
          </table:table-cell>
          <table:table-cell office:value-type="float" office:value="-0.125436941" calcext:value-type="float">
            <text:p>-0.125436941</text:p>
          </table:table-cell>
          <table:table-cell office:value-type="float" office:value="-0.12695176" calcext:value-type="float">
            <text:p>-0.1269517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1-12 10:47:33</text:p>
          </table:table-cell>
          <table:table-cell office:value-type="float" office:value="25.9336" calcext:value-type="float">
            <text:p>25.9336</text:p>
          </table:table-cell>
          <table:table-cell office:value-type="float" office:value="0.683935962" calcext:value-type="float">
            <text:p>0.683935962</text:p>
          </table:table-cell>
          <table:table-cell office:value-type="float" office:value="0.605549288" calcext:value-type="float">
            <text:p>0.605549288</text:p>
          </table:table-cell>
          <table:table-cell office:value-type="float" office:value="0.615416839" calcext:value-type="float">
            <text:p>0.615416839</text:p>
          </table:table-cell>
          <table:table-cell/>
          <table:table-cell office:value-type="float" office:value="0.005587712" calcext:value-type="float">
            <text:p>0.005587712</text:p>
          </table:table-cell>
          <table:table-cell office:value-type="float" office:value="0.004947298" calcext:value-type="float">
            <text:p>0.004947298</text:p>
          </table:table-cell>
          <table:table-cell office:value-type="float" office:value="0.005027915" calcext:value-type="float">
            <text:p>0.005027915</text:p>
          </table:table-cell>
          <table:table-cell/>
          <table:table-cell office:value-type="float" office:value="-0.004308121" calcext:value-type="float">
            <text:p>-0.004308121</text:p>
          </table:table-cell>
          <table:table-cell office:value-type="float" office:value="-0.004948535" calcext:value-type="float">
            <text:p>-0.004948535</text:p>
          </table:table-cell>
          <table:table-cell office:value-type="float" office:value="-0.004867918" calcext:value-type="float">
            <text:p>-0.004867918</text:p>
          </table:table-cell>
          <table:table-cell/>
          <table:table-cell office:value-type="float" office:value="25.827360682" calcext:value-type="float">
            <text:p>25.827360682</text:p>
          </table:table-cell>
          <table:table-cell office:value-type="float" office:value="25.811566464" calcext:value-type="float">
            <text:p>25.811566464</text:p>
          </table:table-cell>
          <table:table-cell office:value-type="float" office:value="25.8135547" calcext:value-type="float">
            <text:p>25.8135547</text:p>
          </table:table-cell>
          <table:table-cell/>
          <table:table-cell office:value-type="float" office:value="-0.109211392" calcext:value-type="float">
            <text:p>-0.109211392</text:p>
          </table:table-cell>
          <table:table-cell office:value-type="float" office:value="-0.125447188" calcext:value-type="float">
            <text:p>-0.125447188</text:p>
          </table:table-cell>
          <table:table-cell office:value-type="float" office:value="-0.12340336" calcext:value-type="float">
            <text:p>-0.1234033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1-12 10:47:34</text:p>
          </table:table-cell>
          <table:table-cell office:value-type="float" office:value="25.92855" calcext:value-type="float">
            <text:p>25.92855</text:p>
          </table:table-cell>
          <table:table-cell office:value-type="float" office:value="0.620384886" calcext:value-type="float">
            <text:p>0.620384886</text:p>
          </table:table-cell>
          <table:table-cell office:value-type="float" office:value="0.671495875" calcext:value-type="float">
            <text:p>0.671495875</text:p>
          </table:table-cell>
          <table:table-cell office:value-type="float" office:value="0.61815448" calcext:value-type="float">
            <text:p>0.61815448</text:p>
          </table:table-cell>
          <table:table-cell/>
          <table:table-cell office:value-type="float" office:value="0.005068504" calcext:value-type="float">
            <text:p>0.005068504</text:p>
          </table:table-cell>
          <table:table-cell office:value-type="float" office:value="0.005486077" calcext:value-type="float">
            <text:p>0.005486077</text:p>
          </table:table-cell>
          <table:table-cell office:value-type="float" office:value="0.005050282" calcext:value-type="float">
            <text:p>0.005050282</text:p>
          </table:table-cell>
          <table:table-cell/>
          <table:table-cell office:value-type="float" office:value="-0.004827329" calcext:value-type="float">
            <text:p>-0.004827329</text:p>
          </table:table-cell>
          <table:table-cell office:value-type="float" office:value="-0.004409756" calcext:value-type="float">
            <text:p>-0.004409756</text:p>
          </table:table-cell>
          <table:table-cell office:value-type="float" office:value="-0.004845552" calcext:value-type="float">
            <text:p>-0.004845552</text:p>
          </table:table-cell>
          <table:table-cell/>
          <table:table-cell office:value-type="float" office:value="25.809501129" calcext:value-type="float">
            <text:p>25.809501129</text:p>
          </table:table-cell>
          <table:table-cell office:value-type="float" office:value="25.819799583" calcext:value-type="float">
            <text:p>25.819799583</text:p>
          </table:table-cell>
          <table:table-cell office:value-type="float" office:value="25.809051718" calcext:value-type="float">
            <text:p>25.809051718</text:p>
          </table:table-cell>
          <table:table-cell/>
          <table:table-cell office:value-type="float" office:value="-0.122374349" calcext:value-type="float">
            <text:p>-0.122374349</text:p>
          </table:table-cell>
          <table:table-cell office:value-type="float" office:value="-0.111788017" calcext:value-type="float">
            <text:p>-0.111788017</text:p>
          </table:table-cell>
          <table:table-cell office:value-type="float" office:value="-0.122836323" calcext:value-type="float">
            <text:p>-0.12283632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1-12 10:47:35</text:p>
          </table:table-cell>
          <table:table-cell office:value-type="float" office:value="25.93866" calcext:value-type="float">
            <text:p>25.93866</text:p>
          </table:table-cell>
          <table:table-cell office:value-type="float" office:value="0.695350849" calcext:value-type="float">
            <text:p>0.695350849</text:p>
          </table:table-cell>
          <table:table-cell office:value-type="float" office:value="0.604358984" calcext:value-type="float">
            <text:p>0.604358984</text:p>
          </table:table-cell>
          <table:table-cell office:value-type="float" office:value="0.597822141" calcext:value-type="float">
            <text:p>0.597822141</text:p>
          </table:table-cell>
          <table:table-cell/>
          <table:table-cell office:value-type="float" office:value="0.005680971" calcext:value-type="float">
            <text:p>0.005680971</text:p>
          </table:table-cell>
          <table:table-cell office:value-type="float" office:value="0.004937573" calcext:value-type="float">
            <text:p>0.004937573</text:p>
          </table:table-cell>
          <table:table-cell office:value-type="float" office:value="0.004884168" calcext:value-type="float">
            <text:p>0.004884168</text:p>
          </table:table-cell>
          <table:table-cell/>
          <table:table-cell office:value-type="float" office:value="-0.004214862" calcext:value-type="float">
            <text:p>-0.004214862</text:p>
          </table:table-cell>
          <table:table-cell office:value-type="float" office:value="-0.00495826" calcext:value-type="float">
            <text:p>-0.00495826</text:p>
          </table:table-cell>
          <table:table-cell office:value-type="float" office:value="-0.005011666" calcext:value-type="float">
            <text:p>-0.005011666</text:p>
          </table:table-cell>
          <table:table-cell/>
          <table:table-cell office:value-type="float" office:value="25.834715187" calcext:value-type="float">
            <text:p>25.834715187</text:p>
          </table:table-cell>
          <table:table-cell office:value-type="float" office:value="25.816381235" calcext:value-type="float">
            <text:p>25.816381235</text:p>
          </table:table-cell>
          <table:table-cell office:value-type="float" office:value="25.815064115" calcext:value-type="float">
            <text:p>25.815064115</text:p>
          </table:table-cell>
          <table:table-cell/>
          <table:table-cell office:value-type="float" office:value="-0.106847116" calcext:value-type="float">
            <text:p>-0.106847116</text:p>
          </table:table-cell>
          <table:table-cell office:value-type="float" office:value="-0.125693731" calcext:value-type="float">
            <text:p>-0.125693731</text:p>
          </table:table-cell>
          <table:table-cell office:value-type="float" office:value="-0.127047686" calcext:value-type="float">
            <text:p>-0.12704768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1-12 10:47:36</text:p>
          </table:table-cell>
          <table:table-cell office:value-type="float" office:value="25.93866" calcext:value-type="float">
            <text:p>25.93866</text:p>
          </table:table-cell>
          <table:table-cell office:value-type="float" office:value="0.620342567" calcext:value-type="float">
            <text:p>0.620342567</text:p>
          </table:table-cell>
          <table:table-cell office:value-type="float" office:value="0.66553839" calcext:value-type="float">
            <text:p>0.66553839</text:p>
          </table:table-cell>
          <table:table-cell office:value-type="float" office:value="0.622570589" calcext:value-type="float">
            <text:p>0.622570589</text:p>
          </table:table-cell>
          <table:table-cell/>
          <table:table-cell office:value-type="float" office:value="0.005068158" calcext:value-type="float">
            <text:p>0.005068158</text:p>
          </table:table-cell>
          <table:table-cell office:value-type="float" office:value="0.005437405" calcext:value-type="float">
            <text:p>0.005437405</text:p>
          </table:table-cell>
          <table:table-cell office:value-type="float" office:value="0.005086361" calcext:value-type="float">
            <text:p>0.005086361</text:p>
          </table:table-cell>
          <table:table-cell/>
          <table:table-cell office:value-type="float" office:value="-0.004827675" calcext:value-type="float">
            <text:p>-0.004827675</text:p>
          </table:table-cell>
          <table:table-cell office:value-type="float" office:value="-0.004458428" calcext:value-type="float">
            <text:p>-0.004458428</text:p>
          </table:table-cell>
          <table:table-cell office:value-type="float" office:value="-0.004809472" calcext:value-type="float">
            <text:p>-0.004809472</text:p>
          </table:table-cell>
          <table:table-cell/>
          <table:table-cell office:value-type="float" office:value="25.819601789" calcext:value-type="float">
            <text:p>25.819601789</text:p>
          </table:table-cell>
          <table:table-cell office:value-type="float" office:value="25.828708307" calcext:value-type="float">
            <text:p>25.828708307</text:p>
          </table:table-cell>
          <table:table-cell office:value-type="float" office:value="25.820050715" calcext:value-type="float">
            <text:p>25.820050715</text:p>
          </table:table-cell>
          <table:table-cell/>
          <table:table-cell office:value-type="float" office:value="-0.122383114" calcext:value-type="float">
            <text:p>-0.122383114</text:p>
          </table:table-cell>
          <table:table-cell office:value-type="float" office:value="-0.11302195" calcext:value-type="float">
            <text:p>-0.11302195</text:p>
          </table:table-cell>
          <table:table-cell office:value-type="float" office:value="-0.121921634" calcext:value-type="float">
            <text:p>-0.12192163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1-12 10:47:37</text:p>
          </table:table-cell>
          <table:table-cell office:value-type="float" office:value="25.9336" calcext:value-type="float">
            <text:p>25.9336</text:p>
          </table:table-cell>
          <table:table-cell office:value-type="float" office:value="0.645440894" calcext:value-type="float">
            <text:p>0.645440894</text:p>
          </table:table-cell>
          <table:table-cell office:value-type="float" office:value="0.601554585" calcext:value-type="float">
            <text:p>0.601554585</text:p>
          </table:table-cell>
          <table:table-cell office:value-type="float" office:value="0.653400499" calcext:value-type="float">
            <text:p>0.653400499</text:p>
          </table:table-cell>
          <table:table-cell/>
          <table:table-cell office:value-type="float" office:value="0.00527321" calcext:value-type="float">
            <text:p>0.00527321</text:p>
          </table:table-cell>
          <table:table-cell office:value-type="float" office:value="0.004914662" calcext:value-type="float">
            <text:p>0.004914662</text:p>
          </table:table-cell>
          <table:table-cell office:value-type="float" office:value="0.005338239" calcext:value-type="float">
            <text:p>0.005338239</text:p>
          </table:table-cell>
          <table:table-cell/>
          <table:table-cell office:value-type="float" office:value="-0.004622623" calcext:value-type="float">
            <text:p>-0.004622623</text:p>
          </table:table-cell>
          <table:table-cell office:value-type="float" office:value="-0.004981172" calcext:value-type="float">
            <text:p>-0.004981172</text:p>
          </table:table-cell>
          <table:table-cell office:value-type="float" office:value="-0.004557594" calcext:value-type="float">
            <text:p>-0.004557594</text:p>
          </table:table-cell>
          <table:table-cell/>
          <table:table-cell office:value-type="float" office:value="25.819604296" calcext:value-type="float">
            <text:p>25.819604296</text:p>
          </table:table-cell>
          <table:table-cell office:value-type="float" office:value="25.810761561" calcext:value-type="float">
            <text:p>25.810761561</text:p>
          </table:table-cell>
          <table:table-cell office:value-type="float" office:value="25.821208084" calcext:value-type="float">
            <text:p>25.821208084</text:p>
          </table:table-cell>
          <table:table-cell/>
          <table:table-cell office:value-type="float" office:value="-0.117184622" calcext:value-type="float">
            <text:p>-0.117184622</text:p>
          </table:table-cell>
          <table:table-cell office:value-type="float" office:value="-0.126274597" calcext:value-type="float">
            <text:p>-0.126274597</text:p>
          </table:table-cell>
          <table:table-cell office:value-type="float" office:value="-0.115535995" calcext:value-type="float">
            <text:p>-0.11553599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1-12 10:47:39</text:p>
          </table:table-cell>
          <table:table-cell office:value-type="float" office:value="25.94371" calcext:value-type="float">
            <text:p>25.94371</text:p>
          </table:table-cell>
          <table:table-cell office:value-type="float" office:value="0.637796001" calcext:value-type="float">
            <text:p>0.637796001</text:p>
          </table:table-cell>
          <table:table-cell office:value-type="float" office:value="0.599217486" calcext:value-type="float">
            <text:p>0.599217486</text:p>
          </table:table-cell>
          <table:table-cell office:value-type="float" office:value="0.664599021" calcext:value-type="float">
            <text:p>0.664599021</text:p>
          </table:table-cell>
          <table:table-cell/>
          <table:table-cell office:value-type="float" office:value="0.005210752" calcext:value-type="float">
            <text:p>0.005210752</text:p>
          </table:table-cell>
          <table:table-cell office:value-type="float" office:value="0.004895568" calcext:value-type="float">
            <text:p>0.004895568</text:p>
          </table:table-cell>
          <table:table-cell office:value-type="float" office:value="0.005429731" calcext:value-type="float">
            <text:p>0.005429731</text:p>
          </table:table-cell>
          <table:table-cell/>
          <table:table-cell office:value-type="float" office:value="-0.004685082" calcext:value-type="float">
            <text:p>-0.004685082</text:p>
          </table:table-cell>
          <table:table-cell office:value-type="float" office:value="-0.005000266" calcext:value-type="float">
            <text:p>-0.005000266</text:p>
          </table:table-cell>
          <table:table-cell office:value-type="float" office:value="-0.004466103" calcext:value-type="float">
            <text:p>-0.004466103</text:p>
          </table:table-cell>
          <table:table-cell/>
          <table:table-cell office:value-type="float" office:value="25.828173073" calcext:value-type="float">
            <text:p>25.828173073</text:p>
          </table:table-cell>
          <table:table-cell office:value-type="float" office:value="25.820399878" calcext:value-type="float">
            <text:p>25.820399878</text:p>
          </table:table-cell>
          <table:table-cell office:value-type="float" office:value="25.833573588" calcext:value-type="float">
            <text:p>25.833573588</text:p>
          </table:table-cell>
          <table:table-cell/>
          <table:table-cell office:value-type="float" office:value="-0.118768067" calcext:value-type="float">
            <text:p>-0.118768067</text:p>
          </table:table-cell>
          <table:table-cell office:value-type="float" office:value="-0.126758673" calcext:value-type="float">
            <text:p>-0.126758673</text:p>
          </table:table-cell>
          <table:table-cell office:value-type="float" office:value="-0.113216516" calcext:value-type="float">
            <text:p>-0.11321651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1-12 10:47:40</text:p>
          </table:table-cell>
          <table:table-cell office:value-type="float" office:value="25.91844" calcext:value-type="float">
            <text:p>25.91844</text:p>
          </table:table-cell>
          <table:table-cell office:value-type="float" office:value="0.621151998" calcext:value-type="float">
            <text:p>0.621151998</text:p>
          </table:table-cell>
          <table:table-cell office:value-type="float" office:value="0.664885123" calcext:value-type="float">
            <text:p>0.664885123</text:p>
          </table:table-cell>
          <table:table-cell office:value-type="float" office:value="0.623954609" calcext:value-type="float">
            <text:p>0.623954609</text:p>
          </table:table-cell>
          <table:table-cell/>
          <table:table-cell office:value-type="float" office:value="0.005074771" calcext:value-type="float">
            <text:p>0.005074771</text:p>
          </table:table-cell>
          <table:table-cell office:value-type="float" office:value="0.005432068" calcext:value-type="float">
            <text:p>0.005432068</text:p>
          </table:table-cell>
          <table:table-cell office:value-type="float" office:value="0.005097668" calcext:value-type="float">
            <text:p>0.005097668</text:p>
          </table:table-cell>
          <table:table-cell/>
          <table:table-cell office:value-type="float" office:value="-0.004821062" calcext:value-type="float">
            <text:p>-0.004821062</text:p>
          </table:table-cell>
          <table:table-cell office:value-type="float" office:value="-0.004463765" calcext:value-type="float">
            <text:p>-0.004463765</text:p>
          </table:table-cell>
          <table:table-cell office:value-type="float" office:value="-0.004798165" calcext:value-type="float">
            <text:p>-0.004798165</text:p>
          </table:table-cell>
          <table:table-cell/>
          <table:table-cell office:value-type="float" office:value="25.799546512" calcext:value-type="float">
            <text:p>25.799546512</text:p>
          </table:table-cell>
          <table:table-cell office:value-type="float" office:value="25.808358469" calcext:value-type="float">
            <text:p>25.808358469</text:p>
          </table:table-cell>
          <table:table-cell office:value-type="float" office:value="25.800111223" calcext:value-type="float">
            <text:p>25.800111223</text:p>
          </table:table-cell>
          <table:table-cell/>
          <table:table-cell office:value-type="float" office:value="-0.12221546" calcext:value-type="float">
            <text:p>-0.12221546</text:p>
          </table:table-cell>
          <table:table-cell office:value-type="float" office:value="-0.113157257" calcext:value-type="float">
            <text:p>-0.113157257</text:p>
          </table:table-cell>
          <table:table-cell office:value-type="float" office:value="-0.121634968" calcext:value-type="float">
            <text:p>-0.12163496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1-12 10:47:41</text:p>
          </table:table-cell>
          <table:table-cell office:value-type="float" office:value="25.94371" calcext:value-type="float">
            <text:p>25.94371</text:p>
          </table:table-cell>
          <table:table-cell office:value-type="float" office:value="0.654226023" calcext:value-type="float">
            <text:p>0.654226023</text:p>
          </table:table-cell>
          <table:table-cell office:value-type="float" office:value="0.602911187" calcext:value-type="float">
            <text:p>0.602911187</text:p>
          </table:table-cell>
          <table:table-cell office:value-type="float" office:value="0.643283801" calcext:value-type="float">
            <text:p>0.643283801</text:p>
          </table:table-cell>
          <table:table-cell/>
          <table:table-cell office:value-type="float" office:value="0.005344984" calcext:value-type="float">
            <text:p>0.005344984</text:p>
          </table:table-cell>
          <table:table-cell office:value-type="float" office:value="0.004925745" calcext:value-type="float">
            <text:p>0.004925745</text:p>
          </table:table-cell>
          <table:table-cell office:value-type="float" office:value="0.005255587" calcext:value-type="float">
            <text:p>0.005255587</text:p>
          </table:table-cell>
          <table:table-cell/>
          <table:table-cell office:value-type="float" office:value="-0.004550849" calcext:value-type="float">
            <text:p>-0.004550849</text:p>
          </table:table-cell>
          <table:table-cell office:value-type="float" office:value="-0.004970088" calcext:value-type="float">
            <text:p>-0.004970088</text:p>
          </table:table-cell>
          <table:table-cell office:value-type="float" office:value="-0.004640247" calcext:value-type="float">
            <text:p>-0.004640247</text:p>
          </table:table-cell>
          <table:table-cell/>
          <table:table-cell office:value-type="float" office:value="25.831483546" calcext:value-type="float">
            <text:p>25.831483546</text:p>
          </table:table-cell>
          <table:table-cell office:value-type="float" office:value="25.821144125" calcext:value-type="float">
            <text:p>25.821144125</text:p>
          </table:table-cell>
          <table:table-cell office:value-type="float" office:value="25.829278806" calcext:value-type="float">
            <text:p>25.829278806</text:p>
          </table:table-cell>
          <table:table-cell/>
          <table:table-cell office:value-type="float" office:value="-0.115365009" calcext:value-type="float">
            <text:p>-0.115365009</text:p>
          </table:table-cell>
          <table:table-cell office:value-type="float" office:value="-0.125993609" calcext:value-type="float">
            <text:p>-0.125993609</text:p>
          </table:table-cell>
          <table:table-cell office:value-type="float" office:value="-0.117631408" calcext:value-type="float">
            <text:p>-0.11763140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1-12 10:47:42</text:p>
          </table:table-cell>
          <table:table-cell office:value-type="float" office:value="25.93866" calcext:value-type="float">
            <text:p>25.93866</text:p>
          </table:table-cell>
          <table:table-cell office:value-type="float" office:value="0.634418206" calcext:value-type="float">
            <text:p>0.634418206</text:p>
          </table:table-cell>
          <table:table-cell office:value-type="float" office:value="0.598824692" calcext:value-type="float">
            <text:p>0.598824692</text:p>
          </table:table-cell>
          <table:table-cell office:value-type="float" office:value="0.676999173" calcext:value-type="float">
            <text:p>0.676999173</text:p>
          </table:table-cell>
          <table:table-cell/>
          <table:table-cell office:value-type="float" office:value="0.005183155" calcext:value-type="float">
            <text:p>0.005183155</text:p>
          </table:table-cell>
          <table:table-cell office:value-type="float" office:value="0.004892359" calcext:value-type="float">
            <text:p>0.004892359</text:p>
          </table:table-cell>
          <table:table-cell office:value-type="float" office:value="0.005531039" calcext:value-type="float">
            <text:p>0.005531039</text:p>
          </table:table-cell>
          <table:table-cell/>
          <table:table-cell office:value-type="float" office:value="-0.004712678" calcext:value-type="float">
            <text:p>-0.004712678</text:p>
          </table:table-cell>
          <table:table-cell office:value-type="float" office:value="-0.005003475" calcext:value-type="float">
            <text:p>-0.005003475</text:p>
          </table:table-cell>
          <table:table-cell office:value-type="float" office:value="-0.004364794" calcext:value-type="float">
            <text:p>-0.004364794</text:p>
          </table:table-cell>
          <table:table-cell/>
          <table:table-cell office:value-type="float" office:value="25.822437901" calcext:value-type="float">
            <text:p>25.822437901</text:p>
          </table:table-cell>
          <table:table-cell office:value-type="float" office:value="25.815266121" calcext:value-type="float">
            <text:p>25.815266121</text:p>
          </table:table-cell>
          <table:table-cell office:value-type="float" office:value="25.831017532" calcext:value-type="float">
            <text:p>25.831017532</text:p>
          </table:table-cell>
          <table:table-cell/>
          <table:table-cell office:value-type="float" office:value="-0.119467693" calcext:value-type="float">
            <text:p>-0.119467693</text:p>
          </table:table-cell>
          <table:table-cell office:value-type="float" office:value="-0.126840031" calcext:value-type="float">
            <text:p>-0.126840031</text:p>
          </table:table-cell>
          <table:table-cell office:value-type="float" office:value="-0.110648158" calcext:value-type="float">
            <text:p>-0.11064815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1-12 10:47:44</text:p>
          </table:table-cell>
          <table:table-cell office:value-type="float" office:value="25.94371" calcext:value-type="float">
            <text:p>25.94371</text:p>
          </table:table-cell>
          <table:table-cell office:value-type="float" office:value="0.631782488" calcext:value-type="float">
            <text:p>0.631782488</text:p>
          </table:table-cell>
          <table:table-cell office:value-type="float" office:value="0.616118385" calcext:value-type="float">
            <text:p>0.616118385</text:p>
          </table:table-cell>
          <table:table-cell office:value-type="float" office:value="0.674191198" calcext:value-type="float">
            <text:p>0.674191198</text:p>
          </table:table-cell>
          <table:table-cell/>
          <table:table-cell office:value-type="float" office:value="0.005161622" calcext:value-type="float">
            <text:p>0.005161622</text:p>
          </table:table-cell>
          <table:table-cell office:value-type="float" office:value="0.005033647" calcext:value-type="float">
            <text:p>0.005033647</text:p>
          </table:table-cell>
          <table:table-cell office:value-type="float" office:value="0.005508098" calcext:value-type="float">
            <text:p>0.005508098</text:p>
          </table:table-cell>
          <table:table-cell/>
          <table:table-cell office:value-type="float" office:value="-0.004734212" calcext:value-type="float">
            <text:p>-0.004734212</text:p>
          </table:table-cell>
          <table:table-cell office:value-type="float" office:value="-0.004862186" calcext:value-type="float">
            <text:p>-0.004862186</text:p>
          </table:table-cell>
          <table:table-cell office:value-type="float" office:value="-0.004387735" calcext:value-type="float">
            <text:p>-0.004387735</text:p>
          </table:table-cell>
          <table:table-cell/>
          <table:table-cell office:value-type="float" office:value="25.826961412" calcext:value-type="float">
            <text:p>25.826961412</text:p>
          </table:table-cell>
          <table:table-cell office:value-type="float" office:value="25.823805251" calcext:value-type="float">
            <text:p>25.823805251</text:p>
          </table:table-cell>
          <table:table-cell office:value-type="float" office:value="25.8355063" calcext:value-type="float">
            <text:p>25.8355063</text:p>
          </table:table-cell>
          <table:table-cell/>
          <table:table-cell office:value-type="float" office:value="-0.120013616" calcext:value-type="float">
            <text:p>-0.120013616</text:p>
          </table:table-cell>
          <table:table-cell office:value-type="float" office:value="-0.123258051" calcext:value-type="float">
            <text:p>-0.123258051</text:p>
          </table:table-cell>
          <table:table-cell office:value-type="float" office:value="-0.111229754" calcext:value-type="float">
            <text:p>-0.11122975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1-12 10:47:45</text:p>
          </table:table-cell>
          <table:table-cell office:value-type="float" office:value="25.94371" calcext:value-type="float">
            <text:p>25.94371</text:p>
          </table:table-cell>
          <table:table-cell office:value-type="float" office:value="0.622927025" calcext:value-type="float">
            <text:p>0.622927025</text:p>
          </table:table-cell>
          <table:table-cell office:value-type="float" office:value="0.657495935" calcext:value-type="float">
            <text:p>0.657495935</text:p>
          </table:table-cell>
          <table:table-cell office:value-type="float" office:value="0.633059219" calcext:value-type="float">
            <text:p>0.633059219</text:p>
          </table:table-cell>
          <table:table-cell/>
          <table:table-cell office:value-type="float" office:value="0.005089273" calcext:value-type="float">
            <text:p>0.005089273</text:p>
          </table:table-cell>
          <table:table-cell office:value-type="float" office:value="0.005371699" calcext:value-type="float">
            <text:p>0.005371699</text:p>
          </table:table-cell>
          <table:table-cell office:value-type="float" office:value="0.005172052" calcext:value-type="float">
            <text:p>0.005172052</text:p>
          </table:table-cell>
          <table:table-cell/>
          <table:table-cell office:value-type="float" office:value="-0.00480656" calcext:value-type="float">
            <text:p>-0.00480656</text:p>
          </table:table-cell>
          <table:table-cell office:value-type="float" office:value="-0.004524135" calcext:value-type="float">
            <text:p>-0.004524135</text:p>
          </table:table-cell>
          <table:table-cell office:value-type="float" office:value="-0.004723781" calcext:value-type="float">
            <text:p>-0.004723781</text:p>
          </table:table-cell>
          <table:table-cell/>
          <table:table-cell office:value-type="float" office:value="25.825177125" calcext:value-type="float">
            <text:p>25.825177125</text:p>
          </table:table-cell>
          <table:table-cell office:value-type="float" office:value="25.832142396" calcext:value-type="float">
            <text:p>25.832142396</text:p>
          </table:table-cell>
          <table:table-cell office:value-type="float" office:value="25.82721866" calcext:value-type="float">
            <text:p>25.82721866</text:p>
          </table:table-cell>
          <table:table-cell/>
          <table:table-cell office:value-type="float" office:value="-0.121847807" calcext:value-type="float">
            <text:p>-0.121847807</text:p>
          </table:table-cell>
          <table:table-cell office:value-type="float" office:value="-0.114687732" calcext:value-type="float">
            <text:p>-0.114687732</text:p>
          </table:table-cell>
          <table:table-cell office:value-type="float" office:value="-0.119749173" calcext:value-type="float">
            <text:p>-0.11974917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1-12 10:47:46</text:p>
          </table:table-cell>
          <table:table-cell office:value-type="float" office:value="25.94877" calcext:value-type="float">
            <text:p>25.94877</text:p>
          </table:table-cell>
          <table:table-cell office:value-type="float" office:value="0.621575191" calcext:value-type="float">
            <text:p>0.621575191</text:p>
          </table:table-cell>
          <table:table-cell office:value-type="float" office:value="0.672036489" calcext:value-type="float">
            <text:p>0.672036489</text:p>
          </table:table-cell>
          <table:table-cell office:value-type="float" office:value="0.617685988" calcext:value-type="float">
            <text:p>0.617685988</text:p>
          </table:table-cell>
          <table:table-cell/>
          <table:table-cell office:value-type="float" office:value="0.005078229" calcext:value-type="float">
            <text:p>0.005078229</text:p>
          </table:table-cell>
          <table:table-cell office:value-type="float" office:value="0.005490494" calcext:value-type="float">
            <text:p>0.005490494</text:p>
          </table:table-cell>
          <table:table-cell office:value-type="float" office:value="0.005046454" calcext:value-type="float">
            <text:p>0.005046454</text:p>
          </table:table-cell>
          <table:table-cell/>
          <table:table-cell office:value-type="float" office:value="-0.004817605" calcext:value-type="float">
            <text:p>-0.004817605</text:p>
          </table:table-cell>
          <table:table-cell office:value-type="float" office:value="-0.004405339" calcext:value-type="float">
            <text:p>-0.004405339</text:p>
          </table:table-cell>
          <table:table-cell office:value-type="float" office:value="-0.004849379" calcext:value-type="float">
            <text:p>-0.004849379</text:p>
          </table:table-cell>
          <table:table-cell/>
          <table:table-cell office:value-type="float" office:value="25.829959337" calcext:value-type="float">
            <text:p>25.829959337</text:p>
          </table:table-cell>
          <table:table-cell office:value-type="float" office:value="25.840126699" calcext:value-type="float">
            <text:p>25.840126699</text:p>
          </table:table-cell>
          <table:table-cell office:value-type="float" office:value="25.829175704" calcext:value-type="float">
            <text:p>25.829175704</text:p>
          </table:table-cell>
          <table:table-cell/>
          <table:table-cell office:value-type="float" office:value="-0.122127806" calcext:value-type="float">
            <text:p>-0.122127806</text:p>
          </table:table-cell>
          <table:table-cell office:value-type="float" office:value="-0.111676043" calcext:value-type="float">
            <text:p>-0.111676043</text:p>
          </table:table-cell>
          <table:table-cell office:value-type="float" office:value="-0.12293336" calcext:value-type="float">
            <text:p>-0.1229333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1-12 10:47:47</text:p>
          </table:table-cell>
          <table:table-cell office:value-type="float" office:value="25.94371" calcext:value-type="float">
            <text:p>25.94371</text:p>
          </table:table-cell>
          <table:table-cell office:value-type="float" office:value="0.649381953" calcext:value-type="float">
            <text:p>0.649381953</text:p>
          </table:table-cell>
          <table:table-cell office:value-type="float" office:value="0.647201019" calcext:value-type="float">
            <text:p>0.647201019</text:p>
          </table:table-cell>
          <table:table-cell office:value-type="float" office:value="0.612757279" calcext:value-type="float">
            <text:p>0.612757279</text:p>
          </table:table-cell>
          <table:table-cell/>
          <table:table-cell office:value-type="float" office:value="0.005305408" calcext:value-type="float">
            <text:p>0.005305408</text:p>
          </table:table-cell>
          <table:table-cell office:value-type="float" office:value="0.00528759" calcext:value-type="float">
            <text:p>0.00528759</text:p>
          </table:table-cell>
          <table:table-cell office:value-type="float" office:value="0.005006187" calcext:value-type="float">
            <text:p>0.005006187</text:p>
          </table:table-cell>
          <table:table-cell/>
          <table:table-cell office:value-type="float" office:value="-0.004590425" calcext:value-type="float">
            <text:p>-0.004590425</text:p>
          </table:table-cell>
          <table:table-cell office:value-type="float" office:value="-0.004608243" calcext:value-type="float">
            <text:p>-0.004608243</text:p>
          </table:table-cell>
          <table:table-cell office:value-type="float" office:value="-0.004889646" calcext:value-type="float">
            <text:p>-0.004889646</text:p>
          </table:table-cell>
          <table:table-cell/>
          <table:table-cell office:value-type="float" office:value="25.830507518" calcext:value-type="float">
            <text:p>25.830507518</text:p>
          </table:table-cell>
          <table:table-cell office:value-type="float" office:value="25.830068084" calcext:value-type="float">
            <text:p>25.830068084</text:p>
          </table:table-cell>
          <table:table-cell office:value-type="float" office:value="25.823128021" calcext:value-type="float">
            <text:p>25.823128021</text:p>
          </table:table-cell>
          <table:table-cell/>
          <table:table-cell office:value-type="float" office:value="-0.116368333" calcext:value-type="float">
            <text:p>-0.116368333</text:p>
          </table:table-cell>
          <table:table-cell office:value-type="float" office:value="-0.116820057" calcext:value-type="float">
            <text:p>-0.116820057</text:p>
          </table:table-cell>
          <table:table-cell office:value-type="float" office:value="-0.123954224" calcext:value-type="float">
            <text:p>-0.12395422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1-12 10:47:49</text:p>
          </table:table-cell>
          <table:table-cell office:value-type="float" office:value="25.9336" calcext:value-type="float">
            <text:p>25.9336</text:p>
          </table:table-cell>
          <table:table-cell office:value-type="float" office:value="0.693021499" calcext:value-type="float">
            <text:p>0.693021499</text:p>
          </table:table-cell>
          <table:table-cell office:value-type="float" office:value="0.605243517" calcext:value-type="float">
            <text:p>0.605243517</text:p>
          </table:table-cell>
          <table:table-cell office:value-type="float" office:value="0.604111028" calcext:value-type="float">
            <text:p>0.604111028</text:p>
          </table:table-cell>
          <table:table-cell/>
          <table:table-cell office:value-type="float" office:value="0.00566194" calcext:value-type="float">
            <text:p>0.00566194</text:p>
          </table:table-cell>
          <table:table-cell office:value-type="float" office:value="0.0049448" calcext:value-type="float">
            <text:p>0.0049448</text:p>
          </table:table-cell>
          <table:table-cell office:value-type="float" office:value="0.004935548" calcext:value-type="float">
            <text:p>0.004935548</text:p>
          </table:table-cell>
          <table:table-cell/>
          <table:table-cell office:value-type="float" office:value="-0.004233893" calcext:value-type="float">
            <text:p>-0.004233893</text:p>
          </table:table-cell>
          <table:table-cell office:value-type="float" office:value="-0.004951033" calcext:value-type="float">
            <text:p>-0.004951033</text:p>
          </table:table-cell>
          <table:table-cell office:value-type="float" office:value="-0.004960286" calcext:value-type="float">
            <text:p>-0.004960286</text:p>
          </table:table-cell>
          <table:table-cell/>
          <table:table-cell office:value-type="float" office:value="25.829191322" calcext:value-type="float">
            <text:p>25.829191322</text:p>
          </table:table-cell>
          <table:table-cell office:value-type="float" office:value="25.811504854" calcext:value-type="float">
            <text:p>25.811504854</text:p>
          </table:table-cell>
          <table:table-cell office:value-type="float" office:value="25.811276666" calcext:value-type="float">
            <text:p>25.811276666</text:p>
          </table:table-cell>
          <table:table-cell/>
          <table:table-cell office:value-type="float" office:value="-0.107329576" calcext:value-type="float">
            <text:p>-0.107329576</text:p>
          </table:table-cell>
          <table:table-cell office:value-type="float" office:value="-0.125510521" calcext:value-type="float">
            <text:p>-0.125510521</text:p>
          </table:table-cell>
          <table:table-cell office:value-type="float" office:value="-0.12574509" calcext:value-type="float">
            <text:p>-0.1257450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1-12 10:47:50</text:p>
          </table:table-cell>
          <table:table-cell office:value-type="float" office:value="25.94371" calcext:value-type="float">
            <text:p>25.94371</text:p>
          </table:table-cell>
          <table:table-cell office:value-type="float" office:value="0.647599178" calcext:value-type="float">
            <text:p>0.647599178</text:p>
          </table:table-cell>
          <table:table-cell office:value-type="float" office:value="0.6023664" calcext:value-type="float">
            <text:p>0.6023664</text:p>
          </table:table-cell>
          <table:table-cell office:value-type="float" office:value="0.648738223" calcext:value-type="float">
            <text:p>0.648738223</text:p>
          </table:table-cell>
          <table:table-cell/>
          <table:table-cell office:value-type="float" office:value="0.005290843" calcext:value-type="float">
            <text:p>0.005290843</text:p>
          </table:table-cell>
          <table:table-cell office:value-type="float" office:value="0.004921294" calcext:value-type="float">
            <text:p>0.004921294</text:p>
          </table:table-cell>
          <table:table-cell office:value-type="float" office:value="0.005300149" calcext:value-type="float">
            <text:p>0.005300149</text:p>
          </table:table-cell>
          <table:table-cell/>
          <table:table-cell office:value-type="float" office:value="-0.00460499" calcext:value-type="float">
            <text:p>-0.00460499</text:p>
          </table:table-cell>
          <table:table-cell office:value-type="float" office:value="-0.004974539" calcext:value-type="float">
            <text:p>-0.004974539</text:p>
          </table:table-cell>
          <table:table-cell office:value-type="float" office:value="-0.004595684" calcext:value-type="float">
            <text:p>-0.004595684</text:p>
          </table:table-cell>
          <table:table-cell/>
          <table:table-cell office:value-type="float" office:value="25.830148309" calcext:value-type="float">
            <text:p>25.830148309</text:p>
          </table:table-cell>
          <table:table-cell office:value-type="float" office:value="25.821034356" calcext:value-type="float">
            <text:p>25.821034356</text:p>
          </table:table-cell>
          <table:table-cell office:value-type="float" office:value="25.830377814" calcext:value-type="float">
            <text:p>25.830377814</text:p>
          </table:table-cell>
          <table:table-cell/>
          <table:table-cell office:value-type="float" office:value="-0.116737589" calcext:value-type="float">
            <text:p>-0.116737589</text:p>
          </table:table-cell>
          <table:table-cell office:value-type="float" office:value="-0.126106448" calcext:value-type="float">
            <text:p>-0.126106448</text:p>
          </table:table-cell>
          <table:table-cell office:value-type="float" office:value="-0.116501665" calcext:value-type="float">
            <text:p>-0.11650166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1-12 10:47:51</text:p>
          </table:table-cell>
          <table:table-cell office:value-type="float" office:value="25.93866" calcext:value-type="float">
            <text:p>25.93866</text:p>
          </table:table-cell>
          <table:table-cell office:value-type="float" office:value="0.650087076" calcext:value-type="float">
            <text:p>0.650087076</text:p>
          </table:table-cell>
          <table:table-cell office:value-type="float" office:value="0.646205622" calcext:value-type="float">
            <text:p>0.646205622</text:p>
          </table:table-cell>
          <table:table-cell office:value-type="float" office:value="0.61184354" calcext:value-type="float">
            <text:p>0.61184354</text:p>
          </table:table-cell>
          <table:table-cell/>
          <table:table-cell office:value-type="float" office:value="0.005311169" calcext:value-type="float">
            <text:p>0.005311169</text:p>
          </table:table-cell>
          <table:table-cell office:value-type="float" office:value="0.005279458" calcext:value-type="float">
            <text:p>0.005279458</text:p>
          </table:table-cell>
          <table:table-cell office:value-type="float" office:value="0.004998722" calcext:value-type="float">
            <text:p>0.004998722</text:p>
          </table:table-cell>
          <table:table-cell/>
          <table:table-cell office:value-type="float" office:value="-0.004584664" calcext:value-type="float">
            <text:p>-0.004584664</text:p>
          </table:table-cell>
          <table:table-cell office:value-type="float" office:value="-0.004616376" calcext:value-type="float">
            <text:p>-0.004616376</text:p>
          </table:table-cell>
          <table:table-cell office:value-type="float" office:value="-0.004897112" calcext:value-type="float">
            <text:p>-0.004897112</text:p>
          </table:table-cell>
          <table:table-cell/>
          <table:table-cell office:value-type="float" office:value="25.825595026" calcext:value-type="float">
            <text:p>25.825595026</text:p>
          </table:table-cell>
          <table:table-cell office:value-type="float" office:value="25.824812952" calcext:value-type="float">
            <text:p>25.824812952</text:p>
          </table:table-cell>
          <table:table-cell office:value-type="float" office:value="25.817889309" calcext:value-type="float">
            <text:p>25.817889309</text:p>
          </table:table-cell>
          <table:table-cell/>
          <table:table-cell office:value-type="float" office:value="-0.116222285" calcext:value-type="float">
            <text:p>-0.116222285</text:p>
          </table:table-cell>
          <table:table-cell office:value-type="float" office:value="-0.117026228" calcext:value-type="float">
            <text:p>-0.117026228</text:p>
          </table:table-cell>
          <table:table-cell office:value-type="float" office:value="-0.124143483" calcext:value-type="float">
            <text:p>-0.12414348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1-12 10:47:52</text:p>
          </table:table-cell>
          <table:table-cell office:value-type="float" office:value="25.94371" calcext:value-type="float">
            <text:p>25.94371</text:p>
          </table:table-cell>
          <table:table-cell office:value-type="float" office:value="0.628958419" calcext:value-type="float">
            <text:p>0.628958419</text:p>
          </table:table-cell>
          <table:table-cell office:value-type="float" office:value="0.63073285" calcext:value-type="float">
            <text:p>0.63073285</text:p>
          </table:table-cell>
          <table:table-cell office:value-type="float" office:value="0.660874326" calcext:value-type="float">
            <text:p>0.660874326</text:p>
          </table:table-cell>
          <table:table-cell/>
          <table:table-cell office:value-type="float" office:value="0.005138549" calcext:value-type="float">
            <text:p>0.005138549</text:p>
          </table:table-cell>
          <table:table-cell office:value-type="float" office:value="0.005153046" calcext:value-type="float">
            <text:p>0.005153046</text:p>
          </table:table-cell>
          <table:table-cell office:value-type="float" office:value="0.0053993" calcext:value-type="float">
            <text:p>0.0053993</text:p>
          </table:table-cell>
          <table:table-cell/>
          <table:table-cell office:value-type="float" office:value="-0.004757284" calcext:value-type="float">
            <text:p>-0.004757284</text:p>
          </table:table-cell>
          <table:table-cell office:value-type="float" office:value="-0.004742787" calcext:value-type="float">
            <text:p>-0.004742787</text:p>
          </table:table-cell>
          <table:table-cell office:value-type="float" office:value="-0.004496533" calcext:value-type="float">
            <text:p>-0.004496533</text:p>
          </table:table-cell>
          <table:table-cell/>
          <table:table-cell office:value-type="float" office:value="25.826392391" calcext:value-type="float">
            <text:p>25.826392391</text:p>
          </table:table-cell>
          <table:table-cell office:value-type="float" office:value="25.826749921" calcext:value-type="float">
            <text:p>25.826749921</text:p>
          </table:table-cell>
          <table:table-cell office:value-type="float" office:value="25.832823104" calcext:value-type="float">
            <text:p>25.832823104</text:p>
          </table:table-cell>
          <table:table-cell/>
          <table:table-cell office:value-type="float" office:value="-0.120598551" calcext:value-type="float">
            <text:p>-0.120598551</text:p>
          </table:table-cell>
          <table:table-cell office:value-type="float" office:value="-0.120231022" calcext:value-type="float">
            <text:p>-0.120231022</text:p>
          </table:table-cell>
          <table:table-cell office:value-type="float" office:value="-0.113987987" calcext:value-type="float">
            <text:p>-0.11398798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1-12 10:47:54</text:p>
          </table:table-cell>
          <table:table-cell office:value-type="float" office:value="25.94371" calcext:value-type="float">
            <text:p>25.94371</text:p>
          </table:table-cell>
          <table:table-cell office:value-type="float" office:value="0.624826625" calcext:value-type="float">
            <text:p>0.624826625</text:p>
          </table:table-cell>
          <table:table-cell office:value-type="float" office:value="0.650979358" calcext:value-type="float">
            <text:p>0.650979358</text:p>
          </table:table-cell>
          <table:table-cell office:value-type="float" office:value="0.639781432" calcext:value-type="float">
            <text:p>0.639781432</text:p>
          </table:table-cell>
          <table:table-cell/>
          <table:table-cell office:value-type="float" office:value="0.005104793" calcext:value-type="float">
            <text:p>0.005104793</text:p>
          </table:table-cell>
          <table:table-cell office:value-type="float" office:value="0.005318459" calcext:value-type="float">
            <text:p>0.005318459</text:p>
          </table:table-cell>
          <table:table-cell office:value-type="float" office:value="0.005226972" calcext:value-type="float">
            <text:p>0.005226972</text:p>
          </table:table-cell>
          <table:table-cell/>
          <table:table-cell office:value-type="float" office:value="-0.004791041" calcext:value-type="float">
            <text:p>-0.004791041</text:p>
          </table:table-cell>
          <table:table-cell office:value-type="float" office:value="-0.004577375" calcext:value-type="float">
            <text:p>-0.004577375</text:p>
          </table:table-cell>
          <table:table-cell office:value-type="float" office:value="-0.004668861" calcext:value-type="float">
            <text:p>-0.004668861</text:p>
          </table:table-cell>
          <table:table-cell/>
          <table:table-cell office:value-type="float" office:value="25.825559876" calcext:value-type="float">
            <text:p>25.825559876</text:p>
          </table:table-cell>
          <table:table-cell office:value-type="float" office:value="25.830829378" calcext:value-type="float">
            <text:p>25.830829378</text:p>
          </table:table-cell>
          <table:table-cell office:value-type="float" office:value="25.828573116" calcext:value-type="float">
            <text:p>25.828573116</text:p>
          </table:table-cell>
          <table:table-cell/>
          <table:table-cell office:value-type="float" office:value="-0.121454351" calcext:value-type="float">
            <text:p>-0.121454351</text:p>
          </table:table-cell>
          <table:table-cell office:value-type="float" office:value="-0.116037471" calcext:value-type="float">
            <text:p>-0.116037471</text:p>
          </table:table-cell>
          <table:table-cell office:value-type="float" office:value="-0.118356835" calcext:value-type="float">
            <text:p>-0.11835683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1-12 10:47:55</text:p>
          </table:table-cell>
          <table:table-cell office:value-type="float" office:value="25.94371" calcext:value-type="float">
            <text:p>25.94371</text:p>
          </table:table-cell>
          <table:table-cell office:value-type="float" office:value="0.621979311" calcext:value-type="float">
            <text:p>0.621979311</text:p>
          </table:table-cell>
          <table:table-cell office:value-type="float" office:value="0.658978302" calcext:value-type="float">
            <text:p>0.658978302</text:p>
          </table:table-cell>
          <table:table-cell office:value-type="float" office:value="0.629188493" calcext:value-type="float">
            <text:p>0.629188493</text:p>
          </table:table-cell>
          <table:table-cell/>
          <table:table-cell office:value-type="float" office:value="0.00508153" calcext:value-type="float">
            <text:p>0.00508153</text:p>
          </table:table-cell>
          <table:table-cell office:value-type="float" office:value="0.00538381" calcext:value-type="float">
            <text:p>0.00538381</text:p>
          </table:table-cell>
          <table:table-cell office:value-type="float" office:value="0.005140429" calcext:value-type="float">
            <text:p>0.005140429</text:p>
          </table:table-cell>
          <table:table-cell/>
          <table:table-cell office:value-type="float" office:value="-0.004814303" calcext:value-type="float">
            <text:p>-0.004814303</text:p>
          </table:table-cell>
          <table:table-cell office:value-type="float" office:value="-0.004512024" calcext:value-type="float">
            <text:p>-0.004512024</text:p>
          </table:table-cell>
          <table:table-cell office:value-type="float" office:value="-0.004755404" calcext:value-type="float">
            <text:p>-0.004755404</text:p>
          </table:table-cell>
          <table:table-cell/>
          <table:table-cell office:value-type="float" office:value="25.82498617" calcext:value-type="float">
            <text:p>25.82498617</text:p>
          </table:table-cell>
          <table:table-cell office:value-type="float" office:value="25.832441077" calcext:value-type="float">
            <text:p>25.832441077</text:p>
          </table:table-cell>
          <table:table-cell office:value-type="float" office:value="25.826438748" calcext:value-type="float">
            <text:p>25.826438748</text:p>
          </table:table-cell>
          <table:table-cell/>
          <table:table-cell office:value-type="float" office:value="-0.122044102" calcext:value-type="float">
            <text:p>-0.122044102</text:p>
          </table:table-cell>
          <table:table-cell office:value-type="float" office:value="-0.114380699" calcext:value-type="float">
            <text:p>-0.114380699</text:p>
          </table:table-cell>
          <table:table-cell office:value-type="float" office:value="-0.120550897" calcext:value-type="float">
            <text:p>-0.12055089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1-12 10:47:56</text:p>
          </table:table-cell>
          <table:table-cell office:value-type="float" office:value="25.94371" calcext:value-type="float">
            <text:p>25.94371</text:p>
          </table:table-cell>
          <table:table-cell office:value-type="float" office:value="0.63091226" calcext:value-type="float">
            <text:p>0.63091226</text:p>
          </table:table-cell>
          <table:table-cell office:value-type="float" office:value="0.664337357" calcext:value-type="float">
            <text:p>0.664337357</text:p>
          </table:table-cell>
          <table:table-cell office:value-type="float" office:value="0.615069343" calcext:value-type="float">
            <text:p>0.615069343</text:p>
          </table:table-cell>
          <table:table-cell/>
          <table:table-cell office:value-type="float" office:value="0.005154512" calcext:value-type="float">
            <text:p>0.005154512</text:p>
          </table:table-cell>
          <table:table-cell office:value-type="float" office:value="0.005427593" calcext:value-type="float">
            <text:p>0.005427593</text:p>
          </table:table-cell>
          <table:table-cell office:value-type="float" office:value="0.005025076" calcext:value-type="float">
            <text:p>0.005025076</text:p>
          </table:table-cell>
          <table:table-cell/>
          <table:table-cell office:value-type="float" office:value="-0.004741321" calcext:value-type="float">
            <text:p>-0.004741321</text:p>
          </table:table-cell>
          <table:table-cell office:value-type="float" office:value="-0.004468241" calcext:value-type="float">
            <text:p>-0.004468241</text:p>
          </table:table-cell>
          <table:table-cell office:value-type="float" office:value="-0.004870757" calcext:value-type="float">
            <text:p>-0.004870757</text:p>
          </table:table-cell>
          <table:table-cell/>
          <table:table-cell office:value-type="float" office:value="25.82678607" calcext:value-type="float">
            <text:p>25.82678607</text:p>
          </table:table-cell>
          <table:table-cell office:value-type="float" office:value="25.833520866" calcext:value-type="float">
            <text:p>25.833520866</text:p>
          </table:table-cell>
          <table:table-cell office:value-type="float" office:value="25.823593879" calcext:value-type="float">
            <text:p>25.823593879</text:p>
          </table:table-cell>
          <table:table-cell/>
          <table:table-cell office:value-type="float" office:value="-0.120193862" calcext:value-type="float">
            <text:p>-0.120193862</text:p>
          </table:table-cell>
          <table:table-cell office:value-type="float" office:value="-0.113270712" calcext:value-type="float">
            <text:p>-0.113270712</text:p>
          </table:table-cell>
          <table:table-cell office:value-type="float" office:value="-0.123475335" calcext:value-type="float">
            <text:p>-0.12347533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1-12 10:47:57</text:p>
          </table:table-cell>
          <table:table-cell office:value-type="float" office:value="25.95382" calcext:value-type="float">
            <text:p>25.95382</text:p>
          </table:table-cell>
          <table:table-cell office:value-type="float" office:value="0.653677065" calcext:value-type="float">
            <text:p>0.653677065</text:p>
          </table:table-cell>
          <table:table-cell office:value-type="float" office:value="0.641177969" calcext:value-type="float">
            <text:p>0.641177969</text:p>
          </table:table-cell>
          <table:table-cell office:value-type="float" office:value="0.611174776" calcext:value-type="float">
            <text:p>0.611174776</text:p>
          </table:table-cell>
          <table:table-cell/>
          <table:table-cell office:value-type="float" office:value="0.005340499" calcext:value-type="float">
            <text:p>0.005340499</text:p>
          </table:table-cell>
          <table:table-cell office:value-type="float" office:value="0.005238382" calcext:value-type="float">
            <text:p>0.005238382</text:p>
          </table:table-cell>
          <table:table-cell office:value-type="float" office:value="0.004993258" calcext:value-type="float">
            <text:p>0.004993258</text:p>
          </table:table-cell>
          <table:table-cell/>
          <table:table-cell office:value-type="float" office:value="-0.004555334" calcext:value-type="float">
            <text:p>-0.004555334</text:p>
          </table:table-cell>
          <table:table-cell office:value-type="float" office:value="-0.004657451" calcext:value-type="float">
            <text:p>-0.004657451</text:p>
          </table:table-cell>
          <table:table-cell office:value-type="float" office:value="-0.004902575" calcext:value-type="float">
            <text:p>-0.004902575</text:p>
          </table:table-cell>
          <table:table-cell/>
          <table:table-cell office:value-type="float" office:value="25.841482064" calcext:value-type="float">
            <text:p>25.841482064</text:p>
          </table:table-cell>
          <table:table-cell office:value-type="float" office:value="25.838963654" calcext:value-type="float">
            <text:p>25.838963654</text:p>
          </table:table-cell>
          <table:table-cell office:value-type="float" office:value="25.832918366" calcext:value-type="float">
            <text:p>25.832918366</text:p>
          </table:table-cell>
          <table:table-cell/>
          <table:table-cell office:value-type="float" office:value="-0.115478712" calcext:value-type="float">
            <text:p>-0.115478712</text:p>
          </table:table-cell>
          <table:table-cell office:value-type="float" office:value="-0.118067578" calcext:value-type="float">
            <text:p>-0.118067578</text:p>
          </table:table-cell>
          <table:table-cell office:value-type="float" office:value="-0.124282001" calcext:value-type="float">
            <text:p>-0.12428200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1-12 10:47:59</text:p>
          </table:table-cell>
          <table:table-cell office:value-type="float" office:value="25.94877" calcext:value-type="float">
            <text:p>25.94877</text:p>
          </table:table-cell>
          <table:table-cell office:value-type="float" office:value="0.688894473" calcext:value-type="float">
            <text:p>0.688894473</text:p>
          </table:table-cell>
          <table:table-cell office:value-type="float" office:value="0.606018377" calcext:value-type="float">
            <text:p>0.606018377</text:p>
          </table:table-cell>
          <table:table-cell office:value-type="float" office:value="0.599135232" calcext:value-type="float">
            <text:p>0.599135232</text:p>
          </table:table-cell>
          <table:table-cell/>
          <table:table-cell office:value-type="float" office:value="0.005628223" calcext:value-type="float">
            <text:p>0.005628223</text:p>
          </table:table-cell>
          <table:table-cell office:value-type="float" office:value="0.004951131" calcext:value-type="float">
            <text:p>0.004951131</text:p>
          </table:table-cell>
          <table:table-cell office:value-type="float" office:value="0.004894896" calcext:value-type="float">
            <text:p>0.004894896</text:p>
          </table:table-cell>
          <table:table-cell/>
          <table:table-cell office:value-type="float" office:value="-0.004267611" calcext:value-type="float">
            <text:p>-0.004267611</text:p>
          </table:table-cell>
          <table:table-cell office:value-type="float" office:value="-0.004944703" calcext:value-type="float">
            <text:p>-0.004944703</text:p>
          </table:table-cell>
          <table:table-cell office:value-type="float" office:value="-0.005000938" calcext:value-type="float">
            <text:p>-0.005000938</text:p>
          </table:table-cell>
          <table:table-cell/>
          <table:table-cell office:value-type="float" office:value="25.843523366" calcext:value-type="float">
            <text:p>25.843523366</text:p>
          </table:table-cell>
          <table:table-cell office:value-type="float" office:value="25.826824802" calcext:value-type="float">
            <text:p>25.826824802</text:p>
          </table:table-cell>
          <table:table-cell office:value-type="float" office:value="25.825437918" calcext:value-type="float">
            <text:p>25.825437918</text:p>
          </table:table-cell>
          <table:table-cell/>
          <table:table-cell office:value-type="float" office:value="-0.108184374" calcext:value-type="float">
            <text:p>-0.108184374</text:p>
          </table:table-cell>
          <table:table-cell office:value-type="float" office:value="-0.125350027" calcext:value-type="float">
            <text:p>-0.125350027</text:p>
          </table:table-cell>
          <table:table-cell office:value-type="float" office:value="-0.12677571" calcext:value-type="float">
            <text:p>-0.1267757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1-12 10:48:00</text:p>
          </table:table-cell>
          <table:table-cell office:value-type="float" office:value="25.95382" calcext:value-type="float">
            <text:p>25.95382</text:p>
          </table:table-cell>
          <table:table-cell office:value-type="float" office:value="0.631564931" calcext:value-type="float">
            <text:p>0.631564931</text:p>
          </table:table-cell>
          <table:table-cell office:value-type="float" office:value="0.664874991" calcext:value-type="float">
            <text:p>0.664874991</text:p>
          </table:table-cell>
          <table:table-cell office:value-type="float" office:value="0.61536081" calcext:value-type="float">
            <text:p>0.61536081</text:p>
          </table:table-cell>
          <table:table-cell/>
          <table:table-cell office:value-type="float" office:value="0.005159844" calcext:value-type="float">
            <text:p>0.005159844</text:p>
          </table:table-cell>
          <table:table-cell office:value-type="float" office:value="0.005431985" calcext:value-type="float">
            <text:p>0.005431985</text:p>
          </table:table-cell>
          <table:table-cell office:value-type="float" office:value="0.005027458" calcext:value-type="float">
            <text:p>0.005027458</text:p>
          </table:table-cell>
          <table:table-cell/>
          <table:table-cell office:value-type="float" office:value="-0.004735989" calcext:value-type="float">
            <text:p>-0.004735989</text:p>
          </table:table-cell>
          <table:table-cell office:value-type="float" office:value="-0.004463848" calcext:value-type="float">
            <text:p>-0.004463848</text:p>
          </table:table-cell>
          <table:table-cell office:value-type="float" office:value="-0.004868376" calcext:value-type="float">
            <text:p>-0.004868376</text:p>
          </table:table-cell>
          <table:table-cell/>
          <table:table-cell office:value-type="float" office:value="25.837026744" calcext:value-type="float">
            <text:p>25.837026744</text:p>
          </table:table-cell>
          <table:table-cell office:value-type="float" office:value="25.843738301" calcext:value-type="float">
            <text:p>25.843738301</text:p>
          </table:table-cell>
          <table:table-cell office:value-type="float" office:value="25.833761804" calcext:value-type="float">
            <text:p>25.833761804</text:p>
          </table:table-cell>
          <table:table-cell/>
          <table:table-cell office:value-type="float" office:value="-0.120058677" calcext:value-type="float">
            <text:p>-0.120058677</text:p>
          </table:table-cell>
          <table:table-cell office:value-type="float" office:value="-0.113159356" calcext:value-type="float">
            <text:p>-0.113159356</text:p>
          </table:table-cell>
          <table:table-cell office:value-type="float" office:value="-0.123414964" calcext:value-type="float">
            <text:p>-0.12341496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1-12 10:48:01</text:p>
          </table:table-cell>
          <table:table-cell office:value-type="float" office:value="25.94371" calcext:value-type="float">
            <text:p>25.94371</text:p>
          </table:table-cell>
          <table:table-cell office:value-type="float" office:value="0.682197294" calcext:value-type="float">
            <text:p>0.682197294</text:p>
          </table:table-cell>
          <table:table-cell office:value-type="float" office:value="0.604165268" calcext:value-type="float">
            <text:p>0.604165268</text:p>
          </table:table-cell>
          <table:table-cell office:value-type="float" office:value="0.61487086" calcext:value-type="float">
            <text:p>0.61487086</text:p>
          </table:table-cell>
          <table:table-cell/>
          <table:table-cell office:value-type="float" office:value="0.005573507" calcext:value-type="float">
            <text:p>0.005573507</text:p>
          </table:table-cell>
          <table:table-cell office:value-type="float" office:value="0.004935991" calcext:value-type="float">
            <text:p>0.004935991</text:p>
          </table:table-cell>
          <table:table-cell office:value-type="float" office:value="0.005023455" calcext:value-type="float">
            <text:p>0.005023455</text:p>
          </table:table-cell>
          <table:table-cell/>
          <table:table-cell office:value-type="float" office:value="-0.004322326" calcext:value-type="float">
            <text:p>-0.004322326</text:p>
          </table:table-cell>
          <table:table-cell office:value-type="float" office:value="-0.004959843" calcext:value-type="float">
            <text:p>-0.004959843</text:p>
          </table:table-cell>
          <table:table-cell office:value-type="float" office:value="-0.004872379" calcext:value-type="float">
            <text:p>-0.004872379</text:p>
          </table:table-cell>
          <table:table-cell/>
          <table:table-cell office:value-type="float" office:value="25.837119434" calcext:value-type="float">
            <text:p>25.837119434</text:p>
          </table:table-cell>
          <table:table-cell office:value-type="float" office:value="25.821396811" calcext:value-type="float">
            <text:p>25.821396811</text:p>
          </table:table-cell>
          <table:table-cell office:value-type="float" office:value="25.823553887" calcext:value-type="float">
            <text:p>25.823553887</text:p>
          </table:table-cell>
          <table:table-cell/>
          <table:table-cell office:value-type="float" office:value="-0.109571509" calcext:value-type="float">
            <text:p>-0.109571509</text:p>
          </table:table-cell>
          <table:table-cell office:value-type="float" office:value="-0.125733855" calcext:value-type="float">
            <text:p>-0.125733855</text:p>
          </table:table-cell>
          <table:table-cell office:value-type="float" office:value="-0.123516446" calcext:value-type="float">
            <text:p>-0.123516446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1-12 10:48:02</text:p>
          </table:table-cell>
          <table:table-cell office:value-type="float" office:value="25.95382" calcext:value-type="float">
            <text:p>25.95382</text:p>
          </table:table-cell>
          <table:table-cell office:value-type="float" office:value="0.64098485" calcext:value-type="float">
            <text:p>0.64098485</text:p>
          </table:table-cell>
          <table:table-cell office:value-type="float" office:value="0.6000144" calcext:value-type="float">
            <text:p>0.6000144</text:p>
          </table:table-cell>
          <table:table-cell office:value-type="float" office:value="0.658146221" calcext:value-type="float">
            <text:p>0.658146221</text:p>
          </table:table-cell>
          <table:table-cell/>
          <table:table-cell office:value-type="float" office:value="0.005236804" calcext:value-type="float">
            <text:p>0.005236804</text:p>
          </table:table-cell>
          <table:table-cell office:value-type="float" office:value="0.004902078" calcext:value-type="float">
            <text:p>0.004902078</text:p>
          </table:table-cell>
          <table:table-cell office:value-type="float" office:value="0.005377012" calcext:value-type="float">
            <text:p>0.005377012</text:p>
          </table:table-cell>
          <table:table-cell/>
          <table:table-cell office:value-type="float" office:value="-0.004659029" calcext:value-type="float">
            <text:p>-0.004659029</text:p>
          </table:table-cell>
          <table:table-cell office:value-type="float" office:value="-0.004993755" calcext:value-type="float">
            <text:p>-0.004993755</text:p>
          </table:table-cell>
          <table:table-cell office:value-type="float" office:value="-0.004518822" calcext:value-type="float">
            <text:p>-0.004518822</text:p>
          </table:table-cell>
          <table:table-cell/>
          <table:table-cell office:value-type="float" office:value="25.838924743" calcext:value-type="float">
            <text:p>25.838924743</text:p>
          </table:table-cell>
          <table:table-cell office:value-type="float" office:value="25.830669674" calcext:value-type="float">
            <text:p>25.830669674</text:p>
          </table:table-cell>
          <table:table-cell office:value-type="float" office:value="25.842382542" calcext:value-type="float">
            <text:p>25.842382542</text:p>
          </table:table-cell>
          <table:table-cell/>
          <table:table-cell office:value-type="float" office:value="-0.118107578" calcext:value-type="float">
            <text:p>-0.118107578</text:p>
          </table:table-cell>
          <table:table-cell office:value-type="float" office:value="-0.12659361" calcext:value-type="float">
            <text:p>-0.12659361</text:p>
          </table:table-cell>
          <table:table-cell office:value-type="float" office:value="-0.114553043" calcext:value-type="float">
            <text:p>-0.11455304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1-12 10:48:03</text:p>
          </table:table-cell>
          <table:table-cell office:value-type="float" office:value="25.95382" calcext:value-type="float">
            <text:p>25.95382</text:p>
          </table:table-cell>
          <table:table-cell office:value-type="float" office:value="0.690147959" calcext:value-type="float">
            <text:p>0.690147959</text:p>
          </table:table-cell>
          <table:table-cell office:value-type="float" office:value="0.605399681" calcext:value-type="float">
            <text:p>0.605399681</text:p>
          </table:table-cell>
          <table:table-cell office:value-type="float" office:value="0.59826262" calcext:value-type="float">
            <text:p>0.59826262</text:p>
          </table:table-cell>
          <table:table-cell/>
          <table:table-cell office:value-type="float" office:value="0.005638464" calcext:value-type="float">
            <text:p>0.005638464</text:p>
          </table:table-cell>
          <table:table-cell office:value-type="float" office:value="0.004946076" calcext:value-type="float">
            <text:p>0.004946076</text:p>
          </table:table-cell>
          <table:table-cell office:value-type="float" office:value="0.004887767" calcext:value-type="float">
            <text:p>0.004887767</text:p>
          </table:table-cell>
          <table:table-cell/>
          <table:table-cell office:value-type="float" office:value="-0.00425737" calcext:value-type="float">
            <text:p>-0.00425737</text:p>
          </table:table-cell>
          <table:table-cell office:value-type="float" office:value="-0.004949758" calcext:value-type="float">
            <text:p>-0.004949758</text:p>
          </table:table-cell>
          <table:table-cell office:value-type="float" office:value="-0.005008067" calcext:value-type="float">
            <text:p>-0.005008067</text:p>
          </table:table-cell>
          <table:table-cell/>
          <table:table-cell office:value-type="float" office:value="25.848830458" calcext:value-type="float">
            <text:p>25.848830458</text:p>
          </table:table-cell>
          <table:table-cell office:value-type="float" office:value="25.831754749" calcext:value-type="float">
            <text:p>25.831754749</text:p>
          </table:table-cell>
          <table:table-cell office:value-type="float" office:value="25.830316709" calcext:value-type="float">
            <text:p>25.830316709</text:p>
          </table:table-cell>
          <table:table-cell/>
          <table:table-cell office:value-type="float" office:value="-0.107924749" calcext:value-type="float">
            <text:p>-0.107924749</text:p>
          </table:table-cell>
          <table:table-cell office:value-type="float" office:value="-0.125478175" calcext:value-type="float">
            <text:p>-0.125478175</text:p>
          </table:table-cell>
          <table:table-cell office:value-type="float" office:value="-0.126956451" calcext:value-type="float">
            <text:p>-0.12695645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1-12 10:48:05</text:p>
          </table:table-cell>
          <table:table-cell office:value-type="float" office:value="25.94371" calcext:value-type="float">
            <text:p>25.94371</text:p>
          </table:table-cell>
          <table:table-cell office:value-type="float" office:value="0.623573139" calcext:value-type="float">
            <text:p>0.623573139</text:p>
          </table:table-cell>
          <table:table-cell office:value-type="float" office:value="0.65354653" calcext:value-type="float">
            <text:p>0.65354653</text:p>
          </table:table-cell>
          <table:table-cell office:value-type="float" office:value="0.635950045" calcext:value-type="float">
            <text:p>0.635950045</text:p>
          </table:table-cell>
          <table:table-cell/>
          <table:table-cell office:value-type="float" office:value="0.005094552" calcext:value-type="float">
            <text:p>0.005094552</text:p>
          </table:table-cell>
          <table:table-cell office:value-type="float" office:value="0.005339432" calcext:value-type="float">
            <text:p>0.005339432</text:p>
          </table:table-cell>
          <table:table-cell office:value-type="float" office:value="0.00519567" calcext:value-type="float">
            <text:p>0.00519567</text:p>
          </table:table-cell>
          <table:table-cell/>
          <table:table-cell office:value-type="float" office:value="-0.004801282" calcext:value-type="float">
            <text:p>-0.004801282</text:p>
          </table:table-cell>
          <table:table-cell office:value-type="float" office:value="-0.004556401" calcext:value-type="float">
            <text:p>-0.004556401</text:p>
          </table:table-cell>
          <table:table-cell office:value-type="float" office:value="-0.004700163" calcext:value-type="float">
            <text:p>-0.004700163</text:p>
          </table:table-cell>
          <table:table-cell/>
          <table:table-cell office:value-type="float" office:value="25.825307311" calcext:value-type="float">
            <text:p>25.825307311</text:p>
          </table:table-cell>
          <table:table-cell office:value-type="float" office:value="25.831346635" calcext:value-type="float">
            <text:p>25.831346635</text:p>
          </table:table-cell>
          <table:table-cell office:value-type="float" office:value="25.827801132" calcext:value-type="float">
            <text:p>25.827801132</text:p>
          </table:table-cell>
          <table:table-cell/>
          <table:table-cell office:value-type="float" office:value="-0.12171398" calcext:value-type="float">
            <text:p>-0.12171398</text:p>
          </table:table-cell>
          <table:table-cell office:value-type="float" office:value="-0.115505748" calcext:value-type="float">
            <text:p>-0.115505748</text:p>
          </table:table-cell>
          <table:table-cell office:value-type="float" office:value="-0.11915041" calcext:value-type="float">
            <text:p>-0.1191504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1-12 10:48:06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0.622120574" calcext:value-type="float">
            <text:p>0.622120574</text:p>
          </table:table-cell>
          <table:table-cell office:value-type="float" office:value="0.671131691" calcext:value-type="float">
            <text:p>0.671131691</text:p>
          </table:table-cell>
          <table:table-cell office:value-type="float" office:value="0.616515352" calcext:value-type="float">
            <text:p>0.616515352</text:p>
          </table:table-cell>
          <table:table-cell/>
          <table:table-cell office:value-type="float" office:value="0.005082684" calcext:value-type="float">
            <text:p>0.005082684</text:p>
          </table:table-cell>
          <table:table-cell office:value-type="float" office:value="0.005483102" calcext:value-type="float">
            <text:p>0.005483102</text:p>
          </table:table-cell>
          <table:table-cell office:value-type="float" office:value="0.00503689" calcext:value-type="float">
            <text:p>0.00503689</text:p>
          </table:table-cell>
          <table:table-cell/>
          <table:table-cell office:value-type="float" office:value="-0.004813149" calcext:value-type="float">
            <text:p>-0.004813149</text:p>
          </table:table-cell>
          <table:table-cell office:value-type="float" office:value="-0.004412731" calcext:value-type="float">
            <text:p>-0.004412731</text:p>
          </table:table-cell>
          <table:table-cell office:value-type="float" office:value="-0.004858943" calcext:value-type="float">
            <text:p>-0.004858943</text:p>
          </table:table-cell>
          <table:table-cell/>
          <table:table-cell office:value-type="float" office:value="25.845233004" calcext:value-type="float">
            <text:p>25.845233004</text:p>
          </table:table-cell>
          <table:table-cell office:value-type="float" office:value="25.85510804" calcext:value-type="float">
            <text:p>25.85510804</text:p>
          </table:table-cell>
          <table:table-cell office:value-type="float" office:value="25.844103627" calcext:value-type="float">
            <text:p>25.844103627</text:p>
          </table:table-cell>
          <table:table-cell/>
          <table:table-cell office:value-type="float" office:value="-0.122014843" calcext:value-type="float">
            <text:p>-0.122014843</text:p>
          </table:table-cell>
          <table:table-cell office:value-type="float" office:value="-0.111863448" calcext:value-type="float">
            <text:p>-0.111863448</text:p>
          </table:table-cell>
          <table:table-cell office:value-type="float" office:value="-0.123175829" calcext:value-type="float">
            <text:p>-0.12317582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1-12 10:48:07</text:p>
          </table:table-cell>
          <table:table-cell office:value-type="float" office:value="25.95382" calcext:value-type="float">
            <text:p>25.95382</text:p>
          </table:table-cell>
          <table:table-cell office:value-type="float" office:value="0.641304927" calcext:value-type="float">
            <text:p>0.641304927</text:p>
          </table:table-cell>
          <table:table-cell office:value-type="float" office:value="0.599417758" calcext:value-type="float">
            <text:p>0.599417758</text:p>
          </table:table-cell>
          <table:table-cell office:value-type="float" office:value="0.660439212" calcext:value-type="float">
            <text:p>0.660439212</text:p>
          </table:table-cell>
          <table:table-cell/>
          <table:table-cell office:value-type="float" office:value="0.005239419" calcext:value-type="float">
            <text:p>0.005239419</text:p>
          </table:table-cell>
          <table:table-cell office:value-type="float" office:value="0.004897204" calcext:value-type="float">
            <text:p>0.004897204</text:p>
          </table:table-cell>
          <table:table-cell office:value-type="float" office:value="0.005395745" calcext:value-type="float">
            <text:p>0.005395745</text:p>
          </table:table-cell>
          <table:table-cell/>
          <table:table-cell office:value-type="float" office:value="-0.004656414" calcext:value-type="float">
            <text:p>-0.004656414</text:p>
          </table:table-cell>
          <table:table-cell office:value-type="float" office:value="-0.004998629" calcext:value-type="float">
            <text:p>-0.004998629</text:p>
          </table:table-cell>
          <table:table-cell office:value-type="float" office:value="-0.004500088" calcext:value-type="float">
            <text:p>-0.004500088</text:p>
          </table:table-cell>
          <table:table-cell/>
          <table:table-cell office:value-type="float" office:value="25.838989235" calcext:value-type="float">
            <text:p>25.838989235</text:p>
          </table:table-cell>
          <table:table-cell office:value-type="float" office:value="25.830549457" calcext:value-type="float">
            <text:p>25.830549457</text:p>
          </table:table-cell>
          <table:table-cell office:value-type="float" office:value="25.84284455" calcext:value-type="float">
            <text:p>25.84284455</text:p>
          </table:table-cell>
          <table:table-cell/>
          <table:table-cell office:value-type="float" office:value="-0.118041282" calcext:value-type="float">
            <text:p>-0.118041282</text:p>
          </table:table-cell>
          <table:table-cell office:value-type="float" office:value="-0.126717191" calcext:value-type="float">
            <text:p>-0.126717191</text:p>
          </table:table-cell>
          <table:table-cell office:value-type="float" office:value="-0.11407811" calcext:value-type="float">
            <text:p>-0.1140781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1-12 10:48:08</text:p>
          </table:table-cell>
          <table:table-cell office:value-type="float" office:value="25.95382" calcext:value-type="float">
            <text:p>25.95382</text:p>
          </table:table-cell>
          <table:table-cell office:value-type="float" office:value="0.675492367" calcext:value-type="float">
            <text:p>0.675492367</text:p>
          </table:table-cell>
          <table:table-cell office:value-type="float" office:value="0.618577673" calcext:value-type="float">
            <text:p>0.618577673</text:p>
          </table:table-cell>
          <table:table-cell office:value-type="float" office:value="0.605356169" calcext:value-type="float">
            <text:p>0.605356169</text:p>
          </table:table-cell>
          <table:table-cell/>
          <table:table-cell office:value-type="float" office:value="0.005518728" calcext:value-type="float">
            <text:p>0.005518728</text:p>
          </table:table-cell>
          <table:table-cell office:value-type="float" office:value="0.005053739" calcext:value-type="float">
            <text:p>0.005053739</text:p>
          </table:table-cell>
          <table:table-cell office:value-type="float" office:value="0.00494572" calcext:value-type="float">
            <text:p>0.00494572</text:p>
          </table:table-cell>
          <table:table-cell/>
          <table:table-cell office:value-type="float" office:value="-0.004377105" calcext:value-type="float">
            <text:p>-0.004377105</text:p>
          </table:table-cell>
          <table:table-cell office:value-type="float" office:value="-0.004842094" calcext:value-type="float">
            <text:p>-0.004842094</text:p>
          </table:table-cell>
          <table:table-cell office:value-type="float" office:value="-0.004950113" calcext:value-type="float">
            <text:p>-0.004950113</text:p>
          </table:table-cell>
          <table:table-cell/>
          <table:table-cell office:value-type="float" office:value="25.845877559" calcext:value-type="float">
            <text:p>25.845877559</text:p>
          </table:table-cell>
          <table:table-cell office:value-type="float" office:value="25.834409965" calcext:value-type="float">
            <text:p>25.834409965</text:p>
          </table:table-cell>
          <table:table-cell office:value-type="float" office:value="25.831745982" calcext:value-type="float">
            <text:p>25.831745982</text:p>
          </table:table-cell>
          <table:table-cell/>
          <table:table-cell office:value-type="float" office:value="-0.110960252" calcext:value-type="float">
            <text:p>-0.110960252</text:p>
          </table:table-cell>
          <table:table-cell office:value-type="float" office:value="-0.122748669" calcext:value-type="float">
            <text:p>-0.122748669</text:p>
          </table:table-cell>
          <table:table-cell office:value-type="float" office:value="-0.125487188" calcext:value-type="float">
            <text:p>-0.12548718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1-12 10:48:10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0.672664723" calcext:value-type="float">
            <text:p>0.672664723</text:p>
          </table:table-cell>
          <table:table-cell office:value-type="float" office:value="0.604224277" calcext:value-type="float">
            <text:p>0.604224277</text:p>
          </table:table-cell>
          <table:table-cell office:value-type="float" office:value="0.622882321" calcext:value-type="float">
            <text:p>0.622882321</text:p>
          </table:table-cell>
          <table:table-cell/>
          <table:table-cell office:value-type="float" office:value="0.005495627" calcext:value-type="float">
            <text:p>0.005495627</text:p>
          </table:table-cell>
          <table:table-cell office:value-type="float" office:value="0.004936473" calcext:value-type="float">
            <text:p>0.004936473</text:p>
          </table:table-cell>
          <table:table-cell office:value-type="float" office:value="0.005088908" calcext:value-type="float">
            <text:p>0.005088908</text:p>
          </table:table-cell>
          <table:table-cell/>
          <table:table-cell office:value-type="float" office:value="-0.004400207" calcext:value-type="float">
            <text:p>-0.004400207</text:p>
          </table:table-cell>
          <table:table-cell office:value-type="float" office:value="-0.00495936" calcext:value-type="float">
            <text:p>-0.00495936</text:p>
          </table:table-cell>
          <table:table-cell office:value-type="float" office:value="-0.004806925" calcext:value-type="float">
            <text:p>-0.004806925</text:p>
          </table:table-cell>
          <table:table-cell/>
          <table:table-cell office:value-type="float" office:value="25.855416922" calcext:value-type="float">
            <text:p>25.855416922</text:p>
          </table:table-cell>
          <table:table-cell office:value-type="float" office:value="25.841627136" calcext:value-type="float">
            <text:p>25.841627136</text:p>
          </table:table-cell>
          <table:table-cell office:value-type="float" office:value="25.845386486" calcext:value-type="float">
            <text:p>25.845386486</text:p>
          </table:table-cell>
          <table:table-cell/>
          <table:table-cell office:value-type="float" office:value="-0.111545922" calcext:value-type="float">
            <text:p>-0.111545922</text:p>
          </table:table-cell>
          <table:table-cell office:value-type="float" office:value="-0.125721633" calcext:value-type="float">
            <text:p>-0.125721633</text:p>
          </table:table-cell>
          <table:table-cell office:value-type="float" office:value="-0.121857066" calcext:value-type="float">
            <text:p>-0.12185706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1-12 10:48:11</text:p>
          </table:table-cell>
          <table:table-cell office:value-type="float" office:value="25.95382" calcext:value-type="float">
            <text:p>25.95382</text:p>
          </table:table-cell>
          <table:table-cell office:value-type="float" office:value="0.634278135" calcext:value-type="float">
            <text:p>0.634278135</text:p>
          </table:table-cell>
          <table:table-cell office:value-type="float" office:value="0.599224639" calcext:value-type="float">
            <text:p>0.599224639</text:p>
          </table:table-cell>
          <table:table-cell office:value-type="float" office:value="0.678646645" calcext:value-type="float">
            <text:p>0.678646645</text:p>
          </table:table-cell>
          <table:table-cell/>
          <table:table-cell office:value-type="float" office:value="0.005182011" calcext:value-type="float">
            <text:p>0.005182011</text:p>
          </table:table-cell>
          <table:table-cell office:value-type="float" office:value="0.004895626" calcext:value-type="float">
            <text:p>0.004895626</text:p>
          </table:table-cell>
          <table:table-cell office:value-type="float" office:value="0.005544499" calcext:value-type="float">
            <text:p>0.005544499</text:p>
          </table:table-cell>
          <table:table-cell/>
          <table:table-cell office:value-type="float" office:value="-0.004713822" calcext:value-type="float">
            <text:p>-0.004713822</text:p>
          </table:table-cell>
          <table:table-cell office:value-type="float" office:value="-0.005000207" calcext:value-type="float">
            <text:p>-0.005000207</text:p>
          </table:table-cell>
          <table:table-cell office:value-type="float" office:value="-0.004351335" calcext:value-type="float">
            <text:p>-0.004351335</text:p>
          </table:table-cell>
          <table:table-cell/>
          <table:table-cell office:value-type="float" office:value="25.837573422" calcext:value-type="float">
            <text:p>25.837573422</text:p>
          </table:table-cell>
          <table:table-cell office:value-type="float" office:value="25.830510546" calcext:value-type="float">
            <text:p>25.830510546</text:p>
          </table:table-cell>
          <table:table-cell office:value-type="float" office:value="25.846513103" calcext:value-type="float">
            <text:p>25.846513103</text:p>
          </table:table-cell>
          <table:table-cell/>
          <table:table-cell office:value-type="float" office:value="-0.119496705" calcext:value-type="float">
            <text:p>-0.119496705</text:p>
          </table:table-cell>
          <table:table-cell office:value-type="float" office:value="-0.126757191" calcext:value-type="float">
            <text:p>-0.126757191</text:p>
          </table:table-cell>
          <table:table-cell office:value-type="float" office:value="-0.110306929" calcext:value-type="float">
            <text:p>-0.11030692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1-12 10:48:12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0.685387335" calcext:value-type="float">
            <text:p>0.685387335</text:p>
          </table:table-cell>
          <table:table-cell office:value-type="float" office:value="0.607888175" calcext:value-type="float">
            <text:p>0.607888175</text:p>
          </table:table-cell>
          <table:table-cell office:value-type="float" office:value="0.600755882" calcext:value-type="float">
            <text:p>0.600755882</text:p>
          </table:table-cell>
          <table:table-cell/>
          <table:table-cell office:value-type="float" office:value="0.00559957" calcext:value-type="float">
            <text:p>0.00559957</text:p>
          </table:table-cell>
          <table:table-cell office:value-type="float" office:value="0.004966407" calcext:value-type="float">
            <text:p>0.004966407</text:p>
          </table:table-cell>
          <table:table-cell office:value-type="float" office:value="0.004908136" calcext:value-type="float">
            <text:p>0.004908136</text:p>
          </table:table-cell>
          <table:table-cell/>
          <table:table-cell office:value-type="float" office:value="-0.004296264" calcext:value-type="float">
            <text:p>-0.004296264</text:p>
          </table:table-cell>
          <table:table-cell office:value-type="float" office:value="-0.004929427" calcext:value-type="float">
            <text:p>-0.004929427</text:p>
          </table:table-cell>
          <table:table-cell office:value-type="float" office:value="-0.004987697" calcext:value-type="float">
            <text:p>-0.004987697</text:p>
          </table:table-cell>
          <table:table-cell/>
          <table:table-cell office:value-type="float" office:value="25.863034867" calcext:value-type="float">
            <text:p>25.863034867</text:p>
          </table:table-cell>
          <table:table-cell office:value-type="float" office:value="25.847419971" calcext:value-type="float">
            <text:p>25.847419971</text:p>
          </table:table-cell>
          <table:table-cell office:value-type="float" office:value="25.845982912" calcext:value-type="float">
            <text:p>25.845982912</text:p>
          </table:table-cell>
          <table:table-cell/>
          <table:table-cell office:value-type="float" office:value="-0.10891078" calcext:value-type="float">
            <text:p>-0.10891078</text:p>
          </table:table-cell>
          <table:table-cell office:value-type="float" office:value="-0.124962743" calcext:value-type="float">
            <text:p>-0.124962743</text:p>
          </table:table-cell>
          <table:table-cell office:value-type="float" office:value="-0.12644003" calcext:value-type="float">
            <text:p>-0.1264400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1-12 10:48:13</text:p>
          </table:table-cell>
          <table:table-cell office:value-type="float" office:value="25.95382" calcext:value-type="float">
            <text:p>25.95382</text:p>
          </table:table-cell>
          <table:table-cell office:value-type="float" office:value="0.624193028" calcext:value-type="float">
            <text:p>0.624193028</text:p>
          </table:table-cell>
          <table:table-cell office:value-type="float" office:value="0.652691204" calcext:value-type="float">
            <text:p>0.652691204</text:p>
          </table:table-cell>
          <table:table-cell office:value-type="float" office:value="0.638085084" calcext:value-type="float">
            <text:p>0.638085084</text:p>
          </table:table-cell>
          <table:table-cell/>
          <table:table-cell office:value-type="float" office:value="0.005099616" calcext:value-type="float">
            <text:p>0.005099616</text:p>
          </table:table-cell>
          <table:table-cell office:value-type="float" office:value="0.005332444" calcext:value-type="float">
            <text:p>0.005332444</text:p>
          </table:table-cell>
          <table:table-cell office:value-type="float" office:value="0.005213113" calcext:value-type="float">
            <text:p>0.005213113</text:p>
          </table:table-cell>
          <table:table-cell/>
          <table:table-cell office:value-type="float" office:value="-0.004796217" calcext:value-type="float">
            <text:p>-0.004796217</text:p>
          </table:table-cell>
          <table:table-cell office:value-type="float" office:value="-0.004563389" calcext:value-type="float">
            <text:p>-0.004563389</text:p>
          </table:table-cell>
          <table:table-cell office:value-type="float" office:value="-0.00468272" calcext:value-type="float">
            <text:p>-0.00468272</text:p>
          </table:table-cell>
          <table:table-cell/>
          <table:table-cell office:value-type="float" office:value="25.835541394" calcext:value-type="float">
            <text:p>25.835541394</text:p>
          </table:table-cell>
          <table:table-cell office:value-type="float" office:value="25.841283426" calcext:value-type="float">
            <text:p>25.841283426</text:p>
          </table:table-cell>
          <table:table-cell office:value-type="float" office:value="25.838340476" calcext:value-type="float">
            <text:p>25.838340476</text:p>
          </table:table-cell>
          <table:table-cell/>
          <table:table-cell office:value-type="float" office:value="-0.121585585" calcext:value-type="float">
            <text:p>-0.121585585</text:p>
          </table:table-cell>
          <table:table-cell office:value-type="float" office:value="-0.115682907" calcext:value-type="float">
            <text:p>-0.115682907</text:p>
          </table:table-cell>
          <table:table-cell office:value-type="float" office:value="-0.118708191" calcext:value-type="float">
            <text:p>-0.11870819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1-12 10:48:15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0.695082032" calcext:value-type="float">
            <text:p>0.695082032</text:p>
          </table:table-cell>
          <table:table-cell office:value-type="float" office:value="0.603544784" calcext:value-type="float">
            <text:p>0.603544784</text:p>
          </table:table-cell>
          <table:table-cell office:value-type="float" office:value="0.596671176" calcext:value-type="float">
            <text:p>0.596671176</text:p>
          </table:table-cell>
          <table:table-cell/>
          <table:table-cell office:value-type="float" office:value="0.005678775" calcext:value-type="float">
            <text:p>0.005678775</text:p>
          </table:table-cell>
          <table:table-cell office:value-type="float" office:value="0.004930921" calcext:value-type="float">
            <text:p>0.004930921</text:p>
          </table:table-cell>
          <table:table-cell office:value-type="float" office:value="0.004874765" calcext:value-type="float">
            <text:p>0.004874765</text:p>
          </table:table-cell>
          <table:table-cell/>
          <table:table-cell office:value-type="float" office:value="-0.004217059" calcext:value-type="float">
            <text:p>-0.004217059</text:p>
          </table:table-cell>
          <table:table-cell office:value-type="float" office:value="-0.004964912" calcext:value-type="float">
            <text:p>-0.004964912</text:p>
          </table:table-cell>
          <table:table-cell office:value-type="float" office:value="-0.005021069" calcext:value-type="float">
            <text:p>-0.005021069</text:p>
          </table:table-cell>
          <table:table-cell/>
          <table:table-cell office:value-type="float" office:value="25.859933657" calcext:value-type="float">
            <text:p>25.859933657</text:p>
          </table:table-cell>
          <table:table-cell office:value-type="float" office:value="25.841490227" calcext:value-type="float">
            <text:p>25.841490227</text:p>
          </table:table-cell>
          <table:table-cell office:value-type="float" office:value="25.840105283" calcext:value-type="float">
            <text:p>25.840105283</text:p>
          </table:table-cell>
          <table:table-cell/>
          <table:table-cell office:value-type="float" office:value="-0.106902794" calcext:value-type="float">
            <text:p>-0.106902794</text:p>
          </table:table-cell>
          <table:table-cell office:value-type="float" office:value="-0.125862374" calcext:value-type="float">
            <text:p>-0.125862374</text:p>
          </table:table-cell>
          <table:table-cell office:value-type="float" office:value="-0.127286082" calcext:value-type="float">
            <text:p>-0.12728608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1-12 10:48:16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0.623352602" calcext:value-type="float">
            <text:p>0.623352602</text:p>
          </table:table-cell>
          <table:table-cell office:value-type="float" office:value="0.670406898" calcext:value-type="float">
            <text:p>0.670406898</text:p>
          </table:table-cell>
          <table:table-cell office:value-type="float" office:value="0.61653979" calcext:value-type="float">
            <text:p>0.61653979</text:p>
          </table:table-cell>
          <table:table-cell/>
          <table:table-cell office:value-type="float" office:value="0.00509275" calcext:value-type="float">
            <text:p>0.00509275</text:p>
          </table:table-cell>
          <table:table-cell office:value-type="float" office:value="0.005477181" calcext:value-type="float">
            <text:p>0.005477181</text:p>
          </table:table-cell>
          <table:table-cell office:value-type="float" office:value="0.00503709" calcext:value-type="float">
            <text:p>0.00503709</text:p>
          </table:table-cell>
          <table:table-cell/>
          <table:table-cell office:value-type="float" office:value="-0.004803083" calcext:value-type="float">
            <text:p>-0.004803083</text:p>
          </table:table-cell>
          <table:table-cell office:value-type="float" office:value="-0.004418653" calcext:value-type="float">
            <text:p>-0.004418653</text:p>
          </table:table-cell>
          <table:table-cell office:value-type="float" office:value="-0.004858744" calcext:value-type="float">
            <text:p>-0.004858744</text:p>
          </table:table-cell>
          <table:table-cell/>
          <table:table-cell office:value-type="float" office:value="25.850535834" calcext:value-type="float">
            <text:p>25.850535834</text:p>
          </table:table-cell>
          <table:table-cell office:value-type="float" office:value="25.860016555" calcext:value-type="float">
            <text:p>25.860016555</text:p>
          </table:table-cell>
          <table:table-cell office:value-type="float" office:value="25.84916315" calcext:value-type="float">
            <text:p>25.84916315</text:p>
          </table:table-cell>
          <table:table-cell/>
          <table:table-cell office:value-type="float" office:value="-0.121759659" calcext:value-type="float">
            <text:p>-0.121759659</text:p>
          </table:table-cell>
          <table:table-cell office:value-type="float" office:value="-0.112013569" calcext:value-type="float">
            <text:p>-0.112013569</text:p>
          </table:table-cell>
          <table:table-cell office:value-type="float" office:value="-0.123170767" calcext:value-type="float">
            <text:p>-0.12317076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1-12 10:48:17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0.635002331" calcext:value-type="float">
            <text:p>0.635002331</text:p>
          </table:table-cell>
          <table:table-cell office:value-type="float" office:value="0.597347092" calcext:value-type="float">
            <text:p>0.597347092</text:p>
          </table:table-cell>
          <table:table-cell office:value-type="float" office:value="0.671243748" calcext:value-type="float">
            <text:p>0.671243748</text:p>
          </table:table-cell>
          <table:table-cell/>
          <table:table-cell office:value-type="float" office:value="0.005187928" calcext:value-type="float">
            <text:p>0.005187928</text:p>
          </table:table-cell>
          <table:table-cell office:value-type="float" office:value="0.004880287" calcext:value-type="float">
            <text:p>0.004880287</text:p>
          </table:table-cell>
          <table:table-cell office:value-type="float" office:value="0.005484018" calcext:value-type="float">
            <text:p>0.005484018</text:p>
          </table:table-cell>
          <table:table-cell/>
          <table:table-cell office:value-type="float" office:value="-0.004707906" calcext:value-type="float">
            <text:p>-0.004707906</text:p>
          </table:table-cell>
          <table:table-cell office:value-type="float" office:value="-0.005015547" calcext:value-type="float">
            <text:p>-0.005015547</text:p>
          </table:table-cell>
          <table:table-cell office:value-type="float" office:value="-0.004411816" calcext:value-type="float">
            <text:p>-0.004411816</text:p>
          </table:table-cell>
          <table:table-cell/>
          <table:table-cell office:value-type="float" office:value="25.847828502" calcext:value-type="float">
            <text:p>25.847828502</text:p>
          </table:table-cell>
          <table:table-cell office:value-type="float" office:value="25.840241471" calcext:value-type="float">
            <text:p>25.840241471</text:p>
          </table:table-cell>
          <table:table-cell office:value-type="float" office:value="25.855130617" calcext:value-type="float">
            <text:p>25.855130617</text:p>
          </table:table-cell>
          <table:table-cell/>
          <table:table-cell office:value-type="float" office:value="-0.119346706" calcext:value-type="float">
            <text:p>-0.119346706</text:p>
          </table:table-cell>
          <table:table-cell office:value-type="float" office:value="-0.127146081" calcext:value-type="float">
            <text:p>-0.127146081</text:p>
          </table:table-cell>
          <table:table-cell office:value-type="float" office:value="-0.111840238" calcext:value-type="float">
            <text:p>-0.11184023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1-12 10:48:18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28527478" calcext:value-type="float">
            <text:p>0.628527478</text:p>
          </table:table-cell>
          <table:table-cell office:value-type="float" office:value="0.634110049" calcext:value-type="float">
            <text:p>0.634110049</text:p>
          </table:table-cell>
          <table:table-cell office:value-type="float" office:value="0.656995852" calcext:value-type="float">
            <text:p>0.656995852</text:p>
          </table:table-cell>
          <table:table-cell/>
          <table:table-cell office:value-type="float" office:value="0.005135028" calcext:value-type="float">
            <text:p>0.005135028</text:p>
          </table:table-cell>
          <table:table-cell office:value-type="float" office:value="0.005180638" calcext:value-type="float">
            <text:p>0.005180638</text:p>
          </table:table-cell>
          <table:table-cell office:value-type="float" office:value="0.005367613" calcext:value-type="float">
            <text:p>0.005367613</text:p>
          </table:table-cell>
          <table:table-cell/>
          <table:table-cell office:value-type="float" office:value="-0.004760805" calcext:value-type="float">
            <text:p>-0.004760805</text:p>
          </table:table-cell>
          <table:table-cell office:value-type="float" office:value="-0.004715196" calcext:value-type="float">
            <text:p>-0.004715196</text:p>
          </table:table-cell>
          <table:table-cell office:value-type="float" office:value="-0.00452822" calcext:value-type="float">
            <text:p>-0.00452822</text:p>
          </table:table-cell>
          <table:table-cell/>
          <table:table-cell office:value-type="float" office:value="25.86674226" calcext:value-type="float">
            <text:p>25.86674226</text:p>
          </table:table-cell>
          <table:table-cell office:value-type="float" office:value="25.867867051" calcext:value-type="float">
            <text:p>25.867867051</text:p>
          </table:table-cell>
          <table:table-cell office:value-type="float" office:value="25.872478129" calcext:value-type="float">
            <text:p>25.872478129</text:p>
          </table:table-cell>
          <table:table-cell/>
          <table:table-cell office:value-type="float" office:value="-0.12068781" calcext:value-type="float">
            <text:p>-0.12068781</text:p>
          </table:table-cell>
          <table:table-cell office:value-type="float" office:value="-0.119531519" calcext:value-type="float">
            <text:p>-0.119531519</text:p>
          </table:table-cell>
          <table:table-cell office:value-type="float" office:value="-0.114791312" calcext:value-type="float">
            <text:p>-0.11479131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1-12 10:48:20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0.621060207" calcext:value-type="float">
            <text:p>0.621060207</text:p>
          </table:table-cell>
          <table:table-cell office:value-type="float" office:value="0.663851579" calcext:value-type="float">
            <text:p>0.663851579</text:p>
          </table:table-cell>
          <table:table-cell office:value-type="float" office:value="0.623821094" calcext:value-type="float">
            <text:p>0.623821094</text:p>
          </table:table-cell>
          <table:table-cell/>
          <table:table-cell office:value-type="float" office:value="0.005074021" calcext:value-type="float">
            <text:p>0.005074021</text:p>
          </table:table-cell>
          <table:table-cell office:value-type="float" office:value="0.005423624" calcext:value-type="float">
            <text:p>0.005423624</text:p>
          </table:table-cell>
          <table:table-cell office:value-type="float" office:value="0.005096578" calcext:value-type="float">
            <text:p>0.005096578</text:p>
          </table:table-cell>
          <table:table-cell/>
          <table:table-cell office:value-type="float" office:value="-0.004821812" calcext:value-type="float">
            <text:p>-0.004821812</text:p>
          </table:table-cell>
          <table:table-cell office:value-type="float" office:value="-0.004472209" calcext:value-type="float">
            <text:p>-0.004472209</text:p>
          </table:table-cell>
          <table:table-cell office:value-type="float" office:value="-0.004799256" calcext:value-type="float">
            <text:p>-0.004799256</text:p>
          </table:table-cell>
          <table:table-cell/>
          <table:table-cell office:value-type="float" office:value="25.845019355" calcext:value-type="float">
            <text:p>25.845019355</text:p>
          </table:table-cell>
          <table:table-cell office:value-type="float" office:value="25.853641207" calcext:value-type="float">
            <text:p>25.853641207</text:p>
          </table:table-cell>
          <table:table-cell office:value-type="float" office:value="25.845575636" calcext:value-type="float">
            <text:p>25.845575636</text:p>
          </table:table-cell>
          <table:table-cell/>
          <table:table-cell office:value-type="float" office:value="-0.122234472" calcext:value-type="float">
            <text:p>-0.122234472</text:p>
          </table:table-cell>
          <table:table-cell office:value-type="float" office:value="-0.113371328" calcext:value-type="float">
            <text:p>-0.113371328</text:p>
          </table:table-cell>
          <table:table-cell office:value-type="float" office:value="-0.121662622" calcext:value-type="float">
            <text:p>-0.121662622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1-12 10:48:21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0.69736191" calcext:value-type="float">
            <text:p>0.69736191</text:p>
          </table:table-cell>
          <table:table-cell office:value-type="float" office:value="0.60525961" calcext:value-type="float">
            <text:p>0.60525961</text:p>
          </table:table-cell>
          <table:table-cell office:value-type="float" office:value="0.597697568" calcext:value-type="float">
            <text:p>0.597697568</text:p>
          </table:table-cell>
          <table:table-cell/>
          <table:table-cell office:value-type="float" office:value="0.005697401" calcext:value-type="float">
            <text:p>0.005697401</text:p>
          </table:table-cell>
          <table:table-cell office:value-type="float" office:value="0.004944931" calcext:value-type="float">
            <text:p>0.004944931</text:p>
          </table:table-cell>
          <table:table-cell office:value-type="float" office:value="0.00488315" calcext:value-type="float">
            <text:p>0.00488315</text:p>
          </table:table-cell>
          <table:table-cell/>
          <table:table-cell office:value-type="float" office:value="-0.004198432" calcext:value-type="float">
            <text:p>-0.004198432</text:p>
          </table:table-cell>
          <table:table-cell office:value-type="float" office:value="-0.004950902" calcext:value-type="float">
            <text:p>-0.004950902</text:p>
          </table:table-cell>
          <table:table-cell office:value-type="float" office:value="-0.005012683" calcext:value-type="float">
            <text:p>-0.005012683</text:p>
          </table:table-cell>
          <table:table-cell/>
          <table:table-cell office:value-type="float" office:value="25.860393016" calcext:value-type="float">
            <text:p>25.860393016</text:p>
          </table:table-cell>
          <table:table-cell office:value-type="float" office:value="25.841835743" calcext:value-type="float">
            <text:p>25.841835743</text:p>
          </table:table-cell>
          <table:table-cell office:value-type="float" office:value="25.840312088" calcext:value-type="float">
            <text:p>25.840312088</text:p>
          </table:table-cell>
          <table:table-cell/>
          <table:table-cell office:value-type="float" office:value="-0.106430582" calcext:value-type="float">
            <text:p>-0.106430582</text:p>
          </table:table-cell>
          <table:table-cell office:value-type="float" office:value="-0.125507188" calcext:value-type="float">
            <text:p>-0.125507188</text:p>
          </table:table-cell>
          <table:table-cell office:value-type="float" office:value="-0.127073489" calcext:value-type="float">
            <text:p>-0.12707348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1-12 10:48:22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0.648193437" calcext:value-type="float">
            <text:p>0.648193437</text:p>
          </table:table-cell>
          <table:table-cell office:value-type="float" office:value="0.601587367" calcext:value-type="float">
            <text:p>0.601587367</text:p>
          </table:table-cell>
          <table:table-cell office:value-type="float" office:value="0.651099759" calcext:value-type="float">
            <text:p>0.651099759</text:p>
          </table:table-cell>
          <table:table-cell/>
          <table:table-cell office:value-type="float" office:value="0.005295698" calcext:value-type="float">
            <text:p>0.005295698</text:p>
          </table:table-cell>
          <table:table-cell office:value-type="float" office:value="0.004914929" calcext:value-type="float">
            <text:p>0.004914929</text:p>
          </table:table-cell>
          <table:table-cell office:value-type="float" office:value="0.005319442" calcext:value-type="float">
            <text:p>0.005319442</text:p>
          </table:table-cell>
          <table:table-cell/>
          <table:table-cell office:value-type="float" office:value="-0.004600135" calcext:value-type="float">
            <text:p>-0.004600135</text:p>
          </table:table-cell>
          <table:table-cell office:value-type="float" office:value="-0.004980904" calcext:value-type="float">
            <text:p>-0.004980904</text:p>
          </table:table-cell>
          <table:table-cell office:value-type="float" office:value="-0.004576391" calcext:value-type="float">
            <text:p>-0.004576391</text:p>
          </table:table-cell>
          <table:table-cell/>
          <table:table-cell office:value-type="float" office:value="25.855540892" calcext:value-type="float">
            <text:p>25.855540892</text:p>
          </table:table-cell>
          <table:table-cell office:value-type="float" office:value="25.846150445" calcext:value-type="float">
            <text:p>25.846150445</text:p>
          </table:table-cell>
          <table:table-cell office:value-type="float" office:value="25.856126471" calcext:value-type="float">
            <text:p>25.856126471</text:p>
          </table:table-cell>
          <table:table-cell/>
          <table:table-cell office:value-type="float" office:value="-0.116614503" calcext:value-type="float">
            <text:p>-0.116614503</text:p>
          </table:table-cell>
          <table:table-cell office:value-type="float" office:value="-0.126267807" calcext:value-type="float">
            <text:p>-0.126267807</text:p>
          </table:table-cell>
          <table:table-cell office:value-type="float" office:value="-0.116012533" calcext:value-type="float">
            <text:p>-0.11601253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1-12 10:48:23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0.670891484" calcext:value-type="float">
            <text:p>0.670891484</text:p>
          </table:table-cell>
          <table:table-cell office:value-type="float" office:value="0.62329717" calcext:value-type="float">
            <text:p>0.62329717</text:p>
          </table:table-cell>
          <table:table-cell office:value-type="float" office:value="0.607241465" calcext:value-type="float">
            <text:p>0.607241465</text:p>
          </table:table-cell>
          <table:table-cell/>
          <table:table-cell office:value-type="float" office:value="0.00548114" calcext:value-type="float">
            <text:p>0.00548114</text:p>
          </table:table-cell>
          <table:table-cell office:value-type="float" office:value="0.005092297" calcext:value-type="float">
            <text:p>0.005092297</text:p>
          </table:table-cell>
          <table:table-cell office:value-type="float" office:value="0.004961123" calcext:value-type="float">
            <text:p>0.004961123</text:p>
          </table:table-cell>
          <table:table-cell/>
          <table:table-cell office:value-type="float" office:value="-0.004414694" calcext:value-type="float">
            <text:p>-0.004414694</text:p>
          </table:table-cell>
          <table:table-cell office:value-type="float" office:value="-0.004803536" calcext:value-type="float">
            <text:p>-0.004803536</text:p>
          </table:table-cell>
          <table:table-cell office:value-type="float" office:value="-0.00493471" calcext:value-type="float">
            <text:p>-0.00493471</text:p>
          </table:table-cell>
          <table:table-cell/>
          <table:table-cell office:value-type="float" office:value="25.860114191" calcext:value-type="float">
            <text:p>25.860114191</text:p>
          </table:table-cell>
          <table:table-cell office:value-type="float" office:value="25.850524665" calcext:value-type="float">
            <text:p>25.850524665</text:p>
          </table:table-cell>
          <table:table-cell office:value-type="float" office:value="25.847289668" calcext:value-type="float">
            <text:p>25.847289668</text:p>
          </table:table-cell>
          <table:table-cell/>
          <table:table-cell office:value-type="float" office:value="-0.1119132" calcext:value-type="float">
            <text:p>-0.1119132</text:p>
          </table:table-cell>
          <table:table-cell office:value-type="float" office:value="-0.12177114" calcext:value-type="float">
            <text:p>-0.12177114</text:p>
          </table:table-cell>
          <table:table-cell office:value-type="float" office:value="-0.125096693" calcext:value-type="float">
            <text:p>-0.12509669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1-12 10:48:25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0.634393768" calcext:value-type="float">
            <text:p>0.634393768</text:p>
          </table:table-cell>
          <table:table-cell office:value-type="float" office:value="0.597353649" calcext:value-type="float">
            <text:p>0.597353649</text:p>
          </table:table-cell>
          <table:table-cell office:value-type="float" office:value="0.675045928" calcext:value-type="float">
            <text:p>0.675045928</text:p>
          </table:table-cell>
          <table:table-cell/>
          <table:table-cell office:value-type="float" office:value="0.005182956" calcext:value-type="float">
            <text:p>0.005182956</text:p>
          </table:table-cell>
          <table:table-cell office:value-type="float" office:value="0.00488034" calcext:value-type="float">
            <text:p>0.00488034</text:p>
          </table:table-cell>
          <table:table-cell office:value-type="float" office:value="0.005515081" calcext:value-type="float">
            <text:p>0.005515081</text:p>
          </table:table-cell>
          <table:table-cell/>
          <table:table-cell office:value-type="float" office:value="-0.004712878" calcext:value-type="float">
            <text:p>-0.004712878</text:p>
          </table:table-cell>
          <table:table-cell office:value-type="float" office:value="-0.005015493" calcext:value-type="float">
            <text:p>-0.005015493</text:p>
          </table:table-cell>
          <table:table-cell office:value-type="float" office:value="-0.004380752" calcext:value-type="float">
            <text:p>-0.004380752</text:p>
          </table:table-cell>
          <table:table-cell/>
          <table:table-cell office:value-type="float" office:value="25.852760467" calcext:value-type="float">
            <text:p>25.852760467</text:p>
          </table:table-cell>
          <table:table-cell office:value-type="float" office:value="25.845297408" calcext:value-type="float">
            <text:p>25.845297408</text:p>
          </table:table-cell>
          <table:table-cell office:value-type="float" office:value="25.860951244" calcext:value-type="float">
            <text:p>25.860951244</text:p>
          </table:table-cell>
          <table:table-cell/>
          <table:table-cell office:value-type="float" office:value="-0.119472754" calcext:value-type="float">
            <text:p>-0.119472754</text:p>
          </table:table-cell>
          <table:table-cell office:value-type="float" office:value="-0.127144723" calcext:value-type="float">
            <text:p>-0.127144723</text:p>
          </table:table-cell>
          <table:table-cell office:value-type="float" office:value="-0.111052719" calcext:value-type="float">
            <text:p>-0.11105271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1-12 10:48:26</text:p>
          </table:table-cell>
          <table:table-cell office:value-type="float" office:value="25.96393" calcext:value-type="float">
            <text:p>25.96393</text:p>
          </table:table-cell>
          <table:table-cell office:value-type="float" office:value="0.622364357" calcext:value-type="float">
            <text:p>0.622364357</text:p>
          </table:table-cell>
          <table:table-cell office:value-type="float" office:value="0.67199715" calcext:value-type="float">
            <text:p>0.67199715</text:p>
          </table:table-cell>
          <table:table-cell office:value-type="float" office:value="0.6160558" calcext:value-type="float">
            <text:p>0.6160558</text:p>
          </table:table-cell>
          <table:table-cell/>
          <table:table-cell office:value-type="float" office:value="0.005084676" calcext:value-type="float">
            <text:p>0.005084676</text:p>
          </table:table-cell>
          <table:table-cell office:value-type="float" office:value="0.005490173" calcext:value-type="float">
            <text:p>0.005490173</text:p>
          </table:table-cell>
          <table:table-cell office:value-type="float" office:value="0.005033136" calcext:value-type="float">
            <text:p>0.005033136</text:p>
          </table:table-cell>
          <table:table-cell/>
          <table:table-cell office:value-type="float" office:value="-0.004811157" calcext:value-type="float">
            <text:p>-0.004811157</text:p>
          </table:table-cell>
          <table:table-cell office:value-type="float" office:value="-0.004405661" calcext:value-type="float">
            <text:p>-0.004405661</text:p>
          </table:table-cell>
          <table:table-cell office:value-type="float" office:value="-0.004862698" calcext:value-type="float">
            <text:p>-0.004862698</text:p>
          </table:table-cell>
          <table:table-cell/>
          <table:table-cell office:value-type="float" office:value="25.845282123" calcext:value-type="float">
            <text:p>25.845282123</text:p>
          </table:table-cell>
          <table:table-cell office:value-type="float" office:value="25.855282416" calcext:value-type="float">
            <text:p>25.855282416</text:p>
          </table:table-cell>
          <table:table-cell office:value-type="float" office:value="25.844011034" calcext:value-type="float">
            <text:p>25.844011034</text:p>
          </table:table-cell>
          <table:table-cell/>
          <table:table-cell office:value-type="float" office:value="-0.121964349" calcext:value-type="float">
            <text:p>-0.121964349</text:p>
          </table:table-cell>
          <table:table-cell office:value-type="float" office:value="-0.111684191" calcext:value-type="float">
            <text:p>-0.111684191</text:p>
          </table:table-cell>
          <table:table-cell office:value-type="float" office:value="-0.123271014" calcext:value-type="float">
            <text:p>-0.12327101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1-12 10:48:27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0.643479305" calcext:value-type="float">
            <text:p>0.643479305</text:p>
          </table:table-cell>
          <table:table-cell office:value-type="float" office:value="0.652616102" calcext:value-type="float">
            <text:p>0.652616102</text:p>
          </table:table-cell>
          <table:table-cell office:value-type="float" office:value="0.613388492" calcext:value-type="float">
            <text:p>0.613388492</text:p>
          </table:table-cell>
          <table:table-cell/>
          <table:table-cell office:value-type="float" office:value="0.005257184" calcext:value-type="float">
            <text:p>0.005257184</text:p>
          </table:table-cell>
          <table:table-cell office:value-type="float" office:value="0.005331831" calcext:value-type="float">
            <text:p>0.005331831</text:p>
          </table:table-cell>
          <table:table-cell office:value-type="float" office:value="0.005011344" calcext:value-type="float">
            <text:p>0.005011344</text:p>
          </table:table-cell>
          <table:table-cell/>
          <table:table-cell office:value-type="float" office:value="-0.004638649" calcext:value-type="float">
            <text:p>-0.004638649</text:p>
          </table:table-cell>
          <table:table-cell office:value-type="float" office:value="-0.004564002" calcext:value-type="float">
            <text:p>-0.004564002</text:p>
          </table:table-cell>
          <table:table-cell office:value-type="float" office:value="-0.004884489" calcext:value-type="float">
            <text:p>-0.004884489</text:p>
          </table:table-cell>
          <table:table-cell/>
          <table:table-cell office:value-type="float" office:value="25.859645641" calcext:value-type="float">
            <text:p>25.859645641</text:p>
          </table:table-cell>
          <table:table-cell office:value-type="float" office:value="25.861486557" calcext:value-type="float">
            <text:p>25.861486557</text:p>
          </table:table-cell>
          <table:table-cell office:value-type="float" office:value="25.853582809" calcext:value-type="float">
            <text:p>25.853582809</text:p>
          </table:table-cell>
          <table:table-cell/>
          <table:table-cell office:value-type="float" office:value="-0.117590915" calcext:value-type="float">
            <text:p>-0.117590915</text:p>
          </table:table-cell>
          <table:table-cell office:value-type="float" office:value="-0.115698462" calcext:value-type="float">
            <text:p>-0.115698462</text:p>
          </table:table-cell>
          <table:table-cell office:value-type="float" office:value="-0.123823483" calcext:value-type="float">
            <text:p>-0.12382348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1-12 10:48:28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0.631027297" calcext:value-type="float">
            <text:p>0.631027297</text:p>
          </table:table-cell>
          <table:table-cell office:value-type="float" office:value="0.617598965" calcext:value-type="float">
            <text:p>0.617598965</text:p>
          </table:table-cell>
          <table:table-cell office:value-type="float" office:value="0.672671875" calcext:value-type="float">
            <text:p>0.672671875</text:p>
          </table:table-cell>
          <table:table-cell/>
          <table:table-cell office:value-type="float" office:value="0.005155452" calcext:value-type="float">
            <text:p>0.005155452</text:p>
          </table:table-cell>
          <table:table-cell office:value-type="float" office:value="0.005045743" calcext:value-type="float">
            <text:p>0.005045743</text:p>
          </table:table-cell>
          <table:table-cell office:value-type="float" office:value="0.005495685" calcext:value-type="float">
            <text:p>0.005495685</text:p>
          </table:table-cell>
          <table:table-cell/>
          <table:table-cell office:value-type="float" office:value="-0.004740382" calcext:value-type="float">
            <text:p>-0.004740382</text:p>
          </table:table-cell>
          <table:table-cell office:value-type="float" office:value="-0.00485009" calcext:value-type="float">
            <text:p>-0.00485009</text:p>
          </table:table-cell>
          <table:table-cell office:value-type="float" office:value="-0.004400148" calcext:value-type="float">
            <text:p>-0.004400148</text:p>
          </table:table-cell>
          <table:table-cell/>
          <table:table-cell office:value-type="float" office:value="25.862191344" calcext:value-type="float">
            <text:p>25.862191344</text:p>
          </table:table-cell>
          <table:table-cell office:value-type="float" office:value="25.859485754" calcext:value-type="float">
            <text:p>25.859485754</text:p>
          </table:table-cell>
          <table:table-cell office:value-type="float" office:value="25.870582007" calcext:value-type="float">
            <text:p>25.870582007</text:p>
          </table:table-cell>
          <table:table-cell/>
          <table:table-cell office:value-type="float" office:value="-0.120170035" calcext:value-type="float">
            <text:p>-0.120170035</text:p>
          </table:table-cell>
          <table:table-cell office:value-type="float" office:value="-0.122951385" calcext:value-type="float">
            <text:p>-0.122951385</text:p>
          </table:table-cell>
          <table:table-cell office:value-type="float" office:value="-0.11154444" calcext:value-type="float">
            <text:p>-0.1115444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1-12 10:48:30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0.622009709" calcext:value-type="float">
            <text:p>0.622009709</text:p>
          </table:table-cell>
          <table:table-cell office:value-type="float" office:value="0.662260134" calcext:value-type="float">
            <text:p>0.662260134</text:p>
          </table:table-cell>
          <table:table-cell office:value-type="float" office:value="0.627205447" calcext:value-type="float">
            <text:p>0.627205447</text:p>
          </table:table-cell>
          <table:table-cell/>
          <table:table-cell office:value-type="float" office:value="0.005081779" calcext:value-type="float">
            <text:p>0.005081779</text:p>
          </table:table-cell>
          <table:table-cell office:value-type="float" office:value="0.005410622" calcext:value-type="float">
            <text:p>0.005410622</text:p>
          </table:table-cell>
          <table:table-cell office:value-type="float" office:value="0.005124228" calcext:value-type="float">
            <text:p>0.005124228</text:p>
          </table:table-cell>
          <table:table-cell/>
          <table:table-cell office:value-type="float" office:value="-0.004814055" calcext:value-type="float">
            <text:p>-0.004814055</text:p>
          </table:table-cell>
          <table:table-cell office:value-type="float" office:value="-0.004485211" calcext:value-type="float">
            <text:p>-0.004485211</text:p>
          </table:table-cell>
          <table:table-cell office:value-type="float" office:value="-0.004771606" calcext:value-type="float">
            <text:p>-0.004771606</text:p>
          </table:table-cell>
          <table:table-cell/>
          <table:table-cell office:value-type="float" office:value="25.85026526" calcext:value-type="float">
            <text:p>25.85026526</text:p>
          </table:table-cell>
          <table:table-cell office:value-type="float" office:value="25.858375112" calcext:value-type="float">
            <text:p>25.858375112</text:p>
          </table:table-cell>
          <table:table-cell office:value-type="float" office:value="25.851312126" calcext:value-type="float">
            <text:p>25.851312126</text:p>
          </table:table-cell>
          <table:table-cell/>
          <table:table-cell office:value-type="float" office:value="-0.122037806" calcext:value-type="float">
            <text:p>-0.122037806</text:p>
          </table:table-cell>
          <table:table-cell office:value-type="float" office:value="-0.113700954" calcext:value-type="float">
            <text:p>-0.113700954</text:p>
          </table:table-cell>
          <table:table-cell office:value-type="float" office:value="-0.120961636" calcext:value-type="float">
            <text:p>-0.12096163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1-12 10:48:31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0.620915964" calcext:value-type="float">
            <text:p>0.620915964</text:p>
          </table:table-cell>
          <table:table-cell office:value-type="float" office:value="0.67145594" calcext:value-type="float">
            <text:p>0.67145594</text:p>
          </table:table-cell>
          <table:table-cell office:value-type="float" office:value="0.616985037" calcext:value-type="float">
            <text:p>0.616985037</text:p>
          </table:table-cell>
          <table:table-cell/>
          <table:table-cell office:value-type="float" office:value="0.005072843" calcext:value-type="float">
            <text:p>0.005072843</text:p>
          </table:table-cell>
          <table:table-cell office:value-type="float" office:value="0.005485751" calcext:value-type="float">
            <text:p>0.005485751</text:p>
          </table:table-cell>
          <table:table-cell office:value-type="float" office:value="0.005040727" calcext:value-type="float">
            <text:p>0.005040727</text:p>
          </table:table-cell>
          <table:table-cell/>
          <table:table-cell office:value-type="float" office:value="-0.00482299" calcext:value-type="float">
            <text:p>-0.00482299</text:p>
          </table:table-cell>
          <table:table-cell office:value-type="float" office:value="-0.004410082" calcext:value-type="float">
            <text:p>-0.004410082</text:p>
          </table:table-cell>
          <table:table-cell office:value-type="float" office:value="-0.004855106" calcext:value-type="float">
            <text:p>-0.004855106</text:p>
          </table:table-cell>
          <table:table-cell/>
          <table:table-cell office:value-type="float" office:value="25.855099481" calcext:value-type="float">
            <text:p>25.855099481</text:p>
          </table:table-cell>
          <table:table-cell office:value-type="float" office:value="25.865282469" calcext:value-type="float">
            <text:p>25.865282469</text:p>
          </table:table-cell>
          <table:table-cell office:value-type="float" office:value="25.854307459" calcext:value-type="float">
            <text:p>25.854307459</text:p>
          </table:table-cell>
          <table:table-cell/>
          <table:table-cell office:value-type="float" office:value="-0.122264349" calcext:value-type="float">
            <text:p>-0.122264349</text:p>
          </table:table-cell>
          <table:table-cell office:value-type="float" office:value="-0.111796288" calcext:value-type="float">
            <text:p>-0.111796288</text:p>
          </table:table-cell>
          <table:table-cell office:value-type="float" office:value="-0.123078545" calcext:value-type="float">
            <text:p>-0.12307854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1-12 10:48:32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0.648536759" calcext:value-type="float">
            <text:p>0.648536759</text:p>
          </table:table-cell>
          <table:table-cell office:value-type="float" office:value="0.601914597" calcext:value-type="float">
            <text:p>0.601914597</text:p>
          </table:table-cell>
          <table:table-cell office:value-type="float" office:value="0.648993927" calcext:value-type="float">
            <text:p>0.648993927</text:p>
          </table:table-cell>
          <table:table-cell/>
          <table:table-cell office:value-type="float" office:value="0.005298503" calcext:value-type="float">
            <text:p>0.005298503</text:p>
          </table:table-cell>
          <table:table-cell office:value-type="float" office:value="0.004917603" calcext:value-type="float">
            <text:p>0.004917603</text:p>
          </table:table-cell>
          <table:table-cell office:value-type="float" office:value="0.005302238" calcext:value-type="float">
            <text:p>0.005302238</text:p>
          </table:table-cell>
          <table:table-cell/>
          <table:table-cell office:value-type="float" office:value="-0.00459733" calcext:value-type="float">
            <text:p>-0.00459733</text:p>
          </table:table-cell>
          <table:table-cell office:value-type="float" office:value="-0.00497823" calcext:value-type="float">
            <text:p>-0.00497823</text:p>
          </table:table-cell>
          <table:table-cell office:value-type="float" office:value="-0.004593595" calcext:value-type="float">
            <text:p>-0.004593595</text:p>
          </table:table-cell>
          <table:table-cell/>
          <table:table-cell office:value-type="float" office:value="25.860664636" calcext:value-type="float">
            <text:p>25.860664636</text:p>
          </table:table-cell>
          <table:table-cell office:value-type="float" office:value="25.851270989" calcext:value-type="float">
            <text:p>25.851270989</text:p>
          </table:table-cell>
          <table:table-cell office:value-type="float" office:value="25.860756748" calcext:value-type="float">
            <text:p>25.860756748</text:p>
          </table:table-cell>
          <table:table-cell/>
          <table:table-cell office:value-type="float" office:value="-0.116543393" calcext:value-type="float">
            <text:p>-0.116543393</text:p>
          </table:table-cell>
          <table:table-cell office:value-type="float" office:value="-0.126200029" calcext:value-type="float">
            <text:p>-0.126200029</text:p>
          </table:table-cell>
          <table:table-cell office:value-type="float" office:value="-0.116448702" calcext:value-type="float">
            <text:p>-0.11644870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1-12 10:48:33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0.634439663" calcext:value-type="float">
            <text:p>0.634439663</text:p>
          </table:table-cell>
          <table:table-cell office:value-type="float" office:value="0.60151763" calcext:value-type="float">
            <text:p>0.60151763</text:p>
          </table:table-cell>
          <table:table-cell office:value-type="float" office:value="0.679934702" calcext:value-type="float">
            <text:p>0.679934702</text:p>
          </table:table-cell>
          <table:table-cell/>
          <table:table-cell office:value-type="float" office:value="0.005183331" calcext:value-type="float">
            <text:p>0.005183331</text:p>
          </table:table-cell>
          <table:table-cell office:value-type="float" office:value="0.00491436" calcext:value-type="float">
            <text:p>0.00491436</text:p>
          </table:table-cell>
          <table:table-cell office:value-type="float" office:value="0.005555022" calcext:value-type="float">
            <text:p>0.005555022</text:p>
          </table:table-cell>
          <table:table-cell/>
          <table:table-cell office:value-type="float" office:value="-0.004712503" calcext:value-type="float">
            <text:p>-0.004712503</text:p>
          </table:table-cell>
          <table:table-cell office:value-type="float" office:value="-0.004981474" calcext:value-type="float">
            <text:p>-0.004981474</text:p>
          </table:table-cell>
          <table:table-cell office:value-type="float" office:value="-0.004340811" calcext:value-type="float">
            <text:p>-0.004340811</text:p>
          </table:table-cell>
          <table:table-cell/>
          <table:table-cell office:value-type="float" office:value="25.857824297" calcext:value-type="float">
            <text:p>25.857824297</text:p>
          </table:table-cell>
          <table:table-cell office:value-type="float" office:value="25.851191006" calcext:value-type="float">
            <text:p>25.851191006</text:p>
          </table:table-cell>
          <table:table-cell office:value-type="float" office:value="25.866990793" calcext:value-type="float">
            <text:p>25.866990793</text:p>
          </table:table-cell>
          <table:table-cell/>
          <table:table-cell office:value-type="float" office:value="-0.119463248" calcext:value-type="float">
            <text:p>-0.119463248</text:p>
          </table:table-cell>
          <table:table-cell office:value-type="float" office:value="-0.126282251" calcext:value-type="float">
            <text:p>-0.126282251</text:p>
          </table:table-cell>
          <table:table-cell office:value-type="float" office:value="-0.110040143" calcext:value-type="float">
            <text:p>-0.11004014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1-12 10:48:34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0.697772586" calcext:value-type="float">
            <text:p>0.697772586</text:p>
          </table:table-cell>
          <table:table-cell office:value-type="float" office:value="0.604546738" calcext:value-type="float">
            <text:p>0.604546738</text:p>
          </table:table-cell>
          <table:table-cell office:value-type="float" office:value="0.598598194" calcext:value-type="float">
            <text:p>0.598598194</text:p>
          </table:table-cell>
          <table:table-cell/>
          <table:table-cell office:value-type="float" office:value="0.005700756" calcext:value-type="float">
            <text:p>0.005700756</text:p>
          </table:table-cell>
          <table:table-cell office:value-type="float" office:value="0.004939107" calcext:value-type="float">
            <text:p>0.004939107</text:p>
          </table:table-cell>
          <table:table-cell office:value-type="float" office:value="0.004890508" calcext:value-type="float">
            <text:p>0.004890508</text:p>
          </table:table-cell>
          <table:table-cell/>
          <table:table-cell office:value-type="float" office:value="-0.004195077" calcext:value-type="float">
            <text:p>-0.004195077</text:p>
          </table:table-cell>
          <table:table-cell office:value-type="float" office:value="-0.004956726" calcext:value-type="float">
            <text:p>-0.004956726</text:p>
          </table:table-cell>
          <table:table-cell office:value-type="float" office:value="-0.005005325" calcext:value-type="float">
            <text:p>-0.005005325</text:p>
          </table:table-cell>
          <table:table-cell/>
          <table:table-cell office:value-type="float" office:value="25.865530286" calcext:value-type="float">
            <text:p>25.865530286</text:p>
          </table:table-cell>
          <table:table-cell office:value-type="float" office:value="25.846746717" calcext:value-type="float">
            <text:p>25.846746717</text:p>
          </table:table-cell>
          <table:table-cell office:value-type="float" office:value="25.845548167" calcext:value-type="float">
            <text:p>25.845548167</text:p>
          </table:table-cell>
          <table:table-cell/>
          <table:table-cell office:value-type="float" office:value="-0.106345522" calcext:value-type="float">
            <text:p>-0.106345522</text:p>
          </table:table-cell>
          <table:table-cell office:value-type="float" office:value="-0.125654842" calcext:value-type="float">
            <text:p>-0.125654842</text:p>
          </table:table-cell>
          <table:table-cell office:value-type="float" office:value="-0.126886945" calcext:value-type="float">
            <text:p>-0.12688694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1-12 10:48:36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0.63483961" calcext:value-type="float">
            <text:p>0.63483961</text:p>
          </table:table-cell>
          <table:table-cell office:value-type="float" office:value="0.598099303" calcext:value-type="float">
            <text:p>0.598099303</text:p>
          </table:table-cell>
          <table:table-cell office:value-type="float" office:value="0.67639359" calcext:value-type="float">
            <text:p>0.67639359</text:p>
          </table:table-cell>
          <table:table-cell/>
          <table:table-cell office:value-type="float" office:value="0.005186598" calcext:value-type="float">
            <text:p>0.005186598</text:p>
          </table:table-cell>
          <table:table-cell office:value-type="float" office:value="0.004886432" calcext:value-type="float">
            <text:p>0.004886432</text:p>
          </table:table-cell>
          <table:table-cell office:value-type="float" office:value="0.005526091" calcext:value-type="float">
            <text:p>0.005526091</text:p>
          </table:table-cell>
          <table:table-cell/>
          <table:table-cell office:value-type="float" office:value="-0.004709235" calcext:value-type="float">
            <text:p>-0.004709235</text:p>
          </table:table-cell>
          <table:table-cell office:value-type="float" office:value="-0.005009401" calcext:value-type="float">
            <text:p>-0.005009401</text:p>
          </table:table-cell>
          <table:table-cell office:value-type="float" office:value="-0.004369742" calcext:value-type="float">
            <text:p>-0.004369742</text:p>
          </table:table-cell>
          <table:table-cell/>
          <table:table-cell office:value-type="float" office:value="25.852850298" calcext:value-type="float">
            <text:p>25.852850298</text:p>
          </table:table-cell>
          <table:table-cell office:value-type="float" office:value="25.845447647" calcext:value-type="float">
            <text:p>25.845447647</text:p>
          </table:table-cell>
          <table:table-cell office:value-type="float" office:value="25.861222776" calcext:value-type="float">
            <text:p>25.861222776</text:p>
          </table:table-cell>
          <table:table-cell/>
          <table:table-cell office:value-type="float" office:value="-0.119380409" calcext:value-type="float">
            <text:p>-0.119380409</text:p>
          </table:table-cell>
          <table:table-cell office:value-type="float" office:value="-0.126990278" calcext:value-type="float">
            <text:p>-0.126990278</text:p>
          </table:table-cell>
          <table:table-cell office:value-type="float" office:value="-0.110773588" calcext:value-type="float">
            <text:p>-0.11077358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1-12 10:48:37</text:p>
          </table:table-cell>
          <table:table-cell office:value-type="float" office:value="25.96898" calcext:value-type="float">
            <text:p>25.96898</text:p>
          </table:table-cell>
          <table:table-cell office:value-type="float" office:value="0.621584728" calcext:value-type="float">
            <text:p>0.621584728</text:p>
          </table:table-cell>
          <table:table-cell office:value-type="float" office:value="0.66563197" calcext:value-type="float">
            <text:p>0.66563197</text:p>
          </table:table-cell>
          <table:table-cell office:value-type="float" office:value="0.622615888" calcext:value-type="float">
            <text:p>0.622615888</text:p>
          </table:table-cell>
          <table:table-cell/>
          <table:table-cell office:value-type="float" office:value="0.005078307" calcext:value-type="float">
            <text:p>0.005078307</text:p>
          </table:table-cell>
          <table:table-cell office:value-type="float" office:value="0.00543817" calcext:value-type="float">
            <text:p>0.00543817</text:p>
          </table:table-cell>
          <table:table-cell office:value-type="float" office:value="0.005086731" calcext:value-type="float">
            <text:p>0.005086731</text:p>
          </table:table-cell>
          <table:table-cell/>
          <table:table-cell office:value-type="float" office:value="-0.004817527" calcext:value-type="float">
            <text:p>-0.004817527</text:p>
          </table:table-cell>
          <table:table-cell office:value-type="float" office:value="-0.004457664" calcext:value-type="float">
            <text:p>-0.004457664</text:p>
          </table:table-cell>
          <table:table-cell office:value-type="float" office:value="-0.004809102" calcext:value-type="float">
            <text:p>-0.004809102</text:p>
          </table:table-cell>
          <table:table-cell/>
          <table:table-cell office:value-type="float" office:value="25.850179633" calcext:value-type="float">
            <text:p>25.850179633</text:p>
          </table:table-cell>
          <table:table-cell office:value-type="float" office:value="25.859054483" calcext:value-type="float">
            <text:p>25.859054483</text:p>
          </table:table-cell>
          <table:table-cell office:value-type="float" office:value="25.850387397" calcext:value-type="float">
            <text:p>25.850387397</text:p>
          </table:table-cell>
          <table:table-cell/>
          <table:table-cell office:value-type="float" office:value="-0.122125831" calcext:value-type="float">
            <text:p>-0.122125831</text:p>
          </table:table-cell>
          <table:table-cell office:value-type="float" office:value="-0.113002568" calcext:value-type="float">
            <text:p>-0.113002568</text:p>
          </table:table-cell>
          <table:table-cell office:value-type="float" office:value="-0.121912251" calcext:value-type="float">
            <text:p>-0.12191225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1-12 10:48:38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0.622820928" calcext:value-type="float">
            <text:p>0.622820928</text:p>
          </table:table-cell>
          <table:table-cell office:value-type="float" office:value="0.672182521" calcext:value-type="float">
            <text:p>0.672182521</text:p>
          </table:table-cell>
          <table:table-cell office:value-type="float" office:value="0.616983845" calcext:value-type="float">
            <text:p>0.616983845</text:p>
          </table:table-cell>
          <table:table-cell/>
          <table:table-cell office:value-type="float" office:value="0.005088406" calcext:value-type="float">
            <text:p>0.005088406</text:p>
          </table:table-cell>
          <table:table-cell office:value-type="float" office:value="0.005491687" calcext:value-type="float">
            <text:p>0.005491687</text:p>
          </table:table-cell>
          <table:table-cell office:value-type="float" office:value="0.005040718" calcext:value-type="float">
            <text:p>0.005040718</text:p>
          </table:table-cell>
          <table:table-cell/>
          <table:table-cell office:value-type="float" office:value="-0.004807427" calcext:value-type="float">
            <text:p>-0.004807427</text:p>
          </table:table-cell>
          <table:table-cell office:value-type="float" office:value="-0.004404146" calcext:value-type="float">
            <text:p>-0.004404146</text:p>
          </table:table-cell>
          <table:table-cell office:value-type="float" office:value="-0.004855116" calcext:value-type="float">
            <text:p>-0.004855116</text:p>
          </table:table-cell>
          <table:table-cell/>
          <table:table-cell office:value-type="float" office:value="25.860537895" calcext:value-type="float">
            <text:p>25.860537895</text:p>
          </table:table-cell>
          <table:table-cell office:value-type="float" office:value="25.870483411" calcext:value-type="float">
            <text:p>25.870483411</text:p>
          </table:table-cell>
          <table:table-cell office:value-type="float" office:value="25.859361817" calcext:value-type="float">
            <text:p>25.859361817</text:p>
          </table:table-cell>
          <table:table-cell/>
          <table:table-cell office:value-type="float" office:value="-0.121869782" calcext:value-type="float">
            <text:p>-0.121869782</text:p>
          </table:table-cell>
          <table:table-cell office:value-type="float" office:value="-0.111645797" calcext:value-type="float">
            <text:p>-0.111645797</text:p>
          </table:table-cell>
          <table:table-cell office:value-type="float" office:value="-0.123078792" calcext:value-type="float">
            <text:p>-0.12307879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1-12 10:48:39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0.645490366" calcext:value-type="float">
            <text:p>0.645490366</text:p>
          </table:table-cell>
          <table:table-cell office:value-type="float" office:value="0.650600272" calcext:value-type="float">
            <text:p>0.650600272</text:p>
          </table:table-cell>
          <table:table-cell office:value-type="float" office:value="0.612396671" calcext:value-type="float">
            <text:p>0.612396671</text:p>
          </table:table-cell>
          <table:table-cell/>
          <table:table-cell office:value-type="float" office:value="0.005273614" calcext:value-type="float">
            <text:p>0.005273614</text:p>
          </table:table-cell>
          <table:table-cell office:value-type="float" office:value="0.005315362" calcext:value-type="float">
            <text:p>0.005315362</text:p>
          </table:table-cell>
          <table:table-cell office:value-type="float" office:value="0.005003241" calcext:value-type="float">
            <text:p>0.005003241</text:p>
          </table:table-cell>
          <table:table-cell/>
          <table:table-cell office:value-type="float" office:value="-0.004622219" calcext:value-type="float">
            <text:p>-0.004622219</text:p>
          </table:table-cell>
          <table:table-cell office:value-type="float" office:value="-0.004580472" calcext:value-type="float">
            <text:p>-0.004580472</text:p>
          </table:table-cell>
          <table:table-cell office:value-type="float" office:value="-0.004892593" calcext:value-type="float">
            <text:p>-0.004892593</text:p>
          </table:table-cell>
          <table:table-cell/>
          <table:table-cell office:value-type="float" office:value="25.86510541" calcext:value-type="float">
            <text:p>25.86510541</text:p>
          </table:table-cell>
          <table:table-cell office:value-type="float" office:value="25.866134968" calcext:value-type="float">
            <text:p>25.866134968</text:p>
          </table:table-cell>
          <table:table-cell office:value-type="float" office:value="25.858437575" calcext:value-type="float">
            <text:p>25.858437575</text:p>
          </table:table-cell>
          <table:table-cell/>
          <table:table-cell office:value-type="float" office:value="-0.117174375" calcext:value-type="float">
            <text:p>-0.117174375</text:p>
          </table:table-cell>
          <table:table-cell office:value-type="float" office:value="-0.116115989" calcext:value-type="float">
            <text:p>-0.116115989</text:p>
          </table:table-cell>
          <table:table-cell office:value-type="float" office:value="-0.124028915" calcext:value-type="float">
            <text:p>-0.12402891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1-12 10:48:41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97944247" calcext:value-type="float">
            <text:p>0.697944247</text:p>
          </table:table-cell>
          <table:table-cell office:value-type="float" office:value="0.604562235" calcext:value-type="float">
            <text:p>0.604562235</text:p>
          </table:table-cell>
          <table:table-cell office:value-type="float" office:value="0.600562763" calcext:value-type="float">
            <text:p>0.600562763</text:p>
          </table:table-cell>
          <table:table-cell/>
          <table:table-cell office:value-type="float" office:value="0.005702159" calcext:value-type="float">
            <text:p>0.005702159</text:p>
          </table:table-cell>
          <table:table-cell office:value-type="float" office:value="0.004939234" calcext:value-type="float">
            <text:p>0.004939234</text:p>
          </table:table-cell>
          <table:table-cell office:value-type="float" office:value="0.004906559" calcext:value-type="float">
            <text:p>0.004906559</text:p>
          </table:table-cell>
          <table:table-cell/>
          <table:table-cell office:value-type="float" office:value="-0.004193674" calcext:value-type="float">
            <text:p>-0.004193674</text:p>
          </table:table-cell>
          <table:table-cell office:value-type="float" office:value="-0.004956599" calcext:value-type="float">
            <text:p>-0.004956599</text:p>
          </table:table-cell>
          <table:table-cell office:value-type="float" office:value="-0.004989275" calcext:value-type="float">
            <text:p>-0.004989275</text:p>
          </table:table-cell>
          <table:table-cell/>
          <table:table-cell office:value-type="float" office:value="25.880728449" calcext:value-type="float">
            <text:p>25.880728449</text:p>
          </table:table-cell>
          <table:table-cell office:value-type="float" office:value="25.861913669" calcext:value-type="float">
            <text:p>25.861913669</text:p>
          </table:table-cell>
          <table:table-cell office:value-type="float" office:value="25.861107841" calcext:value-type="float">
            <text:p>25.861107841</text:p>
          </table:table-cell>
          <table:table-cell/>
          <table:table-cell office:value-type="float" office:value="-0.106309967" calcext:value-type="float">
            <text:p>-0.106309967</text:p>
          </table:table-cell>
          <table:table-cell office:value-type="float" office:value="-0.125651633" calcext:value-type="float">
            <text:p>-0.125651633</text:p>
          </table:table-cell>
          <table:table-cell office:value-type="float" office:value="-0.12648003" calcext:value-type="float">
            <text:p>-0.1264800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1-12 10:48:42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33761362" calcext:value-type="float">
            <text:p>0.633761362</text:p>
          </table:table-cell>
          <table:table-cell office:value-type="float" office:value="0.605377627" calcext:value-type="float">
            <text:p>0.605377627</text:p>
          </table:table-cell>
          <table:table-cell office:value-type="float" office:value="0.679880462" calcext:value-type="float">
            <text:p>0.679880462</text:p>
          </table:table-cell>
          <table:table-cell/>
          <table:table-cell office:value-type="float" office:value="0.005177789" calcext:value-type="float">
            <text:p>0.005177789</text:p>
          </table:table-cell>
          <table:table-cell office:value-type="float" office:value="0.004945896" calcext:value-type="float">
            <text:p>0.004945896</text:p>
          </table:table-cell>
          <table:table-cell office:value-type="float" office:value="0.005554579" calcext:value-type="float">
            <text:p>0.005554579</text:p>
          </table:table-cell>
          <table:table-cell/>
          <table:table-cell office:value-type="float" office:value="-0.004718044" calcext:value-type="float">
            <text:p>-0.004718044</text:p>
          </table:table-cell>
          <table:table-cell office:value-type="float" office:value="-0.004949938" calcext:value-type="float">
            <text:p>-0.004949938</text:p>
          </table:table-cell>
          <table:table-cell office:value-type="float" office:value="-0.004341254" calcext:value-type="float">
            <text:p>-0.004341254</text:p>
          </table:table-cell>
          <table:table-cell/>
          <table:table-cell office:value-type="float" office:value="25.87285138" calcext:value-type="float">
            <text:p>25.87285138</text:p>
          </table:table-cell>
          <table:table-cell office:value-type="float" office:value="25.867132566" calcext:value-type="float">
            <text:p>25.867132566</text:p>
          </table:table-cell>
          <table:table-cell office:value-type="float" office:value="25.882143491" calcext:value-type="float">
            <text:p>25.882143491</text:p>
          </table:table-cell>
          <table:table-cell/>
          <table:table-cell office:value-type="float" office:value="-0.119603741" calcext:value-type="float">
            <text:p>-0.119603741</text:p>
          </table:table-cell>
          <table:table-cell office:value-type="float" office:value="-0.125482743" calcext:value-type="float">
            <text:p>-0.125482743</text:p>
          </table:table-cell>
          <table:table-cell office:value-type="float" office:value="-0.110051378" calcext:value-type="float">
            <text:p>-0.11005137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1-12 10:48:43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0.69319018" calcext:value-type="float">
            <text:p>0.69319018</text:p>
          </table:table-cell>
          <table:table-cell office:value-type="float" office:value="0.60487516" calcext:value-type="float">
            <text:p>0.60487516</text:p>
          </table:table-cell>
          <table:table-cell office:value-type="float" office:value="0.605018807" calcext:value-type="float">
            <text:p>0.605018807</text:p>
          </table:table-cell>
          <table:table-cell/>
          <table:table-cell office:value-type="float" office:value="0.005663318" calcext:value-type="float">
            <text:p>0.005663318</text:p>
          </table:table-cell>
          <table:table-cell office:value-type="float" office:value="0.004941791" calcext:value-type="float">
            <text:p>0.004941791</text:p>
          </table:table-cell>
          <table:table-cell office:value-type="float" office:value="0.004942964" calcext:value-type="float">
            <text:p>0.004942964</text:p>
          </table:table-cell>
          <table:table-cell/>
          <table:table-cell office:value-type="float" office:value="-0.004232515" calcext:value-type="float">
            <text:p>-0.004232515</text:p>
          </table:table-cell>
          <table:table-cell office:value-type="float" office:value="-0.004954043" calcext:value-type="float">
            <text:p>-0.004954043</text:p>
          </table:table-cell>
          <table:table-cell office:value-type="float" office:value="-0.004952869" calcext:value-type="float">
            <text:p>-0.004952869</text:p>
          </table:table-cell>
          <table:table-cell/>
          <table:table-cell office:value-type="float" office:value="25.874716068" calcext:value-type="float">
            <text:p>25.874716068</text:p>
          </table:table-cell>
          <table:table-cell office:value-type="float" office:value="25.856922108" calcext:value-type="float">
            <text:p>25.856922108</text:p>
          </table:table-cell>
          <table:table-cell office:value-type="float" office:value="25.856951051" calcext:value-type="float">
            <text:p>25.856951051</text:p>
          </table:table-cell>
          <table:table-cell/>
          <table:table-cell office:value-type="float" office:value="-0.107294638" calcext:value-type="float">
            <text:p>-0.107294638</text:p>
          </table:table-cell>
          <table:table-cell office:value-type="float" office:value="-0.125586818" calcext:value-type="float">
            <text:p>-0.125586818</text:p>
          </table:table-cell>
          <table:table-cell office:value-type="float" office:value="-0.125557065" calcext:value-type="float">
            <text:p>-0.12555706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1-12 10:48:44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39900045" calcext:value-type="float">
            <text:p>0.639900045</text:p>
          </table:table-cell>
          <table:table-cell office:value-type="float" office:value="0.598910522" calcext:value-type="float">
            <text:p>0.598910522</text:p>
          </table:table-cell>
          <table:table-cell office:value-type="float" office:value="0.665951451" calcext:value-type="float">
            <text:p>0.665951451</text:p>
          </table:table-cell>
          <table:table-cell/>
          <table:table-cell office:value-type="float" office:value="0.005227942" calcext:value-type="float">
            <text:p>0.005227942</text:p>
          </table:table-cell>
          <table:table-cell office:value-type="float" office:value="0.00489306" calcext:value-type="float">
            <text:p>0.00489306</text:p>
          </table:table-cell>
          <table:table-cell office:value-type="float" office:value="0.00544078" calcext:value-type="float">
            <text:p>0.00544078</text:p>
          </table:table-cell>
          <table:table-cell/>
          <table:table-cell office:value-type="float" office:value="-0.004667892" calcext:value-type="float">
            <text:p>-0.004667892</text:p>
          </table:table-cell>
          <table:table-cell office:value-type="float" office:value="-0.005002774" calcext:value-type="float">
            <text:p>-0.005002774</text:p>
          </table:table-cell>
          <table:table-cell office:value-type="float" office:value="-0.004455054" calcext:value-type="float">
            <text:p>-0.004455054</text:p>
          </table:table-cell>
          <table:table-cell/>
          <table:table-cell office:value-type="float" office:value="25.869033633" calcext:value-type="float">
            <text:p>25.869033633</text:p>
          </table:table-cell>
          <table:table-cell office:value-type="float" office:value="25.860774941" calcext:value-type="float">
            <text:p>25.860774941</text:p>
          </table:table-cell>
          <table:table-cell office:value-type="float" office:value="25.874282516" calcext:value-type="float">
            <text:p>25.874282516</text:p>
          </table:table-cell>
          <table:table-cell/>
          <table:table-cell office:value-type="float" office:value="-0.118332268" calcext:value-type="float">
            <text:p>-0.118332268</text:p>
          </table:table-cell>
          <table:table-cell office:value-type="float" office:value="-0.126822253" calcext:value-type="float">
            <text:p>-0.126822253</text:p>
          </table:table-cell>
          <table:table-cell office:value-type="float" office:value="-0.112936396" calcext:value-type="float">
            <text:p>-0.11293639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1-12 10:48:46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34477214" calcext:value-type="float">
            <text:p>0.634477214</text:p>
          </table:table-cell>
          <table:table-cell office:value-type="float" office:value="0.600898337" calcext:value-type="float">
            <text:p>0.600898337</text:p>
          </table:table-cell>
          <table:table-cell office:value-type="float" office:value="0.678714595" calcext:value-type="float">
            <text:p>0.678714595</text:p>
          </table:table-cell>
          <table:table-cell/>
          <table:table-cell office:value-type="float" office:value="0.005183637" calcext:value-type="float">
            <text:p>0.005183637</text:p>
          </table:table-cell>
          <table:table-cell office:value-type="float" office:value="0.0049093" calcext:value-type="float">
            <text:p>0.0049093</text:p>
          </table:table-cell>
          <table:table-cell office:value-type="float" office:value="0.005545054" calcext:value-type="float">
            <text:p>0.005545054</text:p>
          </table:table-cell>
          <table:table-cell/>
          <table:table-cell office:value-type="float" office:value="-0.004712196" calcext:value-type="float">
            <text:p>-0.004712196</text:p>
          </table:table-cell>
          <table:table-cell office:value-type="float" office:value="-0.004986533" calcext:value-type="float">
            <text:p>-0.004986533</text:p>
          </table:table-cell>
          <table:table-cell office:value-type="float" office:value="-0.004350779" calcext:value-type="float">
            <text:p>-0.004350779</text:p>
          </table:table-cell>
          <table:table-cell/>
          <table:table-cell office:value-type="float" office:value="25.867941028" calcext:value-type="float">
            <text:p>25.867941028</text:p>
          </table:table-cell>
          <table:table-cell office:value-type="float" office:value="25.861175454" calcext:value-type="float">
            <text:p>25.861175454</text:p>
          </table:table-cell>
          <table:table-cell office:value-type="float" office:value="25.876854049" calcext:value-type="float">
            <text:p>25.876854049</text:p>
          </table:table-cell>
          <table:table-cell/>
          <table:table-cell office:value-type="float" office:value="-0.11945547" calcext:value-type="float">
            <text:p>-0.11945547</text:p>
          </table:table-cell>
          <table:table-cell office:value-type="float" office:value="-0.126410523" calcext:value-type="float">
            <text:p>-0.126410523</text:p>
          </table:table-cell>
          <table:table-cell office:value-type="float" office:value="-0.110292855" calcext:value-type="float">
            <text:p>-0.11029285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1-12 10:48:47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84039078" calcext:value-type="float">
            <text:p>0.684039078</text:p>
          </table:table-cell>
          <table:table-cell office:value-type="float" office:value="0.606777144" calcext:value-type="float">
            <text:p>0.606777144</text:p>
          </table:table-cell>
          <table:table-cell office:value-type="float" office:value="0.600586009" calcext:value-type="float">
            <text:p>0.600586009</text:p>
          </table:table-cell>
          <table:table-cell/>
          <table:table-cell office:value-type="float" office:value="0.005588555" calcext:value-type="float">
            <text:p>0.005588555</text:p>
          </table:table-cell>
          <table:table-cell office:value-type="float" office:value="0.00495733" calcext:value-type="float">
            <text:p>0.00495733</text:p>
          </table:table-cell>
          <table:table-cell office:value-type="float" office:value="0.004906748" calcext:value-type="float">
            <text:p>0.004906748</text:p>
          </table:table-cell>
          <table:table-cell/>
          <table:table-cell office:value-type="float" office:value="-0.004307279" calcext:value-type="float">
            <text:p>-0.004307279</text:p>
          </table:table-cell>
          <table:table-cell office:value-type="float" office:value="-0.004938504" calcext:value-type="float">
            <text:p>-0.004938504</text:p>
          </table:table-cell>
          <table:table-cell office:value-type="float" office:value="-0.004989085" calcext:value-type="float">
            <text:p>-0.004989085</text:p>
          </table:table-cell>
          <table:table-cell/>
          <table:table-cell office:value-type="float" office:value="25.87792683" calcext:value-type="float">
            <text:p>25.87792683</text:p>
          </table:table-cell>
          <table:table-cell office:value-type="float" office:value="25.862359937" calcext:value-type="float">
            <text:p>25.862359937</text:p>
          </table:table-cell>
          <table:table-cell office:value-type="float" office:value="25.861112525" calcext:value-type="float">
            <text:p>25.861112525</text:p>
          </table:table-cell>
          <table:table-cell/>
          <table:table-cell office:value-type="float" office:value="-0.109190034" calcext:value-type="float">
            <text:p>-0.109190034</text:p>
          </table:table-cell>
          <table:table-cell office:value-type="float" office:value="-0.125192866" calcext:value-type="float">
            <text:p>-0.125192866</text:p>
          </table:table-cell>
          <table:table-cell office:value-type="float" office:value="-0.126475215" calcext:value-type="float">
            <text:p>-0.12647521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1-12 10:48:48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24733642" calcext:value-type="float">
            <text:p>0.624733642</text:p>
          </table:table-cell>
          <table:table-cell office:value-type="float" office:value="0.656784255" calcext:value-type="float">
            <text:p>0.656784255</text:p>
          </table:table-cell>
          <table:table-cell office:value-type="float" office:value="0.631342606" calcext:value-type="float">
            <text:p>0.631342606</text:p>
          </table:table-cell>
          <table:table-cell/>
          <table:table-cell office:value-type="float" office:value="0.005104033" calcext:value-type="float">
            <text:p>0.005104033</text:p>
          </table:table-cell>
          <table:table-cell office:value-type="float" office:value="0.005365884" calcext:value-type="float">
            <text:p>0.005365884</text:p>
          </table:table-cell>
          <table:table-cell office:value-type="float" office:value="0.005158028" calcext:value-type="float">
            <text:p>0.005158028</text:p>
          </table:table-cell>
          <table:table-cell/>
          <table:table-cell office:value-type="float" office:value="-0.0047918" calcext:value-type="float">
            <text:p>-0.0047918</text:p>
          </table:table-cell>
          <table:table-cell office:value-type="float" office:value="-0.004529949" calcext:value-type="float">
            <text:p>-0.004529949</text:p>
          </table:table-cell>
          <table:table-cell office:value-type="float" office:value="-0.004737806" calcext:value-type="float">
            <text:p>-0.004737806</text:p>
          </table:table-cell>
          <table:table-cell/>
          <table:table-cell office:value-type="float" office:value="25.87103246" calcext:value-type="float">
            <text:p>25.87103246</text:p>
          </table:table-cell>
          <table:table-cell office:value-type="float" office:value="25.877490059" calcext:value-type="float">
            <text:p>25.877490059</text:p>
          </table:table-cell>
          <table:table-cell office:value-type="float" office:value="25.872364045" calcext:value-type="float">
            <text:p>25.872364045</text:p>
          </table:table-cell>
          <table:table-cell/>
          <table:table-cell office:value-type="float" office:value="-0.12147361" calcext:value-type="float">
            <text:p>-0.12147361</text:p>
          </table:table-cell>
          <table:table-cell office:value-type="float" office:value="-0.114835138" calcext:value-type="float">
            <text:p>-0.114835138</text:p>
          </table:table-cell>
          <table:table-cell office:value-type="float" office:value="-0.120104726" calcext:value-type="float">
            <text:p>-0.12010472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1-12 10:48:49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41180949" calcext:value-type="float">
            <text:p>0.641180949</text:p>
          </table:table-cell>
          <table:table-cell office:value-type="float" office:value="0.600842905" calcext:value-type="float">
            <text:p>0.600842905</text:p>
          </table:table-cell>
          <table:table-cell office:value-type="float" office:value="0.658202846" calcext:value-type="float">
            <text:p>0.658202846</text:p>
          </table:table-cell>
          <table:table-cell/>
          <table:table-cell office:value-type="float" office:value="0.005238406" calcext:value-type="float">
            <text:p>0.005238406</text:p>
          </table:table-cell>
          <table:table-cell office:value-type="float" office:value="0.004908847" calcext:value-type="float">
            <text:p>0.004908847</text:p>
          </table:table-cell>
          <table:table-cell office:value-type="float" office:value="0.005377474" calcext:value-type="float">
            <text:p>0.005377474</text:p>
          </table:table-cell>
          <table:table-cell/>
          <table:table-cell office:value-type="float" office:value="-0.004657427" calcext:value-type="float">
            <text:p>-0.004657427</text:p>
          </table:table-cell>
          <table:table-cell office:value-type="float" office:value="-0.004986986" calcext:value-type="float">
            <text:p>-0.004986986</text:p>
          </table:table-cell>
          <table:table-cell office:value-type="float" office:value="-0.004518359" calcext:value-type="float">
            <text:p>-0.004518359</text:p>
          </table:table-cell>
          <table:table-cell/>
          <table:table-cell office:value-type="float" office:value="25.874346289" calcext:value-type="float">
            <text:p>25.874346289</text:p>
          </table:table-cell>
          <table:table-cell office:value-type="float" office:value="25.866218899" calcext:value-type="float">
            <text:p>25.866218899</text:p>
          </table:table-cell>
          <table:table-cell office:value-type="float" office:value="25.877775878" calcext:value-type="float">
            <text:p>25.877775878</text:p>
          </table:table-cell>
          <table:table-cell/>
          <table:table-cell office:value-type="float" office:value="-0.118066961" calcext:value-type="float">
            <text:p>-0.118066961</text:p>
          </table:table-cell>
          <table:table-cell office:value-type="float" office:value="-0.126422005" calcext:value-type="float">
            <text:p>-0.126422005</text:p>
          </table:table-cell>
          <table:table-cell office:value-type="float" office:value="-0.114541314" calcext:value-type="float">
            <text:p>-0.11454131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1-12 10:48:51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76179609" calcext:value-type="float">
            <text:p>0.676179609</text:p>
          </table:table-cell>
          <table:table-cell office:value-type="float" office:value="0.618034079" calcext:value-type="float">
            <text:p>0.618034079</text:p>
          </table:table-cell>
          <table:table-cell office:value-type="float" office:value="0.605328155" calcext:value-type="float">
            <text:p>0.605328155</text:p>
          </table:table-cell>
          <table:table-cell/>
          <table:table-cell office:value-type="float" office:value="0.005524343" calcext:value-type="float">
            <text:p>0.005524343</text:p>
          </table:table-cell>
          <table:table-cell office:value-type="float" office:value="0.005049298" calcext:value-type="float">
            <text:p>0.005049298</text:p>
          </table:table-cell>
          <table:table-cell office:value-type="float" office:value="0.004945491" calcext:value-type="float">
            <text:p>0.004945491</text:p>
          </table:table-cell>
          <table:table-cell/>
          <table:table-cell office:value-type="float" office:value="-0.00437149" calcext:value-type="float">
            <text:p>-0.00437149</text:p>
          </table:table-cell>
          <table:table-cell office:value-type="float" office:value="-0.004846535" calcext:value-type="float">
            <text:p>-0.004846535</text:p>
          </table:table-cell>
          <table:table-cell office:value-type="float" office:value="-0.004950342" calcext:value-type="float">
            <text:p>-0.004950342</text:p>
          </table:table-cell>
          <table:table-cell/>
          <table:table-cell office:value-type="float" office:value="25.881397843" calcext:value-type="float">
            <text:p>25.881397843</text:p>
          </table:table-cell>
          <table:table-cell office:value-type="float" office:value="25.869682618" calcext:value-type="float">
            <text:p>25.869682618</text:p>
          </table:table-cell>
          <table:table-cell office:value-type="float" office:value="25.867122599" calcext:value-type="float">
            <text:p>25.867122599</text:p>
          </table:table-cell>
          <table:table-cell/>
          <table:table-cell office:value-type="float" office:value="-0.110817908" calcext:value-type="float">
            <text:p>-0.110817908</text:p>
          </table:table-cell>
          <table:table-cell office:value-type="float" office:value="-0.122861261" calcext:value-type="float">
            <text:p>-0.122861261</text:p>
          </table:table-cell>
          <table:table-cell office:value-type="float" office:value="-0.12549299" calcext:value-type="float">
            <text:p>-0.1254929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1-12 10:48:52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98092067" calcext:value-type="float">
            <text:p>0.698092067</text:p>
          </table:table-cell>
          <table:table-cell office:value-type="float" office:value="0.604715419" calcext:value-type="float">
            <text:p>0.604715419</text:p>
          </table:table-cell>
          <table:table-cell office:value-type="float" office:value="0.600144339" calcext:value-type="float">
            <text:p>0.600144339</text:p>
          </table:table-cell>
          <table:table-cell/>
          <table:table-cell office:value-type="float" office:value="0.005703367" calcext:value-type="float">
            <text:p>0.005703367</text:p>
          </table:table-cell>
          <table:table-cell office:value-type="float" office:value="0.004940485" calcext:value-type="float">
            <text:p>0.004940485</text:p>
          </table:table-cell>
          <table:table-cell office:value-type="float" office:value="0.00490314" calcext:value-type="float">
            <text:p>0.00490314</text:p>
          </table:table-cell>
          <table:table-cell/>
          <table:table-cell office:value-type="float" office:value="-0.004192467" calcext:value-type="float">
            <text:p>-0.004192467</text:p>
          </table:table-cell>
          <table:table-cell office:value-type="float" office:value="-0.004955348" calcext:value-type="float">
            <text:p>-0.004955348</text:p>
          </table:table-cell>
          <table:table-cell office:value-type="float" office:value="-0.004992693" calcext:value-type="float">
            <text:p>-0.004992693</text:p>
          </table:table-cell>
          <table:table-cell/>
          <table:table-cell office:value-type="float" office:value="25.880758231" calcext:value-type="float">
            <text:p>25.880758231</text:p>
          </table:table-cell>
          <table:table-cell office:value-type="float" office:value="25.861944533" calcext:value-type="float">
            <text:p>25.861944533</text:p>
          </table:table-cell>
          <table:table-cell office:value-type="float" office:value="25.861023535" calcext:value-type="float">
            <text:p>25.861023535</text:p>
          </table:table-cell>
          <table:table-cell/>
          <table:table-cell office:value-type="float" office:value="-0.106279351" calcext:value-type="float">
            <text:p>-0.106279351</text:p>
          </table:table-cell>
          <table:table-cell office:value-type="float" office:value="-0.125619904" calcext:value-type="float">
            <text:p>-0.125619904</text:p>
          </table:table-cell>
          <table:table-cell office:value-type="float" office:value="-0.126566697" calcext:value-type="float">
            <text:p>-0.12656669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1-12 10:48:53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31907062" calcext:value-type="float">
            <text:p>0.631907062</text:p>
          </table:table-cell>
          <table:table-cell office:value-type="float" office:value="0.618095472" calcext:value-type="float">
            <text:p>0.618095472</text:p>
          </table:table-cell>
          <table:table-cell office:value-type="float" office:value="0.673279843" calcext:value-type="float">
            <text:p>0.673279843</text:p>
          </table:table-cell>
          <table:table-cell/>
          <table:table-cell office:value-type="float" office:value="0.005162639" calcext:value-type="float">
            <text:p>0.005162639</text:p>
          </table:table-cell>
          <table:table-cell office:value-type="float" office:value="0.0050498" calcext:value-type="float">
            <text:p>0.0050498</text:p>
          </table:table-cell>
          <table:table-cell office:value-type="float" office:value="0.005500652" calcext:value-type="float">
            <text:p>0.005500652</text:p>
          </table:table-cell>
          <table:table-cell/>
          <table:table-cell office:value-type="float" office:value="-0.004733194" calcext:value-type="float">
            <text:p>-0.004733194</text:p>
          </table:table-cell>
          <table:table-cell office:value-type="float" office:value="-0.004846034" calcext:value-type="float">
            <text:p>-0.004846034</text:p>
          </table:table-cell>
          <table:table-cell office:value-type="float" office:value="-0.004395181" calcext:value-type="float">
            <text:p>-0.004395181</text:p>
          </table:table-cell>
          <table:table-cell/>
          <table:table-cell office:value-type="float" office:value="25.867423187" calcext:value-type="float">
            <text:p>25.867423187</text:p>
          </table:table-cell>
          <table:table-cell office:value-type="float" office:value="25.86464039" calcext:value-type="float">
            <text:p>25.86464039</text:p>
          </table:table-cell>
          <table:table-cell office:value-type="float" office:value="25.87575905" calcext:value-type="float">
            <text:p>25.87575905</text:p>
          </table:table-cell>
          <table:table-cell/>
          <table:table-cell office:value-type="float" office:value="-0.119987813" calcext:value-type="float">
            <text:p>-0.119987813</text:p>
          </table:table-cell>
          <table:table-cell office:value-type="float" office:value="-0.122848545" calcext:value-type="float">
            <text:p>-0.122848545</text:p>
          </table:table-cell>
          <table:table-cell office:value-type="float" office:value="-0.111418516" calcext:value-type="float">
            <text:p>-0.11141851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1-12 10:48:54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20943382" calcext:value-type="float">
            <text:p>0.620943382</text:p>
          </table:table-cell>
          <table:table-cell office:value-type="float" office:value="0.666411598" calcext:value-type="float">
            <text:p>0.666411598</text:p>
          </table:table-cell>
          <table:table-cell office:value-type="float" office:value="0.621386244" calcext:value-type="float">
            <text:p>0.621386244</text:p>
          </table:table-cell>
          <table:table-cell/>
          <table:table-cell office:value-type="float" office:value="0.005073067" calcext:value-type="float">
            <text:p>0.005073067</text:p>
          </table:table-cell>
          <table:table-cell office:value-type="float" office:value="0.005444539" calcext:value-type="float">
            <text:p>0.005444539</text:p>
          </table:table-cell>
          <table:table-cell office:value-type="float" office:value="0.005076685" calcext:value-type="float">
            <text:p>0.005076685</text:p>
          </table:table-cell>
          <table:table-cell/>
          <table:table-cell office:value-type="float" office:value="-0.004822766" calcext:value-type="float">
            <text:p>-0.004822766</text:p>
          </table:table-cell>
          <table:table-cell office:value-type="float" office:value="-0.004451294" calcext:value-type="float">
            <text:p>-0.004451294</text:p>
          </table:table-cell>
          <table:table-cell office:value-type="float" office:value="-0.004819148" calcext:value-type="float">
            <text:p>-0.004819148</text:p>
          </table:table-cell>
          <table:table-cell/>
          <table:table-cell office:value-type="float" office:value="25.865214195" calcext:value-type="float">
            <text:p>25.865214195</text:p>
          </table:table-cell>
          <table:table-cell office:value-type="float" office:value="25.874375228" calcext:value-type="float">
            <text:p>25.874375228</text:p>
          </table:table-cell>
          <table:table-cell office:value-type="float" office:value="25.865303425" calcext:value-type="float">
            <text:p>25.865303425</text:p>
          </table:table-cell>
          <table:table-cell/>
          <table:table-cell office:value-type="float" office:value="-0.12225867" calcext:value-type="float">
            <text:p>-0.12225867</text:p>
          </table:table-cell>
          <table:table-cell office:value-type="float" office:value="-0.112841088" calcext:value-type="float">
            <text:p>-0.112841088</text:p>
          </table:table-cell>
          <table:table-cell office:value-type="float" office:value="-0.122166942" calcext:value-type="float">
            <text:p>-0.12216694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1-12 10:48:56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93224155" calcext:value-type="float">
            <text:p>0.693224155</text:p>
          </table:table-cell>
          <table:table-cell office:value-type="float" office:value="0.60590632" calcext:value-type="float">
            <text:p>0.60590632</text:p>
          </table:table-cell>
          <table:table-cell office:value-type="float" office:value="0.610565616" calcext:value-type="float">
            <text:p>0.610565616</text:p>
          </table:table-cell>
          <table:table-cell/>
          <table:table-cell office:value-type="float" office:value="0.005663596" calcext:value-type="float">
            <text:p>0.005663596</text:p>
          </table:table-cell>
          <table:table-cell office:value-type="float" office:value="0.004950215" calcext:value-type="float">
            <text:p>0.004950215</text:p>
          </table:table-cell>
          <table:table-cell office:value-type="float" office:value="0.004988281" calcext:value-type="float">
            <text:p>0.004988281</text:p>
          </table:table-cell>
          <table:table-cell/>
          <table:table-cell office:value-type="float" office:value="-0.004232237" calcext:value-type="float">
            <text:p>-0.004232237</text:p>
          </table:table-cell>
          <table:table-cell office:value-type="float" office:value="-0.004945618" calcext:value-type="float">
            <text:p>-0.004945618</text:p>
          </table:table-cell>
          <table:table-cell office:value-type="float" office:value="-0.004907552" calcext:value-type="float">
            <text:p>-0.004907552</text:p>
          </table:table-cell>
          <table:table-cell/>
          <table:table-cell office:value-type="float" office:value="25.879777443" calcext:value-type="float">
            <text:p>25.879777443</text:p>
          </table:table-cell>
          <table:table-cell office:value-type="float" office:value="25.86218448" calcext:value-type="float">
            <text:p>25.86218448</text:p>
          </table:table-cell>
          <table:table-cell office:value-type="float" office:value="25.863123251" calcext:value-type="float">
            <text:p>25.863123251</text:p>
          </table:table-cell>
          <table:table-cell/>
          <table:table-cell office:value-type="float" office:value="-0.107287601" calcext:value-type="float">
            <text:p>-0.107287601</text:p>
          </table:table-cell>
          <table:table-cell office:value-type="float" office:value="-0.125373237" calcext:value-type="float">
            <text:p>-0.125373237</text:p>
          </table:table-cell>
          <table:table-cell office:value-type="float" office:value="-0.124408174" calcext:value-type="float">
            <text:p>-0.12440817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1-12 10:48:57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86938845" calcext:value-type="float">
            <text:p>0.686938845</text:p>
          </table:table-cell>
          <table:table-cell office:value-type="float" office:value="0.604621244" calcext:value-type="float">
            <text:p>0.604621244</text:p>
          </table:table-cell>
          <table:table-cell office:value-type="float" office:value="0.611120535" calcext:value-type="float">
            <text:p>0.611120535</text:p>
          </table:table-cell>
          <table:table-cell/>
          <table:table-cell office:value-type="float" office:value="0.005612245" calcext:value-type="float">
            <text:p>0.005612245</text:p>
          </table:table-cell>
          <table:table-cell office:value-type="float" office:value="0.004939716" calcext:value-type="float">
            <text:p>0.004939716</text:p>
          </table:table-cell>
          <table:table-cell office:value-type="float" office:value="0.004992815" calcext:value-type="float">
            <text:p>0.004992815</text:p>
          </table:table-cell>
          <table:table-cell/>
          <table:table-cell office:value-type="float" office:value="-0.004283588" calcext:value-type="float">
            <text:p>-0.004283588</text:p>
          </table:table-cell>
          <table:table-cell office:value-type="float" office:value="-0.004956117" calcext:value-type="float">
            <text:p>-0.004956117</text:p>
          </table:table-cell>
          <table:table-cell office:value-type="float" office:value="-0.004903019" calcext:value-type="float">
            <text:p>-0.004903019</text:p>
          </table:table-cell>
          <table:table-cell/>
          <table:table-cell office:value-type="float" office:value="25.888620148" calcext:value-type="float">
            <text:p>25.888620148</text:p>
          </table:table-cell>
          <table:table-cell office:value-type="float" office:value="25.872034779" calcext:value-type="float">
            <text:p>25.872034779</text:p>
          </table:table-cell>
          <table:table-cell office:value-type="float" office:value="25.873344266" calcext:value-type="float">
            <text:p>25.873344266</text:p>
          </table:table-cell>
          <table:table-cell/>
          <table:table-cell office:value-type="float" office:value="-0.108589428" calcext:value-type="float">
            <text:p>-0.108589428</text:p>
          </table:table-cell>
          <table:table-cell office:value-type="float" office:value="-0.12563941" calcext:value-type="float">
            <text:p>-0.12563941</text:p>
          </table:table-cell>
          <table:table-cell office:value-type="float" office:value="-0.124293236" calcext:value-type="float">
            <text:p>-0.124293236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1-12 10:48:58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61982973" calcext:value-type="float">
            <text:p>0.661982973</text:p>
          </table:table-cell>
          <table:table-cell office:value-type="float" office:value="0.603869629" calcext:value-type="float">
            <text:p>0.603869629</text:p>
          </table:table-cell>
          <table:table-cell office:value-type="float" office:value="0.632515029" calcext:value-type="float">
            <text:p>0.632515029</text:p>
          </table:table-cell>
          <table:table-cell/>
          <table:table-cell office:value-type="float" office:value="0.005408358" calcext:value-type="float">
            <text:p>0.005408358</text:p>
          </table:table-cell>
          <table:table-cell office:value-type="float" office:value="0.004933575" calcext:value-type="float">
            <text:p>0.004933575</text:p>
          </table:table-cell>
          <table:table-cell office:value-type="float" office:value="0.005167606" calcext:value-type="float">
            <text:p>0.005167606</text:p>
          </table:table-cell>
          <table:table-cell/>
          <table:table-cell office:value-type="float" office:value="-0.004487476" calcext:value-type="float">
            <text:p>-0.004487476</text:p>
          </table:table-cell>
          <table:table-cell office:value-type="float" office:value="-0.004962258" calcext:value-type="float">
            <text:p>-0.004962258</text:p>
          </table:table-cell>
          <table:table-cell office:value-type="float" office:value="-0.004728227" calcext:value-type="float">
            <text:p>-0.004728227</text:p>
          </table:table-cell>
          <table:table-cell/>
          <table:table-cell office:value-type="float" office:value="25.883592059" calcext:value-type="float">
            <text:p>25.883592059</text:p>
          </table:table-cell>
          <table:table-cell office:value-type="float" office:value="25.871883342" calcext:value-type="float">
            <text:p>25.871883342</text:p>
          </table:table-cell>
          <table:table-cell office:value-type="float" office:value="25.877654852" calcext:value-type="float">
            <text:p>25.877654852</text:p>
          </table:table-cell>
          <table:table-cell/>
          <table:table-cell office:value-type="float" office:value="-0.113758361" calcext:value-type="float">
            <text:p>-0.113758361</text:p>
          </table:table-cell>
          <table:table-cell office:value-type="float" office:value="-0.12579509" calcext:value-type="float">
            <text:p>-0.12579509</text:p>
          </table:table-cell>
          <table:table-cell office:value-type="float" office:value="-0.119861888" calcext:value-type="float">
            <text:p>-0.11986188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1-12 10:48:59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34363965" calcext:value-type="float">
            <text:p>0.634363965</text:p>
          </table:table-cell>
          <table:table-cell office:value-type="float" office:value="0.600153279" calcext:value-type="float">
            <text:p>0.600153279</text:p>
          </table:table-cell>
          <table:table-cell office:value-type="float" office:value="0.68070539" calcext:value-type="float">
            <text:p>0.68070539</text:p>
          </table:table-cell>
          <table:table-cell/>
          <table:table-cell office:value-type="float" office:value="0.005182712" calcext:value-type="float">
            <text:p>0.005182712</text:p>
          </table:table-cell>
          <table:table-cell office:value-type="float" office:value="0.004903213" calcext:value-type="float">
            <text:p>0.004903213</text:p>
          </table:table-cell>
          <table:table-cell office:value-type="float" office:value="0.005561319" calcext:value-type="float">
            <text:p>0.005561319</text:p>
          </table:table-cell>
          <table:table-cell/>
          <table:table-cell office:value-type="float" office:value="-0.004713121" calcext:value-type="float">
            <text:p>-0.004713121</text:p>
          </table:table-cell>
          <table:table-cell office:value-type="float" office:value="-0.00499262" calcext:value-type="float">
            <text:p>-0.00499262</text:p>
          </table:table-cell>
          <table:table-cell office:value-type="float" office:value="-0.004334515" calcext:value-type="float">
            <text:p>-0.004334515</text:p>
          </table:table-cell>
          <table:table-cell/>
          <table:table-cell office:value-type="float" office:value="25.872972794" calcext:value-type="float">
            <text:p>25.872972794</text:p>
          </table:table-cell>
          <table:table-cell office:value-type="float" office:value="25.866079951" calcext:value-type="float">
            <text:p>25.866079951</text:p>
          </table:table-cell>
          <table:table-cell office:value-type="float" office:value="25.882309697" calcext:value-type="float">
            <text:p>25.882309697</text:p>
          </table:table-cell>
          <table:table-cell/>
          <table:table-cell office:value-type="float" office:value="-0.119478927" calcext:value-type="float">
            <text:p>-0.119478927</text:p>
          </table:table-cell>
          <table:table-cell office:value-type="float" office:value="-0.126564845" calcext:value-type="float">
            <text:p>-0.126564845</text:p>
          </table:table-cell>
          <table:table-cell office:value-type="float" office:value="-0.109880516" calcext:value-type="float">
            <text:p>-0.109880516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1-12 10:49:01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37316184" calcext:value-type="float">
            <text:p>0.637316184</text:p>
          </table:table-cell>
          <table:table-cell office:value-type="float" office:value="0.598253679" calcext:value-type="float">
            <text:p>0.598253679</text:p>
          </table:table-cell>
          <table:table-cell office:value-type="float" office:value="0.665640314" calcext:value-type="float">
            <text:p>0.665640314</text:p>
          </table:table-cell>
          <table:table-cell/>
          <table:table-cell office:value-type="float" office:value="0.005206832" calcext:value-type="float">
            <text:p>0.005206832</text:p>
          </table:table-cell>
          <table:table-cell office:value-type="float" office:value="0.004887693" calcext:value-type="float">
            <text:p>0.004887693</text:p>
          </table:table-cell>
          <table:table-cell office:value-type="float" office:value="0.005438238" calcext:value-type="float">
            <text:p>0.005438238</text:p>
          </table:table-cell>
          <table:table-cell/>
          <table:table-cell office:value-type="float" office:value="-0.004689002" calcext:value-type="float">
            <text:p>-0.004689002</text:p>
          </table:table-cell>
          <table:table-cell office:value-type="float" office:value="-0.00500814" calcext:value-type="float">
            <text:p>-0.00500814</text:p>
          </table:table-cell>
          <table:table-cell office:value-type="float" office:value="-0.004457595" calcext:value-type="float">
            <text:p>-0.004457595</text:p>
          </table:table-cell>
          <table:table-cell/>
          <table:table-cell office:value-type="float" office:value="25.873567611" calcext:value-type="float">
            <text:p>25.873567611</text:p>
          </table:table-cell>
          <table:table-cell office:value-type="float" office:value="25.865697214" calcext:value-type="float">
            <text:p>25.865697214</text:p>
          </table:table-cell>
          <table:table-cell office:value-type="float" office:value="25.879274383" calcext:value-type="float">
            <text:p>25.879274383</text:p>
          </table:table-cell>
          <table:table-cell/>
          <table:table-cell office:value-type="float" office:value="-0.118867449" calcext:value-type="float">
            <text:p>-0.118867449</text:p>
          </table:table-cell>
          <table:table-cell office:value-type="float" office:value="-0.126958303" calcext:value-type="float">
            <text:p>-0.126958303</text:p>
          </table:table-cell>
          <table:table-cell office:value-type="float" office:value="-0.113000839" calcext:value-type="float">
            <text:p>-0.11300083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1-12 10:49:02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0.634828286" calcext:value-type="float">
            <text:p>0.634828286</text:p>
          </table:table-cell>
          <table:table-cell office:value-type="float" office:value="0.597370934" calcext:value-type="float">
            <text:p>0.597370934</text:p>
          </table:table-cell>
          <table:table-cell office:value-type="float" office:value="0.67653366" calcext:value-type="float">
            <text:p>0.67653366</text:p>
          </table:table-cell>
          <table:table-cell/>
          <table:table-cell office:value-type="float" office:value="0.005186506" calcext:value-type="float">
            <text:p>0.005186506</text:p>
          </table:table-cell>
          <table:table-cell office:value-type="float" office:value="0.004880481" calcext:value-type="float">
            <text:p>0.004880481</text:p>
          </table:table-cell>
          <table:table-cell office:value-type="float" office:value="0.005527236" calcext:value-type="float">
            <text:p>0.005527236</text:p>
          </table:table-cell>
          <table:table-cell/>
          <table:table-cell office:value-type="float" office:value="-0.004709328" calcext:value-type="float">
            <text:p>-0.004709328</text:p>
          </table:table-cell>
          <table:table-cell office:value-type="float" office:value="-0.005015352" calcext:value-type="float">
            <text:p>-0.005015352</text:p>
          </table:table-cell>
          <table:table-cell office:value-type="float" office:value="-0.004368598" calcext:value-type="float">
            <text:p>-0.004368598</text:p>
          </table:table-cell>
          <table:table-cell/>
          <table:table-cell office:value-type="float" office:value="25.888230096" calcext:value-type="float">
            <text:p>25.888230096</text:p>
          </table:table-cell>
          <table:table-cell office:value-type="float" office:value="25.880683208" calcext:value-type="float">
            <text:p>25.880683208</text:p>
          </table:table-cell>
          <table:table-cell office:value-type="float" office:value="25.896632814" calcext:value-type="float">
            <text:p>25.896632814</text:p>
          </table:table-cell>
          <table:table-cell/>
          <table:table-cell office:value-type="float" office:value="-0.119382755" calcext:value-type="float">
            <text:p>-0.119382755</text:p>
          </table:table-cell>
          <table:table-cell office:value-type="float" office:value="-0.127141143" calcext:value-type="float">
            <text:p>-0.127141143</text:p>
          </table:table-cell>
          <table:table-cell office:value-type="float" office:value="-0.110744576" calcext:value-type="float">
            <text:p>-0.11074457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1-12 10:49:03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0.690923416" calcext:value-type="float">
            <text:p>0.690923416</text:p>
          </table:table-cell>
          <table:table-cell office:value-type="float" office:value="0.605518294" calcext:value-type="float">
            <text:p>0.605518294</text:p>
          </table:table-cell>
          <table:table-cell office:value-type="float" office:value="0.597915125" calcext:value-type="float">
            <text:p>0.597915125</text:p>
          </table:table-cell>
          <table:table-cell/>
          <table:table-cell office:value-type="float" office:value="0.005644799" calcext:value-type="float">
            <text:p>0.005644799</text:p>
          </table:table-cell>
          <table:table-cell office:value-type="float" office:value="0.004947045" calcext:value-type="float">
            <text:p>0.004947045</text:p>
          </table:table-cell>
          <table:table-cell office:value-type="float" office:value="0.004884927" calcext:value-type="float">
            <text:p>0.004884927</text:p>
          </table:table-cell>
          <table:table-cell/>
          <table:table-cell office:value-type="float" office:value="-0.004251034" calcext:value-type="float">
            <text:p>-0.004251034</text:p>
          </table:table-cell>
          <table:table-cell office:value-type="float" office:value="-0.004948788" calcext:value-type="float">
            <text:p>-0.004948788</text:p>
          </table:table-cell>
          <table:table-cell office:value-type="float" office:value="-0.005010906" calcext:value-type="float">
            <text:p>-0.005010906</text:p>
          </table:table-cell>
          <table:table-cell/>
          <table:table-cell office:value-type="float" office:value="25.894477487" calcext:value-type="float">
            <text:p>25.894477487</text:p>
          </table:table-cell>
          <table:table-cell office:value-type="float" office:value="25.877270128" calcext:value-type="float">
            <text:p>25.877270128</text:p>
          </table:table-cell>
          <table:table-cell office:value-type="float" office:value="25.875738234" calcext:value-type="float">
            <text:p>25.875738234</text:p>
          </table:table-cell>
          <table:table-cell/>
          <table:table-cell office:value-type="float" office:value="-0.107764135" calcext:value-type="float">
            <text:p>-0.107764135</text:p>
          </table:table-cell>
          <table:table-cell office:value-type="float" office:value="-0.125453608" calcext:value-type="float">
            <text:p>-0.125453608</text:p>
          </table:table-cell>
          <table:table-cell office:value-type="float" office:value="-0.127028427" calcext:value-type="float">
            <text:p>-0.12702842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1-12 10:49:04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61513884" calcext:value-type="float">
            <text:p>0.661513884</text:p>
          </table:table-cell>
          <table:table-cell office:value-type="float" office:value="0.603199673" calcext:value-type="float">
            <text:p>0.603199673</text:p>
          </table:table-cell>
          <table:table-cell office:value-type="float" office:value="0.635135846" calcext:value-type="float">
            <text:p>0.635135846</text:p>
          </table:table-cell>
          <table:table-cell/>
          <table:table-cell office:value-type="float" office:value="0.005404525" calcext:value-type="float">
            <text:p>0.005404525</text:p>
          </table:table-cell>
          <table:table-cell office:value-type="float" office:value="0.004928102" calcext:value-type="float">
            <text:p>0.004928102</text:p>
          </table:table-cell>
          <table:table-cell office:value-type="float" office:value="0.005189018" calcext:value-type="float">
            <text:p>0.005189018</text:p>
          </table:table-cell>
          <table:table-cell/>
          <table:table-cell office:value-type="float" office:value="-0.004491308" calcext:value-type="float">
            <text:p>-0.004491308</text:p>
          </table:table-cell>
          <table:table-cell office:value-type="float" office:value="-0.004967731" calcext:value-type="float">
            <text:p>-0.004967731</text:p>
          </table:table-cell>
          <table:table-cell office:value-type="float" office:value="-0.004706815" calcext:value-type="float">
            <text:p>-0.004706815</text:p>
          </table:table-cell>
          <table:table-cell/>
          <table:table-cell office:value-type="float" office:value="25.883497547" calcext:value-type="float">
            <text:p>25.883497547</text:p>
          </table:table-cell>
          <table:table-cell office:value-type="float" office:value="25.871748358" calcext:value-type="float">
            <text:p>25.871748358</text:p>
          </table:table-cell>
          <table:table-cell office:value-type="float" office:value="25.878182896" calcext:value-type="float">
            <text:p>25.878182896</text:p>
          </table:table-cell>
          <table:table-cell/>
          <table:table-cell office:value-type="float" office:value="-0.11385552" calcext:value-type="float">
            <text:p>-0.11385552</text:p>
          </table:table-cell>
          <table:table-cell office:value-type="float" office:value="-0.125933855" calcext:value-type="float">
            <text:p>-0.125933855</text:p>
          </table:table-cell>
          <table:table-cell office:value-type="float" office:value="-0.119319051" calcext:value-type="float">
            <text:p>-0.1193190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1-12 10:49:06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2627025" calcext:value-type="float">
            <text:p>0.62627025</text:p>
          </table:table-cell>
          <table:table-cell office:value-type="float" office:value="0.647741037" calcext:value-type="float">
            <text:p>0.647741037</text:p>
          </table:table-cell>
          <table:table-cell office:value-type="float" office:value="0.643535333" calcext:value-type="float">
            <text:p>0.643535333</text:p>
          </table:table-cell>
          <table:table-cell/>
          <table:table-cell office:value-type="float" office:value="0.005116587" calcext:value-type="float">
            <text:p>0.005116587</text:p>
          </table:table-cell>
          <table:table-cell office:value-type="float" office:value="0.005292002" calcext:value-type="float">
            <text:p>0.005292002</text:p>
          </table:table-cell>
          <table:table-cell office:value-type="float" office:value="0.005257642" calcext:value-type="float">
            <text:p>0.005257642</text:p>
          </table:table-cell>
          <table:table-cell/>
          <table:table-cell office:value-type="float" office:value="-0.004779246" calcext:value-type="float">
            <text:p>-0.004779246</text:p>
          </table:table-cell>
          <table:table-cell office:value-type="float" office:value="-0.004603831" calcext:value-type="float">
            <text:p>-0.004603831</text:p>
          </table:table-cell>
          <table:table-cell office:value-type="float" office:value="-0.004638192" calcext:value-type="float">
            <text:p>-0.004638192</text:p>
          </table:table-cell>
          <table:table-cell/>
          <table:table-cell office:value-type="float" office:value="25.871342058" calcext:value-type="float">
            <text:p>25.871342058</text:p>
          </table:table-cell>
          <table:table-cell office:value-type="float" office:value="25.875668024" calcext:value-type="float">
            <text:p>25.875668024</text:p>
          </table:table-cell>
          <table:table-cell office:value-type="float" office:value="25.874820654" calcext:value-type="float">
            <text:p>25.874820654</text:p>
          </table:table-cell>
          <table:table-cell/>
          <table:table-cell office:value-type="float" office:value="-0.121155339" calcext:value-type="float">
            <text:p>-0.121155339</text:p>
          </table:table-cell>
          <table:table-cell office:value-type="float" office:value="-0.116708206" calcext:value-type="float">
            <text:p>-0.116708206</text:p>
          </table:table-cell>
          <table:table-cell office:value-type="float" office:value="-0.11757931" calcext:value-type="float">
            <text:p>-0.1175793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1-12 10:49:07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36991338" calcext:value-type="float">
            <text:p>0.636991338</text:p>
          </table:table-cell>
          <table:table-cell office:value-type="float" office:value="0.597778034" calcext:value-type="float">
            <text:p>0.597778034</text:p>
          </table:table-cell>
          <table:table-cell office:value-type="float" office:value="0.671446403" calcext:value-type="float">
            <text:p>0.671446403</text:p>
          </table:table-cell>
          <table:table-cell/>
          <table:table-cell office:value-type="float" office:value="0.005204178" calcext:value-type="float">
            <text:p>0.005204178</text:p>
          </table:table-cell>
          <table:table-cell office:value-type="float" office:value="0.004883807" calcext:value-type="float">
            <text:p>0.004883807</text:p>
          </table:table-cell>
          <table:table-cell office:value-type="float" office:value="0.005485673" calcext:value-type="float">
            <text:p>0.005485673</text:p>
          </table:table-cell>
          <table:table-cell/>
          <table:table-cell office:value-type="float" office:value="-0.004691656" calcext:value-type="float">
            <text:p>-0.004691656</text:p>
          </table:table-cell>
          <table:table-cell office:value-type="float" office:value="-0.005012026" calcext:value-type="float">
            <text:p>-0.005012026</text:p>
          </table:table-cell>
          <table:table-cell office:value-type="float" office:value="-0.00441016" calcext:value-type="float">
            <text:p>-0.00441016</text:p>
          </table:table-cell>
          <table:table-cell/>
          <table:table-cell office:value-type="float" office:value="25.878556742" calcext:value-type="float">
            <text:p>25.878556742</text:p>
          </table:table-cell>
          <table:table-cell office:value-type="float" office:value="25.870655996" calcext:value-type="float">
            <text:p>25.870655996</text:p>
          </table:table-cell>
          <table:table-cell office:value-type="float" office:value="25.885498746" calcext:value-type="float">
            <text:p>25.885498746</text:p>
          </table:table-cell>
          <table:table-cell/>
          <table:table-cell office:value-type="float" office:value="-0.118934733" calcext:value-type="float">
            <text:p>-0.118934733</text:p>
          </table:table-cell>
          <table:table-cell office:value-type="float" office:value="-0.127056822" calcext:value-type="float">
            <text:p>-0.127056822</text:p>
          </table:table-cell>
          <table:table-cell office:value-type="float" office:value="-0.111798264" calcext:value-type="float">
            <text:p>-0.11179826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1-12 10:49:08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0.694812023" calcext:value-type="float">
            <text:p>0.694812023</text:p>
          </table:table-cell>
          <table:table-cell office:value-type="float" office:value="0.604505015" calcext:value-type="float">
            <text:p>0.604505015</text:p>
          </table:table-cell>
          <table:table-cell office:value-type="float" office:value="0.598100495" calcext:value-type="float">
            <text:p>0.598100495</text:p>
          </table:table-cell>
          <table:table-cell/>
          <table:table-cell office:value-type="float" office:value="0.005676569" calcext:value-type="float">
            <text:p>0.005676569</text:p>
          </table:table-cell>
          <table:table-cell office:value-type="float" office:value="0.004938766" calcext:value-type="float">
            <text:p>0.004938766</text:p>
          </table:table-cell>
          <table:table-cell office:value-type="float" office:value="0.004886442" calcext:value-type="float">
            <text:p>0.004886442</text:p>
          </table:table-cell>
          <table:table-cell/>
          <table:table-cell office:value-type="float" office:value="-0.004219265" calcext:value-type="float">
            <text:p>-0.004219265</text:p>
          </table:table-cell>
          <table:table-cell office:value-type="float" office:value="-0.004957067" calcext:value-type="float">
            <text:p>-0.004957067</text:p>
          </table:table-cell>
          <table:table-cell office:value-type="float" office:value="-0.005009391" calcext:value-type="float">
            <text:p>-0.005009391</text:p>
          </table:table-cell>
          <table:table-cell/>
          <table:table-cell office:value-type="float" office:value="25.900315484" calcext:value-type="float">
            <text:p>25.900315484</text:p>
          </table:table-cell>
          <table:table-cell office:value-type="float" office:value="25.882120583" calcext:value-type="float">
            <text:p>25.882120583</text:p>
          </table:table-cell>
          <table:table-cell office:value-type="float" office:value="25.8808302" calcext:value-type="float">
            <text:p>25.8808302</text:p>
          </table:table-cell>
          <table:table-cell/>
          <table:table-cell office:value-type="float" office:value="-0.106958719" calcext:value-type="float">
            <text:p>-0.106958719</text:p>
          </table:table-cell>
          <table:table-cell office:value-type="float" office:value="-0.125663484" calcext:value-type="float">
            <text:p>-0.125663484</text:p>
          </table:table-cell>
          <table:table-cell office:value-type="float" office:value="-0.126990031" calcext:value-type="float">
            <text:p>-0.12699003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1-12 10:49:09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69489583" calcext:value-type="float">
            <text:p>0.669489583</text:p>
          </table:table-cell>
          <table:table-cell office:value-type="float" office:value="0.603888703" calcext:value-type="float">
            <text:p>0.603888703</text:p>
          </table:table-cell>
          <table:table-cell office:value-type="float" office:value="0.626419261" calcext:value-type="float">
            <text:p>0.626419261</text:p>
          </table:table-cell>
          <table:table-cell/>
          <table:table-cell office:value-type="float" office:value="0.005469686" calcext:value-type="float">
            <text:p>0.005469686</text:p>
          </table:table-cell>
          <table:table-cell office:value-type="float" office:value="0.004933731" calcext:value-type="float">
            <text:p>0.004933731</text:p>
          </table:table-cell>
          <table:table-cell office:value-type="float" office:value="0.005117804" calcext:value-type="float">
            <text:p>0.005117804</text:p>
          </table:table-cell>
          <table:table-cell/>
          <table:table-cell office:value-type="float" office:value="-0.004426147" calcext:value-type="float">
            <text:p>-0.004426147</text:p>
          </table:table-cell>
          <table:table-cell office:value-type="float" office:value="-0.004962102" calcext:value-type="float">
            <text:p>-0.004962102</text:p>
          </table:table-cell>
          <table:table-cell office:value-type="float" office:value="-0.004778029" calcext:value-type="float">
            <text:p>-0.004778029</text:p>
          </table:table-cell>
          <table:table-cell/>
          <table:table-cell office:value-type="float" office:value="25.880049935" calcext:value-type="float">
            <text:p>25.880049935</text:p>
          </table:table-cell>
          <table:table-cell office:value-type="float" office:value="25.866832574" calcext:value-type="float">
            <text:p>25.866832574</text:p>
          </table:table-cell>
          <table:table-cell office:value-type="float" office:value="25.871372081" calcext:value-type="float">
            <text:p>25.871372081</text:p>
          </table:table-cell>
          <table:table-cell/>
          <table:table-cell office:value-type="float" office:value="-0.112203566" calcext:value-type="float">
            <text:p>-0.112203566</text:p>
          </table:table-cell>
          <table:table-cell office:value-type="float" office:value="-0.125791139" calcext:value-type="float">
            <text:p>-0.125791139</text:p>
          </table:table-cell>
          <table:table-cell office:value-type="float" office:value="-0.121124475" calcext:value-type="float">
            <text:p>-0.12112447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1-12 10:49:10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71250304" calcext:value-type="float">
            <text:p>0.671250304</text:p>
          </table:table-cell>
          <table:table-cell office:value-type="float" office:value="0.619537904" calcext:value-type="float">
            <text:p>0.619537904</text:p>
          </table:table-cell>
          <table:table-cell office:value-type="float" office:value="0.606424285" calcext:value-type="float">
            <text:p>0.606424285</text:p>
          </table:table-cell>
          <table:table-cell/>
          <table:table-cell office:value-type="float" office:value="0.005484071" calcext:value-type="float">
            <text:p>0.005484071</text:p>
          </table:table-cell>
          <table:table-cell office:value-type="float" office:value="0.005061584" calcext:value-type="float">
            <text:p>0.005061584</text:p>
          </table:table-cell>
          <table:table-cell office:value-type="float" office:value="0.004954447" calcext:value-type="float">
            <text:p>0.004954447</text:p>
          </table:table-cell>
          <table:table-cell/>
          <table:table-cell office:value-type="float" office:value="-0.004411762" calcext:value-type="float">
            <text:p>-0.004411762</text:p>
          </table:table-cell>
          <table:table-cell office:value-type="float" office:value="-0.004834249" calcext:value-type="float">
            <text:p>-0.004834249</text:p>
          </table:table-cell>
          <table:table-cell office:value-type="float" office:value="-0.004941387" calcext:value-type="float">
            <text:p>-0.004941387</text:p>
          </table:table-cell>
          <table:table-cell/>
          <table:table-cell office:value-type="float" office:value="25.885459236" calcext:value-type="float">
            <text:p>25.885459236</text:p>
          </table:table-cell>
          <table:table-cell office:value-type="float" office:value="25.875040209" calcext:value-type="float">
            <text:p>25.875040209</text:p>
          </table:table-cell>
          <table:table-cell office:value-type="float" office:value="25.872398059" calcext:value-type="float">
            <text:p>25.872398059</text:p>
          </table:table-cell>
          <table:table-cell/>
          <table:table-cell office:value-type="float" office:value="-0.11183888" calcext:value-type="float">
            <text:p>-0.11183888</text:p>
          </table:table-cell>
          <table:table-cell office:value-type="float" office:value="-0.12254978" calcext:value-type="float">
            <text:p>-0.12254978</text:p>
          </table:table-cell>
          <table:table-cell office:value-type="float" office:value="-0.125265953" calcext:value-type="float">
            <text:p>-0.12526595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1-12 10:49:12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93885767" calcext:value-type="float">
            <text:p>0.693885767</text:p>
          </table:table-cell>
          <table:table-cell office:value-type="float" office:value="0.603957844" calcext:value-type="float">
            <text:p>0.603957844</text:p>
          </table:table-cell>
          <table:table-cell office:value-type="float" office:value="0.605044437" calcext:value-type="float">
            <text:p>0.605044437</text:p>
          </table:table-cell>
          <table:table-cell/>
          <table:table-cell office:value-type="float" office:value="0.005669001" calcext:value-type="float">
            <text:p>0.005669001</text:p>
          </table:table-cell>
          <table:table-cell office:value-type="float" office:value="0.004934296" calcext:value-type="float">
            <text:p>0.004934296</text:p>
          </table:table-cell>
          <table:table-cell office:value-type="float" office:value="0.004943174" calcext:value-type="float">
            <text:p>0.004943174</text:p>
          </table:table-cell>
          <table:table-cell/>
          <table:table-cell office:value-type="float" office:value="-0.004226832" calcext:value-type="float">
            <text:p>-0.004226832</text:p>
          </table:table-cell>
          <table:table-cell office:value-type="float" office:value="-0.004961537" calcext:value-type="float">
            <text:p>-0.004961537</text:p>
          </table:table-cell>
          <table:table-cell office:value-type="float" office:value="-0.00495266" calcext:value-type="float">
            <text:p>-0.00495266</text:p>
          </table:table-cell>
          <table:table-cell/>
          <table:table-cell office:value-type="float" office:value="25.884965275" calcext:value-type="float">
            <text:p>25.884965275</text:p>
          </table:table-cell>
          <table:table-cell office:value-type="float" office:value="25.866846505" calcext:value-type="float">
            <text:p>25.866846505</text:p>
          </table:table-cell>
          <table:table-cell office:value-type="float" office:value="25.867065434" calcext:value-type="float">
            <text:p>25.867065434</text:p>
          </table:table-cell>
          <table:table-cell/>
          <table:table-cell office:value-type="float" office:value="-0.107150567" calcext:value-type="float">
            <text:p>-0.107150567</text:p>
          </table:table-cell>
          <table:table-cell office:value-type="float" office:value="-0.125776818" calcext:value-type="float">
            <text:p>-0.125776818</text:p>
          </table:table-cell>
          <table:table-cell office:value-type="float" office:value="-0.125551756" calcext:value-type="float">
            <text:p>-0.12555175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1-12 10:49:13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0.632685498" calcext:value-type="float">
            <text:p>0.632685498</text:p>
          </table:table-cell>
          <table:table-cell office:value-type="float" office:value="0.612534358" calcext:value-type="float">
            <text:p>0.612534358</text:p>
          </table:table-cell>
          <table:table-cell office:value-type="float" office:value="0.678073249" calcext:value-type="float">
            <text:p>0.678073249</text:p>
          </table:table-cell>
          <table:table-cell/>
          <table:table-cell office:value-type="float" office:value="0.005168999" calcext:value-type="float">
            <text:p>0.005168999</text:p>
          </table:table-cell>
          <table:table-cell office:value-type="float" office:value="0.005004366" calcext:value-type="float">
            <text:p>0.005004366</text:p>
          </table:table-cell>
          <table:table-cell office:value-type="float" office:value="0.005539814" calcext:value-type="float">
            <text:p>0.005539814</text:p>
          </table:table-cell>
          <table:table-cell/>
          <table:table-cell office:value-type="float" office:value="-0.004726834" calcext:value-type="float">
            <text:p>-0.004726834</text:p>
          </table:table-cell>
          <table:table-cell office:value-type="float" office:value="-0.004891468" calcext:value-type="float">
            <text:p>-0.004891468</text:p>
          </table:table-cell>
          <table:table-cell office:value-type="float" office:value="-0.004356019" calcext:value-type="float">
            <text:p>-0.004356019</text:p>
          </table:table-cell>
          <table:table-cell/>
          <table:table-cell office:value-type="float" office:value="25.882743784" calcext:value-type="float">
            <text:p>25.882743784</text:p>
          </table:table-cell>
          <table:table-cell office:value-type="float" office:value="25.878683729" calcext:value-type="float">
            <text:p>25.878683729</text:p>
          </table:table-cell>
          <table:table-cell office:value-type="float" office:value="25.891888462" calcext:value-type="float">
            <text:p>25.891888462</text:p>
          </table:table-cell>
          <table:table-cell/>
          <table:table-cell office:value-type="float" office:value="-0.11982658" calcext:value-type="float">
            <text:p>-0.11982658</text:p>
          </table:table-cell>
          <table:table-cell office:value-type="float" office:value="-0.124000396" calcext:value-type="float">
            <text:p>-0.124000396</text:p>
          </table:table-cell>
          <table:table-cell office:value-type="float" office:value="-0.110425692" calcext:value-type="float">
            <text:p>-0.11042569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1-12 10:49:14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70745453" calcext:value-type="float">
            <text:p>0.670745453</text:p>
          </table:table-cell>
          <table:table-cell office:value-type="float" office:value="0.619987323" calcext:value-type="float">
            <text:p>0.619987323</text:p>
          </table:table-cell>
          <table:table-cell office:value-type="float" office:value="0.606796218" calcext:value-type="float">
            <text:p>0.606796218</text:p>
          </table:table-cell>
          <table:table-cell/>
          <table:table-cell office:value-type="float" office:value="0.005479947" calcext:value-type="float">
            <text:p>0.005479947</text:p>
          </table:table-cell>
          <table:table-cell office:value-type="float" office:value="0.005065256" calcext:value-type="float">
            <text:p>0.005065256</text:p>
          </table:table-cell>
          <table:table-cell office:value-type="float" office:value="0.004957485" calcext:value-type="float">
            <text:p>0.004957485</text:p>
          </table:table-cell>
          <table:table-cell/>
          <table:table-cell office:value-type="float" office:value="-0.004415887" calcext:value-type="float">
            <text:p>-0.004415887</text:p>
          </table:table-cell>
          <table:table-cell office:value-type="float" office:value="-0.004830577" calcext:value-type="float">
            <text:p>-0.004830577</text:p>
          </table:table-cell>
          <table:table-cell office:value-type="float" office:value="-0.004938348" calcext:value-type="float">
            <text:p>-0.004938348</text:p>
          </table:table-cell>
          <table:table-cell/>
          <table:table-cell office:value-type="float" office:value="25.880302968" calcext:value-type="float">
            <text:p>25.880302968</text:p>
          </table:table-cell>
          <table:table-cell office:value-type="float" office:value="25.870076162" calcext:value-type="float">
            <text:p>25.870076162</text:p>
          </table:table-cell>
          <table:table-cell office:value-type="float" office:value="25.867418388" calcext:value-type="float">
            <text:p>25.867418388</text:p>
          </table:table-cell>
          <table:table-cell/>
          <table:table-cell office:value-type="float" office:value="-0.111943447" calcext:value-type="float">
            <text:p>-0.111943447</text:p>
          </table:table-cell>
          <table:table-cell office:value-type="float" office:value="-0.122456694" calcext:value-type="float">
            <text:p>-0.122456694</text:p>
          </table:table-cell>
          <table:table-cell office:value-type="float" office:value="-0.125188916" calcext:value-type="float">
            <text:p>-0.12518891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1-12 10:49:15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25185445" calcext:value-type="float">
            <text:p>0.625185445</text:p>
          </table:table-cell>
          <table:table-cell office:value-type="float" office:value="0.649478513" calcext:value-type="float">
            <text:p>0.649478513</text:p>
          </table:table-cell>
          <table:table-cell office:value-type="float" office:value="0.642964917" calcext:value-type="float">
            <text:p>0.642964917</text:p>
          </table:table-cell>
          <table:table-cell/>
          <table:table-cell office:value-type="float" office:value="0.005107724" calcext:value-type="float">
            <text:p>0.005107724</text:p>
          </table:table-cell>
          <table:table-cell office:value-type="float" office:value="0.005306197" calcext:value-type="float">
            <text:p>0.005306197</text:p>
          </table:table-cell>
          <table:table-cell office:value-type="float" office:value="0.005252981" calcext:value-type="float">
            <text:p>0.005252981</text:p>
          </table:table-cell>
          <table:table-cell/>
          <table:table-cell office:value-type="float" office:value="-0.004788109" calcext:value-type="float">
            <text:p>-0.004788109</text:p>
          </table:table-cell>
          <table:table-cell office:value-type="float" office:value="-0.004589636" calcext:value-type="float">
            <text:p>-0.004589636</text:p>
          </table:table-cell>
          <table:table-cell office:value-type="float" office:value="-0.004642852" calcext:value-type="float">
            <text:p>-0.004642852</text:p>
          </table:table-cell>
          <table:table-cell/>
          <table:table-cell office:value-type="float" office:value="25.876178082" calcext:value-type="float">
            <text:p>25.876178082</text:p>
          </table:table-cell>
          <table:table-cell office:value-type="float" office:value="25.881072662" calcext:value-type="float">
            <text:p>25.881072662</text:p>
          </table:table-cell>
          <table:table-cell office:value-type="float" office:value="25.879760301" calcext:value-type="float">
            <text:p>25.879760301</text:p>
          </table:table-cell>
          <table:table-cell/>
          <table:table-cell office:value-type="float" office:value="-0.12138003" calcext:value-type="float">
            <text:p>-0.12138003</text:p>
          </table:table-cell>
          <table:table-cell office:value-type="float" office:value="-0.116348333" calcext:value-type="float">
            <text:p>-0.116348333</text:p>
          </table:table-cell>
          <table:table-cell office:value-type="float" office:value="-0.117697457" calcext:value-type="float">
            <text:p>-0.11769745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1-12 10:49:17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20012357" calcext:value-type="float">
            <text:p>0.620012357</text:p>
          </table:table-cell>
          <table:table-cell office:value-type="float" office:value="0.670398554" calcext:value-type="float">
            <text:p>0.670398554</text:p>
          </table:table-cell>
          <table:table-cell office:value-type="float" office:value="0.618666484" calcext:value-type="float">
            <text:p>0.618666484</text:p>
          </table:table-cell>
          <table:table-cell/>
          <table:table-cell office:value-type="float" office:value="0.00506546" calcext:value-type="float">
            <text:p>0.00506546</text:p>
          </table:table-cell>
          <table:table-cell office:value-type="float" office:value="0.005477112" calcext:value-type="float">
            <text:p>0.005477112</text:p>
          </table:table-cell>
          <table:table-cell office:value-type="float" office:value="0.005054465" calcext:value-type="float">
            <text:p>0.005054465</text:p>
          </table:table-cell>
          <table:table-cell/>
          <table:table-cell office:value-type="float" office:value="-0.004830373" calcext:value-type="float">
            <text:p>-0.004830373</text:p>
          </table:table-cell>
          <table:table-cell office:value-type="float" office:value="-0.004418721" calcext:value-type="float">
            <text:p>-0.004418721</text:p>
          </table:table-cell>
          <table:table-cell office:value-type="float" office:value="-0.004841369" calcext:value-type="float">
            <text:p>-0.004841369</text:p>
          </table:table-cell>
          <table:table-cell/>
          <table:table-cell office:value-type="float" office:value="25.875135802" calcext:value-type="float">
            <text:p>25.875135802</text:p>
          </table:table-cell>
          <table:table-cell office:value-type="float" office:value="25.885287626" calcext:value-type="float">
            <text:p>25.885287626</text:p>
          </table:table-cell>
          <table:table-cell office:value-type="float" office:value="25.874864634" calcext:value-type="float">
            <text:p>25.874864634</text:p>
          </table:table-cell>
          <table:table-cell/>
          <table:table-cell office:value-type="float" office:value="-0.122451509" calcext:value-type="float">
            <text:p>-0.122451509</text:p>
          </table:table-cell>
          <table:table-cell office:value-type="float" office:value="-0.112015298" calcext:value-type="float">
            <text:p>-0.112015298</text:p>
          </table:table-cell>
          <table:table-cell office:value-type="float" office:value="-0.122730274" calcext:value-type="float">
            <text:p>-0.12273027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1-12 10:49:18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0.691534959" calcext:value-type="float">
            <text:p>0.691534959</text:p>
          </table:table-cell>
          <table:table-cell office:value-type="float" office:value="0.604863835" calcext:value-type="float">
            <text:p>0.604863835</text:p>
          </table:table-cell>
          <table:table-cell office:value-type="float" office:value="0.598732304" calcext:value-type="float">
            <text:p>0.598732304</text:p>
          </table:table-cell>
          <table:table-cell/>
          <table:table-cell office:value-type="float" office:value="0.005649795" calcext:value-type="float">
            <text:p>0.005649795</text:p>
          </table:table-cell>
          <table:table-cell office:value-type="float" office:value="0.004941698" calcext:value-type="float">
            <text:p>0.004941698</text:p>
          </table:table-cell>
          <table:table-cell office:value-type="float" office:value="0.004891604" calcext:value-type="float">
            <text:p>0.004891604</text:p>
          </table:table-cell>
          <table:table-cell/>
          <table:table-cell office:value-type="float" office:value="-0.004246038" calcext:value-type="float">
            <text:p>-0.004246038</text:p>
          </table:table-cell>
          <table:table-cell office:value-type="float" office:value="-0.004954135" calcext:value-type="float">
            <text:p>-0.004954135</text:p>
          </table:table-cell>
          <table:table-cell office:value-type="float" office:value="-0.00500423" calcext:value-type="float">
            <text:p>-0.00500423</text:p>
          </table:table-cell>
          <table:table-cell/>
          <table:table-cell office:value-type="float" office:value="25.894600699" calcext:value-type="float">
            <text:p>25.894600699</text:p>
          </table:table-cell>
          <table:table-cell office:value-type="float" office:value="25.877138267" calcext:value-type="float">
            <text:p>25.877138267</text:p>
          </table:table-cell>
          <table:table-cell office:value-type="float" office:value="25.875902881" calcext:value-type="float">
            <text:p>25.875902881</text:p>
          </table:table-cell>
          <table:table-cell/>
          <table:table-cell office:value-type="float" office:value="-0.107637471" calcext:value-type="float">
            <text:p>-0.107637471</text:p>
          </table:table-cell>
          <table:table-cell office:value-type="float" office:value="-0.125589163" calcext:value-type="float">
            <text:p>-0.125589163</text:p>
          </table:table-cell>
          <table:table-cell office:value-type="float" office:value="-0.126859167" calcext:value-type="float">
            <text:p>-0.12685916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1-12 10:49:19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80044971" calcext:value-type="float">
            <text:p>0.680044971</text:p>
          </table:table-cell>
          <table:table-cell office:value-type="float" office:value="0.603869629" calcext:value-type="float">
            <text:p>0.603869629</text:p>
          </table:table-cell>
          <table:table-cell office:value-type="float" office:value="0.617732479" calcext:value-type="float">
            <text:p>0.617732479</text:p>
          </table:table-cell>
          <table:table-cell/>
          <table:table-cell office:value-type="float" office:value="0.005555923" calcext:value-type="float">
            <text:p>0.005555923</text:p>
          </table:table-cell>
          <table:table-cell office:value-type="float" office:value="0.004933575" calcext:value-type="float">
            <text:p>0.004933575</text:p>
          </table:table-cell>
          <table:table-cell office:value-type="float" office:value="0.005046834" calcext:value-type="float">
            <text:p>0.005046834</text:p>
          </table:table-cell>
          <table:table-cell/>
          <table:table-cell office:value-type="float" office:value="-0.00433991" calcext:value-type="float">
            <text:p>-0.00433991</text:p>
          </table:table-cell>
          <table:table-cell office:value-type="float" office:value="-0.004962258" calcext:value-type="float">
            <text:p>-0.004962258</text:p>
          </table:table-cell>
          <table:table-cell office:value-type="float" office:value="-0.004848999" calcext:value-type="float">
            <text:p>-0.004848999</text:p>
          </table:table-cell>
          <table:table-cell/>
          <table:table-cell office:value-type="float" office:value="25.887231178" calcext:value-type="float">
            <text:p>25.887231178</text:p>
          </table:table-cell>
          <table:table-cell office:value-type="float" office:value="25.871883342" calcext:value-type="float">
            <text:p>25.871883342</text:p>
          </table:table-cell>
          <table:table-cell office:value-type="float" office:value="25.87467645" calcext:value-type="float">
            <text:p>25.87467645</text:p>
          </table:table-cell>
          <table:table-cell/>
          <table:table-cell office:value-type="float" office:value="-0.110017304" calcext:value-type="float">
            <text:p>-0.110017304</text:p>
          </table:table-cell>
          <table:table-cell office:value-type="float" office:value="-0.12579509" calcext:value-type="float">
            <text:p>-0.12579509</text:p>
          </table:table-cell>
          <table:table-cell office:value-type="float" office:value="-0.12292373" calcext:value-type="float">
            <text:p>-0.1229237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1-12 10:49:20</text:p>
          </table:table-cell>
          <table:table-cell office:value-type="float" office:value="26.00941" calcext:value-type="float">
            <text:p>26.00941</text:p>
          </table:table-cell>
          <table:table-cell office:value-type="float" office:value="0.664045294" calcext:value-type="float">
            <text:p>0.664045294</text:p>
          </table:table-cell>
          <table:table-cell office:value-type="float" office:value="0.630105213" calcext:value-type="float">
            <text:p>0.630105213</text:p>
          </table:table-cell>
          <table:table-cell office:value-type="float" office:value="0.610215737" calcext:value-type="float">
            <text:p>0.610215737</text:p>
          </table:table-cell>
          <table:table-cell/>
          <table:table-cell office:value-type="float" office:value="0.005425207" calcext:value-type="float">
            <text:p>0.005425207</text:p>
          </table:table-cell>
          <table:table-cell office:value-type="float" office:value="0.005147918" calcext:value-type="float">
            <text:p>0.005147918</text:p>
          </table:table-cell>
          <table:table-cell office:value-type="float" office:value="0.004985423" calcext:value-type="float">
            <text:p>0.004985423</text:p>
          </table:table-cell>
          <table:table-cell/>
          <table:table-cell office:value-type="float" office:value="-0.004470627" calcext:value-type="float">
            <text:p>-0.004470627</text:p>
          </table:table-cell>
          <table:table-cell office:value-type="float" office:value="-0.004747915" calcext:value-type="float">
            <text:p>-0.004747915</text:p>
          </table:table-cell>
          <table:table-cell office:value-type="float" office:value="-0.004910411" calcext:value-type="float">
            <text:p>-0.004910411</text:p>
          </table:table-cell>
          <table:table-cell/>
          <table:table-cell office:value-type="float" office:value="25.899171246" calcext:value-type="float">
            <text:p>25.899171246</text:p>
          </table:table-cell>
          <table:table-cell office:value-type="float" office:value="25.892333085" calcext:value-type="float">
            <text:p>25.892333085</text:p>
          </table:table-cell>
          <table:table-cell office:value-type="float" office:value="25.888325784" calcext:value-type="float">
            <text:p>25.888325784</text:p>
          </table:table-cell>
          <table:table-cell/>
          <table:table-cell office:value-type="float" office:value="-0.113331206" calcext:value-type="float">
            <text:p>-0.113331206</text:p>
          </table:table-cell>
          <table:table-cell office:value-type="float" office:value="-0.120361022" calcext:value-type="float">
            <text:p>-0.120361022</text:p>
          </table:table-cell>
          <table:table-cell office:value-type="float" office:value="-0.124480643" calcext:value-type="float">
            <text:p>-0.12448064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1-12 10:49:22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97193825" calcext:value-type="float">
            <text:p>0.697193825</text:p>
          </table:table-cell>
          <table:table-cell office:value-type="float" office:value="0.605067683" calcext:value-type="float">
            <text:p>0.605067683</text:p>
          </table:table-cell>
          <table:table-cell office:value-type="float" office:value="0.599658561" calcext:value-type="float">
            <text:p>0.599658561</text:p>
          </table:table-cell>
          <table:table-cell/>
          <table:table-cell office:value-type="float" office:value="0.005696028" calcext:value-type="float">
            <text:p>0.005696028</text:p>
          </table:table-cell>
          <table:table-cell office:value-type="float" office:value="0.004943363" calcext:value-type="float">
            <text:p>0.004943363</text:p>
          </table:table-cell>
          <table:table-cell office:value-type="float" office:value="0.004899171" calcext:value-type="float">
            <text:p>0.004899171</text:p>
          </table:table-cell>
          <table:table-cell/>
          <table:table-cell office:value-type="float" office:value="-0.004199805" calcext:value-type="float">
            <text:p>-0.004199805</text:p>
          </table:table-cell>
          <table:table-cell office:value-type="float" office:value="-0.00495247" calcext:value-type="float">
            <text:p>-0.00495247</text:p>
          </table:table-cell>
          <table:table-cell office:value-type="float" office:value="-0.004996662" calcext:value-type="float">
            <text:p>-0.004996662</text:p>
          </table:table-cell>
          <table:table-cell/>
          <table:table-cell office:value-type="float" office:value="25.890686307" calcext:value-type="float">
            <text:p>25.890686307</text:p>
          </table:table-cell>
          <table:table-cell office:value-type="float" office:value="25.872124728" calcext:value-type="float">
            <text:p>25.872124728</text:p>
          </table:table-cell>
          <table:table-cell office:value-type="float" office:value="25.871034888" calcext:value-type="float">
            <text:p>25.871034888</text:p>
          </table:table-cell>
          <table:table-cell/>
          <table:table-cell office:value-type="float" office:value="-0.106465396" calcext:value-type="float">
            <text:p>-0.106465396</text:p>
          </table:table-cell>
          <table:table-cell office:value-type="float" office:value="-0.125546941" calcext:value-type="float">
            <text:p>-0.125546941</text:p>
          </table:table-cell>
          <table:table-cell office:value-type="float" office:value="-0.126667314" calcext:value-type="float">
            <text:p>-0.12666731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1-12 10:49:23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88863479" calcext:value-type="float">
            <text:p>0.688863479</text:p>
          </table:table-cell>
          <table:table-cell office:value-type="float" office:value="0.606818868" calcext:value-type="float">
            <text:p>0.606818868</text:p>
          </table:table-cell>
          <table:table-cell office:value-type="float" office:value="0.60055263" calcext:value-type="float">
            <text:p>0.60055263</text:p>
          </table:table-cell>
          <table:table-cell/>
          <table:table-cell office:value-type="float" office:value="0.00562797" calcext:value-type="float">
            <text:p>0.00562797</text:p>
          </table:table-cell>
          <table:table-cell office:value-type="float" office:value="0.00495767" calcext:value-type="float">
            <text:p>0.00495767</text:p>
          </table:table-cell>
          <table:table-cell office:value-type="float" office:value="0.004906476" calcext:value-type="float">
            <text:p>0.004906476</text:p>
          </table:table-cell>
          <table:table-cell/>
          <table:table-cell office:value-type="float" office:value="-0.004267864" calcext:value-type="float">
            <text:p>-0.004267864</text:p>
          </table:table-cell>
          <table:table-cell office:value-type="float" office:value="-0.004938163" calcext:value-type="float">
            <text:p>-0.004938163</text:p>
          </table:table-cell>
          <table:table-cell office:value-type="float" office:value="-0.004989358" calcext:value-type="float">
            <text:p>-0.004989358</text:p>
          </table:table-cell>
          <table:table-cell/>
          <table:table-cell office:value-type="float" office:value="25.883953387" calcext:value-type="float">
            <text:p>25.883953387</text:p>
          </table:table-cell>
          <table:table-cell office:value-type="float" office:value="25.867422951" calcext:value-type="float">
            <text:p>25.867422951</text:p>
          </table:table-cell>
          <table:table-cell office:value-type="float" office:value="25.866160413" calcext:value-type="float">
            <text:p>25.866160413</text:p>
          </table:table-cell>
          <table:table-cell/>
          <table:table-cell office:value-type="float" office:value="-0.108190794" calcext:value-type="float">
            <text:p>-0.108190794</text:p>
          </table:table-cell>
          <table:table-cell office:value-type="float" office:value="-0.125184224" calcext:value-type="float">
            <text:p>-0.125184224</text:p>
          </table:table-cell>
          <table:table-cell office:value-type="float" office:value="-0.126482128" calcext:value-type="float">
            <text:p>-0.12648212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1-12 10:49:24</text:p>
          </table:table-cell>
          <table:table-cell office:value-type="float" office:value="26.00436" calcext:value-type="float">
            <text:p>26.00436</text:p>
          </table:table-cell>
          <table:table-cell office:value-type="float" office:value="0.697059118" calcext:value-type="float">
            <text:p>0.697059118</text:p>
          </table:table-cell>
          <table:table-cell office:value-type="float" office:value="0.605149341" calcext:value-type="float">
            <text:p>0.605149341</text:p>
          </table:table-cell>
          <table:table-cell office:value-type="float" office:value="0.601558757" calcext:value-type="float">
            <text:p>0.601558757</text:p>
          </table:table-cell>
          <table:table-cell/>
          <table:table-cell office:value-type="float" office:value="0.005694927" calcext:value-type="float">
            <text:p>0.005694927</text:p>
          </table:table-cell>
          <table:table-cell office:value-type="float" office:value="0.004944031" calcext:value-type="float">
            <text:p>0.004944031</text:p>
          </table:table-cell>
          <table:table-cell office:value-type="float" office:value="0.004914696" calcext:value-type="float">
            <text:p>0.004914696</text:p>
          </table:table-cell>
          <table:table-cell/>
          <table:table-cell office:value-type="float" office:value="-0.004200906" calcext:value-type="float">
            <text:p>-0.004200906</text:p>
          </table:table-cell>
          <table:table-cell office:value-type="float" office:value="-0.004951803" calcext:value-type="float">
            <text:p>-0.004951803</text:p>
          </table:table-cell>
          <table:table-cell office:value-type="float" office:value="-0.004981138" calcext:value-type="float">
            <text:p>-0.004981138</text:p>
          </table:table-cell>
          <table:table-cell/>
          <table:table-cell office:value-type="float" office:value="25.900768221" calcext:value-type="float">
            <text:p>25.900768221</text:p>
          </table:table-cell>
          <table:table-cell office:value-type="float" office:value="25.882250401" calcext:value-type="float">
            <text:p>25.882250401</text:p>
          </table:table-cell>
          <table:table-cell office:value-type="float" office:value="25.881526971" calcext:value-type="float">
            <text:p>25.881526971</text:p>
          </table:table-cell>
          <table:table-cell/>
          <table:table-cell office:value-type="float" office:value="-0.106493297" calcext:value-type="float">
            <text:p>-0.106493297</text:p>
          </table:table-cell>
          <table:table-cell office:value-type="float" office:value="-0.125530027" calcext:value-type="float">
            <text:p>-0.125530027</text:p>
          </table:table-cell>
          <table:table-cell office:value-type="float" office:value="-0.126273733" calcext:value-type="float">
            <text:p>-0.126273733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1-12 10:49:25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77977881" calcext:value-type="float">
            <text:p>0.677977881</text:p>
          </table:table-cell>
          <table:table-cell office:value-type="float" office:value="0.604402495" calcext:value-type="float">
            <text:p>0.604402495</text:p>
          </table:table-cell>
          <table:table-cell office:value-type="float" office:value="0.618603303" calcext:value-type="float">
            <text:p>0.618603303</text:p>
          </table:table-cell>
          <table:table-cell/>
          <table:table-cell office:value-type="float" office:value="0.005539035" calcext:value-type="float">
            <text:p>0.005539035</text:p>
          </table:table-cell>
          <table:table-cell office:value-type="float" office:value="0.004937929" calcext:value-type="float">
            <text:p>0.004937929</text:p>
          </table:table-cell>
          <table:table-cell office:value-type="float" office:value="0.005053949" calcext:value-type="float">
            <text:p>0.005053949</text:p>
          </table:table-cell>
          <table:table-cell/>
          <table:table-cell office:value-type="float" office:value="-0.004356798" calcext:value-type="float">
            <text:p>-0.004356798</text:p>
          </table:table-cell>
          <table:table-cell office:value-type="float" office:value="-0.004957904" calcext:value-type="float">
            <text:p>-0.004957904</text:p>
          </table:table-cell>
          <table:table-cell office:value-type="float" office:value="-0.004841885" calcext:value-type="float">
            <text:p>-0.004841885</text:p>
          </table:table-cell>
          <table:table-cell/>
          <table:table-cell office:value-type="float" office:value="25.886814703" calcext:value-type="float">
            <text:p>25.886814703</text:p>
          </table:table-cell>
          <table:table-cell office:value-type="float" office:value="25.871990705" calcext:value-type="float">
            <text:p>25.871990705</text:p>
          </table:table-cell>
          <table:table-cell office:value-type="float" office:value="25.874851905" calcext:value-type="float">
            <text:p>25.874851905</text:p>
          </table:table-cell>
          <table:table-cell/>
          <table:table-cell office:value-type="float" office:value="-0.110445445" calcext:value-type="float">
            <text:p>-0.110445445</text:p>
          </table:table-cell>
          <table:table-cell office:value-type="float" office:value="-0.125684719" calcext:value-type="float">
            <text:p>-0.125684719</text:p>
          </table:table-cell>
          <table:table-cell office:value-type="float" office:value="-0.12274336" calcext:value-type="float">
            <text:p>-0.1227433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1-12 10:49:27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70242986" calcext:value-type="float">
            <text:p>0.670242986</text:p>
          </table:table-cell>
          <table:table-cell office:value-type="float" office:value="0.623807385" calcext:value-type="float">
            <text:p>0.623807385</text:p>
          </table:table-cell>
          <table:table-cell office:value-type="float" office:value="0.608859731" calcext:value-type="float">
            <text:p>0.608859731</text:p>
          </table:table-cell>
          <table:table-cell/>
          <table:table-cell office:value-type="float" office:value="0.005475841" calcext:value-type="float">
            <text:p>0.005475841</text:p>
          </table:table-cell>
          <table:table-cell office:value-type="float" office:value="0.005096466" calcext:value-type="float">
            <text:p>0.005096466</text:p>
          </table:table-cell>
          <table:table-cell office:value-type="float" office:value="0.004974344" calcext:value-type="float">
            <text:p>0.004974344</text:p>
          </table:table-cell>
          <table:table-cell/>
          <table:table-cell office:value-type="float" office:value="-0.004419992" calcext:value-type="float">
            <text:p>-0.004419992</text:p>
          </table:table-cell>
          <table:table-cell office:value-type="float" office:value="-0.004799368" calcext:value-type="float">
            <text:p>-0.004799368</text:p>
          </table:table-cell>
          <table:table-cell office:value-type="float" office:value="-0.004921489" calcext:value-type="float">
            <text:p>-0.004921489</text:p>
          </table:table-cell>
          <table:table-cell/>
          <table:table-cell office:value-type="float" office:value="25.885256282" calcext:value-type="float">
            <text:p>25.885256282</text:p>
          </table:table-cell>
          <table:table-cell office:value-type="float" office:value="25.875900429" calcext:value-type="float">
            <text:p>25.875900429</text:p>
          </table:table-cell>
          <table:table-cell office:value-type="float" office:value="25.872888756" calcext:value-type="float">
            <text:p>25.872888756</text:p>
          </table:table-cell>
          <table:table-cell/>
          <table:table-cell office:value-type="float" office:value="-0.112047519" calcext:value-type="float">
            <text:p>-0.112047519</text:p>
          </table:table-cell>
          <table:table-cell office:value-type="float" office:value="-0.121665461" calcext:value-type="float">
            <text:p>-0.121665461</text:p>
          </table:table-cell>
          <table:table-cell office:value-type="float" office:value="-0.124761508" calcext:value-type="float">
            <text:p>-0.12476150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1-12 10:49:28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31588177" calcext:value-type="float">
            <text:p>0.631588177</text:p>
          </table:table-cell>
          <table:table-cell office:value-type="float" office:value="0.615951492" calcext:value-type="float">
            <text:p>0.615951492</text:p>
          </table:table-cell>
          <table:table-cell office:value-type="float" office:value="0.676278553" calcext:value-type="float">
            <text:p>0.676278553</text:p>
          </table:table-cell>
          <table:table-cell/>
          <table:table-cell office:value-type="float" office:value="0.005160034" calcext:value-type="float">
            <text:p>0.005160034</text:p>
          </table:table-cell>
          <table:table-cell office:value-type="float" office:value="0.005032283" calcext:value-type="float">
            <text:p>0.005032283</text:p>
          </table:table-cell>
          <table:table-cell office:value-type="float" office:value="0.005525152" calcext:value-type="float">
            <text:p>0.005525152</text:p>
          </table:table-cell>
          <table:table-cell/>
          <table:table-cell office:value-type="float" office:value="-0.004735799" calcext:value-type="float">
            <text:p>-0.004735799</text:p>
          </table:table-cell>
          <table:table-cell office:value-type="float" office:value="-0.00486355" calcext:value-type="float">
            <text:p>-0.00486355</text:p>
          </table:table-cell>
          <table:table-cell office:value-type="float" office:value="-0.004370682" calcext:value-type="float">
            <text:p>-0.004370682</text:p>
          </table:table-cell>
          <table:table-cell/>
          <table:table-cell office:value-type="float" office:value="25.87746811" calcext:value-type="float">
            <text:p>25.87746811</text:p>
          </table:table-cell>
          <table:table-cell office:value-type="float" office:value="25.874317614" calcext:value-type="float">
            <text:p>25.874317614</text:p>
          </table:table-cell>
          <table:table-cell office:value-type="float" office:value="25.886472324" calcext:value-type="float">
            <text:p>25.886472324</text:p>
          </table:table-cell>
          <table:table-cell/>
          <table:table-cell office:value-type="float" office:value="-0.120053862" calcext:value-type="float">
            <text:p>-0.120053862</text:p>
          </table:table-cell>
          <table:table-cell office:value-type="float" office:value="-0.123292619" calcext:value-type="float">
            <text:p>-0.123292619</text:p>
          </table:table-cell>
          <table:table-cell office:value-type="float" office:value="-0.110797415" calcext:value-type="float">
            <text:p>-0.11079741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1-12 10:49:29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23965338" calcext:value-type="float">
            <text:p>0.623965338</text:p>
          </table:table-cell>
          <table:table-cell office:value-type="float" office:value="0.655532557" calcext:value-type="float">
            <text:p>0.655532557</text:p>
          </table:table-cell>
          <table:table-cell office:value-type="float" office:value="0.63462861" calcext:value-type="float">
            <text:p>0.63462861</text:p>
          </table:table-cell>
          <table:table-cell/>
          <table:table-cell office:value-type="float" office:value="0.005097756" calcext:value-type="float">
            <text:p>0.005097756</text:p>
          </table:table-cell>
          <table:table-cell office:value-type="float" office:value="0.005355658" calcext:value-type="float">
            <text:p>0.005355658</text:p>
          </table:table-cell>
          <table:table-cell office:value-type="float" office:value="0.005184874" calcext:value-type="float">
            <text:p>0.005184874</text:p>
          </table:table-cell>
          <table:table-cell/>
          <table:table-cell office:value-type="float" office:value="-0.004798077" calcext:value-type="float">
            <text:p>-0.004798077</text:p>
          </table:table-cell>
          <table:table-cell office:value-type="float" office:value="-0.004540175" calcext:value-type="float">
            <text:p>-0.004540175</text:p>
          </table:table-cell>
          <table:table-cell office:value-type="float" office:value="-0.004710959" calcext:value-type="float">
            <text:p>-0.004710959</text:p>
          </table:table-cell>
          <table:table-cell/>
          <table:table-cell office:value-type="float" office:value="25.875932253" calcext:value-type="float">
            <text:p>25.875932253</text:p>
          </table:table-cell>
          <table:table-cell office:value-type="float" office:value="25.882292431" calcext:value-type="float">
            <text:p>25.882292431</text:p>
          </table:table-cell>
          <table:table-cell office:value-type="float" office:value="25.878080698" calcext:value-type="float">
            <text:p>25.878080698</text:p>
          </table:table-cell>
          <table:table-cell/>
          <table:table-cell office:value-type="float" office:value="-0.121632745" calcext:value-type="float">
            <text:p>-0.121632745</text:p>
          </table:table-cell>
          <table:table-cell office:value-type="float" office:value="-0.115094395" calcext:value-type="float">
            <text:p>-0.115094395</text:p>
          </table:table-cell>
          <table:table-cell office:value-type="float" office:value="-0.119424113" calcext:value-type="float">
            <text:p>-0.11942411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1-12 10:49:30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0.648188668" calcext:value-type="float">
            <text:p>0.648188668</text:p>
          </table:table-cell>
          <table:table-cell office:value-type="float" office:value="0.602562499" calcext:value-type="float">
            <text:p>0.602562499</text:p>
          </table:table-cell>
          <table:table-cell office:value-type="float" office:value="0.649378377" calcext:value-type="float">
            <text:p>0.649378377</text:p>
          </table:table-cell>
          <table:table-cell/>
          <table:table-cell office:value-type="float" office:value="0.005295659" calcext:value-type="float">
            <text:p>0.005295659</text:p>
          </table:table-cell>
          <table:table-cell office:value-type="float" office:value="0.004922896" calcext:value-type="float">
            <text:p>0.004922896</text:p>
          </table:table-cell>
          <table:table-cell office:value-type="float" office:value="0.005305379" calcext:value-type="float">
            <text:p>0.005305379</text:p>
          </table:table-cell>
          <table:table-cell/>
          <table:table-cell office:value-type="float" office:value="-0.004600174" calcext:value-type="float">
            <text:p>-0.004600174</text:p>
          </table:table-cell>
          <table:table-cell office:value-type="float" office:value="-0.004972937" calcext:value-type="float">
            <text:p>-0.004972937</text:p>
          </table:table-cell>
          <table:table-cell office:value-type="float" office:value="-0.004590454" calcext:value-type="float">
            <text:p>-0.004590454</text:p>
          </table:table-cell>
          <table:table-cell/>
          <table:table-cell office:value-type="float" office:value="25.885867355" calcext:value-type="float">
            <text:p>25.885867355</text:p>
          </table:table-cell>
          <table:table-cell office:value-type="float" office:value="25.876674592" calcext:value-type="float">
            <text:p>25.876674592</text:p>
          </table:table-cell>
          <table:table-cell office:value-type="float" office:value="25.886107057" calcext:value-type="float">
            <text:p>25.886107057</text:p>
          </table:table-cell>
          <table:table-cell/>
          <table:table-cell office:value-type="float" office:value="-0.116615491" calcext:value-type="float">
            <text:p>-0.116615491</text:p>
          </table:table-cell>
          <table:table-cell office:value-type="float" office:value="-0.126065831" calcext:value-type="float">
            <text:p>-0.126065831</text:p>
          </table:table-cell>
          <table:table-cell office:value-type="float" office:value="-0.116369073" calcext:value-type="float">
            <text:p>-0.11636907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1-12 10:49:32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0.656851608" calcext:value-type="float">
            <text:p>0.656851608</text:p>
          </table:table-cell>
          <table:table-cell office:value-type="float" office:value="0.638725238" calcext:value-type="float">
            <text:p>0.638725238</text:p>
          </table:table-cell>
          <table:table-cell office:value-type="float" office:value="0.611942483" calcext:value-type="float">
            <text:p>0.611942483</text:p>
          </table:table-cell>
          <table:table-cell/>
          <table:table-cell office:value-type="float" office:value="0.005366435" calcext:value-type="float">
            <text:p>0.005366435</text:p>
          </table:table-cell>
          <table:table-cell office:value-type="float" office:value="0.005218343" calcext:value-type="float">
            <text:p>0.005218343</text:p>
          </table:table-cell>
          <table:table-cell office:value-type="float" office:value="0.00499953" calcext:value-type="float">
            <text:p>0.00499953</text:p>
          </table:table-cell>
          <table:table-cell/>
          <table:table-cell office:value-type="float" office:value="-0.004529399" calcext:value-type="float">
            <text:p>-0.004529399</text:p>
          </table:table-cell>
          <table:table-cell office:value-type="float" office:value="-0.00467749" calcext:value-type="float">
            <text:p>-0.00467749</text:p>
          </table:table-cell>
          <table:table-cell office:value-type="float" office:value="-0.004896303" calcext:value-type="float">
            <text:p>-0.004896303</text:p>
          </table:table-cell>
          <table:table-cell/>
          <table:table-cell office:value-type="float" office:value="25.887612757" calcext:value-type="float">
            <text:p>25.887612757</text:p>
          </table:table-cell>
          <table:table-cell office:value-type="float" office:value="25.883960669" calcext:value-type="float">
            <text:p>25.883960669</text:p>
          </table:table-cell>
          <table:table-cell office:value-type="float" office:value="25.878564478" calcext:value-type="float">
            <text:p>25.878564478</text:p>
          </table:table-cell>
          <table:table-cell/>
          <table:table-cell office:value-type="float" office:value="-0.114821188" calcext:value-type="float">
            <text:p>-0.114821188</text:p>
          </table:table-cell>
          <table:table-cell office:value-type="float" office:value="-0.118575599" calcext:value-type="float">
            <text:p>-0.118575599</text:p>
          </table:table-cell>
          <table:table-cell office:value-type="float" office:value="-0.124122989" calcext:value-type="float">
            <text:p>-0.12412298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1-12 10:49:33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0.63532658" calcext:value-type="float">
            <text:p>0.63532658</text:p>
          </table:table-cell>
          <table:table-cell office:value-type="float" office:value="0.597434711" calcext:value-type="float">
            <text:p>0.597434711</text:p>
          </table:table-cell>
          <table:table-cell office:value-type="float" office:value="0.674517235" calcext:value-type="float">
            <text:p>0.674517235</text:p>
          </table:table-cell>
          <table:table-cell/>
          <table:table-cell office:value-type="float" office:value="0.005190577" calcext:value-type="float">
            <text:p>0.005190577</text:p>
          </table:table-cell>
          <table:table-cell office:value-type="float" office:value="0.004881003" calcext:value-type="float">
            <text:p>0.004881003</text:p>
          </table:table-cell>
          <table:table-cell office:value-type="float" office:value="0.005510762" calcext:value-type="float">
            <text:p>0.005510762</text:p>
          </table:table-cell>
          <table:table-cell/>
          <table:table-cell office:value-type="float" office:value="-0.004705257" calcext:value-type="float">
            <text:p>-0.004705257</text:p>
          </table:table-cell>
          <table:table-cell office:value-type="float" office:value="-0.005014831" calcext:value-type="float">
            <text:p>-0.005014831</text:p>
          </table:table-cell>
          <table:table-cell office:value-type="float" office:value="-0.004385072" calcext:value-type="float">
            <text:p>-0.004385072</text:p>
          </table:table-cell>
          <table:table-cell/>
          <table:table-cell office:value-type="float" office:value="25.883275909" calcext:value-type="float">
            <text:p>25.883275909</text:p>
          </table:table-cell>
          <table:table-cell office:value-type="float" office:value="25.87564144" calcext:value-type="float">
            <text:p>25.87564144</text:p>
          </table:table-cell>
          <table:table-cell office:value-type="float" office:value="25.891172003" calcext:value-type="float">
            <text:p>25.891172003</text:p>
          </table:table-cell>
          <table:table-cell/>
          <table:table-cell office:value-type="float" office:value="-0.119279546" calcext:value-type="float">
            <text:p>-0.119279546</text:p>
          </table:table-cell>
          <table:table-cell office:value-type="float" office:value="-0.127127933" calcext:value-type="float">
            <text:p>-0.127127933</text:p>
          </table:table-cell>
          <table:table-cell office:value-type="float" office:value="-0.111162224" calcext:value-type="float">
            <text:p>-0.11116222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1-12 10:49:34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0.697292769" calcext:value-type="float">
            <text:p>0.697292769</text:p>
          </table:table-cell>
          <table:table-cell office:value-type="float" office:value="0.604281498" calcext:value-type="float">
            <text:p>0.604281498</text:p>
          </table:table-cell>
          <table:table-cell office:value-type="float" office:value="0.598712039" calcext:value-type="float">
            <text:p>0.598712039</text:p>
          </table:table-cell>
          <table:table-cell/>
          <table:table-cell office:value-type="float" office:value="0.005696836" calcext:value-type="float">
            <text:p>0.005696836</text:p>
          </table:table-cell>
          <table:table-cell office:value-type="float" office:value="0.00493694" calcext:value-type="float">
            <text:p>0.00493694</text:p>
          </table:table-cell>
          <table:table-cell office:value-type="float" office:value="0.004891438" calcext:value-type="float">
            <text:p>0.004891438</text:p>
          </table:table-cell>
          <table:table-cell/>
          <table:table-cell office:value-type="float" office:value="-0.004198997" calcext:value-type="float">
            <text:p>-0.004198997</text:p>
          </table:table-cell>
          <table:table-cell office:value-type="float" office:value="-0.004958893" calcext:value-type="float">
            <text:p>-0.004958893</text:p>
          </table:table-cell>
          <table:table-cell office:value-type="float" office:value="-0.005004395" calcext:value-type="float">
            <text:p>-0.005004395</text:p>
          </table:table-cell>
          <table:table-cell/>
          <table:table-cell office:value-type="float" office:value="25.895760769" calcext:value-type="float">
            <text:p>25.895760769</text:p>
          </table:table-cell>
          <table:table-cell office:value-type="float" office:value="25.877020937" calcext:value-type="float">
            <text:p>25.877020937</text:p>
          </table:table-cell>
          <table:table-cell office:value-type="float" office:value="25.875898797" calcext:value-type="float">
            <text:p>25.875898797</text:p>
          </table:table-cell>
          <table:table-cell/>
          <table:table-cell office:value-type="float" office:value="-0.106444903" calcext:value-type="float">
            <text:p>-0.106444903</text:p>
          </table:table-cell>
          <table:table-cell office:value-type="float" office:value="-0.125709781" calcext:value-type="float">
            <text:p>-0.125709781</text:p>
          </table:table-cell>
          <table:table-cell office:value-type="float" office:value="-0.126863364" calcext:value-type="float">
            <text:p>-0.12686336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1-12 10:49:35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0.687259518" calcext:value-type="float">
            <text:p>0.687259518</text:p>
          </table:table-cell>
          <table:table-cell office:value-type="float" office:value="0.603730154" calcext:value-type="float">
            <text:p>0.603730154</text:p>
          </table:table-cell>
          <table:table-cell office:value-type="float" office:value="0.607181264" calcext:value-type="float">
            <text:p>0.607181264</text:p>
          </table:table-cell>
          <table:table-cell/>
          <table:table-cell office:value-type="float" office:value="0.005614865" calcext:value-type="float">
            <text:p>0.005614865</text:p>
          </table:table-cell>
          <table:table-cell office:value-type="float" office:value="0.004932436" calcext:value-type="float">
            <text:p>0.004932436</text:p>
          </table:table-cell>
          <table:table-cell office:value-type="float" office:value="0.004960631" calcext:value-type="float">
            <text:p>0.004960631</text:p>
          </table:table-cell>
          <table:table-cell/>
          <table:table-cell office:value-type="float" office:value="-0.004280968" calcext:value-type="float">
            <text:p>-0.004280968</text:p>
          </table:table-cell>
          <table:table-cell office:value-type="float" office:value="-0.004963397" calcext:value-type="float">
            <text:p>-0.004963397</text:p>
          </table:table-cell>
          <table:table-cell office:value-type="float" office:value="-0.004935202" calcext:value-type="float">
            <text:p>-0.004935202</text:p>
          </table:table-cell>
          <table:table-cell/>
          <table:table-cell office:value-type="float" office:value="25.893739293" calcext:value-type="float">
            <text:p>25.893739293</text:p>
          </table:table-cell>
          <table:table-cell office:value-type="float" office:value="25.876909852" calcext:value-type="float">
            <text:p>25.876909852</text:p>
          </table:table-cell>
          <table:table-cell office:value-type="float" office:value="25.877605184" calcext:value-type="float">
            <text:p>25.877605184</text:p>
          </table:table-cell>
          <table:table-cell/>
          <table:table-cell office:value-type="float" office:value="-0.10852301" calcext:value-type="float">
            <text:p>-0.10852301</text:p>
          </table:table-cell>
          <table:table-cell office:value-type="float" office:value="-0.125823979" calcext:value-type="float">
            <text:p>-0.125823979</text:p>
          </table:table-cell>
          <table:table-cell office:value-type="float" office:value="-0.125109163" calcext:value-type="float">
            <text:p>-0.12510916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1-12 10:49:37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0.621668174" calcext:value-type="float">
            <text:p>0.621668174</text:p>
          </table:table-cell>
          <table:table-cell office:value-type="float" office:value="0.6601245" calcext:value-type="float">
            <text:p>0.6601245</text:p>
          </table:table-cell>
          <table:table-cell office:value-type="float" office:value="0.628922657" calcext:value-type="float">
            <text:p>0.628922657</text:p>
          </table:table-cell>
          <table:table-cell/>
          <table:table-cell office:value-type="float" office:value="0.005078988" calcext:value-type="float">
            <text:p>0.005078988</text:p>
          </table:table-cell>
          <table:table-cell office:value-type="float" office:value="0.005393174" calcext:value-type="float">
            <text:p>0.005393174</text:p>
          </table:table-cell>
          <table:table-cell office:value-type="float" office:value="0.005138257" calcext:value-type="float">
            <text:p>0.005138257</text:p>
          </table:table-cell>
          <table:table-cell/>
          <table:table-cell office:value-type="float" office:value="-0.004816845" calcext:value-type="float">
            <text:p>-0.004816845</text:p>
          </table:table-cell>
          <table:table-cell office:value-type="float" office:value="-0.004502659" calcext:value-type="float">
            <text:p>-0.004502659</text:p>
          </table:table-cell>
          <table:table-cell office:value-type="float" office:value="-0.004757576" calcext:value-type="float">
            <text:p>-0.004757576</text:p>
          </table:table-cell>
          <table:table-cell/>
          <table:table-cell office:value-type="float" office:value="25.880524014" calcext:value-type="float">
            <text:p>25.880524014</text:p>
          </table:table-cell>
          <table:table-cell office:value-type="float" office:value="25.888272175" calcext:value-type="float">
            <text:p>25.888272175</text:p>
          </table:table-cell>
          <table:table-cell office:value-type="float" office:value="25.881985647" calcext:value-type="float">
            <text:p>25.881985647</text:p>
          </table:table-cell>
          <table:table-cell/>
          <table:table-cell office:value-type="float" office:value="-0.122108547" calcext:value-type="float">
            <text:p>-0.122108547</text:p>
          </table:table-cell>
          <table:table-cell office:value-type="float" office:value="-0.114143294" calcext:value-type="float">
            <text:p>-0.114143294</text:p>
          </table:table-cell>
          <table:table-cell office:value-type="float" office:value="-0.120605959" calcext:value-type="float">
            <text:p>-0.12060595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1-12 10:49:38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21081069" calcext:value-type="float">
            <text:p>0.621081069</text:p>
          </table:table-cell>
          <table:table-cell office:value-type="float" office:value="0.672640881" calcext:value-type="float">
            <text:p>0.672640881</text:p>
          </table:table-cell>
          <table:table-cell office:value-type="float" office:value="0.617156698" calcext:value-type="float">
            <text:p>0.617156698</text:p>
          </table:table-cell>
          <table:table-cell/>
          <table:table-cell office:value-type="float" office:value="0.005074192" calcext:value-type="float">
            <text:p>0.005074192</text:p>
          </table:table-cell>
          <table:table-cell office:value-type="float" office:value="0.005495432" calcext:value-type="float">
            <text:p>0.005495432</text:p>
          </table:table-cell>
          <table:table-cell office:value-type="float" office:value="0.00504213" calcext:value-type="float">
            <text:p>0.00504213</text:p>
          </table:table-cell>
          <table:table-cell/>
          <table:table-cell office:value-type="float" office:value="-0.004821642" calcext:value-type="float">
            <text:p>-0.004821642</text:p>
          </table:table-cell>
          <table:table-cell office:value-type="float" office:value="-0.004400401" calcext:value-type="float">
            <text:p>-0.004400401</text:p>
          </table:table-cell>
          <table:table-cell office:value-type="float" office:value="-0.004853703" calcext:value-type="float">
            <text:p>-0.004853703</text:p>
          </table:table-cell>
          <table:table-cell/>
          <table:table-cell office:value-type="float" office:value="25.870296532" calcext:value-type="float">
            <text:p>25.870296532</text:p>
          </table:table-cell>
          <table:table-cell office:value-type="float" office:value="25.88068486" calcext:value-type="float">
            <text:p>25.88068486</text:p>
          </table:table-cell>
          <table:table-cell office:value-type="float" office:value="25.869505842" calcext:value-type="float">
            <text:p>25.869505842</text:p>
          </table:table-cell>
          <table:table-cell/>
          <table:table-cell office:value-type="float" office:value="-0.122230151" calcext:value-type="float">
            <text:p>-0.122230151</text:p>
          </table:table-cell>
          <table:table-cell office:value-type="float" office:value="-0.11155086" calcext:value-type="float">
            <text:p>-0.11155086</text:p>
          </table:table-cell>
          <table:table-cell office:value-type="float" office:value="-0.12304299" calcext:value-type="float">
            <text:p>-0.12304299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1-12 10:49:39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0.628732518" calcext:value-type="float">
            <text:p>0.628732518</text:p>
          </table:table-cell>
          <table:table-cell office:value-type="float" office:value="0.668642005" calcext:value-type="float">
            <text:p>0.668642005</text:p>
          </table:table-cell>
          <table:table-cell office:value-type="float" office:value="0.61602123" calcext:value-type="float">
            <text:p>0.61602123</text:p>
          </table:table-cell>
          <table:table-cell/>
          <table:table-cell office:value-type="float" office:value="0.005136704" calcext:value-type="float">
            <text:p>0.005136704</text:p>
          </table:table-cell>
          <table:table-cell office:value-type="float" office:value="0.005462761" calcext:value-type="float">
            <text:p>0.005462761</text:p>
          </table:table-cell>
          <table:table-cell office:value-type="float" office:value="0.005032853" calcext:value-type="float">
            <text:p>0.005032853</text:p>
          </table:table-cell>
          <table:table-cell/>
          <table:table-cell office:value-type="float" office:value="-0.00475913" calcext:value-type="float">
            <text:p>-0.00475913</text:p>
          </table:table-cell>
          <table:table-cell office:value-type="float" office:value="-0.004433072" calcext:value-type="float">
            <text:p>-0.004433072</text:p>
          </table:table-cell>
          <table:table-cell office:value-type="float" office:value="-0.00486298" calcext:value-type="float">
            <text:p>-0.00486298</text:p>
          </table:table-cell>
          <table:table-cell/>
          <table:table-cell office:value-type="float" office:value="25.881947338" calcext:value-type="float">
            <text:p>25.881947338</text:p>
          </table:table-cell>
          <table:table-cell office:value-type="float" office:value="25.88998827" calcext:value-type="float">
            <text:p>25.88998827</text:p>
          </table:table-cell>
          <table:table-cell office:value-type="float" office:value="25.879386265" calcext:value-type="float">
            <text:p>25.879386265</text:p>
          </table:table-cell>
          <table:table-cell/>
          <table:table-cell office:value-type="float" office:value="-0.120645341" calcext:value-type="float">
            <text:p>-0.120645341</text:p>
          </table:table-cell>
          <table:table-cell office:value-type="float" office:value="-0.11237912" calcext:value-type="float">
            <text:p>-0.11237912</text:p>
          </table:table-cell>
          <table:table-cell office:value-type="float" office:value="-0.123278174" calcext:value-type="float">
            <text:p>-0.12327817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1-12 10:49:40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44689279" calcext:value-type="float">
            <text:p>0.644689279</text:p>
          </table:table-cell>
          <table:table-cell office:value-type="float" office:value="0.653266389" calcext:value-type="float">
            <text:p>0.653266389</text:p>
          </table:table-cell>
          <table:table-cell office:value-type="float" office:value="0.613900496" calcext:value-type="float">
            <text:p>0.613900496</text:p>
          </table:table-cell>
          <table:table-cell/>
          <table:table-cell office:value-type="float" office:value="0.005267069" calcext:value-type="float">
            <text:p>0.005267069</text:p>
          </table:table-cell>
          <table:table-cell office:value-type="float" office:value="0.005337144" calcext:value-type="float">
            <text:p>0.005337144</text:p>
          </table:table-cell>
          <table:table-cell office:value-type="float" office:value="0.005015527" calcext:value-type="float">
            <text:p>0.005015527</text:p>
          </table:table-cell>
          <table:table-cell/>
          <table:table-cell office:value-type="float" office:value="-0.004628764" calcext:value-type="float">
            <text:p>-0.004628764</text:p>
          </table:table-cell>
          <table:table-cell office:value-type="float" office:value="-0.00455869" calcext:value-type="float">
            <text:p>-0.00455869</text:p>
          </table:table-cell>
          <table:table-cell office:value-type="float" office:value="-0.004880306" calcext:value-type="float">
            <text:p>-0.004880306</text:p>
          </table:table-cell>
          <table:table-cell/>
          <table:table-cell office:value-type="float" office:value="25.880107726" calcext:value-type="float">
            <text:p>25.880107726</text:p>
          </table:table-cell>
          <table:table-cell office:value-type="float" office:value="25.881835843" calcext:value-type="float">
            <text:p>25.881835843</text:p>
          </table:table-cell>
          <table:table-cell office:value-type="float" office:value="25.873904377" calcext:value-type="float">
            <text:p>25.873904377</text:p>
          </table:table-cell>
          <table:table-cell/>
          <table:table-cell office:value-type="float" office:value="-0.1173403" calcext:value-type="float">
            <text:p>-0.1173403</text:p>
          </table:table-cell>
          <table:table-cell office:value-type="float" office:value="-0.115563772" calcext:value-type="float">
            <text:p>-0.115563772</text:p>
          </table:table-cell>
          <table:table-cell office:value-type="float" office:value="-0.123717433" calcext:value-type="float">
            <text:p>-0.123717433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1-12 10:49:42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22142627" calcext:value-type="float">
            <text:p>0.622142627</text:p>
          </table:table-cell>
          <table:table-cell office:value-type="float" office:value="0.660196025" calcext:value-type="float">
            <text:p>0.660196025</text:p>
          </table:table-cell>
          <table:table-cell office:value-type="float" office:value="0.626799539" calcext:value-type="float">
            <text:p>0.626799539</text:p>
          </table:table-cell>
          <table:table-cell/>
          <table:table-cell office:value-type="float" office:value="0.005082865" calcext:value-type="float">
            <text:p>0.005082865</text:p>
          </table:table-cell>
          <table:table-cell office:value-type="float" office:value="0.005393758" calcext:value-type="float">
            <text:p>0.005393758</text:p>
          </table:table-cell>
          <table:table-cell office:value-type="float" office:value="0.005120911" calcext:value-type="float">
            <text:p>0.005120911</text:p>
          </table:table-cell>
          <table:table-cell/>
          <table:table-cell office:value-type="float" office:value="-0.004812969" calcext:value-type="float">
            <text:p>-0.004812969</text:p>
          </table:table-cell>
          <table:table-cell office:value-type="float" office:value="-0.004502075" calcext:value-type="float">
            <text:p>-0.004502075</text:p>
          </table:table-cell>
          <table:table-cell office:value-type="float" office:value="-0.004774922" calcext:value-type="float">
            <text:p>-0.004774922</text:p>
          </table:table-cell>
          <table:table-cell/>
          <table:table-cell office:value-type="float" office:value="25.875565012" calcext:value-type="float">
            <text:p>25.875565012</text:p>
          </table:table-cell>
          <table:table-cell office:value-type="float" office:value="25.883232025" calcext:value-type="float">
            <text:p>25.883232025</text:p>
          </table:table-cell>
          <table:table-cell office:value-type="float" office:value="25.876503291" calcext:value-type="float">
            <text:p>25.876503291</text:p>
          </table:table-cell>
          <table:table-cell/>
          <table:table-cell office:value-type="float" office:value="-0.122010275" calcext:value-type="float">
            <text:p>-0.122010275</text:p>
          </table:table-cell>
          <table:table-cell office:value-type="float" office:value="-0.11412848" calcext:value-type="float">
            <text:p>-0.11412848</text:p>
          </table:table-cell>
          <table:table-cell office:value-type="float" office:value="-0.12104571" calcext:value-type="float">
            <text:p>-0.1210457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1-12 10:49:43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75963244" calcext:value-type="float">
            <text:p>0.675963244</text:p>
          </table:table-cell>
          <table:table-cell office:value-type="float" office:value="0.617663934" calcext:value-type="float">
            <text:p>0.617663934</text:p>
          </table:table-cell>
          <table:table-cell office:value-type="float" office:value="0.60598023" calcext:value-type="float">
            <text:p>0.60598023</text:p>
          </table:table-cell>
          <table:table-cell/>
          <table:table-cell office:value-type="float" office:value="0.005522576" calcext:value-type="float">
            <text:p>0.005522576</text:p>
          </table:table-cell>
          <table:table-cell office:value-type="float" office:value="0.005046274" calcext:value-type="float">
            <text:p>0.005046274</text:p>
          </table:table-cell>
          <table:table-cell office:value-type="float" office:value="0.004950819" calcext:value-type="float">
            <text:p>0.004950819</text:p>
          </table:table-cell>
          <table:table-cell/>
          <table:table-cell office:value-type="float" office:value="-0.004373258" calcext:value-type="float">
            <text:p>-0.004373258</text:p>
          </table:table-cell>
          <table:table-cell office:value-type="float" office:value="-0.004849559" calcext:value-type="float">
            <text:p>-0.004849559</text:p>
          </table:table-cell>
          <table:table-cell office:value-type="float" office:value="-0.004945014" calcext:value-type="float">
            <text:p>-0.004945014</text:p>
          </table:table-cell>
          <table:table-cell/>
          <table:table-cell office:value-type="float" office:value="25.886408796" calcext:value-type="float">
            <text:p>25.886408796</text:p>
          </table:table-cell>
          <table:table-cell office:value-type="float" office:value="25.874662639" calcext:value-type="float">
            <text:p>25.874662639</text:p>
          </table:table-cell>
          <table:table-cell office:value-type="float" office:value="25.87230859" calcext:value-type="float">
            <text:p>25.87230859</text:p>
          </table:table-cell>
          <table:table-cell/>
          <table:table-cell office:value-type="float" office:value="-0.110862722" calcext:value-type="float">
            <text:p>-0.110862722</text:p>
          </table:table-cell>
          <table:table-cell office:value-type="float" office:value="-0.122937928" calcext:value-type="float">
            <text:p>-0.122937928</text:p>
          </table:table-cell>
          <table:table-cell office:value-type="float" office:value="-0.125357928" calcext:value-type="float">
            <text:p>-0.12535792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1-12 10:49:44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0.697362506" calcext:value-type="float">
            <text:p>0.697362506</text:p>
          </table:table-cell>
          <table:table-cell office:value-type="float" office:value="0.603889299" calcext:value-type="float">
            <text:p>0.603889299</text:p>
          </table:table-cell>
          <table:table-cell office:value-type="float" office:value="0.59977777" calcext:value-type="float">
            <text:p>0.59977777</text:p>
          </table:table-cell>
          <table:table-cell/>
          <table:table-cell office:value-type="float" office:value="0.005697406" calcext:value-type="float">
            <text:p>0.005697406</text:p>
          </table:table-cell>
          <table:table-cell office:value-type="float" office:value="0.004933736" calcext:value-type="float">
            <text:p>0.004933736</text:p>
          </table:table-cell>
          <table:table-cell office:value-type="float" office:value="0.004900145" calcext:value-type="float">
            <text:p>0.004900145</text:p>
          </table:table-cell>
          <table:table-cell/>
          <table:table-cell office:value-type="float" office:value="-0.004198427" calcext:value-type="float">
            <text:p>-0.004198427</text:p>
          </table:table-cell>
          <table:table-cell office:value-type="float" office:value="-0.004962097" calcext:value-type="float">
            <text:p>-0.004962097</text:p>
          </table:table-cell>
          <table:table-cell office:value-type="float" office:value="-0.004995688" calcext:value-type="float">
            <text:p>-0.004995688</text:p>
          </table:table-cell>
          <table:table-cell/>
          <table:table-cell office:value-type="float" office:value="25.895774819" calcext:value-type="float">
            <text:p>25.895774819</text:p>
          </table:table-cell>
          <table:table-cell office:value-type="float" office:value="25.876941917" calcext:value-type="float">
            <text:p>25.876941917</text:p>
          </table:table-cell>
          <table:table-cell office:value-type="float" office:value="25.876113522" calcext:value-type="float">
            <text:p>25.876113522</text:p>
          </table:table-cell>
          <table:table-cell/>
          <table:table-cell office:value-type="float" office:value="-0.106430459" calcext:value-type="float">
            <text:p>-0.106430459</text:p>
          </table:table-cell>
          <table:table-cell office:value-type="float" office:value="-0.125791016" calcext:value-type="float">
            <text:p>-0.125791016</text:p>
          </table:table-cell>
          <table:table-cell office:value-type="float" office:value="-0.126642623" calcext:value-type="float">
            <text:p>-0.126642623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1-12 10:49:45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0.622711256" calcext:value-type="float">
            <text:p>0.622711256</text:p>
          </table:table-cell>
          <table:table-cell office:value-type="float" office:value="0.67081221" calcext:value-type="float">
            <text:p>0.67081221</text:p>
          </table:table-cell>
          <table:table-cell office:value-type="float" office:value="0.616309716" calcext:value-type="float">
            <text:p>0.616309716</text:p>
          </table:table-cell>
          <table:table-cell/>
          <table:table-cell office:value-type="float" office:value="0.00508751" calcext:value-type="float">
            <text:p>0.00508751</text:p>
          </table:table-cell>
          <table:table-cell office:value-type="float" office:value="0.005480492" calcext:value-type="float">
            <text:p>0.005480492</text:p>
          </table:table-cell>
          <table:table-cell office:value-type="float" office:value="0.00503521" calcext:value-type="float">
            <text:p>0.00503521</text:p>
          </table:table-cell>
          <table:table-cell/>
          <table:table-cell office:value-type="float" office:value="-0.004808323" calcext:value-type="float">
            <text:p>-0.004808323</text:p>
          </table:table-cell>
          <table:table-cell office:value-type="float" office:value="-0.004415341" calcext:value-type="float">
            <text:p>-0.004415341</text:p>
          </table:table-cell>
          <table:table-cell office:value-type="float" office:value="-0.004860623" calcext:value-type="float">
            <text:p>-0.004860623</text:p>
          </table:table-cell>
          <table:table-cell/>
          <table:table-cell office:value-type="float" office:value="25.880734174" calcext:value-type="float">
            <text:p>25.880734174</text:p>
          </table:table-cell>
          <table:table-cell office:value-type="float" office:value="25.89042552" calcext:value-type="float">
            <text:p>25.89042552</text:p>
          </table:table-cell>
          <table:table-cell office:value-type="float" office:value="25.87944439" calcext:value-type="float">
            <text:p>25.87944439</text:p>
          </table:table-cell>
          <table:table-cell/>
          <table:table-cell office:value-type="float" office:value="-0.121892498" calcext:value-type="float">
            <text:p>-0.121892498</text:p>
          </table:table-cell>
          <table:table-cell office:value-type="float" office:value="-0.11192962" calcext:value-type="float">
            <text:p>-0.11192962</text:p>
          </table:table-cell>
          <table:table-cell office:value-type="float" office:value="-0.123218421" calcext:value-type="float">
            <text:p>-0.12321842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1-12 10:49:46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46515566" calcext:value-type="float">
            <text:p>0.646515566</text:p>
          </table:table-cell>
          <table:table-cell office:value-type="float" office:value="0.649131018" calcext:value-type="float">
            <text:p>0.649131018</text:p>
          </table:table-cell>
          <table:table-cell office:value-type="float" office:value="0.61233945" calcext:value-type="float">
            <text:p>0.61233945</text:p>
          </table:table-cell>
          <table:table-cell/>
          <table:table-cell office:value-type="float" office:value="0.00528199" calcext:value-type="float">
            <text:p>0.00528199</text:p>
          </table:table-cell>
          <table:table-cell office:value-type="float" office:value="0.005303358" calcext:value-type="float">
            <text:p>0.005303358</text:p>
          </table:table-cell>
          <table:table-cell office:value-type="float" office:value="0.005002773" calcext:value-type="float">
            <text:p>0.005002773</text:p>
          </table:table-cell>
          <table:table-cell/>
          <table:table-cell office:value-type="float" office:value="-0.004613843" calcext:value-type="float">
            <text:p>-0.004613843</text:p>
          </table:table-cell>
          <table:table-cell office:value-type="float" office:value="-0.004592475" calcext:value-type="float">
            <text:p>-0.004592475</text:p>
          </table:table-cell>
          <table:table-cell office:value-type="float" office:value="-0.00489306" calcext:value-type="float">
            <text:p>-0.00489306</text:p>
          </table:table-cell>
          <table:table-cell/>
          <table:table-cell office:value-type="float" office:value="25.880475687" calcext:value-type="float">
            <text:p>25.880475687</text:p>
          </table:table-cell>
          <table:table-cell office:value-type="float" office:value="25.881002649" calcext:value-type="float">
            <text:p>25.881002649</text:p>
          </table:table-cell>
          <table:table-cell office:value-type="float" office:value="25.873589855" calcext:value-type="float">
            <text:p>25.873589855</text:p>
          </table:table-cell>
          <table:table-cell/>
          <table:table-cell office:value-type="float" office:value="-0.116962031" calcext:value-type="float">
            <text:p>-0.116962031</text:p>
          </table:table-cell>
          <table:table-cell office:value-type="float" office:value="-0.116420307" calcext:value-type="float">
            <text:p>-0.116420307</text:p>
          </table:table-cell>
          <table:table-cell office:value-type="float" office:value="-0.124040767" calcext:value-type="float">
            <text:p>-0.12404076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1-12 10:49:48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70371732" calcext:value-type="float">
            <text:p>0.670371732</text:p>
          </table:table-cell>
          <table:table-cell office:value-type="float" office:value="0.602940393" calcext:value-type="float">
            <text:p>0.602940393</text:p>
          </table:table-cell>
          <table:table-cell office:value-type="float" office:value="0.626123622" calcext:value-type="float">
            <text:p>0.626123622</text:p>
          </table:table-cell>
          <table:table-cell/>
          <table:table-cell office:value-type="float" office:value="0.005476893" calcext:value-type="float">
            <text:p>0.005476893</text:p>
          </table:table-cell>
          <table:table-cell office:value-type="float" office:value="0.004925984" calcext:value-type="float">
            <text:p>0.004925984</text:p>
          </table:table-cell>
          <table:table-cell office:value-type="float" office:value="0.005115389" calcext:value-type="float">
            <text:p>0.005115389</text:p>
          </table:table-cell>
          <table:table-cell/>
          <table:table-cell office:value-type="float" office:value="-0.00441894" calcext:value-type="float">
            <text:p>-0.00441894</text:p>
          </table:table-cell>
          <table:table-cell office:value-type="float" office:value="-0.00496985" calcext:value-type="float">
            <text:p>-0.00496985</text:p>
          </table:table-cell>
          <table:table-cell office:value-type="float" office:value="-0.004780444" calcext:value-type="float">
            <text:p>-0.004780444</text:p>
          </table:table-cell>
          <table:table-cell/>
          <table:table-cell office:value-type="float" office:value="25.885282222" calcext:value-type="float">
            <text:p>25.885282222</text:p>
          </table:table-cell>
          <table:table-cell office:value-type="float" office:value="25.871696118" calcext:value-type="float">
            <text:p>25.871696118</text:p>
          </table:table-cell>
          <table:table-cell office:value-type="float" office:value="25.876367107" calcext:value-type="float">
            <text:p>25.876367107</text:p>
          </table:table-cell>
          <table:table-cell/>
          <table:table-cell office:value-type="float" office:value="-0.112020853" calcext:value-type="float">
            <text:p>-0.112020853</text:p>
          </table:table-cell>
          <table:table-cell office:value-type="float" office:value="-0.125987559" calcext:value-type="float">
            <text:p>-0.125987559</text:p>
          </table:table-cell>
          <table:table-cell office:value-type="float" office:value="-0.12118571" calcext:value-type="float">
            <text:p>-0.1211857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1-12 10:49:49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35554866" calcext:value-type="float">
            <text:p>0.635554866</text:p>
          </table:table-cell>
          <table:table-cell office:value-type="float" office:value="0.596411895" calcext:value-type="float">
            <text:p>0.596411895</text:p>
          </table:table-cell>
          <table:table-cell office:value-type="float" office:value="0.675487003" calcext:value-type="float">
            <text:p>0.675487003</text:p>
          </table:table-cell>
          <table:table-cell/>
          <table:table-cell office:value-type="float" office:value="0.005192442" calcext:value-type="float">
            <text:p>0.005192442</text:p>
          </table:table-cell>
          <table:table-cell office:value-type="float" office:value="0.004872646" calcext:value-type="float">
            <text:p>0.004872646</text:p>
          </table:table-cell>
          <table:table-cell office:value-type="float" office:value="0.005518685" calcext:value-type="float">
            <text:p>0.005518685</text:p>
          </table:table-cell>
          <table:table-cell/>
          <table:table-cell office:value-type="float" office:value="-0.004703392" calcext:value-type="float">
            <text:p>-0.004703392</text:p>
          </table:table-cell>
          <table:table-cell office:value-type="float" office:value="-0.005023187" calcext:value-type="float">
            <text:p>-0.005023187</text:p>
          </table:table-cell>
          <table:table-cell office:value-type="float" office:value="-0.004377149" calcext:value-type="float">
            <text:p>-0.004377149</text:p>
          </table:table-cell>
          <table:table-cell/>
          <table:table-cell office:value-type="float" office:value="25.878267321" calcext:value-type="float">
            <text:p>25.878267321</text:p>
          </table:table-cell>
          <table:table-cell office:value-type="float" office:value="25.870380744" calcext:value-type="float">
            <text:p>25.870380744</text:p>
          </table:table-cell>
          <table:table-cell office:value-type="float" office:value="25.886312843" calcext:value-type="float">
            <text:p>25.886312843</text:p>
          </table:table-cell>
          <table:table-cell/>
          <table:table-cell office:value-type="float" office:value="-0.119232262" calcext:value-type="float">
            <text:p>-0.119232262</text:p>
          </table:table-cell>
          <table:table-cell office:value-type="float" office:value="-0.127339786" calcext:value-type="float">
            <text:p>-0.127339786</text:p>
          </table:table-cell>
          <table:table-cell office:value-type="float" office:value="-0.110961363" calcext:value-type="float">
            <text:p>-0.110961363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1-12 10:49:50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28847555" calcext:value-type="float">
            <text:p>0.628847555</text:p>
          </table:table-cell>
          <table:table-cell office:value-type="float" office:value="0.633676128" calcext:value-type="float">
            <text:p>0.633676128</text:p>
          </table:table-cell>
          <table:table-cell office:value-type="float" office:value="0.65507241" calcext:value-type="float">
            <text:p>0.65507241</text:p>
          </table:table-cell>
          <table:table-cell/>
          <table:table-cell office:value-type="float" office:value="0.005137643" calcext:value-type="float">
            <text:p>0.005137643</text:p>
          </table:table-cell>
          <table:table-cell office:value-type="float" office:value="0.005177093" calcext:value-type="float">
            <text:p>0.005177093</text:p>
          </table:table-cell>
          <table:table-cell office:value-type="float" office:value="0.005351899" calcext:value-type="float">
            <text:p>0.005351899</text:p>
          </table:table-cell>
          <table:table-cell/>
          <table:table-cell office:value-type="float" office:value="-0.00475819" calcext:value-type="float">
            <text:p>-0.00475819</text:p>
          </table:table-cell>
          <table:table-cell office:value-type="float" office:value="-0.004718741" calcext:value-type="float">
            <text:p>-0.004718741</text:p>
          </table:table-cell>
          <table:table-cell office:value-type="float" office:value="-0.004543935" calcext:value-type="float">
            <text:p>-0.004543935</text:p>
          </table:table-cell>
          <table:table-cell/>
          <table:table-cell office:value-type="float" office:value="25.871861338" calcext:value-type="float">
            <text:p>25.871861338</text:p>
          </table:table-cell>
          <table:table-cell office:value-type="float" office:value="25.872834207" calcext:value-type="float">
            <text:p>25.872834207</text:p>
          </table:table-cell>
          <table:table-cell office:value-type="float" office:value="25.877145155" calcext:value-type="float">
            <text:p>25.877145155</text:p>
          </table:table-cell>
          <table:table-cell/>
          <table:table-cell office:value-type="float" office:value="-0.120621514" calcext:value-type="float">
            <text:p>-0.120621514</text:p>
          </table:table-cell>
          <table:table-cell office:value-type="float" office:value="-0.119621396" calcext:value-type="float">
            <text:p>-0.119621396</text:p>
          </table:table-cell>
          <table:table-cell office:value-type="float" office:value="-0.115189702" calcext:value-type="float">
            <text:p>-0.11518970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1-12 10:49:51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22847154" calcext:value-type="float">
            <text:p>0.622847154</text:p>
          </table:table-cell>
          <table:table-cell office:value-type="float" office:value="0.659751375" calcext:value-type="float">
            <text:p>0.659751375</text:p>
          </table:table-cell>
          <table:table-cell office:value-type="float" office:value="0.628205613" calcext:value-type="float">
            <text:p>0.628205613</text:p>
          </table:table-cell>
          <table:table-cell/>
          <table:table-cell office:value-type="float" office:value="0.005088621" calcext:value-type="float">
            <text:p>0.005088621</text:p>
          </table:table-cell>
          <table:table-cell office:value-type="float" office:value="0.005390126" calcext:value-type="float">
            <text:p>0.005390126</text:p>
          </table:table-cell>
          <table:table-cell office:value-type="float" office:value="0.005132399" calcext:value-type="float">
            <text:p>0.005132399</text:p>
          </table:table-cell>
          <table:table-cell/>
          <table:table-cell office:value-type="float" office:value="-0.004807213" calcext:value-type="float">
            <text:p>-0.004807213</text:p>
          </table:table-cell>
          <table:table-cell office:value-type="float" office:value="-0.004505708" calcext:value-type="float">
            <text:p>-0.004505708</text:p>
          </table:table-cell>
          <table:table-cell office:value-type="float" office:value="-0.004763435" calcext:value-type="float">
            <text:p>-0.004763435</text:p>
          </table:table-cell>
          <table:table-cell/>
          <table:table-cell office:value-type="float" office:value="25.875706961" calcext:value-type="float">
            <text:p>25.875706961</text:p>
          </table:table-cell>
          <table:table-cell office:value-type="float" office:value="25.883142437" calcext:value-type="float">
            <text:p>25.883142437</text:p>
          </table:table-cell>
          <table:table-cell office:value-type="float" office:value="25.876786588" calcext:value-type="float">
            <text:p>25.876786588</text:p>
          </table:table-cell>
          <table:table-cell/>
          <table:table-cell office:value-type="float" office:value="-0.12186435" calcext:value-type="float">
            <text:p>-0.12186435</text:p>
          </table:table-cell>
          <table:table-cell office:value-type="float" office:value="-0.114220577" calcext:value-type="float">
            <text:p>-0.114220577</text:p>
          </table:table-cell>
          <table:table-cell office:value-type="float" office:value="-0.120754477" calcext:value-type="float">
            <text:p>-0.12075447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1-12 10:49:53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70483192" calcext:value-type="float">
            <text:p>0.670483192</text:p>
          </table:table-cell>
          <table:table-cell office:value-type="float" office:value="0.603857112" calcext:value-type="float">
            <text:p>0.603857112</text:p>
          </table:table-cell>
          <table:table-cell office:value-type="float" office:value="0.625386313" calcext:value-type="float">
            <text:p>0.625386313</text:p>
          </table:table-cell>
          <table:table-cell/>
          <table:table-cell office:value-type="float" office:value="0.005477804" calcext:value-type="float">
            <text:p>0.005477804</text:p>
          </table:table-cell>
          <table:table-cell office:value-type="float" office:value="0.004933473" calcext:value-type="float">
            <text:p>0.004933473</text:p>
          </table:table-cell>
          <table:table-cell office:value-type="float" office:value="0.005109365" calcext:value-type="float">
            <text:p>0.005109365</text:p>
          </table:table-cell>
          <table:table-cell/>
          <table:table-cell office:value-type="float" office:value="-0.004418029" calcext:value-type="float">
            <text:p>-0.004418029</text:p>
          </table:table-cell>
          <table:table-cell office:value-type="float" office:value="-0.00496236" calcext:value-type="float">
            <text:p>-0.00496236</text:p>
          </table:table-cell>
          <table:table-cell office:value-type="float" office:value="-0.004786468" calcext:value-type="float">
            <text:p>-0.004786468</text:p>
          </table:table-cell>
          <table:table-cell/>
          <table:table-cell office:value-type="float" office:value="25.880250128" calcext:value-type="float">
            <text:p>25.880250128</text:p>
          </table:table-cell>
          <table:table-cell office:value-type="float" office:value="25.866826209" calcext:value-type="float">
            <text:p>25.866826209</text:p>
          </table:table-cell>
          <table:table-cell office:value-type="float" office:value="25.871163961" calcext:value-type="float">
            <text:p>25.871163961</text:p>
          </table:table-cell>
          <table:table-cell/>
          <table:table-cell office:value-type="float" office:value="-0.111997767" calcext:value-type="float">
            <text:p>-0.111997767</text:p>
          </table:table-cell>
          <table:table-cell office:value-type="float" office:value="-0.125797682" calcext:value-type="float">
            <text:p>-0.125797682</text:p>
          </table:table-cell>
          <table:table-cell office:value-type="float" office:value="-0.121338425" calcext:value-type="float">
            <text:p>-0.12133842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1-12 10:49:54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31821827" calcext:value-type="float">
            <text:p>0.631821827</text:p>
          </table:table-cell>
          <table:table-cell office:value-type="float" office:value="0.623014644" calcext:value-type="float">
            <text:p>0.623014644</text:p>
          </table:table-cell>
          <table:table-cell office:value-type="float" office:value="0.66776522" calcext:value-type="float">
            <text:p>0.66776522</text:p>
          </table:table-cell>
          <table:table-cell/>
          <table:table-cell office:value-type="float" office:value="0.005161943" calcext:value-type="float">
            <text:p>0.005161943</text:p>
          </table:table-cell>
          <table:table-cell office:value-type="float" office:value="0.005089989" calcext:value-type="float">
            <text:p>0.005089989</text:p>
          </table:table-cell>
          <table:table-cell office:value-type="float" office:value="0.005455598" calcext:value-type="float">
            <text:p>0.005455598</text:p>
          </table:table-cell>
          <table:table-cell/>
          <table:table-cell office:value-type="float" office:value="-0.00473389" calcext:value-type="float">
            <text:p>-0.00473389</text:p>
          </table:table-cell>
          <table:table-cell office:value-type="float" office:value="-0.004805844" calcext:value-type="float">
            <text:p>-0.004805844</text:p>
          </table:table-cell>
          <table:table-cell office:value-type="float" office:value="-0.004440235" calcext:value-type="float">
            <text:p>-0.004440235</text:p>
          </table:table-cell>
          <table:table-cell/>
          <table:table-cell office:value-type="float" office:value="25.8724606" calcext:value-type="float">
            <text:p>25.8724606</text:p>
          </table:table-cell>
          <table:table-cell office:value-type="float" office:value="25.870686113" calcext:value-type="float">
            <text:p>25.870686113</text:p>
          </table:table-cell>
          <table:table-cell office:value-type="float" office:value="25.87970251" calcext:value-type="float">
            <text:p>25.87970251</text:p>
          </table:table-cell>
          <table:table-cell/>
          <table:table-cell office:value-type="float" office:value="-0.120005468" calcext:value-type="float">
            <text:p>-0.120005468</text:p>
          </table:table-cell>
          <table:table-cell office:value-type="float" office:value="-0.121829658" calcext:value-type="float">
            <text:p>-0.121829658</text:p>
          </table:table-cell>
          <table:table-cell office:value-type="float" office:value="-0.112560722" calcext:value-type="float">
            <text:p>-0.112560722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1-12 10:49:55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98064649" calcext:value-type="float">
            <text:p>0.698064649</text:p>
          </table:table-cell>
          <table:table-cell office:value-type="float" office:value="0.603509617" calcext:value-type="float">
            <text:p>0.603509617</text:p>
          </table:table-cell>
          <table:table-cell office:value-type="float" office:value="0.598385405" calcext:value-type="float">
            <text:p>0.598385405</text:p>
          </table:table-cell>
          <table:table-cell/>
          <table:table-cell office:value-type="float" office:value="0.005703143" calcext:value-type="float">
            <text:p>0.005703143</text:p>
          </table:table-cell>
          <table:table-cell office:value-type="float" office:value="0.004930634" calcext:value-type="float">
            <text:p>0.004930634</text:p>
          </table:table-cell>
          <table:table-cell office:value-type="float" office:value="0.00488877" calcext:value-type="float">
            <text:p>0.00488877</text:p>
          </table:table-cell>
          <table:table-cell/>
          <table:table-cell office:value-type="float" office:value="-0.004192691" calcext:value-type="float">
            <text:p>-0.004192691</text:p>
          </table:table-cell>
          <table:table-cell office:value-type="float" office:value="-0.004965199" calcext:value-type="float">
            <text:p>-0.004965199</text:p>
          </table:table-cell>
          <table:table-cell office:value-type="float" office:value="-0.005007064" calcext:value-type="float">
            <text:p>-0.005007064</text:p>
          </table:table-cell>
          <table:table-cell/>
          <table:table-cell office:value-type="float" office:value="25.880752707" calcext:value-type="float">
            <text:p>25.880752707</text:p>
          </table:table-cell>
          <table:table-cell office:value-type="float" office:value="25.861701584" calcext:value-type="float">
            <text:p>25.861701584</text:p>
          </table:table-cell>
          <table:table-cell office:value-type="float" office:value="25.860669139" calcext:value-type="float">
            <text:p>25.860669139</text:p>
          </table:table-cell>
          <table:table-cell/>
          <table:table-cell office:value-type="float" office:value="-0.10628503" calcext:value-type="float">
            <text:p>-0.10628503</text:p>
          </table:table-cell>
          <table:table-cell office:value-type="float" office:value="-0.125869658" calcext:value-type="float">
            <text:p>-0.125869658</text:p>
          </table:table-cell>
          <table:table-cell office:value-type="float" office:value="-0.126931019" calcext:value-type="float">
            <text:p>-0.126931019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1-12 10:49:56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20234087" calcext:value-type="float">
            <text:p>0.620234087</text:p>
          </table:table-cell>
          <table:table-cell office:value-type="float" office:value="0.668576439" calcext:value-type="float">
            <text:p>0.668576439</text:p>
          </table:table-cell>
          <table:table-cell office:value-type="float" office:value="0.618272497" calcext:value-type="float">
            <text:p>0.618272497</text:p>
          </table:table-cell>
          <table:table-cell/>
          <table:table-cell office:value-type="float" office:value="0.005067272" calcext:value-type="float">
            <text:p>0.005067272</text:p>
          </table:table-cell>
          <table:table-cell office:value-type="float" office:value="0.005462226" calcext:value-type="float">
            <text:p>0.005462226</text:p>
          </table:table-cell>
          <table:table-cell office:value-type="float" office:value="0.005051246" calcext:value-type="float">
            <text:p>0.005051246</text:p>
          </table:table-cell>
          <table:table-cell/>
          <table:table-cell office:value-type="float" office:value="-0.004828561" calcext:value-type="float">
            <text:p>-0.004828561</text:p>
          </table:table-cell>
          <table:table-cell office:value-type="float" office:value="-0.004433608" calcext:value-type="float">
            <text:p>-0.004433608</text:p>
          </table:table-cell>
          <table:table-cell office:value-type="float" office:value="-0.004844587" calcext:value-type="float">
            <text:p>-0.004844587</text:p>
          </table:table-cell>
          <table:table-cell/>
          <table:table-cell office:value-type="float" office:value="25.865071284" calcext:value-type="float">
            <text:p>25.865071284</text:p>
          </table:table-cell>
          <table:table-cell office:value-type="float" office:value="25.874811403" calcext:value-type="float">
            <text:p>25.874811403</text:p>
          </table:table-cell>
          <table:table-cell office:value-type="float" office:value="25.864676058" calcext:value-type="float">
            <text:p>25.864676058</text:p>
          </table:table-cell>
          <table:table-cell/>
          <table:table-cell office:value-type="float" office:value="-0.122405583" calcext:value-type="float">
            <text:p>-0.122405583</text:p>
          </table:table-cell>
          <table:table-cell office:value-type="float" office:value="-0.1123927" calcext:value-type="float">
            <text:p>-0.1123927</text:p>
          </table:table-cell>
          <table:table-cell office:value-type="float" office:value="-0.122811879" calcext:value-type="float">
            <text:p>-0.12281187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1-12 10:49:58</text:p>
          </table:table-cell>
          <table:table-cell office:value-type="float" office:value="25.99425" calcext:value-type="float">
            <text:p>25.99425</text:p>
          </table:table-cell>
          <table:table-cell office:value-type="float" office:value="0.657931645" calcext:value-type="float">
            <text:p>0.657931645</text:p>
          </table:table-cell>
          <table:table-cell office:value-type="float" office:value="0.636156873" calcext:value-type="float">
            <text:p>0.636156873</text:p>
          </table:table-cell>
          <table:table-cell office:value-type="float" office:value="0.610611512" calcext:value-type="float">
            <text:p>0.610611512</text:p>
          </table:table-cell>
          <table:table-cell/>
          <table:table-cell office:value-type="float" office:value="0.005375259" calcext:value-type="float">
            <text:p>0.005375259</text:p>
          </table:table-cell>
          <table:table-cell office:value-type="float" office:value="0.00519736" calcext:value-type="float">
            <text:p>0.00519736</text:p>
          </table:table-cell>
          <table:table-cell office:value-type="float" office:value="0.004988656" calcext:value-type="float">
            <text:p>0.004988656</text:p>
          </table:table-cell>
          <table:table-cell/>
          <table:table-cell office:value-type="float" office:value="-0.004520575" calcext:value-type="float">
            <text:p>-0.004520575</text:p>
          </table:table-cell>
          <table:table-cell office:value-type="float" office:value="-0.004698473" calcext:value-type="float">
            <text:p>-0.004698473</text:p>
          </table:table-cell>
          <table:table-cell office:value-type="float" office:value="-0.004907177" calcext:value-type="float">
            <text:p>-0.004907177</text:p>
          </table:table-cell>
          <table:table-cell/>
          <table:table-cell office:value-type="float" office:value="25.882775799" calcext:value-type="float">
            <text:p>25.882775799</text:p>
          </table:table-cell>
          <table:table-cell office:value-type="float" office:value="25.878388614" calcext:value-type="float">
            <text:p>25.878388614</text:p>
          </table:table-cell>
          <table:table-cell office:value-type="float" office:value="25.873241708" calcext:value-type="float">
            <text:p>25.873241708</text:p>
          </table:table-cell>
          <table:table-cell/>
          <table:table-cell office:value-type="float" office:value="-0.114597487" calcext:value-type="float">
            <text:p>-0.114597487</text:p>
          </table:table-cell>
          <table:table-cell office:value-type="float" office:value="-0.119107571" calcext:value-type="float">
            <text:p>-0.119107571</text:p>
          </table:table-cell>
          <table:table-cell office:value-type="float" office:value="-0.124398668" calcext:value-type="float">
            <text:p>-0.12439866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1-12 10:49:59</text:p>
          </table:table-cell>
          <table:table-cell office:value-type="float" office:value="25.99931" calcext:value-type="float">
            <text:p>25.99931</text:p>
          </table:table-cell>
          <table:table-cell office:value-type="float" office:value="0.641475992" calcext:value-type="float">
            <text:p>0.641475992</text:p>
          </table:table-cell>
          <table:table-cell office:value-type="float" office:value="0.598841977" calcext:value-type="float">
            <text:p>0.598841977</text:p>
          </table:table-cell>
          <table:table-cell office:value-type="float" office:value="0.658769686" calcext:value-type="float">
            <text:p>0.658769686</text:p>
          </table:table-cell>
          <table:table-cell/>
          <table:table-cell office:value-type="float" office:value="0.005240817" calcext:value-type="float">
            <text:p>0.005240817</text:p>
          </table:table-cell>
          <table:table-cell office:value-type="float" office:value="0.0048925" calcext:value-type="float">
            <text:p>0.0048925</text:p>
          </table:table-cell>
          <table:table-cell office:value-type="float" office:value="0.005382105" calcext:value-type="float">
            <text:p>0.005382105</text:p>
          </table:table-cell>
          <table:table-cell/>
          <table:table-cell office:value-type="float" office:value="-0.004655016" calcext:value-type="float">
            <text:p>-0.004655016</text:p>
          </table:table-cell>
          <table:table-cell office:value-type="float" office:value="-0.005003334" calcext:value-type="float">
            <text:p>-0.005003334</text:p>
          </table:table-cell>
          <table:table-cell office:value-type="float" office:value="-0.004513728" calcext:value-type="float">
            <text:p>-0.004513728</text:p>
          </table:table-cell>
          <table:table-cell/>
          <table:table-cell office:value-type="float" office:value="25.88451489" calcext:value-type="float">
            <text:p>25.88451489</text:p>
          </table:table-cell>
          <table:table-cell office:value-type="float" office:value="25.875924977" calcext:value-type="float">
            <text:p>25.875924977</text:p>
          </table:table-cell>
          <table:table-cell office:value-type="float" office:value="25.887999209" calcext:value-type="float">
            <text:p>25.887999209</text:p>
          </table:table-cell>
          <table:table-cell/>
          <table:table-cell office:value-type="float" office:value="-0.11800585" calcext:value-type="float">
            <text:p>-0.11800585</text:p>
          </table:table-cell>
          <table:table-cell office:value-type="float" office:value="-0.126836451" calcext:value-type="float">
            <text:p>-0.126836451</text:p>
          </table:table-cell>
          <table:table-cell office:value-type="float" office:value="-0.114423908" calcext:value-type="float">
            <text:p>-0.11442390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1-12 10:50:00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0.664656241" calcext:value-type="float">
            <text:p>0.664656241</text:p>
          </table:table-cell>
          <table:table-cell office:value-type="float" office:value="0.621340945" calcext:value-type="float">
            <text:p>0.621340945</text:p>
          </table:table-cell>
          <table:table-cell office:value-type="float" office:value="0.609534455" calcext:value-type="float">
            <text:p>0.609534455</text:p>
          </table:table-cell>
          <table:table-cell/>
          <table:table-cell office:value-type="float" office:value="0.005430198" calcext:value-type="float">
            <text:p>0.005430198</text:p>
          </table:table-cell>
          <table:table-cell office:value-type="float" office:value="0.005076315" calcext:value-type="float">
            <text:p>0.005076315</text:p>
          </table:table-cell>
          <table:table-cell office:value-type="float" office:value="0.004979857" calcext:value-type="float">
            <text:p>0.004979857</text:p>
          </table:table-cell>
          <table:table-cell/>
          <table:table-cell office:value-type="float" office:value="-0.004465635" calcext:value-type="float">
            <text:p>-0.004465635</text:p>
          </table:table-cell>
          <table:table-cell office:value-type="float" office:value="-0.004819518" calcext:value-type="float">
            <text:p>-0.004819518</text:p>
          </table:table-cell>
          <table:table-cell office:value-type="float" office:value="-0.004915977" calcext:value-type="float">
            <text:p>-0.004915977</text:p>
          </table:table-cell>
          <table:table-cell/>
          <table:table-cell office:value-type="float" office:value="25.868967" calcext:value-type="float">
            <text:p>25.868967</text:p>
          </table:table-cell>
          <table:table-cell office:value-type="float" office:value="25.860239703" calcext:value-type="float">
            <text:p>25.860239703</text:p>
          </table:table-cell>
          <table:table-cell office:value-type="float" office:value="25.857860884" calcext:value-type="float">
            <text:p>25.857860884</text:p>
          </table:table-cell>
          <table:table-cell/>
          <table:table-cell office:value-type="float" office:value="-0.113204664" calcext:value-type="float">
            <text:p>-0.113204664</text:p>
          </table:table-cell>
          <table:table-cell office:value-type="float" office:value="-0.122176324" calcext:value-type="float">
            <text:p>-0.122176324</text:p>
          </table:table-cell>
          <table:table-cell office:value-type="float" office:value="-0.124621755" calcext:value-type="float">
            <text:p>-0.12462175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1-12 10:50:01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0.693011366" calcext:value-type="float">
            <text:p>0.693011366</text:p>
          </table:table-cell>
          <table:table-cell office:value-type="float" office:value="0.601451469" calcext:value-type="float">
            <text:p>0.601451469</text:p>
          </table:table-cell>
          <table:table-cell office:value-type="float" office:value="0.596094799" calcext:value-type="float">
            <text:p>0.596094799</text:p>
          </table:table-cell>
          <table:table-cell/>
          <table:table-cell office:value-type="float" office:value="0.005661858" calcext:value-type="float">
            <text:p>0.005661858</text:p>
          </table:table-cell>
          <table:table-cell office:value-type="float" office:value="0.004913819" calcext:value-type="float">
            <text:p>0.004913819</text:p>
          </table:table-cell>
          <table:table-cell office:value-type="float" office:value="0.004870056" calcext:value-type="float">
            <text:p>0.004870056</text:p>
          </table:table-cell>
          <table:table-cell/>
          <table:table-cell office:value-type="float" office:value="-0.004233976" calcext:value-type="float">
            <text:p>-0.004233976</text:p>
          </table:table-cell>
          <table:table-cell office:value-type="float" office:value="-0.004982014" calcext:value-type="float">
            <text:p>-0.004982014</text:p>
          </table:table-cell>
          <table:table-cell office:value-type="float" office:value="-0.005025778" calcext:value-type="float">
            <text:p>-0.005025778</text:p>
          </table:table-cell>
          <table:table-cell/>
          <table:table-cell office:value-type="float" office:value="25.869625511" calcext:value-type="float">
            <text:p>25.869625511</text:p>
          </table:table-cell>
          <table:table-cell office:value-type="float" office:value="25.851177675" calcext:value-type="float">
            <text:p>25.851177675</text:p>
          </table:table-cell>
          <table:table-cell office:value-type="float" office:value="25.850098384" calcext:value-type="float">
            <text:p>25.850098384</text:p>
          </table:table-cell>
          <table:table-cell/>
          <table:table-cell office:value-type="float" office:value="-0.107331675" calcext:value-type="float">
            <text:p>-0.107331675</text:p>
          </table:table-cell>
          <table:table-cell office:value-type="float" office:value="-0.126295955" calcext:value-type="float">
            <text:p>-0.126295955</text:p>
          </table:table-cell>
          <table:table-cell office:value-type="float" office:value="-0.127405465" calcext:value-type="float">
            <text:p>-0.12740546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1-12 10:50:03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28421978" calcext:value-type="float">
            <text:p>0.628421978</text:p>
          </table:table-cell>
          <table:table-cell office:value-type="float" office:value="0.627502278" calcext:value-type="float">
            <text:p>0.627502278</text:p>
          </table:table-cell>
          <table:table-cell office:value-type="float" office:value="0.657895286" calcext:value-type="float">
            <text:p>0.657895286</text:p>
          </table:table-cell>
          <table:table-cell/>
          <table:table-cell office:value-type="float" office:value="0.005134166" calcext:value-type="float">
            <text:p>0.005134166</text:p>
          </table:table-cell>
          <table:table-cell office:value-type="float" office:value="0.005126653" calcext:value-type="float">
            <text:p>0.005126653</text:p>
          </table:table-cell>
          <table:table-cell office:value-type="float" office:value="0.005374961" calcext:value-type="float">
            <text:p>0.005374961</text:p>
          </table:table-cell>
          <table:table-cell/>
          <table:table-cell office:value-type="float" office:value="-0.004761667" calcext:value-type="float">
            <text:p>-0.004761667</text:p>
          </table:table-cell>
          <table:table-cell office:value-type="float" office:value="-0.004769181" calcext:value-type="float">
            <text:p>-0.004769181</text:p>
          </table:table-cell>
          <table:table-cell office:value-type="float" office:value="-0.004520872" calcext:value-type="float">
            <text:p>-0.004520872</text:p>
          </table:table-cell>
          <table:table-cell/>
          <table:table-cell office:value-type="float" office:value="25.866721004" calcext:value-type="float">
            <text:p>25.866721004</text:p>
          </table:table-cell>
          <table:table-cell office:value-type="float" office:value="25.8665357" calcext:value-type="float">
            <text:p>25.8665357</text:p>
          </table:table-cell>
          <table:table-cell office:value-type="float" office:value="25.872659349" calcext:value-type="float">
            <text:p>25.872659349</text:p>
          </table:table-cell>
          <table:table-cell/>
          <table:table-cell office:value-type="float" office:value="-0.120709662" calcext:value-type="float">
            <text:p>-0.120709662</text:p>
          </table:table-cell>
          <table:table-cell office:value-type="float" office:value="-0.120900155" calcext:value-type="float">
            <text:p>-0.120900155</text:p>
          </table:table-cell>
          <table:table-cell office:value-type="float" office:value="-0.114605017" calcext:value-type="float">
            <text:p>-0.114605017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1-12 10:50:04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0.692373597" calcext:value-type="float">
            <text:p>0.692373597</text:p>
          </table:table-cell>
          <table:table-cell office:value-type="float" office:value="0.602686477" calcext:value-type="float">
            <text:p>0.602686477</text:p>
          </table:table-cell>
          <table:table-cell office:value-type="float" office:value="0.601126623" calcext:value-type="float">
            <text:p>0.601126623</text:p>
          </table:table-cell>
          <table:table-cell/>
          <table:table-cell office:value-type="float" office:value="0.005656647" calcext:value-type="float">
            <text:p>0.005656647</text:p>
          </table:table-cell>
          <table:table-cell office:value-type="float" office:value="0.004923909" calcext:value-type="float">
            <text:p>0.004923909</text:p>
          </table:table-cell>
          <table:table-cell office:value-type="float" office:value="0.004911165" calcext:value-type="float">
            <text:p>0.004911165</text:p>
          </table:table-cell>
          <table:table-cell/>
          <table:table-cell office:value-type="float" office:value="-0.004239186" calcext:value-type="float">
            <text:p>-0.004239186</text:p>
          </table:table-cell>
          <table:table-cell office:value-type="float" office:value="-0.004971924" calcext:value-type="float">
            <text:p>-0.004971924</text:p>
          </table:table-cell>
          <table:table-cell office:value-type="float" office:value="-0.004984668" calcext:value-type="float">
            <text:p>-0.004984668</text:p>
          </table:table-cell>
          <table:table-cell/>
          <table:table-cell office:value-type="float" office:value="25.869497011" calcext:value-type="float">
            <text:p>25.869497011</text:p>
          </table:table-cell>
          <table:table-cell office:value-type="float" office:value="25.851426512" calcext:value-type="float">
            <text:p>25.851426512</text:p>
          </table:table-cell>
          <table:table-cell office:value-type="float" office:value="25.851112224" calcext:value-type="float">
            <text:p>25.851112224</text:p>
          </table:table-cell>
          <table:table-cell/>
          <table:table-cell office:value-type="float" office:value="-0.107463771" calcext:value-type="float">
            <text:p>-0.107463771</text:p>
          </table:table-cell>
          <table:table-cell office:value-type="float" office:value="-0.126040152" calcext:value-type="float">
            <text:p>-0.126040152</text:p>
          </table:table-cell>
          <table:table-cell office:value-type="float" office:value="-0.126363239" calcext:value-type="float">
            <text:p>-0.12636323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1-12 10:50:05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0.62099941" calcext:value-type="float">
            <text:p>0.62099941</text:p>
          </table:table-cell>
          <table:table-cell office:value-type="float" office:value="0.668815454" calcext:value-type="float">
            <text:p>0.668815454</text:p>
          </table:table-cell>
          <table:table-cell office:value-type="float" office:value="0.615000202" calcext:value-type="float">
            <text:p>0.615000202</text:p>
          </table:table-cell>
          <table:table-cell/>
          <table:table-cell office:value-type="float" office:value="0.005073525" calcext:value-type="float">
            <text:p>0.005073525</text:p>
          </table:table-cell>
          <table:table-cell office:value-type="float" office:value="0.005464179" calcext:value-type="float">
            <text:p>0.005464179</text:p>
          </table:table-cell>
          <table:table-cell office:value-type="float" office:value="0.005024511" calcext:value-type="float">
            <text:p>0.005024511</text:p>
          </table:table-cell>
          <table:table-cell/>
          <table:table-cell office:value-type="float" office:value="-0.004822309" calcext:value-type="float">
            <text:p>-0.004822309</text:p>
          </table:table-cell>
          <table:table-cell office:value-type="float" office:value="-0.004431655" calcext:value-type="float">
            <text:p>-0.004431655</text:p>
          </table:table-cell>
          <table:table-cell office:value-type="float" office:value="-0.004871322" calcext:value-type="float">
            <text:p>-0.004871322</text:p>
          </table:table-cell>
          <table:table-cell/>
          <table:table-cell office:value-type="float" office:value="25.860170889" calcext:value-type="float">
            <text:p>25.860170889</text:p>
          </table:table-cell>
          <table:table-cell office:value-type="float" office:value="25.869805008" calcext:value-type="float">
            <text:p>25.869805008</text:p>
          </table:table-cell>
          <table:table-cell office:value-type="float" office:value="25.858962145" calcext:value-type="float">
            <text:p>25.858962145</text:p>
          </table:table-cell>
          <table:table-cell/>
          <table:table-cell office:value-type="float" office:value="-0.122247065" calcext:value-type="float">
            <text:p>-0.122247065</text:p>
          </table:table-cell>
          <table:table-cell office:value-type="float" office:value="-0.112343194" calcext:value-type="float">
            <text:p>-0.112343194</text:p>
          </table:table-cell>
          <table:table-cell office:value-type="float" office:value="-0.123489656" calcext:value-type="float">
            <text:p>-0.12348965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1-12 10:50:06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0.635151939" calcext:value-type="float">
            <text:p>0.635151939</text:p>
          </table:table-cell>
          <table:table-cell office:value-type="float" office:value="0.595950555" calcext:value-type="float">
            <text:p>0.595950555</text:p>
          </table:table-cell>
          <table:table-cell office:value-type="float" office:value="0.66666015" calcext:value-type="float">
            <text:p>0.66666015</text:p>
          </table:table-cell>
          <table:table-cell/>
          <table:table-cell office:value-type="float" office:value="0.00518915" calcext:value-type="float">
            <text:p>0.00518915</text:p>
          </table:table-cell>
          <table:table-cell office:value-type="float" office:value="0.004868877" calcext:value-type="float">
            <text:p>0.004868877</text:p>
          </table:table-cell>
          <table:table-cell office:value-type="float" office:value="0.00544657" calcext:value-type="float">
            <text:p>0.00544657</text:p>
          </table:table-cell>
          <table:table-cell/>
          <table:table-cell office:value-type="float" office:value="-0.004706684" calcext:value-type="float">
            <text:p>-0.004706684</text:p>
          </table:table-cell>
          <table:table-cell office:value-type="float" office:value="-0.005026956" calcext:value-type="float">
            <text:p>-0.005026956</text:p>
          </table:table-cell>
          <table:table-cell office:value-type="float" office:value="-0.004449263" calcext:value-type="float">
            <text:p>-0.004449263</text:p>
          </table:table-cell>
          <table:table-cell/>
          <table:table-cell office:value-type="float" office:value="25.863022391" calcext:value-type="float">
            <text:p>25.863022391</text:p>
          </table:table-cell>
          <table:table-cell office:value-type="float" office:value="25.855123938" calcext:value-type="float">
            <text:p>25.855123938</text:p>
          </table:table-cell>
          <table:table-cell office:value-type="float" office:value="25.869370752" calcext:value-type="float">
            <text:p>25.869370752</text:p>
          </table:table-cell>
          <table:table-cell/>
          <table:table-cell office:value-type="float" office:value="-0.119315718" calcext:value-type="float">
            <text:p>-0.119315718</text:p>
          </table:table-cell>
          <table:table-cell office:value-type="float" office:value="-0.127435342" calcext:value-type="float">
            <text:p>-0.127435342</text:p>
          </table:table-cell>
          <table:table-cell office:value-type="float" office:value="-0.112789608" calcext:value-type="float">
            <text:p>-0.11278960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1-12 10:50:08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27552942" calcext:value-type="float">
            <text:p>0.627552942</text:p>
          </table:table-cell>
          <table:table-cell office:value-type="float" office:value="0.63815959" calcext:value-type="float">
            <text:p>0.63815959</text:p>
          </table:table-cell>
          <table:table-cell office:value-type="float" office:value="0.651545006" calcext:value-type="float">
            <text:p>0.651545006</text:p>
          </table:table-cell>
          <table:table-cell/>
          <table:table-cell office:value-type="float" office:value="0.005127067" calcext:value-type="float">
            <text:p>0.005127067</text:p>
          </table:table-cell>
          <table:table-cell office:value-type="float" office:value="0.005213722" calcext:value-type="float">
            <text:p>0.005213722</text:p>
          </table:table-cell>
          <table:table-cell office:value-type="float" office:value="0.00532308" calcext:value-type="float">
            <text:p>0.00532308</text:p>
          </table:table-cell>
          <table:table-cell/>
          <table:table-cell office:value-type="float" office:value="-0.004768767" calcext:value-type="float">
            <text:p>-0.004768767</text:p>
          </table:table-cell>
          <table:table-cell office:value-type="float" office:value="-0.004682111" calcext:value-type="float">
            <text:p>-0.004682111</text:p>
          </table:table-cell>
          <table:table-cell office:value-type="float" office:value="-0.004572753" calcext:value-type="float">
            <text:p>-0.004572753</text:p>
          </table:table-cell>
          <table:table-cell/>
          <table:table-cell office:value-type="float" office:value="25.866545908" calcext:value-type="float">
            <text:p>25.866545908</text:p>
          </table:table-cell>
          <table:table-cell office:value-type="float" office:value="25.868682962" calcext:value-type="float">
            <text:p>25.868682962</text:p>
          </table:table-cell>
          <table:table-cell office:value-type="float" office:value="25.871379883" calcext:value-type="float">
            <text:p>25.871379883</text:p>
          </table:table-cell>
          <table:table-cell/>
          <table:table-cell office:value-type="float" office:value="-0.120889661" calcext:value-type="float">
            <text:p>-0.120889661</text:p>
          </table:table-cell>
          <table:table-cell office:value-type="float" office:value="-0.118692759" calcext:value-type="float">
            <text:p>-0.118692759</text:p>
          </table:table-cell>
          <table:table-cell office:value-type="float" office:value="-0.115920312" calcext:value-type="float">
            <text:p>-0.11592031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1-12 10:50:09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66295965" calcext:value-type="float">
            <text:p>0.666295965</text:p>
          </table:table-cell>
          <table:table-cell office:value-type="float" office:value="0.6022156" calcext:value-type="float">
            <text:p>0.6022156</text:p>
          </table:table-cell>
          <table:table-cell office:value-type="float" office:value="0.629003123" calcext:value-type="float">
            <text:p>0.629003123</text:p>
          </table:table-cell>
          <table:table-cell/>
          <table:table-cell office:value-type="float" office:value="0.005443594" calcext:value-type="float">
            <text:p>0.005443594</text:p>
          </table:table-cell>
          <table:table-cell office:value-type="float" office:value="0.004920062" calcext:value-type="float">
            <text:p>0.004920062</text:p>
          </table:table-cell>
          <table:table-cell office:value-type="float" office:value="0.005138914" calcext:value-type="float">
            <text:p>0.005138914</text:p>
          </table:table-cell>
          <table:table-cell/>
          <table:table-cell office:value-type="float" office:value="-0.004452239" calcext:value-type="float">
            <text:p>-0.004452239</text:p>
          </table:table-cell>
          <table:table-cell office:value-type="float" office:value="-0.004975771" calcext:value-type="float">
            <text:p>-0.004975771</text:p>
          </table:table-cell>
          <table:table-cell office:value-type="float" office:value="-0.004756919" calcext:value-type="float">
            <text:p>-0.004756919</text:p>
          </table:table-cell>
          <table:table-cell/>
          <table:table-cell office:value-type="float" office:value="25.879406484" calcext:value-type="float">
            <text:p>25.879406484</text:p>
          </table:table-cell>
          <table:table-cell office:value-type="float" office:value="25.866495473" calcext:value-type="float">
            <text:p>25.866495473</text:p>
          </table:table-cell>
          <table:table-cell office:value-type="float" office:value="25.871892682" calcext:value-type="float">
            <text:p>25.871892682</text:p>
          </table:table-cell>
          <table:table-cell/>
          <table:table-cell office:value-type="float" office:value="-0.112865039" calcext:value-type="float">
            <text:p>-0.112865039</text:p>
          </table:table-cell>
          <table:table-cell office:value-type="float" office:value="-0.126137683" calcext:value-type="float">
            <text:p>-0.126137683</text:p>
          </table:table-cell>
          <table:table-cell office:value-type="float" office:value="-0.120589292" calcext:value-type="float">
            <text:p>-0.12058929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1-12 10:50:10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35142402" calcext:value-type="float">
            <text:p>0.635142402</text:p>
          </table:table-cell>
          <table:table-cell office:value-type="float" office:value="0.660829623" calcext:value-type="float">
            <text:p>0.660829623</text:p>
          </table:table-cell>
          <table:table-cell office:value-type="float" office:value="0.614722444" calcext:value-type="float">
            <text:p>0.614722444</text:p>
          </table:table-cell>
          <table:table-cell/>
          <table:table-cell office:value-type="float" office:value="0.005189072" calcext:value-type="float">
            <text:p>0.005189072</text:p>
          </table:table-cell>
          <table:table-cell office:value-type="float" office:value="0.005398935" calcext:value-type="float">
            <text:p>0.005398935</text:p>
          </table:table-cell>
          <table:table-cell office:value-type="float" office:value="0.005022242" calcext:value-type="float">
            <text:p>0.005022242</text:p>
          </table:table-cell>
          <table:table-cell/>
          <table:table-cell office:value-type="float" office:value="-0.004706761" calcext:value-type="float">
            <text:p>-0.004706761</text:p>
          </table:table-cell>
          <table:table-cell office:value-type="float" office:value="-0.004496899" calcext:value-type="float">
            <text:p>-0.004496899</text:p>
          </table:table-cell>
          <table:table-cell office:value-type="float" office:value="-0.004873591" calcext:value-type="float">
            <text:p>-0.004873591</text:p>
          </table:table-cell>
          <table:table-cell/>
          <table:table-cell office:value-type="float" office:value="25.873129634" calcext:value-type="float">
            <text:p>25.873129634</text:p>
          </table:table-cell>
          <table:table-cell office:value-type="float" office:value="25.878305123" calcext:value-type="float">
            <text:p>25.878305123</text:p>
          </table:table-cell>
          <table:table-cell office:value-type="float" office:value="25.869015383" calcext:value-type="float">
            <text:p>25.869015383</text:p>
          </table:table-cell>
          <table:table-cell/>
          <table:table-cell office:value-type="float" office:value="-0.119317693" calcext:value-type="float">
            <text:p>-0.119317693</text:p>
          </table:table-cell>
          <table:table-cell office:value-type="float" office:value="-0.113997247" calcext:value-type="float">
            <text:p>-0.113997247</text:p>
          </table:table-cell>
          <table:table-cell office:value-type="float" office:value="-0.123547187" calcext:value-type="float">
            <text:p>-0.12354718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1-12 10:50:11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22062161" calcext:value-type="float">
            <text:p>0.622062161</text:p>
          </table:table-cell>
          <table:table-cell office:value-type="float" office:value="0.660527427" calcext:value-type="float">
            <text:p>0.660527427</text:p>
          </table:table-cell>
          <table:table-cell office:value-type="float" office:value="0.62629588" calcext:value-type="float">
            <text:p>0.62629588</text:p>
          </table:table-cell>
          <table:table-cell/>
          <table:table-cell office:value-type="float" office:value="0.005082207" calcext:value-type="float">
            <text:p>0.005082207</text:p>
          </table:table-cell>
          <table:table-cell office:value-type="float" office:value="0.005396466" calcext:value-type="float">
            <text:p>0.005396466</text:p>
          </table:table-cell>
          <table:table-cell office:value-type="float" office:value="0.005116796" calcext:value-type="float">
            <text:p>0.005116796</text:p>
          </table:table-cell>
          <table:table-cell/>
          <table:table-cell office:value-type="float" office:value="-0.004813626" calcext:value-type="float">
            <text:p>-0.004813626</text:p>
          </table:table-cell>
          <table:table-cell office:value-type="float" office:value="-0.004499367" calcext:value-type="float">
            <text:p>-0.004499367</text:p>
          </table:table-cell>
          <table:table-cell office:value-type="float" office:value="-0.004779037" calcext:value-type="float">
            <text:p>-0.004779037</text:p>
          </table:table-cell>
          <table:table-cell/>
          <table:table-cell office:value-type="float" office:value="25.86543961" calcext:value-type="float">
            <text:p>25.86543961</text:p>
          </table:table-cell>
          <table:table-cell office:value-type="float" office:value="25.873189677" calcext:value-type="float">
            <text:p>25.873189677</text:p>
          </table:table-cell>
          <table:table-cell office:value-type="float" office:value="25.866292632" calcext:value-type="float">
            <text:p>25.866292632</text:p>
          </table:table-cell>
          <table:table-cell/>
          <table:table-cell office:value-type="float" office:value="-0.122026942" calcext:value-type="float">
            <text:p>-0.122026942</text:p>
          </table:table-cell>
          <table:table-cell office:value-type="float" office:value="-0.114059838" calcext:value-type="float">
            <text:p>-0.114059838</text:p>
          </table:table-cell>
          <table:table-cell office:value-type="float" office:value="-0.121150031" calcext:value-type="float">
            <text:p>-0.12115003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1-12 10:50:13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36952595" calcext:value-type="float">
            <text:p>0.636952595</text:p>
          </table:table-cell>
          <table:table-cell office:value-type="float" office:value="0.596413683" calcext:value-type="float">
            <text:p>0.596413683</text:p>
          </table:table-cell>
          <table:table-cell office:value-type="float" office:value="0.666390737" calcext:value-type="float">
            <text:p>0.666390737</text:p>
          </table:table-cell>
          <table:table-cell/>
          <table:table-cell office:value-type="float" office:value="0.005203861" calcext:value-type="float">
            <text:p>0.005203861</text:p>
          </table:table-cell>
          <table:table-cell office:value-type="float" office:value="0.004872661" calcext:value-type="float">
            <text:p>0.004872661</text:p>
          </table:table-cell>
          <table:table-cell office:value-type="float" office:value="0.005444369" calcext:value-type="float">
            <text:p>0.005444369</text:p>
          </table:table-cell>
          <table:table-cell/>
          <table:table-cell office:value-type="float" office:value="-0.004691972" calcext:value-type="float">
            <text:p>-0.004691972</text:p>
          </table:table-cell>
          <table:table-cell office:value-type="float" office:value="-0.005023173" calcext:value-type="float">
            <text:p>-0.005023173</text:p>
          </table:table-cell>
          <table:table-cell office:value-type="float" office:value="-0.004451465" calcext:value-type="float">
            <text:p>-0.004451465</text:p>
          </table:table-cell>
          <table:table-cell/>
          <table:table-cell office:value-type="float" office:value="25.868439774" calcext:value-type="float">
            <text:p>25.868439774</text:p>
          </table:table-cell>
          <table:table-cell office:value-type="float" office:value="25.860271869" calcext:value-type="float">
            <text:p>25.860271869</text:p>
          </table:table-cell>
          <table:table-cell office:value-type="float" office:value="25.874371024" calcext:value-type="float">
            <text:p>25.874371024</text:p>
          </table:table-cell>
          <table:table-cell/>
          <table:table-cell office:value-type="float" office:value="-0.118942757" calcext:value-type="float">
            <text:p>-0.118942757</text:p>
          </table:table-cell>
          <table:table-cell office:value-type="float" office:value="-0.127339415" calcext:value-type="float">
            <text:p>-0.127339415</text:p>
          </table:table-cell>
          <table:table-cell office:value-type="float" office:value="-0.112845409" calcext:value-type="float">
            <text:p>-0.11284540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1-12 10:50:14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69822773" calcext:value-type="float">
            <text:p>0.669822773</text:p>
          </table:table-cell>
          <table:table-cell office:value-type="float" office:value="0.624415353" calcext:value-type="float">
            <text:p>0.624415353</text:p>
          </table:table-cell>
          <table:table-cell office:value-type="float" office:value="0.607624126" calcext:value-type="float">
            <text:p>0.607624126</text:p>
          </table:table-cell>
          <table:table-cell/>
          <table:table-cell office:value-type="float" office:value="0.005472408" calcext:value-type="float">
            <text:p>0.005472408</text:p>
          </table:table-cell>
          <table:table-cell office:value-type="float" office:value="0.005101433" calcext:value-type="float">
            <text:p>0.005101433</text:p>
          </table:table-cell>
          <table:table-cell office:value-type="float" office:value="0.004964249" calcext:value-type="float">
            <text:p>0.004964249</text:p>
          </table:table-cell>
          <table:table-cell/>
          <table:table-cell office:value-type="float" office:value="-0.004423425" calcext:value-type="float">
            <text:p>-0.004423425</text:p>
          </table:table-cell>
          <table:table-cell office:value-type="float" office:value="-0.004794401" calcext:value-type="float">
            <text:p>-0.004794401</text:p>
          </table:table-cell>
          <table:table-cell office:value-type="float" office:value="-0.004931584" calcext:value-type="float">
            <text:p>-0.004931584</text:p>
          </table:table-cell>
          <table:table-cell/>
          <table:table-cell office:value-type="float" office:value="25.875062515" calcext:value-type="float">
            <text:p>25.875062515</text:p>
          </table:table-cell>
          <table:table-cell office:value-type="float" office:value="25.865913738" calcext:value-type="float">
            <text:p>25.865913738</text:p>
          </table:table-cell>
          <table:table-cell office:value-type="float" office:value="25.862530589" calcext:value-type="float">
            <text:p>25.862530589</text:p>
          </table:table-cell>
          <table:table-cell/>
          <table:table-cell office:value-type="float" office:value="-0.112134555" calcext:value-type="float">
            <text:p>-0.112134555</text:p>
          </table:table-cell>
          <table:table-cell office:value-type="float" office:value="-0.121539536" calcext:value-type="float">
            <text:p>-0.121539536</text:p>
          </table:table-cell>
          <table:table-cell office:value-type="float" office:value="-0.125017434" calcext:value-type="float">
            <text:p>-0.12501743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1-12 10:50:15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3201733" calcext:value-type="float">
            <text:p>0.63201733</text:p>
          </table:table-cell>
          <table:table-cell office:value-type="float" office:value="0.618988945" calcext:value-type="float">
            <text:p>0.618988945</text:p>
          </table:table-cell>
          <table:table-cell office:value-type="float" office:value="0.670756182" calcext:value-type="float">
            <text:p>0.670756182</text:p>
          </table:table-cell>
          <table:table-cell/>
          <table:table-cell office:value-type="float" office:value="0.00516354" calcext:value-type="float">
            <text:p>0.00516354</text:p>
          </table:table-cell>
          <table:table-cell office:value-type="float" office:value="0.005057099" calcext:value-type="float">
            <text:p>0.005057099</text:p>
          </table:table-cell>
          <table:table-cell office:value-type="float" office:value="0.005480034" calcext:value-type="float">
            <text:p>0.005480034</text:p>
          </table:table-cell>
          <table:table-cell/>
          <table:table-cell office:value-type="float" office:value="-0.004732293" calcext:value-type="float">
            <text:p>-0.004732293</text:p>
          </table:table-cell>
          <table:table-cell office:value-type="float" office:value="-0.004838734" calcext:value-type="float">
            <text:p>-0.004838734</text:p>
          </table:table-cell>
          <table:table-cell office:value-type="float" office:value="-0.004415799" calcext:value-type="float">
            <text:p>-0.004415799</text:p>
          </table:table-cell>
          <table:table-cell/>
          <table:table-cell office:value-type="float" office:value="25.87249999" calcext:value-type="float">
            <text:p>25.87249999</text:p>
          </table:table-cell>
          <table:table-cell office:value-type="float" office:value="25.869875007" calcext:value-type="float">
            <text:p>25.869875007</text:p>
          </table:table-cell>
          <table:table-cell office:value-type="float" office:value="25.88030513" calcext:value-type="float">
            <text:p>25.88030513</text:p>
          </table:table-cell>
          <table:table-cell/>
          <table:table-cell office:value-type="float" office:value="-0.119964974" calcext:value-type="float">
            <text:p>-0.119964974</text:p>
          </table:table-cell>
          <table:table-cell office:value-type="float" office:value="-0.122663484" calcext:value-type="float">
            <text:p>-0.122663484</text:p>
          </table:table-cell>
          <table:table-cell office:value-type="float" office:value="-0.111941225" calcext:value-type="float">
            <text:p>-0.111941225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1-12 10:50:16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0.691623174" calcext:value-type="float">
            <text:p>0.691623174</text:p>
          </table:table-cell>
          <table:table-cell office:value-type="float" office:value="0.603609157" calcext:value-type="float">
            <text:p>0.603609157</text:p>
          </table:table-cell>
          <table:table-cell office:value-type="float" office:value="0.608277989" calcext:value-type="float">
            <text:p>0.608277989</text:p>
          </table:table-cell>
          <table:table-cell/>
          <table:table-cell office:value-type="float" office:value="0.005650516" calcext:value-type="float">
            <text:p>0.005650516</text:p>
          </table:table-cell>
          <table:table-cell office:value-type="float" office:value="0.004931447" calcext:value-type="float">
            <text:p>0.004931447</text:p>
          </table:table-cell>
          <table:table-cell office:value-type="float" office:value="0.004969591" calcext:value-type="float">
            <text:p>0.004969591</text:p>
          </table:table-cell>
          <table:table-cell/>
          <table:table-cell office:value-type="float" office:value="-0.004245317" calcext:value-type="float">
            <text:p>-0.004245317</text:p>
          </table:table-cell>
          <table:table-cell office:value-type="float" office:value="-0.004964386" calcext:value-type="float">
            <text:p>-0.004964386</text:p>
          </table:table-cell>
          <table:table-cell office:value-type="float" office:value="-0.004926242" calcext:value-type="float">
            <text:p>-0.004926242</text:p>
          </table:table-cell>
          <table:table-cell/>
          <table:table-cell office:value-type="float" office:value="25.874400346" calcext:value-type="float">
            <text:p>25.874400346</text:p>
          </table:table-cell>
          <table:table-cell office:value-type="float" office:value="25.856667029" calcext:value-type="float">
            <text:p>25.856667029</text:p>
          </table:table-cell>
          <table:table-cell office:value-type="float" office:value="25.857607725" calcext:value-type="float">
            <text:p>25.857607725</text:p>
          </table:table-cell>
          <table:table-cell/>
          <table:table-cell office:value-type="float" office:value="-0.1076192" calcext:value-type="float">
            <text:p>-0.1076192</text:p>
          </table:table-cell>
          <table:table-cell office:value-type="float" office:value="-0.12584904" calcext:value-type="float">
            <text:p>-0.12584904</text:p>
          </table:table-cell>
          <table:table-cell office:value-type="float" office:value="-0.124882002" calcext:value-type="float">
            <text:p>-0.12488200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1-12 10:50:17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35097103" calcext:value-type="float">
            <text:p>0.635097103</text:p>
          </table:table-cell>
          <table:table-cell office:value-type="float" office:value="0.602303219" calcext:value-type="float">
            <text:p>0.602303219</text:p>
          </table:table-cell>
          <table:table-cell office:value-type="float" office:value="0.680347762" calcext:value-type="float">
            <text:p>0.680347762</text:p>
          </table:table-cell>
          <table:table-cell/>
          <table:table-cell office:value-type="float" office:value="0.005188702" calcext:value-type="float">
            <text:p>0.005188702</text:p>
          </table:table-cell>
          <table:table-cell office:value-type="float" office:value="0.004920778" calcext:value-type="float">
            <text:p>0.004920778</text:p>
          </table:table-cell>
          <table:table-cell office:value-type="float" office:value="0.005558397" calcext:value-type="float">
            <text:p>0.005558397</text:p>
          </table:table-cell>
          <table:table-cell/>
          <table:table-cell office:value-type="float" office:value="-0.004707132" calcext:value-type="float">
            <text:p>-0.004707132</text:p>
          </table:table-cell>
          <table:table-cell office:value-type="float" office:value="-0.004975055" calcext:value-type="float">
            <text:p>-0.004975055</text:p>
          </table:table-cell>
          <table:table-cell office:value-type="float" office:value="-0.004337437" calcext:value-type="float">
            <text:p>-0.004337437</text:p>
          </table:table-cell>
          <table:table-cell/>
          <table:table-cell office:value-type="float" office:value="25.868065925" calcext:value-type="float">
            <text:p>25.868065925</text:p>
          </table:table-cell>
          <table:table-cell office:value-type="float" office:value="25.861458514" calcext:value-type="float">
            <text:p>25.861458514</text:p>
          </table:table-cell>
          <table:table-cell office:value-type="float" office:value="25.8771831" calcext:value-type="float">
            <text:p>25.8771831</text:p>
          </table:table-cell>
          <table:table-cell/>
          <table:table-cell office:value-type="float" office:value="-0.119327076" calcext:value-type="float">
            <text:p>-0.119327076</text:p>
          </table:table-cell>
          <table:table-cell office:value-type="float" office:value="-0.126119535" calcext:value-type="float">
            <text:p>-0.126119535</text:p>
          </table:table-cell>
          <table:table-cell office:value-type="float" office:value="-0.109954589" calcext:value-type="float">
            <text:p>-0.10995458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1-12 10:50:19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31291346" calcext:value-type="float">
            <text:p>0.631291346</text:p>
          </table:table-cell>
          <table:table-cell office:value-type="float" office:value="0.622262433" calcext:value-type="float">
            <text:p>0.622262433</text:p>
          </table:table-cell>
          <table:table-cell office:value-type="float" office:value="0.668401798" calcext:value-type="float">
            <text:p>0.668401798</text:p>
          </table:table-cell>
          <table:table-cell/>
          <table:table-cell office:value-type="float" office:value="0.005157609" calcext:value-type="float">
            <text:p>0.005157609</text:p>
          </table:table-cell>
          <table:table-cell office:value-type="float" office:value="0.005083843" calcext:value-type="float">
            <text:p>0.005083843</text:p>
          </table:table-cell>
          <table:table-cell office:value-type="float" office:value="0.005460799" calcext:value-type="float">
            <text:p>0.005460799</text:p>
          </table:table-cell>
          <table:table-cell/>
          <table:table-cell office:value-type="float" office:value="-0.004738224" calcext:value-type="float">
            <text:p>-0.004738224</text:p>
          </table:table-cell>
          <table:table-cell office:value-type="float" office:value="-0.00481199" calcext:value-type="float">
            <text:p>-0.00481199</text:p>
          </table:table-cell>
          <table:table-cell office:value-type="float" office:value="-0.004435034" calcext:value-type="float">
            <text:p>-0.004435034</text:p>
          </table:table-cell>
          <table:table-cell/>
          <table:table-cell office:value-type="float" office:value="25.867299131" calcext:value-type="float">
            <text:p>25.867299131</text:p>
          </table:table-cell>
          <table:table-cell office:value-type="float" office:value="25.865479961" calcext:value-type="float">
            <text:p>25.865479961</text:p>
          </table:table-cell>
          <table:table-cell office:value-type="float" office:value="25.874776216" calcext:value-type="float">
            <text:p>25.874776216</text:p>
          </table:table-cell>
          <table:table-cell/>
          <table:table-cell office:value-type="float" office:value="-0.120115344" calcext:value-type="float">
            <text:p>-0.120115344</text:p>
          </table:table-cell>
          <table:table-cell office:value-type="float" office:value="-0.121985461" calcext:value-type="float">
            <text:p>-0.121985461</text:p>
          </table:table-cell>
          <table:table-cell office:value-type="float" office:value="-0.112428872" calcext:value-type="float">
            <text:p>-0.11242887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1-12 10:50:20</text:p>
          </table:table-cell>
          <table:table-cell office:value-type="float" office:value="25.9892" calcext:value-type="float">
            <text:p>25.9892</text:p>
          </table:table-cell>
          <table:table-cell office:value-type="float" office:value="0.684047423" calcext:value-type="float">
            <text:p>0.684047423</text:p>
          </table:table-cell>
          <table:table-cell office:value-type="float" office:value="0.603155566" calcext:value-type="float">
            <text:p>0.603155566</text:p>
          </table:table-cell>
          <table:table-cell office:value-type="float" office:value="0.620830729" calcext:value-type="float">
            <text:p>0.620830729</text:p>
          </table:table-cell>
          <table:table-cell/>
          <table:table-cell office:value-type="float" office:value="0.005588623" calcext:value-type="float">
            <text:p>0.005588623</text:p>
          </table:table-cell>
          <table:table-cell office:value-type="float" office:value="0.004927742" calcext:value-type="float">
            <text:p>0.004927742</text:p>
          </table:table-cell>
          <table:table-cell office:value-type="float" office:value="0.005072146" calcext:value-type="float">
            <text:p>0.005072146</text:p>
          </table:table-cell>
          <table:table-cell/>
          <table:table-cell office:value-type="float" office:value="-0.004307211" calcext:value-type="float">
            <text:p>-0.004307211</text:p>
          </table:table-cell>
          <table:table-cell office:value-type="float" office:value="-0.004968092" calcext:value-type="float">
            <text:p>-0.004968092</text:p>
          </table:table-cell>
          <table:table-cell office:value-type="float" office:value="-0.004823687" calcext:value-type="float">
            <text:p>-0.004823687</text:p>
          </table:table-cell>
          <table:table-cell/>
          <table:table-cell office:value-type="float" office:value="25.882983049" calcext:value-type="float">
            <text:p>25.882983049</text:p>
          </table:table-cell>
          <table:table-cell office:value-type="float" office:value="25.86668486" calcext:value-type="float">
            <text:p>25.86668486</text:p>
          </table:table-cell>
          <table:table-cell office:value-type="float" office:value="25.870246093" calcext:value-type="float">
            <text:p>25.870246093</text:p>
          </table:table-cell>
          <table:table-cell/>
          <table:table-cell office:value-type="float" office:value="-0.109188306" calcext:value-type="float">
            <text:p>-0.109188306</text:p>
          </table:table-cell>
          <table:table-cell office:value-type="float" office:value="-0.125942991" calcext:value-type="float">
            <text:p>-0.125942991</text:p>
          </table:table-cell>
          <table:table-cell office:value-type="float" office:value="-0.122282003" calcext:value-type="float">
            <text:p>-0.12228200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1-12 10:50:21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22217729" calcext:value-type="float">
            <text:p>0.622217729</text:p>
          </table:table-cell>
          <table:table-cell office:value-type="float" office:value="0.662922342" calcext:value-type="float">
            <text:p>0.662922342</text:p>
          </table:table-cell>
          <table:table-cell office:value-type="float" office:value="0.61743982" calcext:value-type="float">
            <text:p>0.61743982</text:p>
          </table:table-cell>
          <table:table-cell/>
          <table:table-cell office:value-type="float" office:value="0.005083478" calcext:value-type="float">
            <text:p>0.005083478</text:p>
          </table:table-cell>
          <table:table-cell office:value-type="float" office:value="0.005416032" calcext:value-type="float">
            <text:p>0.005416032</text:p>
          </table:table-cell>
          <table:table-cell office:value-type="float" office:value="0.005044443" calcext:value-type="float">
            <text:p>0.005044443</text:p>
          </table:table-cell>
          <table:table-cell/>
          <table:table-cell office:value-type="float" office:value="-0.004812355" calcext:value-type="float">
            <text:p>-0.004812355</text:p>
          </table:table-cell>
          <table:table-cell office:value-type="float" office:value="-0.004479801" calcext:value-type="float">
            <text:p>-0.004479801</text:p>
          </table:table-cell>
          <table:table-cell office:value-type="float" office:value="-0.00485139" calcext:value-type="float">
            <text:p>-0.00485139</text:p>
          </table:table-cell>
          <table:table-cell/>
          <table:table-cell office:value-type="float" office:value="25.865470955" calcext:value-type="float">
            <text:p>25.865470955</text:p>
          </table:table-cell>
          <table:table-cell office:value-type="float" office:value="25.873672208" calcext:value-type="float">
            <text:p>25.873672208</text:p>
          </table:table-cell>
          <table:table-cell office:value-type="float" office:value="25.864508287" calcext:value-type="float">
            <text:p>25.864508287</text:p>
          </table:table-cell>
          <table:table-cell/>
          <table:table-cell office:value-type="float" office:value="-0.12199472" calcext:value-type="float">
            <text:p>-0.12199472</text:p>
          </table:table-cell>
          <table:table-cell office:value-type="float" office:value="-0.113563795" calcext:value-type="float">
            <text:p>-0.113563795</text:p>
          </table:table-cell>
          <table:table-cell office:value-type="float" office:value="-0.122984348" calcext:value-type="float">
            <text:p>-0.12298434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1-12 10:50:22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0.694831693" calcext:value-type="float">
            <text:p>0.694831693</text:p>
          </table:table-cell>
          <table:table-cell office:value-type="float" office:value="0.602879" calcext:value-type="float">
            <text:p>0.602879</text:p>
          </table:table-cell>
          <table:table-cell office:value-type="float" office:value="0.603658033" calcext:value-type="float">
            <text:p>0.603658033</text:p>
          </table:table-cell>
          <table:table-cell/>
          <table:table-cell office:value-type="float" office:value="0.00567673" calcext:value-type="float">
            <text:p>0.00567673</text:p>
          </table:table-cell>
          <table:table-cell office:value-type="float" office:value="0.004925482" calcext:value-type="float">
            <text:p>0.004925482</text:p>
          </table:table-cell>
          <table:table-cell office:value-type="float" office:value="0.004931847" calcext:value-type="float">
            <text:p>0.004931847</text:p>
          </table:table-cell>
          <table:table-cell/>
          <table:table-cell office:value-type="float" office:value="-0.004219104" calcext:value-type="float">
            <text:p>-0.004219104</text:p>
          </table:table-cell>
          <table:table-cell office:value-type="float" office:value="-0.004970351" calcext:value-type="float">
            <text:p>-0.004970351</text:p>
          </table:table-cell>
          <table:table-cell office:value-type="float" office:value="-0.004963987" calcext:value-type="float">
            <text:p>-0.004963987</text:p>
          </table:table-cell>
          <table:table-cell/>
          <table:table-cell office:value-type="float" office:value="25.875046802" calcext:value-type="float">
            <text:p>25.875046802</text:p>
          </table:table-cell>
          <table:table-cell office:value-type="float" office:value="25.856519913" calcext:value-type="float">
            <text:p>25.856519913</text:p>
          </table:table-cell>
          <table:table-cell office:value-type="float" office:value="25.856676876" calcext:value-type="float">
            <text:p>25.856676876</text:p>
          </table:table-cell>
          <table:table-cell/>
          <table:table-cell office:value-type="float" office:value="-0.106954645" calcext:value-type="float">
            <text:p>-0.106954645</text:p>
          </table:table-cell>
          <table:table-cell office:value-type="float" office:value="-0.126000275" calcext:value-type="float">
            <text:p>-0.126000275</text:p>
          </table:table-cell>
          <table:table-cell office:value-type="float" office:value="-0.125838917" calcext:value-type="float">
            <text:p>-0.12583891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1-12 10:50:24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34489135" calcext:value-type="float">
            <text:p>0.634489135</text:p>
          </table:table-cell>
          <table:table-cell office:value-type="float" office:value="0.6601245" calcext:value-type="float">
            <text:p>0.6601245</text:p>
          </table:table-cell>
          <table:table-cell office:value-type="float" office:value="0.61458595" calcext:value-type="float">
            <text:p>0.61458595</text:p>
          </table:table-cell>
          <table:table-cell/>
          <table:table-cell office:value-type="float" office:value="0.005183735" calcext:value-type="float">
            <text:p>0.005183735</text:p>
          </table:table-cell>
          <table:table-cell office:value-type="float" office:value="0.005393174" calcext:value-type="float">
            <text:p>0.005393174</text:p>
          </table:table-cell>
          <table:table-cell office:value-type="float" office:value="0.005021127" calcext:value-type="float">
            <text:p>0.005021127</text:p>
          </table:table-cell>
          <table:table-cell/>
          <table:table-cell office:value-type="float" office:value="-0.004712099" calcext:value-type="float">
            <text:p>-0.004712099</text:p>
          </table:table-cell>
          <table:table-cell office:value-type="float" office:value="-0.004502659" calcext:value-type="float">
            <text:p>-0.004502659</text:p>
          </table:table-cell>
          <table:table-cell office:value-type="float" office:value="-0.004874706" calcext:value-type="float">
            <text:p>-0.004874706</text:p>
          </table:table-cell>
          <table:table-cell/>
          <table:table-cell office:value-type="float" office:value="25.86794343" calcext:value-type="float">
            <text:p>25.86794343</text:p>
          </table:table-cell>
          <table:table-cell office:value-type="float" office:value="25.873108494" calcext:value-type="float">
            <text:p>25.873108494</text:p>
          </table:table-cell>
          <table:table-cell office:value-type="float" office:value="25.86393328" calcext:value-type="float">
            <text:p>25.86393328</text:p>
          </table:table-cell>
          <table:table-cell/>
          <table:table-cell office:value-type="float" office:value="-0.119453001" calcext:value-type="float">
            <text:p>-0.119453001</text:p>
          </table:table-cell>
          <table:table-cell office:value-type="float" office:value="-0.114143294" calcext:value-type="float">
            <text:p>-0.114143294</text:p>
          </table:table-cell>
          <table:table-cell office:value-type="float" office:value="-0.123575458" calcext:value-type="float">
            <text:p>-0.12357545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1-12 10:50:25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58623059" calcext:value-type="float">
            <text:p>0.658623059</text:p>
          </table:table-cell>
          <table:table-cell office:value-type="float" office:value="0.636669473" calcext:value-type="float">
            <text:p>0.636669473</text:p>
          </table:table-cell>
          <table:table-cell office:value-type="float" office:value="0.610029174" calcext:value-type="float">
            <text:p>0.610029174</text:p>
          </table:table-cell>
          <table:table-cell/>
          <table:table-cell office:value-type="float" office:value="0.005380907" calcext:value-type="float">
            <text:p>0.005380907</text:p>
          </table:table-cell>
          <table:table-cell office:value-type="float" office:value="0.005201548" calcext:value-type="float">
            <text:p>0.005201548</text:p>
          </table:table-cell>
          <table:table-cell office:value-type="float" office:value="0.004983898" calcext:value-type="float">
            <text:p>0.004983898</text:p>
          </table:table-cell>
          <table:table-cell/>
          <table:table-cell office:value-type="float" office:value="-0.004514926" calcext:value-type="float">
            <text:p>-0.004514926</text:p>
          </table:table-cell>
          <table:table-cell office:value-type="float" office:value="-0.004694285" calcext:value-type="float">
            <text:p>-0.004694285</text:p>
          </table:table-cell>
          <table:table-cell office:value-type="float" office:value="-0.004911935" calcext:value-type="float">
            <text:p>-0.004911935</text:p>
          </table:table-cell>
          <table:table-cell/>
          <table:table-cell office:value-type="float" office:value="25.872805981" calcext:value-type="float">
            <text:p>25.872805981</text:p>
          </table:table-cell>
          <table:table-cell office:value-type="float" office:value="25.86838273" calcext:value-type="float">
            <text:p>25.86838273</text:p>
          </table:table-cell>
          <table:table-cell office:value-type="float" office:value="25.863015167" calcext:value-type="float">
            <text:p>25.863015167</text:p>
          </table:table-cell>
          <table:table-cell/>
          <table:table-cell office:value-type="float" office:value="-0.114454278" calcext:value-type="float">
            <text:p>-0.114454278</text:p>
          </table:table-cell>
          <table:table-cell office:value-type="float" office:value="-0.119001399" calcext:value-type="float">
            <text:p>-0.119001399</text:p>
          </table:table-cell>
          <table:table-cell office:value-type="float" office:value="-0.124519285" calcext:value-type="float">
            <text:p>-0.124519285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1-12 10:50:26</text:p>
          </table:table-cell>
          <table:table-cell office:value-type="float" office:value="25.97404" calcext:value-type="float">
            <text:p>25.97404</text:p>
          </table:table-cell>
          <table:table-cell office:value-type="float" office:value="0.685821257" calcext:value-type="float">
            <text:p>0.685821257</text:p>
          </table:table-cell>
          <table:table-cell office:value-type="float" office:value="0.607408954" calcext:value-type="float">
            <text:p>0.607408954</text:p>
          </table:table-cell>
          <table:table-cell office:value-type="float" office:value="0.601351929" calcext:value-type="float">
            <text:p>0.601351929</text:p>
          </table:table-cell>
          <table:table-cell/>
          <table:table-cell office:value-type="float" office:value="0.005603115" calcext:value-type="float">
            <text:p>0.005603115</text:p>
          </table:table-cell>
          <table:table-cell office:value-type="float" office:value="0.004962491" calcext:value-type="float">
            <text:p>0.004962491</text:p>
          </table:table-cell>
          <table:table-cell office:value-type="float" office:value="0.004913006" calcext:value-type="float">
            <text:p>0.004913006</text:p>
          </table:table-cell>
          <table:table-cell/>
          <table:table-cell office:value-type="float" office:value="-0.004292718" calcext:value-type="float">
            <text:p>-0.004292718</text:p>
          </table:table-cell>
          <table:table-cell office:value-type="float" office:value="-0.004933342" calcext:value-type="float">
            <text:p>-0.004933342</text:p>
          </table:table-cell>
          <table:table-cell office:value-type="float" office:value="-0.004982827" calcext:value-type="float">
            <text:p>-0.004982827</text:p>
          </table:table-cell>
          <table:table-cell/>
          <table:table-cell office:value-type="float" office:value="25.868176831" calcext:value-type="float">
            <text:p>25.868176831</text:p>
          </table:table-cell>
          <table:table-cell office:value-type="float" office:value="25.852378021" calcext:value-type="float">
            <text:p>25.852378021</text:p>
          </table:table-cell>
          <table:table-cell office:value-type="float" office:value="25.85115762" calcext:value-type="float">
            <text:p>25.85115762</text:p>
          </table:table-cell>
          <table:table-cell/>
          <table:table-cell office:value-type="float" office:value="-0.108820905" calcext:value-type="float">
            <text:p>-0.108820905</text:p>
          </table:table-cell>
          <table:table-cell office:value-type="float" office:value="-0.125062002" calcext:value-type="float">
            <text:p>-0.125062002</text:p>
          </table:table-cell>
          <table:table-cell office:value-type="float" office:value="-0.126316572" calcext:value-type="float">
            <text:p>-0.126316572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1-12 10:50:27</text:p>
          </table:table-cell>
          <table:table-cell office:value-type="float" office:value="25.98414" calcext:value-type="float">
            <text:p>25.98414</text:p>
          </table:table-cell>
          <table:table-cell office:value-type="float" office:value="0.633692817" calcext:value-type="float">
            <text:p>0.633692817</text:p>
          </table:table-cell>
          <table:table-cell office:value-type="float" office:value="0.612444355" calcext:value-type="float">
            <text:p>0.612444355</text:p>
          </table:table-cell>
          <table:table-cell office:value-type="float" office:value="0.674235305" calcext:value-type="float">
            <text:p>0.674235305</text:p>
          </table:table-cell>
          <table:table-cell/>
          <table:table-cell office:value-type="float" office:value="0.005177229" calcext:value-type="float">
            <text:p>0.005177229</text:p>
          </table:table-cell>
          <table:table-cell office:value-type="float" office:value="0.00500363" calcext:value-type="float">
            <text:p>0.00500363</text:p>
          </table:table-cell>
          <table:table-cell office:value-type="float" office:value="0.005508458" calcext:value-type="float">
            <text:p>0.005508458</text:p>
          </table:table-cell>
          <table:table-cell/>
          <table:table-cell office:value-type="float" office:value="-0.004718604" calcext:value-type="float">
            <text:p>-0.004718604</text:p>
          </table:table-cell>
          <table:table-cell office:value-type="float" office:value="-0.004892203" calcext:value-type="float">
            <text:p>-0.004892203</text:p>
          </table:table-cell>
          <table:table-cell office:value-type="float" office:value="-0.004387375" calcext:value-type="float">
            <text:p>-0.004387375</text:p>
          </table:table-cell>
          <table:table-cell/>
          <table:table-cell office:value-type="float" office:value="25.867782986" calcext:value-type="float">
            <text:p>25.867782986</text:p>
          </table:table-cell>
          <table:table-cell office:value-type="float" office:value="25.863501785" calcext:value-type="float">
            <text:p>25.863501785</text:p>
          </table:table-cell>
          <table:table-cell office:value-type="float" office:value="25.875951557" calcext:value-type="float">
            <text:p>25.875951557</text:p>
          </table:table-cell>
          <table:table-cell/>
          <table:table-cell office:value-type="float" office:value="-0.119617939" calcext:value-type="float">
            <text:p>-0.119617939</text:p>
          </table:table-cell>
          <table:table-cell office:value-type="float" office:value="-0.124019038" calcext:value-type="float">
            <text:p>-0.124019038</text:p>
          </table:table-cell>
          <table:table-cell office:value-type="float" office:value="-0.111220618" calcext:value-type="float">
            <text:p>-0.11122061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1-12 10:50:29</text:p>
          </table:table-cell>
          <table:table-cell office:value-type="float" office:value="25.97909" calcext:value-type="float">
            <text:p>25.97909</text:p>
          </table:table-cell>
          <table:table-cell office:value-type="float" office:value="0.692388498" calcext:value-type="float">
            <text:p>0.692388498</text:p>
          </table:table-cell>
          <table:table-cell office:value-type="float" office:value="0.603904796" calcext:value-type="float">
            <text:p>0.603904796</text:p>
          </table:table-cell>
          <table:table-cell office:value-type="float" office:value="0.605813933" calcext:value-type="float">
            <text:p>0.605813933</text:p>
          </table:table-cell>
          <table:table-cell/>
          <table:table-cell office:value-type="float" office:value="0.005656769" calcext:value-type="float">
            <text:p>0.005656769</text:p>
          </table:table-cell>
          <table:table-cell office:value-type="float" office:value="0.004933863" calcext:value-type="float">
            <text:p>0.004933863</text:p>
          </table:table-cell>
          <table:table-cell office:value-type="float" office:value="0.00494946" calcext:value-type="float">
            <text:p>0.00494946</text:p>
          </table:table-cell>
          <table:table-cell/>
          <table:table-cell office:value-type="float" office:value="-0.004239065" calcext:value-type="float">
            <text:p>-0.004239065</text:p>
          </table:table-cell>
          <table:table-cell office:value-type="float" office:value="-0.004961971" calcext:value-type="float">
            <text:p>-0.004961971</text:p>
          </table:table-cell>
          <table:table-cell office:value-type="float" office:value="-0.004946373" calcext:value-type="float">
            <text:p>-0.004946373</text:p>
          </table:table-cell>
          <table:table-cell/>
          <table:table-cell office:value-type="float" office:value="25.874554544" calcext:value-type="float">
            <text:p>25.874554544</text:p>
          </table:table-cell>
          <table:table-cell office:value-type="float" office:value="25.856726595" calcext:value-type="float">
            <text:p>25.856726595</text:p>
          </table:table-cell>
          <table:table-cell office:value-type="float" office:value="25.857111257" calcext:value-type="float">
            <text:p>25.857111257</text:p>
          </table:table-cell>
          <table:table-cell/>
          <table:table-cell office:value-type="float" office:value="-0.107460684" calcext:value-type="float">
            <text:p>-0.107460684</text:p>
          </table:table-cell>
          <table:table-cell office:value-type="float" office:value="-0.125787806" calcext:value-type="float">
            <text:p>-0.125787806</text:p>
          </table:table-cell>
          <table:table-cell office:value-type="float" office:value="-0.125392373" calcext:value-type="float">
            <text:p>-0.125392373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/>
          <table:table-cell office:value-type="string" calcext:value-type="string">
            <text:p><text:s/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6.009414958" calcext:value-type="float">
            <text:p>26.009414958</text:p>
          </table:table-cell>
          <table:table-cell office:value-type="float" office:value="0.699381912" calcext:value-type="float">
            <text:p>0.699381912</text:p>
          </table:table-cell>
          <table:table-cell office:value-type="float" office:value="0.674268088" calcext:value-type="float">
            <text:p>0.674268088</text:p>
          </table:table-cell>
          <table:table-cell office:value-type="float" office:value="0.68070539" calcext:value-type="float">
            <text:p>0.68070539</text:p>
          </table:table-cell>
          <table:table-cell office:value-type="float" office:value="0.005713905" calcext:value-type="float">
            <text:p>0.005713905</text:p>
          </table:table-cell>
          <table:table-cell office:value-type="float" office:value="0.005508726" calcext:value-type="float">
            <text:p>0.005508726</text:p>
          </table:table-cell>
          <table:table-cell office:value-type="float" office:value="0.005561319" calcext:value-type="float">
            <text:p>0.005561319</text:p>
          </table:table-cell>
          <table:table-cell office:value-type="float" office:value="-0.004181929" calcext:value-type="float">
            <text:p>-0.004181929</text:p>
          </table:table-cell>
          <table:table-cell office:value-type="float" office:value="-0.004387107" calcext:value-type="float">
            <text:p>-0.004387107</text:p>
          </table:table-cell>
          <table:table-cell office:value-type="float" office:value="-0.004334515" calcext:value-type="float">
            <text:p>-0.004334515</text:p>
          </table:table-cell>
          <table:table-cell office:value-type="float" office:value="25.900768221" calcext:value-type="float">
            <text:p>25.900768221</text:p>
          </table:table-cell>
          <table:table-cell office:value-type="float" office:value="25.892333085" calcext:value-type="float">
            <text:p>25.892333085</text:p>
          </table:table-cell>
          <table:table-cell office:value-type="float" office:value="25.896632814" calcext:value-type="float">
            <text:p>25.896632814</text:p>
          </table:table-cell>
          <table:table-cell office:value-type="float" office:value="-0.106012196" calcext:value-type="float">
            <text:p>-0.106012196</text:p>
          </table:table-cell>
          <table:table-cell office:value-type="float" office:value="-0.111213828" calcext:value-type="float">
            <text:p>-0.111213828</text:p>
          </table:table-cell>
          <table:table-cell office:value-type="float" office:value="-0.109880516" calcext:value-type="float">
            <text:p>-0.10988051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5.878009379" calcext:value-type="float">
            <text:p>25.878009379</text:p>
          </table:table-cell>
          <table:table-cell office:value-type="float" office:value="0.620012357" calcext:value-type="float">
            <text:p>0.620012357</text:p>
          </table:table-cell>
          <table:table-cell office:value-type="float" office:value="0.587822865" calcext:value-type="float">
            <text:p>0.587822865</text:p>
          </table:table-cell>
          <table:table-cell office:value-type="float" office:value="0.592794489" calcext:value-type="float">
            <text:p>0.592794489</text:p>
          </table:table-cell>
          <table:table-cell office:value-type="float" office:value="0.00506546" calcext:value-type="float">
            <text:p>0.00506546</text:p>
          </table:table-cell>
          <table:table-cell office:value-type="float" office:value="0.004802474" calcext:value-type="float">
            <text:p>0.004802474</text:p>
          </table:table-cell>
          <table:table-cell office:value-type="float" office:value="0.004843092" calcext:value-type="float">
            <text:p>0.004843092</text:p>
          </table:table-cell>
          <table:table-cell office:value-type="float" office:value="-0.004830373" calcext:value-type="float">
            <text:p>-0.004830373</text:p>
          </table:table-cell>
          <table:table-cell office:value-type="float" office:value="-0.005093359" calcext:value-type="float">
            <text:p>-0.005093359</text:p>
          </table:table-cell>
          <table:table-cell office:value-type="float" office:value="-0.005052741" calcext:value-type="float">
            <text:p>-0.005052741</text:p>
          </table:table-cell>
          <table:table-cell office:value-type="float" office:value="25.760618897" calcext:value-type="float">
            <text:p>25.760618897</text:p>
          </table:table-cell>
          <table:table-cell office:value-type="float" office:value="25.752393882" calcext:value-type="float">
            <text:p>25.752393882</text:p>
          </table:table-cell>
          <table:table-cell office:value-type="float" office:value="25.758450294" calcext:value-type="float">
            <text:p>25.758450294</text:p>
          </table:table-cell>
          <table:table-cell office:value-type="float" office:value="-0.122451509" calcext:value-type="float">
            <text:p>-0.122451509</text:p>
          </table:table-cell>
          <table:table-cell office:value-type="float" office:value="-0.129118807" calcext:value-type="float">
            <text:p>-0.129118807</text:p>
          </table:table-cell>
          <table:table-cell office:value-type="float" office:value="-0.128089048" calcext:value-type="float">
            <text:p>-0.1280890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5.943577376" calcext:value-type="float">
            <text:p>25.943577376</text:p>
          </table:table-cell>
          <table:table-cell office:value-type="float" office:value="0.65390307" calcext:value-type="float">
            <text:p>0.65390307</text:p>
          </table:table-cell>
          <table:table-cell office:value-type="float" office:value="0.623378158" calcext:value-type="float">
            <text:p>0.623378158</text:p>
          </table:table-cell>
          <table:table-cell office:value-type="float" office:value="0.629484868" calcext:value-type="float">
            <text:p>0.629484868</text:p>
          </table:table-cell>
          <table:table-cell office:value-type="float" office:value="0.005342345" calcext:value-type="float">
            <text:p>0.005342345</text:p>
          </table:table-cell>
          <table:table-cell office:value-type="float" office:value="0.005092959" calcext:value-type="float">
            <text:p>0.005092959</text:p>
          </table:table-cell>
          <table:table-cell office:value-type="float" office:value="0.00514285" calcext:value-type="float">
            <text:p>0.00514285</text:p>
          </table:table-cell>
          <table:table-cell office:value-type="float" office:value="-0.004553488" calcext:value-type="float">
            <text:p>-0.004553488</text:p>
          </table:table-cell>
          <table:table-cell office:value-type="float" office:value="-0.004802875" calcext:value-type="float">
            <text:p>-0.004802875</text:p>
          </table:table-cell>
          <table:table-cell office:value-type="float" office:value="-0.004752983" calcext:value-type="float">
            <text:p>-0.004752983</text:p>
          </table:table-cell>
          <table:table-cell office:value-type="float" office:value="25.831283684" calcext:value-type="float">
            <text:p>25.831283684</text:p>
          </table:table-cell>
          <table:table-cell office:value-type="float" office:value="25.825133228" calcext:value-type="float">
            <text:p>25.825133228</text:p>
          </table:table-cell>
          <table:table-cell office:value-type="float" office:value="25.826363665" calcext:value-type="float">
            <text:p>25.826363665</text:p>
          </table:table-cell>
          <table:table-cell office:value-type="float" office:value="-0.115431919" calcext:value-type="float">
            <text:p>-0.115431919</text:p>
          </table:table-cell>
          <table:table-cell office:value-type="float" office:value="-0.121754382" calcext:value-type="float">
            <text:p>-0.121754382</text:p>
          </table:table-cell>
          <table:table-cell office:value-type="float" office:value="-0.120489529" calcext:value-type="float">
            <text:p>-0.1204895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5.928549963" calcext:value-type="float">
            <text:p>25.928549963</text:p>
          </table:table-cell>
          <table:table-cell office:value-type="float" office:value="0.643870907" calcext:value-type="float">
            <text:p>0.643870907</text:p>
          </table:table-cell>
          <table:table-cell office:value-type="float" office:value="0.607401801" calcext:value-type="float">
            <text:p>0.607401801</text:p>
          </table:table-cell>
          <table:table-cell office:value-type="float" office:value="0.618361308" calcext:value-type="float">
            <text:p>0.618361308</text:p>
          </table:table-cell>
          <table:table-cell office:value-type="float" office:value="0.005260383" calcext:value-type="float">
            <text:p>0.005260383</text:p>
          </table:table-cell>
          <table:table-cell office:value-type="float" office:value="0.004962433" calcext:value-type="float">
            <text:p>0.004962433</text:p>
          </table:table-cell>
          <table:table-cell office:value-type="float" office:value="0.005051971" calcext:value-type="float">
            <text:p>0.005051971</text:p>
          </table:table-cell>
          <table:table-cell office:value-type="float" office:value="-0.00463545" calcext:value-type="float">
            <text:p>-0.00463545</text:p>
          </table:table-cell>
          <table:table-cell office:value-type="float" office:value="-0.0049334" calcext:value-type="float">
            <text:p>-0.0049334</text:p>
          </table:table-cell>
          <table:table-cell office:value-type="float" office:value="-0.004843862" calcext:value-type="float">
            <text:p>-0.004843862</text:p>
          </table:table-cell>
          <table:table-cell office:value-type="float" office:value="25.815202004" calcext:value-type="float">
            <text:p>25.815202004</text:p>
          </table:table-cell>
          <table:table-cell office:value-type="float" office:value="25.810372666" calcext:value-type="float">
            <text:p>25.810372666</text:p>
          </table:table-cell>
          <table:table-cell office:value-type="float" office:value="25.813637227" calcext:value-type="float">
            <text:p>25.813637227</text:p>
          </table:table-cell>
          <table:table-cell office:value-type="float" office:value="-0.117509804" calcext:value-type="float">
            <text:p>-0.117509804</text:p>
          </table:table-cell>
          <table:table-cell office:value-type="float" office:value="-0.125063483" calcext:value-type="float">
            <text:p>-0.125063483</text:p>
          </table:table-cell>
          <table:table-cell office:value-type="float" office:value="-0.122793484" calcext:value-type="float">
            <text:p>-0.1227934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5.943577376" calcext:value-type="float">
            <text:p>25.943577376</text:p>
          </table:table-cell>
          <table:table-cell office:value-type="float" office:value="0.65390307" calcext:value-type="float">
            <text:p>0.65390307</text:p>
          </table:table-cell>
          <table:table-cell office:value-type="float" office:value="0.623378158" calcext:value-type="float">
            <text:p>0.623378158</text:p>
          </table:table-cell>
          <table:table-cell office:value-type="float" office:value="0.629484868" calcext:value-type="float">
            <text:p>0.629484868</text:p>
          </table:table-cell>
          <table:table-cell office:value-type="float" office:value="0.005342345" calcext:value-type="float">
            <text:p>0.005342345</text:p>
          </table:table-cell>
          <table:table-cell office:value-type="float" office:value="0.005092959" calcext:value-type="float">
            <text:p>0.005092959</text:p>
          </table:table-cell>
          <table:table-cell office:value-type="float" office:value="0.00514285" calcext:value-type="float">
            <text:p>0.00514285</text:p>
          </table:table-cell>
          <table:table-cell office:value-type="float" office:value="-0.004553488" calcext:value-type="float">
            <text:p>-0.004553488</text:p>
          </table:table-cell>
          <table:table-cell office:value-type="float" office:value="-0.004802875" calcext:value-type="float">
            <text:p>-0.004802875</text:p>
          </table:table-cell>
          <table:table-cell office:value-type="float" office:value="-0.004752983" calcext:value-type="float">
            <text:p>-0.004752983</text:p>
          </table:table-cell>
          <table:table-cell office:value-type="float" office:value="25.831283684" calcext:value-type="float">
            <text:p>25.831283684</text:p>
          </table:table-cell>
          <table:table-cell office:value-type="float" office:value="25.825133228" calcext:value-type="float">
            <text:p>25.825133228</text:p>
          </table:table-cell>
          <table:table-cell office:value-type="float" office:value="25.826363665" calcext:value-type="float">
            <text:p>25.826363665</text:p>
          </table:table-cell>
          <table:table-cell office:value-type="float" office:value="-0.115431919" calcext:value-type="float">
            <text:p>-0.115431919</text:p>
          </table:table-cell>
          <table:table-cell office:value-type="float" office:value="-0.121754382" calcext:value-type="float">
            <text:p>-0.121754382</text:p>
          </table:table-cell>
          <table:table-cell office:value-type="float" office:value="-0.120489529" calcext:value-type="float">
            <text:p>-0.1204895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35279357" calcext:value-type="float">
            <text:p>0.035279357</text:p>
          </table:table-cell>
          <table:table-cell office:value-type="float" office:value="0.027003845" calcext:value-type="float">
            <text:p>0.027003845</text:p>
          </table:table-cell>
          <table:table-cell office:value-type="float" office:value="0.025330456" calcext:value-type="float">
            <text:p>0.025330456</text:p>
          </table:table-cell>
          <table:table-cell office:value-type="float" office:value="0.026801249" calcext:value-type="float">
            <text:p>0.026801249</text:p>
          </table:table-cell>
          <table:table-cell office:value-type="float" office:value="0.00022062" calcext:value-type="float">
            <text:p>0.00022062</text:p>
          </table:table-cell>
          <table:table-cell office:value-type="float" office:value="0.000206948" calcext:value-type="float">
            <text:p>0.000206948</text:p>
          </table:table-cell>
          <table:table-cell office:value-type="float" office:value="0.000218964" calcext:value-type="float">
            <text:p>0.000218964</text:p>
          </table:table-cell>
          <table:table-cell office:value-type="float" office:value="0.00022062" calcext:value-type="float">
            <text:p>0.00022062</text:p>
          </table:table-cell>
          <table:table-cell office:value-type="float" office:value="0.000206948" calcext:value-type="float">
            <text:p>0.000206948</text:p>
          </table:table-cell>
          <table:table-cell office:value-type="float" office:value="0.000218964" calcext:value-type="float">
            <text:p>0.000218964</text:p>
          </table:table-cell>
          <table:table-cell office:value-type="float" office:value="0.035532269" calcext:value-type="float">
            <text:p>0.035532269</text:p>
          </table:table-cell>
          <table:table-cell office:value-type="float" office:value="0.035708696" calcext:value-type="float">
            <text:p>0.035708696</text:p>
          </table:table-cell>
          <table:table-cell office:value-type="float" office:value="0.035820231" calcext:value-type="float">
            <text:p>0.035820231</text:p>
          </table:table-cell>
          <table:table-cell office:value-type="float" office:value="0.005593136" calcext:value-type="float">
            <text:p>0.005593136</text:p>
          </table:table-cell>
          <table:table-cell office:value-type="float" office:value="0.005246572" calcext:value-type="float">
            <text:p>0.005246572</text:p>
          </table:table-cell>
          <table:table-cell office:value-type="float" office:value="0.005551204" calcext:value-type="float">
            <text:p>0.0055512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48" meta:object-count="0"/>
    <meta:generator>LibreOffice/5.2.7.2$Linux_ARM_EABI LibreOffice_project/20m0$Build-2</meta:generator>
  </office:meta>
</office:document-meta>
</file>